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solid" draw:fill-color="#ff7f0e" loext:decorative="false"/>
    </style:style>
    <style:style style:name="gr10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solid" svg:stroke-width="0.035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none" draw:fill="solid" draw:fill-color="#1f77b4" loext:decorative="false"/>
    </style:style>
    <style:style style:name="gr18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 loext:decorative="false"/>
    </style:style>
    <style:style style:name="gr19" style:family="graphic" style:parent-style-name="standard">
      <style:graphic-properties draw:stroke="solid" svg:stroke-width="0.017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20" style:family="graphic" style:parent-style-name="standard">
      <style:graphic-properties draw:stroke="solid" svg:stroke-width="0.017cm" svg:stroke-color="#ffffff" draw:stroke-linejoin="round" svg:stroke-linecap="butt" draw:fill="solid" draw:fill-color="#2ca02c" fo:padding-top="0.008cm" fo:padding-bottom="0.008cm" fo:padding-left="0.008cm" fo:padding-right="0.008cm" loext:decorative="false"/>
    </style:style>
    <style:style style:name="gr21" style:family="graphic" style:parent-style-name="standard">
      <style:graphic-properties draw:stroke="solid" svg:stroke-width="0.035cm" svg:stroke-color="#2b2b2b" draw:stroke-linejoin="miter" svg:stroke-linecap="butt" draw:fill="solid" draw:fill-color="#4e1f6f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solid" svg:stroke-width="0.035cm" svg:stroke-color="#2b2b2b" draw:stroke-linejoin="round" svg:stroke-linecap="butt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2b2b2b" draw:stroke-linejoin="round" svg:stroke-linecap="square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solid" svg:stroke-width="0.035cm" svg:stroke-color="#2b2b2b" svg:stroke-opacity="0%" draw:stroke-linejoin="round" svg:stroke-linecap="butt" draw:fill="none" fo:padding-top="0.017cm" fo:padding-bottom="0.017cm" fo:padding-left="0.017cm" fo:padding-right="0.017cm" loext:decorative="false"/>
    </style:style>
    <style:style style:name="gr25" style:family="graphic" style:parent-style-name="standard">
      <style:graphic-properties draw:stroke="solid" svg:stroke-width="0.035cm" svg:stroke-color="#2b2b2b" draw:stroke-linejoin="miter" svg:stroke-linecap="butt" draw:fill="solid" draw:fill-color="#a74779" fo:padding-top="0.017cm" fo:padding-bottom="0.017cm" fo:padding-left="0.017cm" fo:padding-right="0.017cm" loext:decorative="false"/>
    </style:style>
    <style:style style:name="gr26" style:family="graphic" style:parent-style-name="standard">
      <style:graphic-properties draw:stroke="solid" svg:stroke-width="0.035cm" svg:stroke-color="#2b2b2b" draw:stroke-linejoin="miter" svg:stroke-linecap="butt" draw:fill="solid" draw:fill-color="#e89275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none" draw:fill="solid" draw:fill-color="#f2f2f2" draw:opacity="50%" loext:decorative="false"/>
    </style:style>
    <style:style style:name="gr28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none" draw:fill="solid" draw:fill-color="#e5e5e5" draw:opacity="50%" loext:decorative="false"/>
    </style:style>
    <style:style style:name="gr30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none" draw:fill="solid" draw:fill-color="#ececec" draw:opacity="50%" loext:decorative="false"/>
    </style:style>
    <style:style style:name="gr32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34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8c564b" draw:opacity="90%" fo:padding-top="0.017cm" fo:padding-bottom="0.017cm" fo:padding-left="0.017cm" fo:padding-right="0.017cm" loext:decorative="false"/>
    </style:style>
    <style:style style:name="gr37" style:family="graphic" style:parent-style-name="standard">
      <style:graphic-properties draw:stroke="none" draw:fill="solid" draw:fill-color="#8c564b" draw:opacity="90%" loext:decorative="false"/>
    </style:style>
    <style:style style:name="gr38" style:family="graphic" style:parent-style-name="standard">
      <style:graphic-properties draw:stroke="solid" svg:stroke-width="0.035cm" svg:stroke-color="#000000" svg:stroke-opacity="90%" draw:stroke-linejoin="round" svg:stroke-linecap="butt" draw:fill="none" fo:padding-top="0.017cm" fo:padding-bottom="0.017cm" fo:padding-left="0.017cm" fo:padding-right="0.017cm" loext:decorative="false"/>
    </style:style>
    <style:style style:name="gr39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f77b4" draw:opacity="90%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000000" svg:stroke-opacity="90%" draw:stroke-linejoin="round" svg:stroke-linecap="butt" draw:fill="solid" draw:fill-color="#17becf" draw:opacity="90%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none" draw:fill="solid" draw:fill-color="#1f77b4" draw:opacity="90%" loext:decorative="false"/>
    </style:style>
    <style:style style:name="gr42" style:family="graphic" style:parent-style-name="standard">
      <style:graphic-properties draw:stroke="none" draw:fill="solid" draw:fill-color="#17becf" draw:opacity="90%" loext:decorative="false"/>
    </style:style>
    <style:style style:name="gr43" style:family="graphic" style:parent-style-name="standard">
      <style:graphic-properties draw:stroke="none" draw:fill="solid" draw:fill-color="#ff7f0e" draw:opacity="90%" loext:decorative="false"/>
    </style:style>
    <style:style style:name="gr44" style:family="graphic" style:parent-style-name="standard">
      <style:graphic-properties draw:stroke="none" draw:fill="solid" draw:fill-color="#2ca02c" draw:opacity="90%" loext:decorative="false"/>
    </style:style>
    <style:style style:name="gr45" style:family="graphic" style:parent-style-name="standard">
      <style:graphic-properties draw:stroke="none" draw:fill="solid" draw:fill-color="#d62728" draw:opacity="90%" loext:decorative="false"/>
    </style:style>
    <style:style style:name="gr46" style:family="graphic" style:parent-style-name="standard">
      <style:graphic-properties draw:stroke="none" draw:fill="solid" draw:fill-color="#9467bd" draw:opacity="90%" loext:decorative="false"/>
    </style:style>
    <style:style style:name="gr47" style:family="graphic" style:parent-style-name="standard">
      <style:graphic-properties draw:stroke="none" draw:fill="solid" draw:fill-color="#e377c2" draw:opacity="90%" loext:decorative="false"/>
    </style:style>
    <style:style style:name="gr48" style:family="graphic" style:parent-style-name="standard">
      <style:graphic-properties draw:stroke="none" draw:fill="solid" draw:fill-color="#7f7f7f" draw:opacity="90%" loext:decorative="false"/>
    </style:style>
    <style:style style:name="gr49" style:family="graphic" style:parent-style-name="standard">
      <style:graphic-properties draw:stroke="none" draw:fill="solid" draw:fill-color="#bcbd22" draw:opacity="90%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loext:graphic-properties draw:fill="solid" draw:fill-color="#ffffff" draw:opacity="80%"/>
    </style:style>
    <style:style style:name="P10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solid" draw:fill-color="#4e1f6f"/>
    </style:style>
    <style:style style:name="P13" style:family="paragraph">
      <loext:graphic-properties draw:fill="solid" draw:fill-color="#a74779"/>
    </style:style>
    <style:style style:name="P14" style:family="paragraph">
      <loext:graphic-properties draw:fill="solid" draw:fill-color="#e89275"/>
    </style:style>
    <style:style style:name="P15" style:family="paragraph">
      <loext:graphic-properties draw:fill="solid" draw:fill-color="#f2f2f2" draw:opacity="50%"/>
    </style:style>
    <style:style style:name="P16" style:family="paragraph">
      <loext:graphic-properties draw:fill="solid" draw:fill-color="#e5e5e5" draw:opacity="50%"/>
    </style:style>
    <style:style style:name="P17" style:family="paragraph">
      <loext:graphic-properties draw:fill="solid" draw:fill-color="#ececec" draw:opacity="50%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loext:graphic-properties draw:fill="solid" draw:fill-color="#8c564b" draw:opacity="90%"/>
    </style:style>
    <style:style style:name="P20" style:family="paragraph">
      <loext:graphic-properties draw:fill="solid" draw:fill-color="#1f77b4" draw:opacity="90%"/>
    </style:style>
    <style:style style:name="P21" style:family="paragraph">
      <loext:graphic-properties draw:fill="solid" draw:fill-color="#17becf" draw:opacity="90%"/>
    </style:style>
    <style:style style:name="P22" style:family="paragraph">
      <loext:graphic-properties draw:fill="solid" draw:fill-color="#ff7f0e" draw:opacity="90%"/>
    </style:style>
    <style:style style:name="P23" style:family="paragraph">
      <loext:graphic-properties draw:fill="solid" draw:fill-color="#2ca02c" draw:opacity="90%"/>
    </style:style>
    <style:style style:name="P24" style:family="paragraph">
      <loext:graphic-properties draw:fill="solid" draw:fill-color="#d62728" draw:opacity="90%"/>
    </style:style>
    <style:style style:name="P25" style:family="paragraph">
      <loext:graphic-properties draw:fill="solid" draw:fill-color="#9467bd" draw:opacity="90%"/>
    </style:style>
    <style:style style:name="P26" style:family="paragraph">
      <loext:graphic-properties draw:fill="solid" draw:fill-color="#e377c2" draw:opacity="90%"/>
    </style:style>
    <style:style style:name="P27" style:family="paragraph">
      <loext:graphic-properties draw:fill="solid" draw:fill-color="#7f7f7f" draw:opacity="90%"/>
    </style:style>
    <style:style style:name="P28" style:family="paragraph">
      <loext:graphic-properties draw:fill="solid" draw:fill-color="#bcbd22" draw:opacity="90%"/>
    </style:style>
    <style:style style:name="P29" style:family="paragraph">
      <loext:graphic-properties draw:fill="none"/>
      <style:text-properties fo:font-size="13pt" style:font-size-asian="13pt" style:font-size-complex="13pt"/>
    </style:style>
    <style:style style:name="P30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style:style style:name="T2" style:family="text">
      <style:text-properties fo:color="#000000" loext:opacity="100%" style:font-name="DejaVuSans" fo:font-size="13pt" fo:font-weight="bold" style:font-name-asian="DejaVuSans" style:font-size-asian="13pt" style:font-weight-asian="bold" style:font-name-complex="DejaVuSans" style:font-size-complex="13pt" style:font-weight-complex="bold"/>
    </style:style>
    <style:style style:name="T3" style:family="text">
      <style:text-properties fo:color="#000000" loext:opacity="100%" style:font-name="DejaVuSans" fo:font-size="6pt" fo:font-weight="normal" style:font-name-asian="DejaVuSans" style:font-size-asian="6pt" style:font-weight-asian="normal" style:font-name-complex="DejaVuSans" style:font-size-complex="6pt" style:font-weight-complex="normal"/>
    </style:style>
    <style:style style:name="T4" style:family="text">
      <style:text-properties fo:color="#000000" loext:opacity="100%" style:font-name="DejaVuSans" fo:font-size="12pt" fo:font-weight="normal" style:font-name-asian="DejaVuSans" style:font-size-asian="12pt" style:font-weight-asian="normal" style:font-name-complex="DejaVu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1.816cm" svg:height="10.271cm" svg:x="1.794cm" svg:y="0.948cm" svg:viewBox="0 0 11817 10272" draw:points="0,10272 11817,10272 11817,0 0,0">
          <text:p/>
        </draw:polygon>
        <draw:line draw:style-name="gr2" draw:text-style-name="P2" draw:layer="layout" svg:x1="2.331cm" svg:y1="11.219cm" svg:x2="2.331cm" svg:y2="0.948cm">
          <text:p/>
        </draw:line>
        <draw:polygon draw:style-name="gr3" draw:text-style-name="P3" draw:layer="layout" svg:width="0cm" svg:height="0.123cm" svg:x="2.331cm" svg:y="11.219cm" svg:viewBox="0 0 0 124" draw:points="0,0 0,124">
          <text:p/>
        </draw:polygon>
        <draw:line draw:style-name="gr4" draw:text-style-name="P2" draw:layer="layout" svg:x1="2.331cm" svg:y1="11.219cm" svg:x2="2.331cm" svg:y2="11.343cm">
          <text:p/>
        </draw:line>
        <draw:line draw:style-name="gr2" draw:text-style-name="P2" draw:layer="layout" svg:x1="4.121cm" svg:y1="11.219cm" svg:x2="4.121cm" svg:y2="0.948cm">
          <text:p/>
        </draw:line>
        <draw:polygon draw:style-name="gr3" draw:text-style-name="P3" draw:layer="layout" svg:width="0cm" svg:height="0.123cm" svg:x="4.121cm" svg:y="11.219cm" svg:viewBox="0 0 0 124" draw:points="0,0 0,124">
          <text:p/>
        </draw:polygon>
        <draw:line draw:style-name="gr4" draw:text-style-name="P2" draw:layer="layout" svg:x1="4.121cm" svg:y1="11.219cm" svg:x2="4.121cm" svg:y2="11.343cm">
          <text:p/>
        </draw:line>
        <draw:frame draw:style-name="gr5" draw:text-style-name="P5" draw:layer="layout" svg:width="0.352cm" svg:height="0.412cm" svg:x="2.219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5.912cm" svg:y1="11.219cm" svg:x2="5.912cm" svg:y2="0.948cm">
          <text:p/>
        </draw:line>
        <draw:polygon draw:style-name="gr3" draw:text-style-name="P3" draw:layer="layout" svg:width="0cm" svg:height="0.123cm" svg:x="5.912cm" svg:y="11.219cm" svg:viewBox="0 0 0 124" draw:points="0,0 0,124">
          <text:p/>
        </draw:polygon>
        <draw:line draw:style-name="gr4" draw:text-style-name="P2" draw:layer="layout" svg:x1="5.912cm" svg:y1="11.219cm" svg:x2="5.912cm" svg:y2="11.343cm">
          <text:p/>
        </draw:line>
        <draw:frame draw:style-name="gr5" draw:text-style-name="P5" draw:layer="layout" svg:width="0.352cm" svg:height="0.412cm" svg:x="4.01cm" svg:y="11.407cm">
          <draw:text-box>
            <text:p text:style-name="P4"><text:span text:style-name="T1">4</text:span></text:p>
          </draw:text-box>
        </draw:frame>
        <draw:line draw:style-name="gr2" draw:text-style-name="P2" draw:layer="layout" svg:x1="7.702cm" svg:y1="11.219cm" svg:x2="7.702cm" svg:y2="0.948cm">
          <text:p/>
        </draw:line>
        <draw:polygon draw:style-name="gr3" draw:text-style-name="P3" draw:layer="layout" svg:width="0cm" svg:height="0.123cm" svg:x="7.702cm" svg:y="11.219cm" svg:viewBox="0 0 0 124" draw:points="0,0 0,124">
          <text:p/>
        </draw:polygon>
        <draw:line draw:style-name="gr4" draw:text-style-name="P2" draw:layer="layout" svg:x1="7.702cm" svg:y1="11.219cm" svg:x2="7.702cm" svg:y2="11.343cm">
          <text:p/>
        </draw:line>
        <draw:frame draw:style-name="gr5" draw:text-style-name="P5" draw:layer="layout" svg:width="0.352cm" svg:height="0.412cm" svg:x="5.8cm" svg:y="11.407cm">
          <draw:text-box>
            <text:p text:style-name="P4"><text:span text:style-name="T1">6</text:span></text:p>
          </draw:text-box>
        </draw:frame>
        <draw:line draw:style-name="gr2" draw:text-style-name="P2" draw:layer="layout" svg:x1="9.492cm" svg:y1="11.219cm" svg:x2="9.492cm" svg:y2="0.948cm">
          <text:p/>
        </draw:line>
        <draw:polygon draw:style-name="gr3" draw:text-style-name="P3" draw:layer="layout" svg:width="0cm" svg:height="0.123cm" svg:x="9.492cm" svg:y="11.219cm" svg:viewBox="0 0 0 124" draw:points="0,0 0,124">
          <text:p/>
        </draw:polygon>
        <draw:line draw:style-name="gr4" draw:text-style-name="P2" draw:layer="layout" svg:x1="9.492cm" svg:y1="11.219cm" svg:x2="9.492cm" svg:y2="11.343cm">
          <text:p/>
        </draw:line>
        <draw:frame draw:style-name="gr5" draw:text-style-name="P5" draw:layer="layout" svg:width="0.352cm" svg:height="0.412cm" svg:x="7.59cm" svg:y="11.407cm">
          <draw:text-box>
            <text:p text:style-name="P4"><text:span text:style-name="T1">8</text:span></text:p>
          </draw:text-box>
        </draw:frame>
        <draw:line draw:style-name="gr2" draw:text-style-name="P2" draw:layer="layout" svg:x1="11.283cm" svg:y1="11.219cm" svg:x2="11.283cm" svg:y2="0.948cm">
          <text:p/>
        </draw:line>
        <draw:polygon draw:style-name="gr3" draw:text-style-name="P3" draw:layer="layout" svg:width="0cm" svg:height="0.123cm" svg:x="11.283cm" svg:y="11.219cm" svg:viewBox="0 0 0 124" draw:points="0,0 0,124">
          <text:p/>
        </draw:polygon>
        <draw:line draw:style-name="gr4" draw:text-style-name="P2" draw:layer="layout" svg:x1="11.283cm" svg:y1="11.219cm" svg:x2="11.283cm" svg:y2="11.343cm">
          <text:p/>
        </draw:line>
        <draw:frame draw:style-name="gr5" draw:text-style-name="P5" draw:layer="layout" svg:width="0.447cm" svg:height="0.412cm" svg:x="9.268cm" svg:y="11.407cm">
          <draw:text-box>
            <text:p text:style-name="P4"><text:span text:style-name="T1">10</text:span></text:p>
          </draw:text-box>
        </draw:frame>
        <draw:line draw:style-name="gr2" draw:text-style-name="P2" draw:layer="layout" svg:x1="13.073cm" svg:y1="11.219cm" svg:x2="13.073cm" svg:y2="0.948cm">
          <text:p/>
        </draw:line>
        <draw:polygon draw:style-name="gr3" draw:text-style-name="P3" draw:layer="layout" svg:width="0cm" svg:height="0.123cm" svg:x="13.073cm" svg:y="11.219cm" svg:viewBox="0 0 0 124" draw:points="0,0 0,124">
          <text:p/>
        </draw:polygon>
        <draw:line draw:style-name="gr4" draw:text-style-name="P2" draw:layer="layout" svg:x1="13.073cm" svg:y1="11.219cm" svg:x2="13.073cm" svg:y2="11.343cm">
          <text:p/>
        </draw:line>
        <draw:frame draw:style-name="gr5" draw:text-style-name="P5" draw:layer="layout" svg:width="0.447cm" svg:height="0.412cm" svg:x="11.059cm" svg:y="11.407cm">
          <draw:text-box>
            <text:p text:style-name="P4"><text:span text:style-name="T1">12</text:span></text:p>
          </draw:text-box>
        </draw:frame>
        <draw:frame draw:style-name="gr5" draw:text-style-name="P5" draw:layer="layout" svg:width="0.447cm" svg:height="0.412cm" svg:x="12.849cm" svg:y="11.407cm">
          <draw:text-box>
            <text:p text:style-name="P4"><text:span text:style-name="T1">14</text:span></text:p>
          </draw:text-box>
        </draw:frame>
        <draw:line draw:style-name="gr2" draw:text-style-name="P2" draw:layer="layout" svg:x1="1.794cm" svg:y1="10.76cm" svg:x2="13.61cm" svg:y2="10.76cm">
          <text:p/>
        </draw:line>
        <draw:polygon draw:style-name="gr3" draw:text-style-name="P3" draw:layer="layout" svg:width="0.122cm" svg:height="0cm" svg:x="1.671cm" svg:y="10.76cm" svg:viewBox="0 0 123 0" draw:points="123,0 0,0">
          <text:p/>
        </draw:polygon>
        <draw:line draw:style-name="gr4" draw:text-style-name="P2" draw:layer="layout" svg:x1="1.794cm" svg:y1="10.76cm" svg:x2="1.671cm" svg:y2="10.76cm">
          <text:p/>
        </draw:line>
        <draw:frame draw:style-name="gr5" draw:text-style-name="P5" draw:layer="layout" svg:width="3.406cm" svg:height="0.412cm" svg:x="5.993cm" svg:y="11.89cm">
          <draw:text-box>
            <text:p text:style-name="P4"><text:span text:style-name="T1">Number of Clusters</text:span></text:p>
          </draw:text-box>
        </draw:frame>
        <draw:line draw:style-name="gr2" draw:text-style-name="P2" draw:layer="layout" svg:x1="1.794cm" svg:y1="9.403cm" svg:x2="13.61cm" svg:y2="9.403cm">
          <text:p/>
        </draw:line>
        <draw:polygon draw:style-name="gr3" draw:text-style-name="P3" draw:layer="layout" svg:width="0.122cm" svg:height="0cm" svg:x="1.671cm" svg:y="9.403cm" svg:viewBox="0 0 123 0" draw:points="123,0 0,0">
          <text:p/>
        </draw:polygon>
        <draw:line draw:style-name="gr4" draw:text-style-name="P2" draw:layer="layout" svg:x1="1.794cm" svg:y1="9.403cm" svg:x2="1.671cm" svg:y2="9.403cm">
          <text:p/>
        </draw:line>
        <draw:frame draw:style-name="gr5" draw:text-style-name="P5" draw:layer="layout" svg:width="0.352cm" svg:height="0.412cm" svg:x="1.323cm" svg:y="10.567cm">
          <draw:text-box>
            <text:p text:style-name="P4"><text:span text:style-name="T1">0</text:span></text:p>
          </draw:text-box>
        </draw:frame>
        <draw:line draw:style-name="gr2" draw:text-style-name="P2" draw:layer="layout" svg:x1="1.794cm" svg:y1="8.045cm" svg:x2="13.61cm" svg:y2="8.045cm">
          <text:p/>
        </draw:line>
        <draw:polygon draw:style-name="gr3" draw:text-style-name="P3" draw:layer="layout" svg:width="0.122cm" svg:height="0cm" svg:x="1.671cm" svg:y="8.045cm" svg:viewBox="0 0 123 0" draw:points="123,0 0,0">
          <text:p/>
        </draw:polygon>
        <draw:line draw:style-name="gr4" draw:text-style-name="P2" draw:layer="layout" svg:x1="1.794cm" svg:y1="8.045cm" svg:x2="1.671cm" svg:y2="8.045cm">
          <text:p/>
        </draw:line>
        <draw:frame draw:style-name="gr5" draw:text-style-name="P5" draw:layer="layout" svg:width="0.447cm" svg:height="0.412cm" svg:x="1.099cm" svg:y="9.21cm">
          <draw:text-box>
            <text:p text:style-name="P4"><text:span text:style-name="T1">50</text:span></text:p>
          </draw:text-box>
        </draw:frame>
        <draw:line draw:style-name="gr2" draw:text-style-name="P2" draw:layer="layout" svg:x1="1.794cm" svg:y1="6.687cm" svg:x2="13.61cm" svg:y2="6.687cm">
          <text:p/>
        </draw:line>
        <draw:polygon draw:style-name="gr3" draw:text-style-name="P3" draw:layer="layout" svg:width="0.122cm" svg:height="0cm" svg:x="1.671cm" svg:y="6.687cm" svg:viewBox="0 0 123 0" draw:points="123,0 0,0">
          <text:p/>
        </draw:polygon>
        <draw:line draw:style-name="gr4" draw:text-style-name="P2" draw:layer="layout" svg:x1="1.794cm" svg:y1="6.687cm" svg:x2="1.671cm" svg:y2="6.687cm">
          <text:p/>
        </draw:line>
        <draw:frame draw:style-name="gr5" draw:text-style-name="P5" draw:layer="layout" svg:width="0.671cm" svg:height="0.412cm" svg:x="0.875cm" svg:y="7.852cm">
          <draw:text-box>
            <text:p text:style-name="P4"><text:span text:style-name="T1">100</text:span></text:p>
          </draw:text-box>
        </draw:frame>
        <draw:line draw:style-name="gr2" draw:text-style-name="P2" draw:layer="layout" svg:x1="1.794cm" svg:y1="5.33cm" svg:x2="13.61cm" svg:y2="5.33cm">
          <text:p/>
        </draw:line>
        <draw:polygon draw:style-name="gr3" draw:text-style-name="P3" draw:layer="layout" svg:width="0.122cm" svg:height="0cm" svg:x="1.671cm" svg:y="5.33cm" svg:viewBox="0 0 123 0" draw:points="123,0 0,0">
          <text:p/>
        </draw:polygon>
        <draw:line draw:style-name="gr4" draw:text-style-name="P2" draw:layer="layout" svg:x1="1.794cm" svg:y1="5.33cm" svg:x2="1.671cm" svg:y2="5.33cm">
          <text:p/>
        </draw:line>
        <draw:frame draw:style-name="gr5" draw:text-style-name="P5" draw:layer="layout" svg:width="0.671cm" svg:height="0.412cm" svg:x="0.875cm" svg:y="6.494cm">
          <draw:text-box>
            <text:p text:style-name="P4"><text:span text:style-name="T1">150</text:span></text:p>
          </draw:text-box>
        </draw:frame>
        <draw:line draw:style-name="gr2" draw:text-style-name="P2" draw:layer="layout" svg:x1="1.794cm" svg:y1="3.972cm" svg:x2="13.61cm" svg:y2="3.972cm">
          <text:p/>
        </draw:line>
        <draw:polygon draw:style-name="gr3" draw:text-style-name="P3" draw:layer="layout" svg:width="0.122cm" svg:height="0cm" svg:x="1.671cm" svg:y="3.972cm" svg:viewBox="0 0 123 0" draw:points="123,0 0,0">
          <text:p/>
        </draw:polygon>
        <draw:line draw:style-name="gr4" draw:text-style-name="P2" draw:layer="layout" svg:x1="1.794cm" svg:y1="3.972cm" svg:x2="1.671cm" svg:y2="3.972cm">
          <text:p/>
        </draw:line>
        <draw:frame draw:style-name="gr5" draw:text-style-name="P5" draw:layer="layout" svg:width="0.671cm" svg:height="0.412cm" svg:x="0.875cm" svg:y="5.137cm">
          <draw:text-box>
            <text:p text:style-name="P4"><text:span text:style-name="T1">200</text:span></text:p>
          </draw:text-box>
        </draw:frame>
        <draw:line draw:style-name="gr2" draw:text-style-name="P2" draw:layer="layout" svg:x1="1.794cm" svg:y1="2.614cm" svg:x2="13.61cm" svg:y2="2.614cm">
          <text:p/>
        </draw:line>
        <draw:polygon draw:style-name="gr3" draw:text-style-name="P3" draw:layer="layout" svg:width="0.122cm" svg:height="0cm" svg:x="1.671cm" svg:y="2.614cm" svg:viewBox="0 0 123 0" draw:points="123,0 0,0">
          <text:p/>
        </draw:polygon>
        <draw:line draw:style-name="gr4" draw:text-style-name="P2" draw:layer="layout" svg:x1="1.794cm" svg:y1="2.614cm" svg:x2="1.671cm" svg:y2="2.614cm">
          <text:p/>
        </draw:line>
        <draw:frame draw:style-name="gr5" draw:text-style-name="P5" draw:layer="layout" svg:width="0.671cm" svg:height="0.412cm" svg:x="0.875cm" svg:y="3.779cm">
          <draw:text-box>
            <text:p text:style-name="P4"><text:span text:style-name="T1">250</text:span></text:p>
          </draw:text-box>
        </draw:frame>
        <draw:line draw:style-name="gr2" draw:text-style-name="P2" draw:layer="layout" svg:x1="1.794cm" svg:y1="1.257cm" svg:x2="13.61cm" svg:y2="1.257cm">
          <text:p/>
        </draw:line>
        <draw:polygon draw:style-name="gr3" draw:text-style-name="P3" draw:layer="layout" svg:width="0.122cm" svg:height="0cm" svg:x="1.671cm" svg:y="1.257cm" svg:viewBox="0 0 123 0" draw:points="123,0 0,0">
          <text:p/>
        </draw:polygon>
        <draw:line draw:style-name="gr4" draw:text-style-name="P2" draw:layer="layout" svg:x1="1.794cm" svg:y1="1.257cm" svg:x2="1.671cm" svg:y2="1.257cm">
          <text:p/>
        </draw:line>
        <draw:frame draw:style-name="gr5" draw:text-style-name="P5" draw:layer="layout" svg:width="0.671cm" svg:height="0.412cm" svg:x="0.875cm" svg:y="2.421cm">
          <draw:text-box>
            <text:p text:style-name="P4"><text:span text:style-name="T1">300</text:span></text:p>
          </draw:text-box>
        </draw:frame>
        <draw:frame draw:style-name="gr5" draw:text-style-name="P5" draw:layer="layout" svg:width="0.671cm" svg:height="0.412cm" svg:x="0.875cm" svg:y="1.064cm">
          <draw:text-box>
            <text:p text:style-name="P4"><text:span text:style-name="T1">350</text:span></text:p>
          </draw:text-box>
        </draw:frame>
        <draw:polyline draw:style-name="gr6" draw:text-style-name="P2" draw:layer="layout" svg:width="10.742cm" svg:height="0.003cm" svg:x="2.331cm" svg:y="10.749cm" svg:viewBox="0 0 10743 4" draw:points="0,1 895,0 1790,3 2686,3 3582,1 4477,1 5372,3 6267,4 7162,4 8057,3 8953,3 9848,3 10743,4">
          <text:p/>
        </draw:polyline>
        <draw:path draw:style-name="gr7" draw:text-style-name="P6" draw:layer="layout" svg:width="0.212cm" svg:height="0.211cm" svg:x="2.225cm" svg:y="10.644cm" svg:viewBox="0 0 213 212" svg:d="M106 212c28 0 55-11 75-31 20-19 32-46 32-74s-12-55-32-75c-20-21-47-32-75-32s-55 11-75 32c-20 20-31 47-31 75s11 55 31 74c20 20 47 31 75 31z">
          <text:p/>
        </draw:path>
        <draw:path draw:style-name="gr7" draw:text-style-name="P6" draw:layer="layout" svg:width="0.212cm" svg:height="0.211cm" svg:x="3.12cm" svg:y="10.644cm" svg:viewBox="0 0 213 212" svg:d="M106 212c28 0 56-11 76-31s31-46 31-75c0-28-11-55-31-74-20-21-48-32-76-32s-55 11-75 32c-19 19-31 46-31 74 0 29 12 55 31 75 20 20 47 31 75 31z">
          <text:p/>
        </draw:path>
        <draw:path draw:style-name="gr7" draw:text-style-name="P6" draw:layer="layout" svg:width="0.211cm" svg:height="0.212cm" svg:x="4.016cm" svg:y="10.645cm" svg:viewBox="0 0 212 213" svg:d="M106 213c29 0 55-11 75-31s31-47 31-75-11-55-31-75-46-32-75-32-56 12-75 32c-20 20-31 47-31 75s11 55 31 75c19 20 46 31 75 31z">
          <text:p/>
        </draw:path>
        <draw:path draw:style-name="gr7" draw:text-style-name="P6" draw:layer="layout" svg:width="0.211cm" svg:height="0.211cm" svg:x="4.911cm" svg:y="10.645cm" svg:viewBox="0 0 212 212" svg:d="M107 212c28 0 55-11 74-31 20-19 31-46 31-74s-11-55-31-75c-19-20-46-32-74-32s-55 12-76 32c-20 20-31 47-31 75s11 55 31 74c21 20 48 31 76 31z">
          <text:p/>
        </draw:path>
        <draw:path draw:style-name="gr7" draw:text-style-name="P6" draw:layer="layout" svg:width="0.212cm" svg:height="0.212cm" svg:x="5.806cm" svg:y="10.644cm" svg:viewBox="0 0 213 213" svg:d="M106 213c28 0 55-11 75-31 19-20 32-47 32-75s-13-55-32-75c-20-21-47-32-75-32s-55 11-75 32c-20 20-31 47-31 75s11 55 31 75 47 31 75 31z">
          <text:p/>
        </draw:path>
        <draw:path draw:style-name="gr7" draw:text-style-name="P6" draw:layer="layout" svg:width="0.212cm" svg:height="0.212cm" svg:x="6.701cm" svg:y="10.644cm" svg:viewBox="0 0 213 213" svg:d="M106 213c28 0 56-11 76-31s31-47 31-75-11-55-31-75c-20-21-48-32-76-32s-55 11-75 32c-20 20-31 47-31 75s11 55 31 75 47 31 75 31z">
          <text:p/>
        </draw:path>
        <draw:path draw:style-name="gr7" draw:text-style-name="P6" draw:layer="layout" svg:width="0.212cm" svg:height="0.211cm" svg:x="7.596cm" svg:y="10.646cm" svg:viewBox="0 0 213 212" svg:d="M107 212c28 0 55-11 75-31s31-47 31-75-11-55-31-74c-20-20-47-32-75-32-29 0-56 12-76 32-20 19-31 46-31 74s11 55 31 75 47 31 76 31z">
          <text:p/>
        </draw:path>
        <draw:path draw:style-name="gr7" draw:text-style-name="P6" draw:layer="layout" svg:width="0.212cm" svg:height="0.211cm" svg:x="8.491cm" svg:y="10.647cm" svg:viewBox="0 0 213 212" svg:d="M107 212c28 0 55-11 75-31s31-47 31-75-11-55-31-74c-20-20-47-32-75-32s-56 12-76 32c-20 19-31 46-31 74s11 55 31 75 48 31 76 31z">
          <text:p/>
        </draw:path>
        <draw:path draw:style-name="gr7" draw:text-style-name="P6" draw:layer="layout" svg:width="0.212cm" svg:height="0.211cm" svg:x="9.386cm" svg:y="10.646cm" svg:viewBox="0 0 213 212" svg:d="M107 212c28 0 55-11 75-31 20-19 31-46 31-74 0-29-11-55-31-75s-47-32-75-32-55 12-75 32c-19 20-32 46-32 75 0 28 13 55 32 74 20 20 47 31 75 31z">
          <text:p/>
        </draw:path>
        <draw:path draw:style-name="gr7" draw:text-style-name="P6" draw:layer="layout" svg:width="0.211cm" svg:height="0.211cm" svg:x="10.282cm" svg:y="10.646cm" svg:viewBox="0 0 212 212" svg:d="M105 212c28 0 55-11 76-31 20-20 31-47 31-75s-11-55-31-74c-21-20-48-32-76-32s-55 12-74 32c-20 19-31 46-31 74s11 55 31 75c19 20 46 31 74 31z">
          <text:p/>
        </draw:path>
        <draw:path draw:style-name="gr7" draw:text-style-name="P6" draw:layer="layout" svg:width="0.211cm" svg:height="0.211cm" svg:x="11.177cm" svg:y="10.646cm" svg:viewBox="0 0 212 212" svg:d="M106 212c29 0 56-11 75-31 20-20 31-47 31-75s-11-55-31-74c-19-20-46-32-75-32s-55 12-75 32c-20 19-31 46-31 74s11 55 31 75 46 31 75 31z">
          <text:p/>
        </draw:path>
        <draw:path draw:style-name="gr7" draw:text-style-name="P6" draw:layer="layout" svg:width="0.212cm" svg:height="0.212cm" svg:x="12.072cm" svg:y="10.645cm" svg:viewBox="0 0 213 213" svg:d="M107 213c28 0 55-11 75-31 19-20 31-47 31-75s-12-55-31-75c-20-19-47-32-75-32s-56 13-76 32c-20 20-31 47-31 75s11 55 31 75 48 31 76 31z">
          <text:p/>
        </draw:path>
        <draw:path draw:style-name="gr7" draw:text-style-name="P6" draw:layer="layout" svg:width="0.212cm" svg:height="0.212cm" svg:x="12.967cm" svg:y="10.646cm" svg:viewBox="0 0 213 213" svg:d="M107 213c28 0 55-11 75-31s31-47 31-75-11-55-31-75-47-32-75-32-55 12-75 32-32 47-32 75 12 55 32 75 47 31 75 31z">
          <text:p/>
        </draw:path>
        <draw:polyline draw:style-name="gr8" draw:text-style-name="P2" draw:layer="layout" svg:width="10.742cm" svg:height="2.399cm" svg:x="2.331cm" svg:y="1.415cm" svg:viewBox="0 0 10743 2400" draw:points="0,0 895,1869 1790,1988 2686,1956 3582,2380 4477,1477 5372,1888 6267,2315 7162,1648 8057,2049 8953,1962 9848,2279 10743,2400">
          <text:p/>
        </draw:polyline>
        <draw:path draw:style-name="gr9" draw:text-style-name="P7" draw:layer="layout" svg:width="0.212cm" svg:height="0.211cm" svg:x="2.225cm" svg:y="1.309cm" svg:viewBox="0 0 213 212" svg:d="M0 212l213-212zM0 0l213 212z">
          <text:p/>
        </draw:path>
        <draw:path draw:style-name="gr10" draw:text-style-name="P2" draw:layer="layout" svg:width="0.212cm" svg:height="0.211cm" svg:x="2.225cm" svg:y="1.309cm" svg:viewBox="0 0 213 212" svg:d="M0 212l213-212M0 0l213 212">
          <text:p/>
        </draw:path>
        <draw:path draw:style-name="gr9" draw:text-style-name="P7" draw:layer="layout" svg:width="0.212cm" svg:height="0.211cm" svg:x="3.12cm" svg:y="3.178cm" svg:viewBox="0 0 213 212" svg:d="M0 212l213-212zM0 0l213 212z">
          <text:p/>
        </draw:path>
        <draw:path draw:style-name="gr10" draw:text-style-name="P2" draw:layer="layout" svg:width="0.212cm" svg:height="0.211cm" svg:x="3.12cm" svg:y="3.178cm" svg:viewBox="0 0 213 212" svg:d="M0 212l213-212M0 0l213 212">
          <text:p/>
        </draw:path>
        <draw:path draw:style-name="gr9" draw:text-style-name="P7" draw:layer="layout" svg:width="0.211cm" svg:height="0.211cm" svg:x="4.016cm" svg:y="3.297cm" svg:viewBox="0 0 212 212" svg:d="M0 212l212-212zM0 0l212 212z">
          <text:p/>
        </draw:path>
        <draw:path draw:style-name="gr10" draw:text-style-name="P2" draw:layer="layout" svg:width="0.211cm" svg:height="0.211cm" svg:x="4.016cm" svg:y="3.297cm" svg:viewBox="0 0 212 212" svg:d="M0 212l212-212M0 0l212 212">
          <text:p/>
        </draw:path>
        <draw:path draw:style-name="gr9" draw:text-style-name="P7" draw:layer="layout" svg:width="0.211cm" svg:height="0.212cm" svg:x="4.911cm" svg:y="3.265cm" svg:viewBox="0 0 212 213" svg:d="M0 213l212-213zM0 0l212 213z">
          <text:p/>
        </draw:path>
        <draw:path draw:style-name="gr10" draw:text-style-name="P2" draw:layer="layout" svg:width="0.211cm" svg:height="0.212cm" svg:x="4.911cm" svg:y="3.265cm" svg:viewBox="0 0 212 213" svg:d="M0 213l212-213M0 0l212 213">
          <text:p/>
        </draw:path>
        <draw:path draw:style-name="gr9" draw:text-style-name="P7" draw:layer="layout" svg:width="0.212cm" svg:height="0.212cm" svg:x="5.806cm" svg:y="3.688cm" svg:viewBox="0 0 213 213" svg:d="M0 213l213-213zM0 0l213 213z">
          <text:p/>
        </draw:path>
        <draw:path draw:style-name="gr10" draw:text-style-name="P2" draw:layer="layout" svg:width="0.212cm" svg:height="0.212cm" svg:x="5.806cm" svg:y="3.688cm" svg:viewBox="0 0 213 213" svg:d="M0 213l213-213M0 0l213 213">
          <text:p/>
        </draw:path>
        <draw:path draw:style-name="gr9" draw:text-style-name="P7" draw:layer="layout" svg:width="0.212cm" svg:height="0.211cm" svg:x="6.701cm" svg:y="2.787cm" svg:viewBox="0 0 213 212" svg:d="M0 212l213-212zM0 0l213 212z">
          <text:p/>
        </draw:path>
        <draw:path draw:style-name="gr10" draw:text-style-name="P2" draw:layer="layout" svg:width="0.212cm" svg:height="0.211cm" svg:x="6.701cm" svg:y="2.787cm" svg:viewBox="0 0 213 212" svg:d="M0 212l213-212M0 0l213 212">
          <text:p/>
        </draw:path>
        <draw:path draw:style-name="gr9" draw:text-style-name="P7" draw:layer="layout" svg:width="0.212cm" svg:height="0.211cm" svg:x="7.596cm" svg:y="3.198cm" svg:viewBox="0 0 213 212" svg:d="M0 212l213-212zM0 0l213 212z">
          <text:p/>
        </draw:path>
        <draw:path draw:style-name="gr10" draw:text-style-name="P2" draw:layer="layout" svg:width="0.212cm" svg:height="0.211cm" svg:x="7.596cm" svg:y="3.198cm" svg:viewBox="0 0 213 212" svg:d="M0 212l213-212M0 0l213 212">
          <text:p/>
        </draw:path>
        <draw:path draw:style-name="gr9" draw:text-style-name="P7" draw:layer="layout" svg:width="0.212cm" svg:height="0.212cm" svg:x="8.491cm" svg:y="3.623cm" svg:viewBox="0 0 213 213" svg:d="M0 213l213-213zM0 0l213 213z">
          <text:p/>
        </draw:path>
        <draw:path draw:style-name="gr10" draw:text-style-name="P2" draw:layer="layout" svg:width="0.212cm" svg:height="0.212cm" svg:x="8.491cm" svg:y="3.623cm" svg:viewBox="0 0 213 213" svg:d="M0 213l213-213M0 0l213 213">
          <text:p/>
        </draw:path>
        <draw:path draw:style-name="gr9" draw:text-style-name="P7" draw:layer="layout" svg:width="0.212cm" svg:height="0.211cm" svg:x="9.386cm" svg:y="2.958cm" svg:viewBox="0 0 213 212" svg:d="M0 212l213-212zM0 0l213 212z">
          <text:p/>
        </draw:path>
        <draw:path draw:style-name="gr10" draw:text-style-name="P2" draw:layer="layout" svg:width="0.212cm" svg:height="0.211cm" svg:x="9.386cm" svg:y="2.958cm" svg:viewBox="0 0 213 212" svg:d="M0 212l213-212M0 0l213 212">
          <text:p/>
        </draw:path>
        <draw:path draw:style-name="gr9" draw:text-style-name="P7" draw:layer="layout" svg:width="0.211cm" svg:height="0.211cm" svg:x="10.282cm" svg:y="3.358cm" svg:viewBox="0 0 212 212" svg:d="M0 212l212-212zM0 0l212 212z">
          <text:p/>
        </draw:path>
        <draw:path draw:style-name="gr10" draw:text-style-name="P2" draw:layer="layout" svg:width="0.211cm" svg:height="0.211cm" svg:x="10.282cm" svg:y="3.358cm" svg:viewBox="0 0 212 212" svg:d="M0 212l212-212M0 0l212 212">
          <text:p/>
        </draw:path>
        <draw:path draw:style-name="gr9" draw:text-style-name="P7" draw:layer="layout" svg:width="0.211cm" svg:height="0.212cm" svg:x="11.177cm" svg:y="3.271cm" svg:viewBox="0 0 212 213" svg:d="M0 213l212-213zM0 0l212 213z">
          <text:p/>
        </draw:path>
        <draw:path draw:style-name="gr10" draw:text-style-name="P2" draw:layer="layout" svg:width="0.211cm" svg:height="0.212cm" svg:x="11.177cm" svg:y="3.271cm" svg:viewBox="0 0 212 213" svg:d="M0 213l212-213M0 0l212 213">
          <text:p/>
        </draw:path>
        <draw:path draw:style-name="gr9" draw:text-style-name="P7" draw:layer="layout" svg:width="0.212cm" svg:height="0.211cm" svg:x="12.072cm" svg:y="3.588cm" svg:viewBox="0 0 213 212" svg:d="M0 212l213-212zM0 0l213 212z">
          <text:p/>
        </draw:path>
        <draw:path draw:style-name="gr10" draw:text-style-name="P2" draw:layer="layout" svg:width="0.212cm" svg:height="0.211cm" svg:x="12.072cm" svg:y="3.588cm" svg:viewBox="0 0 213 212" svg:d="M0 212l213-212M0 0l213 212">
          <text:p/>
        </draw:path>
        <draw:path draw:style-name="gr9" draw:text-style-name="P7" draw:layer="layout" svg:width="0.212cm" svg:height="0.212cm" svg:x="12.967cm" svg:y="3.708cm" svg:viewBox="0 0 213 213" svg:d="M0 213l213-213zM0 0l213 213z">
          <text:p/>
        </draw:path>
        <draw:path draw:style-name="gr10" draw:text-style-name="P2" draw:layer="layout" svg:width="0.212cm" svg:height="0.212cm" svg:x="12.967cm" svg:y="3.708cm" svg:viewBox="0 0 213 213" svg:d="M0 213l213-213M0 0l213 213">
          <text:p/>
        </draw:path>
        <draw:polyline draw:style-name="gr11" draw:text-style-name="P2" draw:layer="layout" svg:width="10.742cm" svg:height="0.004cm" svg:x="2.331cm" svg:y="10.733cm" svg:viewBox="0 0 10743 5" draw:points="0,0 895,0 1790,0 2686,3 3582,4 4477,5 5372,3 6267,0 7162,3 8057,4 8953,4 9848,4 10743,3">
          <text:p/>
        </draw:polyline>
        <draw:polygon draw:style-name="gr12" draw:text-style-name="P8" draw:layer="layout" svg:width="0.212cm" svg:height="0.212cm" svg:x="2.225cm" svg:y="10.627cm" svg:viewBox="0 0 213 213" draw:points="106,0 0,213 213,213">
          <text:p/>
        </draw:polygon>
        <draw:polygon draw:style-name="gr12" draw:text-style-name="P8" draw:layer="layout" svg:width="0.212cm" svg:height="0.212cm" svg:x="3.12cm" svg:y="10.627cm" svg:viewBox="0 0 213 213" draw:points="106,0 0,213 213,213">
          <text:p/>
        </draw:polygon>
        <draw:polygon draw:style-name="gr12" draw:text-style-name="P8" draw:layer="layout" svg:width="0.211cm" svg:height="0.212cm" svg:x="4.016cm" svg:y="10.627cm" svg:viewBox="0 0 212 213" draw:points="106,0 0,213 212,213">
          <text:p/>
        </draw:polygon>
        <draw:polygon draw:style-name="gr12" draw:text-style-name="P8" draw:layer="layout" svg:width="0.211cm" svg:height="0.211cm" svg:x="4.911cm" svg:y="10.629cm" svg:viewBox="0 0 212 212" draw:points="107,0 0,212 212,212">
          <text:p/>
        </draw:polygon>
        <draw:polygon draw:style-name="gr12" draw:text-style-name="P8" draw:layer="layout" svg:width="0.212cm" svg:height="0.211cm" svg:x="5.806cm" svg:y="10.63cm" svg:viewBox="0 0 213 212" draw:points="106,0 0,212 213,212">
          <text:p/>
        </draw:polygon>
        <draw:polygon draw:style-name="gr12" draw:text-style-name="P8" draw:layer="layout" svg:width="0.212cm" svg:height="0.212cm" svg:x="6.701cm" svg:y="10.631cm" svg:viewBox="0 0 213 213" draw:points="106,0 0,213 213,213">
          <text:p/>
        </draw:polygon>
        <draw:polygon draw:style-name="gr12" draw:text-style-name="P8" draw:layer="layout" svg:width="0.212cm" svg:height="0.211cm" svg:x="7.596cm" svg:y="10.629cm" svg:viewBox="0 0 213 212" draw:points="107,0 0,212 213,212">
          <text:p/>
        </draw:polygon>
        <draw:polygon draw:style-name="gr12" draw:text-style-name="P8" draw:layer="layout" svg:width="0.212cm" svg:height="0.212cm" svg:x="8.491cm" svg:y="10.627cm" svg:viewBox="0 0 213 213" draw:points="107,0 0,213 213,213">
          <text:p/>
        </draw:polygon>
        <draw:polygon draw:style-name="gr12" draw:text-style-name="P8" draw:layer="layout" svg:width="0.212cm" svg:height="0.212cm" svg:x="9.386cm" svg:y="10.629cm" svg:viewBox="0 0 213 213" draw:points="107,0 0,213 213,213">
          <text:p/>
        </draw:polygon>
        <draw:polygon draw:style-name="gr12" draw:text-style-name="P8" draw:layer="layout" svg:width="0.211cm" svg:height="0.212cm" svg:x="10.282cm" svg:y="10.63cm" svg:viewBox="0 0 212 213" draw:points="105,0 0,213 212,213">
          <text:p/>
        </draw:polygon>
        <draw:polygon draw:style-name="gr12" draw:text-style-name="P8" draw:layer="layout" svg:width="0.211cm" svg:height="0.212cm" svg:x="11.177cm" svg:y="10.63cm" svg:viewBox="0 0 212 213" draw:points="106,0 0,213 212,213">
          <text:p/>
        </draw:polygon>
        <draw:polygon draw:style-name="gr12" draw:text-style-name="P8" draw:layer="layout" svg:width="0.212cm" svg:height="0.211cm" svg:x="12.072cm" svg:y="10.63cm" svg:viewBox="0 0 213 212" draw:points="107,0 0,212 213,212">
          <text:p/>
        </draw:polygon>
        <draw:polygon draw:style-name="gr12" draw:text-style-name="P8" draw:layer="layout" svg:width="0.212cm" svg:height="0.212cm" svg:x="12.967cm" svg:y="10.629cm" svg:viewBox="0 0 213 213" draw:points="107,0 0,213 213,213">
          <text:p/>
        </draw:polygon>
        <draw:line draw:style-name="gr13" draw:text-style-name="P2" draw:layer="layout" svg:x1="1.794cm" svg:y1="11.219cm" svg:x2="1.794cm" svg:y2="0.948cm">
          <text:p/>
        </draw:line>
        <draw:line draw:style-name="gr13" draw:text-style-name="P2" draw:layer="layout" svg:x1="13.61cm" svg:y1="11.219cm" svg:x2="13.61cm" svg:y2="0.948cm">
          <text:p/>
        </draw:line>
        <draw:line draw:style-name="gr13" draw:text-style-name="P2" draw:layer="layout" svg:x1="1.794cm" svg:y1="11.219cm" svg:x2="13.61cm" svg:y2="11.219cm">
          <text:p/>
        </draw:line>
        <draw:line draw:style-name="gr13" draw:text-style-name="P2" draw:layer="layout" svg:x1="1.794cm" svg:y1="0.948cm" svg:x2="13.61cm" svg:y2="0.948cm">
          <text:p/>
        </draw:line>
        <draw:frame draw:style-name="gr5" draw:text-style-name="P5" draw:layer="layout" svg:width="0.993cm" svg:height="0.412cm" draw:transform="rotate (1.5707963267949) translate (0.333cm 6.578cm)">
          <draw:text-box>
            <text:p text:style-name="P4"><text:span text:style-name="T1">Score</text:span></text:p>
          </draw:text-box>
        </draw:frame>
        <draw:path draw:style-name="gr14" draw:text-style-name="P9" draw:layer="layout" svg:width="4.418cm" svg:height="1.659cm" svg:x="9.016cm" svg:y="1.124cm" svg:viewBox="0 0 4419 1660" svg:d="M70 1660h4278c47 0 71-24 71-71v-1518c0-47-24-71-71-71h-4278c-47 0-70 24-70 71v1518c0 47 23 71 70 71z">
          <text:p/>
        </draw:path>
        <draw:polyline draw:style-name="gr6" draw:text-style-name="P2" draw:layer="layout" svg:width="0.704cm" svg:height="0cm" svg:x="9.157cm" svg:y="1.41cm" svg:viewBox="0 0 705 0" draw:points="0,0 352,0 705,0">
          <text:p/>
        </draw:polyline>
        <draw:path draw:style-name="gr7" draw:text-style-name="P6" draw:layer="layout" svg:width="0.211cm" svg:height="0.212cm" svg:x="9.404cm" svg:y="1.304cm" svg:viewBox="0 0 212 213" svg:d="M105 213c29 0 55-12 75-31 21-20 32-47 32-75s-11-56-32-76c-20-20-46-31-75-31-28 0-55 11-74 31-20 20-31 48-31 76s11 55 31 75c19 19 46 31 74 31z">
          <text:p/>
        </draw:path>
        <draw:frame draw:style-name="gr15" draw:text-style-name="P11" draw:layer="layout" svg:width="7.233cm" svg:height="0.53cm" svg:x="1.795cm" svg:y="0.344cm">
          <draw:text-box>
            <text:p text:style-name="P10"><text:span text:style-name="T2">A) Cluster Validation Scores</text:span></text:p>
          </draw:text-box>
        </draw:frame>
        <draw:polyline draw:style-name="gr8" draw:text-style-name="P2" draw:layer="layout" svg:width="0.704cm" svg:height="0cm" svg:x="9.157cm" svg:y="1.927cm" svg:viewBox="0 0 705 0" draw:points="0,0 352,0 705,0">
          <text:p/>
        </draw:polyline>
        <draw:path draw:style-name="gr9" draw:text-style-name="P7" draw:layer="layout" svg:width="0.211cm" svg:height="0.212cm" svg:x="9.404cm" svg:y="1.821cm" svg:viewBox="0 0 212 213" svg:d="M0 213l212-213zM0 0l212 213z">
          <text:p/>
        </draw:path>
        <draw:path draw:style-name="gr10" draw:text-style-name="P2" draw:layer="layout" svg:width="0.211cm" svg:height="0.212cm" svg:x="9.404cm" svg:y="1.821cm" svg:viewBox="0 0 212 213" svg:d="M0 213l212-213M0 0l212 213">
          <text:p/>
        </draw:path>
        <draw:frame draw:style-name="gr5" draw:text-style-name="P5" draw:layer="layout" svg:width="1.788cm" svg:height="0.412cm" svg:x="10.145cm" svg:y="1.206cm">
          <draw:text-box>
            <text:p text:style-name="P4"><text:span text:style-name="T1">Silhouette</text:span></text:p>
          </draw:text-box>
        </draw:frame>
        <draw:polyline draw:style-name="gr11" draw:text-style-name="P2" draw:layer="layout" svg:width="0.704cm" svg:height="0cm" svg:x="9.157cm" svg:y="2.445cm" svg:viewBox="0 0 705 0" draw:points="0,0 352,0 705,0">
          <text:p/>
        </draw:polyline>
        <draw:polygon draw:style-name="gr12" draw:text-style-name="P8" draw:layer="layout" svg:width="0.211cm" svg:height="0.212cm" svg:x="9.404cm" svg:y="2.339cm" svg:viewBox="0 0 212 213" draw:points="105,0 0,213 212,213">
          <text:p/>
        </draw:polygon>
        <draw:frame draw:style-name="gr5" draw:text-style-name="P5" draw:layer="layout" svg:width="3.135cm" svg:height="0.412cm" svg:x="10.145cm" svg:y="1.724cm">
          <draw:text-box>
            <text:p text:style-name="P4"><text:span text:style-name="T1">Calinski-Harabasz</text:span></text:p>
          </draw:text-box>
        </draw:frame>
        <draw:polygon draw:style-name="gr1" draw:text-style-name="P1" draw:layer="layout" svg:width="11.816cm" svg:height="10.271cm" svg:x="15.757cm" svg:y="0.948cm" svg:viewBox="0 0 11817 10272" draw:points="0,10272 11817,10272 11817,0 0,0">
          <text:p/>
        </draw:polygon>
        <draw:polygon draw:style-name="gr3" draw:text-style-name="P3" draw:layer="layout" svg:width="0cm" svg:height="0.123cm" svg:x="15.757cm" svg:y="11.219cm" svg:viewBox="0 0 0 124" draw:points="0,0 0,124">
          <text:p/>
        </draw:polygon>
        <draw:frame draw:style-name="gr5" draw:text-style-name="P5" draw:layer="layout" svg:width="2.635cm" svg:height="0.412cm" svg:x="10.145cm" svg:y="2.241cm">
          <draw:text-box>
            <text:p text:style-name="P4"><text:span text:style-name="T1">Davies-Bouldin</text:span></text:p>
          </draw:text-box>
        </draw:frame>
        <draw:polygon draw:style-name="gr3" draw:text-style-name="P3" draw:layer="layout" svg:width="0cm" svg:height="0.123cm" svg:x="18.12cm" svg:y="11.219cm" svg:viewBox="0 0 0 124" draw:points="0,0 0,124">
          <text:p/>
        </draw:polygon>
        <draw:polygon draw:style-name="gr3" draw:text-style-name="P3" draw:layer="layout" svg:width="0cm" svg:height="0.123cm" svg:x="20.483cm" svg:y="11.219cm" svg:viewBox="0 0 0 124" draw:points="0,0 0,124">
          <text:p/>
        </draw:polygon>
        <draw:polygon draw:style-name="gr3" draw:text-style-name="P3" draw:layer="layout" svg:width="0cm" svg:height="0.123cm" svg:x="22.846cm" svg:y="11.219cm" svg:viewBox="0 0 0 124" draw:points="0,0 0,124">
          <text:p/>
        </draw:polygon>
        <draw:polygon draw:style-name="gr3" draw:text-style-name="P3" draw:layer="layout" svg:width="0cm" svg:height="0.123cm" svg:x="25.21cm" svg:y="11.219cm" svg:viewBox="0 0 0 124" draw:points="0,0 0,124">
          <text:p/>
        </draw:polygon>
        <draw:polygon draw:style-name="gr3" draw:text-style-name="P3" draw:layer="layout" svg:width="0cm" svg:height="0.123cm" svg:x="27.573cm" svg:y="11.219cm" svg:viewBox="0 0 0 124" draw:points="0,0 0,124">
          <text:p/>
        </draw:polygon>
        <draw:polygon draw:style-name="gr3" draw:text-style-name="P3" draw:layer="layout" svg:width="0.123cm" svg:height="0cm" svg:x="15.633cm" svg:y="11.219cm" svg:viewBox="0 0 124 0" draw:points="124,0 0,0">
          <text:p/>
        </draw:polygon>
        <draw:polygon draw:style-name="gr3" draw:text-style-name="P3" draw:layer="layout" svg:width="0.123cm" svg:height="0cm" svg:x="15.633cm" svg:y="9.165cm" svg:viewBox="0 0 124 0" draw:points="124,0 0,0">
          <text:p/>
        </draw:polygon>
        <draw:line draw:style-name="gr4" draw:text-style-name="P2" draw:layer="layout" svg:x1="15.757cm" svg:y1="9.165cm" svg:x2="15.633cm" svg:y2="9.165cm">
          <text:p/>
        </draw:line>
        <draw:polygon draw:style-name="gr3" draw:text-style-name="P3" draw:layer="layout" svg:width="0.123cm" svg:height="0cm" svg:x="15.633cm" svg:y="7.111cm" svg:viewBox="0 0 124 0" draw:points="124,0 0,0">
          <text:p/>
        </draw:polygon>
        <draw:line draw:style-name="gr4" draw:text-style-name="P2" draw:layer="layout" svg:x1="15.757cm" svg:y1="7.111cm" svg:x2="15.633cm" svg:y2="7.111cm">
          <text:p/>
        </draw:line>
        <draw:polygon draw:style-name="gr3" draw:text-style-name="P3" draw:layer="layout" svg:width="0.123cm" svg:height="0cm" svg:x="15.633cm" svg:y="5.056cm" svg:viewBox="0 0 124 0" draw:points="124,0 0,0">
          <text:p/>
        </draw:polygon>
        <draw:line draw:style-name="gr4" draw:text-style-name="P2" draw:layer="layout" svg:x1="15.757cm" svg:y1="5.056cm" svg:x2="15.633cm" svg:y2="5.056cm">
          <text:p/>
        </draw:line>
        <draw:polygon draw:style-name="gr3" draw:text-style-name="P3" draw:layer="layout" svg:width="0.123cm" svg:height="0cm" svg:x="15.633cm" svg:y="3.002cm" svg:viewBox="0 0 124 0" draw:points="124,0 0,0">
          <text:p/>
        </draw:polygon>
        <draw:line draw:style-name="gr4" draw:text-style-name="P2" draw:layer="layout" svg:x1="15.757cm" svg:y1="3.002cm" svg:x2="15.633cm" svg:y2="3.002cm">
          <text:p/>
        </draw:line>
        <draw:polygon draw:style-name="gr3" draw:text-style-name="P3" draw:layer="layout" svg:width="0.123cm" svg:height="0cm" svg:x="15.633cm" svg:y="0.948cm" svg:viewBox="0 0 124 0" draw:points="124,0 0,0">
          <text:p/>
        </draw:polygon>
        <draw:polygon draw:style-name="gr1" draw:text-style-name="P1" draw:layer="layout" svg:width="11.816cm" svg:height="10.271cm" svg:x="29.72cm" svg:y="0.948cm" svg:viewBox="0 0 11817 10272" draw:points="0,10272 11817,10272 11817,0 0,0">
          <text:p/>
        </draw:polygon>
        <draw:path draw:style-name="gr16" draw:text-style-name="P6" draw:layer="layout" svg:width="0.223cm" svg:height="0.223cm" svg:x="30.251cm" svg:y="7.276cm" svg:viewBox="0 0 224 224" svg:d="M112 224c29 0 58-12 79-34 21-21 33-49 33-79 0-29-12-58-33-79-21-20-50-32-79-32-30 0-58 12-79 32-21 21-33 50-33 79 0 30 12 58 33 79 21 22 49 34 79 34z">
          <text:p/>
        </draw:path>
        <draw:path draw:style-name="gr17" draw:text-style-name="P6" draw:layer="layout" svg:width="0.223cm" svg:height="0.223cm" svg:x="32.003cm" svg:y="5.333cm" svg:viewBox="0 0 224 224" svg:d="M111 224c30 0 58-12 79-33s34-49 34-80c0-29-13-58-34-79-21-20-49-32-79-32-29 0-58 12-79 32-21 21-32 50-32 79 0 31 11 59 32 80s50 33 79 33z">
          <text:p/>
        </draw:path>
        <draw:path draw:style-name="gr18" draw:text-style-name="P2" draw:layer="layout" svg:width="0.223cm" svg:height="0.223cm" svg:x="32.003cm" svg:y="5.333cm" svg:viewBox="0 0 224 224" svg:d="M111 224c30 0 58-12 79-33s34-49 34-80c0-29-13-58-34-79-21-20-49-32-79-32-29 0-58 12-79 32-21 21-32 50-32 79 0 31 11 59 32 80s50 33 79 33z">
          <text:p/>
        </draw:path>
        <draw:path draw:style-name="gr16" draw:text-style-name="P6" draw:layer="layout" svg:width="0.223cm" svg:height="0.223cm" svg:x="31.297cm" svg:y="4.95cm" svg:viewBox="0 0 224 224" svg:d="M112 224c30 0 58-12 79-33s33-49 33-79c0-29-12-58-33-79s-49-33-79-33c-29 0-58 12-79 33s-33 50-33 79c0 30 12 58 33 79s50 33 79 33z">
          <text:p/>
        </draw:path>
        <draw:path draw:style-name="gr16" draw:text-style-name="P6" draw:layer="layout" svg:width="0.223cm" svg:height="0.223cm" svg:x="30.532cm" svg:y="5.813cm" svg:viewBox="0 0 224 224" svg:d="M112 224c30 0 59-11 80-32s32-50 32-79c0-31-11-59-32-80s-50-33-80-33-58 12-79 33-33 49-33 80c0 29 12 58 33 79s49 32 79 32z">
          <text:p/>
        </draw:path>
        <draw:path draw:style-name="gr16" draw:text-style-name="P6" draw:layer="layout" svg:width="0.223cm" svg:height="0.223cm" svg:x="32.615cm" svg:y="4.822cm" svg:viewBox="0 0 224 224" svg:d="M112 224c30 0 58-12 79-33s33-50 33-79c0-30-12-58-33-79s-49-33-79-33c-29 0-59 12-80 33s-32 49-32 79c0 29 11 58 32 79s51 33 80 33z">
          <text:p/>
        </draw:path>
        <draw:path draw:style-name="gr16" draw:text-style-name="P6" draw:layer="layout" svg:width="0.223cm" svg:height="0.223cm" svg:x="32.866cm" svg:y="4.889cm" svg:viewBox="0 0 224 224" svg:d="M113 224c29 0 58-12 79-33 21-20 32-49 32-79s-11-58-32-79-50-33-79-33c-30 0-58 12-79 33-22 21-34 49-34 79s12 59 34 79c21 21 49 33 79 33z">
          <text:p/>
        </draw:path>
        <draw:path draw:style-name="gr16" draw:text-style-name="P6" draw:layer="layout" svg:width="0.223cm" svg:height="0.223cm" svg:x="31.569cm" svg:y="5.01cm" svg:viewBox="0 0 224 224" svg:d="M112 224c29 0 58-12 79-33s33-49 33-79c0-29-12-58-33-78-21-21-50-34-79-34-30 0-58 13-79 34-21 20-33 49-33 78 0 30 12 58 33 79s49 33 79 33z">
          <text:p/>
        </draw:path>
        <draw:path draw:style-name="gr19" draw:text-style-name="P7" draw:layer="layout" svg:width="0.224cm" svg:height="0.223cm" svg:x="38.54cm" svg:y="9.504cm" svg:viewBox="0 0 225 224" svg:d="M112 224c30 0 59-12 80-33s33-50 33-79c0-30-12-58-33-79s-50-33-80-33-58 12-79 33-33 49-33 79c0 29 12 58 33 79s49 33 79 33z">
          <text:p/>
        </draw:path>
        <draw:path draw:style-name="gr19" draw:text-style-name="P7" draw:layer="layout" svg:width="0.223cm" svg:height="0.224cm" svg:x="36.981cm" svg:y="9.35cm" svg:viewBox="0 0 224 225" svg:d="M111 225c30 0 59-12 80-33s33-49 33-80c0-30-12-58-33-79s-50-33-80-33c-29 0-58 12-79 33s-32 49-32 79c0 31 11 59 32 80s50 33 79 33z">
          <text:p/>
        </draw:path>
        <draw:path draw:style-name="gr19" draw:text-style-name="P7" draw:layer="layout" svg:width="0.223cm" svg:height="0.223cm" svg:x="36.982cm" svg:y="9.815cm" svg:viewBox="0 0 224 224" svg:d="M112 224c29 0 59-12 80-33 21-20 32-49 32-78 0-31-11-59-32-80s-51-33-80-33c-30 0-58 12-79 33s-33 49-33 80c0 29 12 58 33 78 21 21 49 33 79 33z">
          <text:p/>
        </draw:path>
        <draw:path draw:style-name="gr16" draw:text-style-name="P6" draw:layer="layout" svg:width="0.223cm" svg:height="0.223cm" svg:x="33.414cm" svg:y="4.188cm" svg:viewBox="0 0 224 224" svg:d="M111 224c30 0 59-11 80-32s33-51 33-80c0-30-12-58-33-79s-50-33-80-33c-29 0-58 12-79 33-20 21-32 49-32 79 0 29 12 59 32 80 21 21 50 32 79 32z">
          <text:p/>
        </draw:path>
        <draw:path draw:style-name="gr19" draw:text-style-name="P7" draw:layer="layout" svg:width="0.224cm" svg:height="0.223cm" svg:x="37.536cm" svg:y="9.211cm" svg:viewBox="0 0 225 224" svg:d="M113 224c30 0 58-12 79-33s33-49 33-79c0-29-12-58-33-80-21-21-49-32-79-32s-58 11-80 32c-21 22-33 51-33 80 0 30 12 58 33 79 22 21 50 33 80 33z">
          <text:p/>
        </draw:path>
        <draw:path draw:style-name="gr16" draw:text-style-name="P6" draw:layer="layout" svg:width="0.223cm" svg:height="0.223cm" svg:x="36.366cm" svg:y="9.641cm" svg:viewBox="0 0 224 224" svg:d="M112 224c30 0 58-12 79-33s33-49 33-79c0-29-12-59-33-80-21-20-49-32-79-32-31 0-59 12-80 32-21 21-32 51-32 80 0 30 11 58 32 79s49 33 80 33z">
          <text:p/>
        </draw:path>
        <draw:path draw:style-name="gr19" draw:text-style-name="P7" draw:layer="layout" svg:width="0.223cm" svg:height="0.224cm" svg:x="40.887cm" svg:y="6.845cm" svg:viewBox="0 0 224 225" svg:d="M112 225c30 0 58-12 79-33 21-22 33-50 33-80s-12-58-33-79-49-33-79-33c-29 0-58 12-80 33-21 21-32 49-32 79s11 58 32 80c22 21 51 33 80 33z">
          <text:p/>
        </draw:path>
        <draw:path draw:style-name="gr19" draw:text-style-name="P7" draw:layer="layout" svg:width="0.223cm" svg:height="0.223cm" svg:x="37.978cm" svg:y="9.155cm" svg:viewBox="0 0 224 224" svg:d="M112 224c30 0 58-12 79-33s33-49 33-79c0-31-12-59-33-80s-49-32-79-32c-29 0-58 11-80 32-21 21-32 49-32 80 0 30 11 58 32 79 22 21 51 33 80 33z">
          <text:p/>
        </draw:path>
        <draw:path draw:style-name="gr19" draw:text-style-name="P7" draw:layer="layout" svg:width="0.223cm" svg:height="0.223cm" svg:x="36.379cm" svg:y="10.641cm" svg:viewBox="0 0 224 224" svg:d="M113 224c29 0 58-12 78-33 21-22 33-50 33-80 0-29-12-58-33-79-20-20-49-32-78-32-30 0-59 12-80 32-21 21-33 50-33 79 0 30 12 58 33 80 21 21 50 33 80 33z">
          <text:p/>
        </draw:path>
        <draw:path draw:style-name="gr16" draw:text-style-name="P6" draw:layer="layout" svg:width="0.223cm" svg:height="0.223cm" svg:x="33.843cm" svg:y="7.798cm" svg:viewBox="0 0 224 224" svg:d="M111 224c30 0 59-12 80-32 21-21 33-50 33-80s-12-58-33-79-50-33-80-33c-29 0-58 12-79 33-20 21-32 49-32 79s12 59 32 80c21 20 50 32 79 32z">
          <text:p/>
        </draw:path>
        <draw:path draw:style-name="gr20" draw:text-style-name="P8" draw:layer="layout" svg:width="0.223cm" svg:height="0.223cm" svg:x="38.569cm" svg:y="2.878cm" svg:viewBox="0 0 224 224" svg:d="M111 224c31 0 59-12 80-33 21-20 33-49 33-79s-12-58-33-79-49-33-80-33c-29 0-58 12-78 33-21 21-33 49-33 79s12 59 33 79c20 21 49 33 78 33z">
          <text:p/>
        </draw:path>
        <draw:path draw:style-name="gr16" draw:text-style-name="P6" draw:layer="layout" svg:width="0.223cm" svg:height="0.223cm" svg:x="33.168cm" svg:y="7.423cm" svg:viewBox="0 0 224 224" svg:d="M112 224c29 0 58-12 80-33 21-21 32-49 32-79 0-29-11-58-32-80-22-20-51-32-80-32-30 0-58 12-79 32-21 22-33 51-33 80 0 30 12 58 33 79s49 33 79 33z">
          <text:p/>
        </draw:path>
        <draw:path draw:style-name="gr16" draw:text-style-name="P6" draw:layer="layout" svg:width="0.223cm" svg:height="0.223cm" svg:x="30.686cm" svg:y="5.326cm" svg:viewBox="0 0 224 224" svg:d="M111 224c30 0 58-12 79-33 22-21 34-49 34-80 0-29-12-58-34-79-21-20-49-32-79-32-29 0-58 12-79 32-20 21-32 50-32 79 0 31 12 59 32 80 21 21 50 33 79 33z">
          <text:p/>
        </draw:path>
        <draw:path draw:style-name="gr16" draw:text-style-name="P6" draw:layer="layout" svg:width="0.223cm" svg:height="0.223cm" svg:x="30.145cm" svg:y="7.305cm" svg:viewBox="0 0 224 224" svg:d="M113 224c29 0 58-11 79-32s32-51 32-80c0-30-11-58-32-79s-50-33-79-33c-30 0-59 12-80 33s-33 49-33 79c0 29 12 59 33 80s50 32 80 32z">
          <text:p/>
        </draw:path>
        <draw:path draw:style-name="gr16" draw:text-style-name="P6" draw:layer="layout" svg:width="0.223cm" svg:height="0.223cm" svg:x="33.37cm" svg:y="5.356cm" svg:viewBox="0 0 224 224" svg:d="M112 224c29 0 58-12 79-33 22-21 33-49 33-79s-11-59-33-80c-21-20-50-32-79-32-30 0-58 12-79 32-21 21-33 50-33 80s12 58 33 79 49 33 79 33z">
          <text:p/>
        </draw:path>
        <draw:path draw:style-name="gr16" draw:text-style-name="P6" draw:layer="layout" svg:width="0.224cm" svg:height="0.223cm" svg:x="32.146cm" svg:y="6.177cm" svg:viewBox="0 0 225 224" svg:d="M113 224c30 0 58-12 79-33s33-50 33-79c0-30-12-58-33-79s-49-33-79-33-59 12-80 33-33 49-33 79c0 29 12 58 33 79s50 33 80 33z">
          <text:p/>
        </draw:path>
        <draw:path draw:style-name="gr16" draw:text-style-name="P6" draw:layer="layout" svg:width="0.223cm" svg:height="0.223cm" svg:x="31.365cm" svg:y="4.74cm" svg:viewBox="0 0 224 224" svg:d="M112 224c29 0 58-12 80-33 21-21 32-49 32-79 0-29-11-59-32-80-22-21-51-32-80-32-30 0-58 11-79 32s-33 51-33 80c0 30 12 58 33 79s49 33 79 33z">
          <text:p/>
        </draw:path>
        <draw:path draw:style-name="gr16" draw:text-style-name="P6" draw:layer="layout" svg:width="0.224cm" svg:height="0.223cm" svg:x="32.982cm" svg:y="8.134cm" svg:viewBox="0 0 225 224" svg:d="M112 224c31 0 59-12 80-33s33-49 33-79c0-29-12-58-33-79s-49-33-80-33c-30 0-58 12-79 33s-33 50-33 79c0 30 12 58 33 79s49 33 79 33z">
          <text:p/>
        </draw:path>
        <draw:path draw:style-name="gr16" draw:text-style-name="P6" draw:layer="layout" svg:width="0.223cm" svg:height="0.223cm" svg:x="31.212cm" svg:y="4.864cm" svg:viewBox="0 0 224 224" svg:d="M111 224c31 0 59-11 80-32s33-51 33-80c0-30-12-58-33-79s-49-33-80-33c-29 0-58 12-79 33-20 21-32 49-32 79 0 29 12 59 32 80 21 21 50 32 79 32z">
          <text:p/>
        </draw:path>
        <draw:path draw:style-name="gr16" draw:text-style-name="P6" draw:layer="layout" svg:width="0.223cm" svg:height="0.224cm" svg:x="30.99cm" svg:y="4.76cm" svg:viewBox="0 0 224 225" svg:d="M112 225c31 0 59-12 80-33s32-49 32-79-11-58-32-80c-21-21-49-33-80-33-30 0-58 12-79 33-21 22-33 50-33 80s12 58 33 79 49 33 79 33z">
          <text:p/>
        </draw:path>
        <draw:path draw:style-name="gr16" draw:text-style-name="P6" draw:layer="layout" svg:width="0.223cm" svg:height="0.223cm" svg:x="30.735cm" svg:y="5.398cm" svg:viewBox="0 0 224 224" svg:d="M111 224c30 0 59-12 80-33s33-49 33-79c0-29-12-59-33-80s-50-32-80-32c-29 0-58 11-79 32s-32 51-32 80c0 30 11 58 32 79s50 33 79 33z">
          <text:p/>
        </draw:path>
        <draw:path draw:style-name="gr19" draw:text-style-name="P7" draw:layer="layout" svg:width="0.223cm" svg:height="0.223cm" svg:x="37.903cm" svg:y="8.917cm" svg:viewBox="0 0 224 224" svg:d="M112 224c30 0 59-12 80-33 20-21 32-49 32-80 0-29-12-58-32-79-21-21-50-32-80-32s-58 11-79 32-33 50-33 79c0 31 12 59 33 80s49 33 79 33z">
          <text:p/>
        </draw:path>
        <draw:path draw:style-name="gr19" draw:text-style-name="P7" draw:layer="layout" svg:width="0.223cm" svg:height="0.223cm" svg:x="37.919cm" svg:y="8.908cm" svg:viewBox="0 0 224 224" svg:d="M113 224c29 0 58-12 78-33 21-21 33-49 33-80 0-29-12-58-33-79-20-21-49-32-78-32-31 0-59 11-80 32s-33 50-33 79c0 31 12 59 33 80s49 33 80 33z">
          <text:p/>
        </draw:path>
        <draw:path draw:style-name="gr19" draw:text-style-name="P7" draw:layer="layout" svg:width="0.223cm" svg:height="0.223cm" svg:x="39.492cm" svg:y="7.099cm" svg:viewBox="0 0 224 224" svg:d="M113 224c29 0 58-11 79-32s32-51 32-80c0-30-11-58-32-79s-50-33-79-33c-31 0-59 12-80 33s-33 49-33 79c0 29 12 59 33 80s49 32 80 32z">
          <text:p/>
        </draw:path>
        <draw:path draw:style-name="gr16" draw:text-style-name="P6" draw:layer="layout" svg:width="0.223cm" svg:height="0.223cm" svg:x="30.333cm" svg:y="5.567cm" svg:viewBox="0 0 224 224" svg:d="M112 224c30 0 58-12 79-33 21-20 33-49 33-79s-12-58-33-79-49-33-79-33-59 12-80 33-32 49-32 79 11 59 32 79c21 21 50 33 80 33z">
          <text:p/>
        </draw:path>
        <draw:path draw:style-name="gr16" draw:text-style-name="P6" draw:layer="layout" svg:width="0.223cm" svg:height="0.223cm" svg:x="33.415cm" svg:y="6.113cm" svg:viewBox="0 0 224 224" svg:d="M112 224c30 0 59-12 80-33s32-49 32-79c0-29-11-58-32-79-21-22-50-33-80-33s-58 11-79 33c-21 21-33 50-33 79 0 30 12 58 33 79s49 33 79 33z">
          <text:p/>
        </draw:path>
        <draw:path draw:style-name="gr16" draw:text-style-name="P6" draw:layer="layout" svg:width="0.223cm" svg:height="0.223cm" svg:x="33.482cm" svg:y="7.074cm" svg:viewBox="0 0 224 224" svg:d="M113 224c29 0 58-11 79-32 21-22 32-51 32-80 0-30-11-58-32-79s-50-33-79-33c-30 0-59 12-80 33s-33 49-33 79c0 29 12 58 33 80 21 21 50 32 80 32z">
          <text:p/>
        </draw:path>
        <draw:path draw:style-name="gr16" draw:text-style-name="P6" draw:layer="layout" svg:width="0.223cm" svg:height="0.223cm" svg:x="32.936cm" svg:y="5.75cm" svg:viewBox="0 0 224 224" svg:d="M112 224c29 0 57-12 79-32 21-21 33-51 33-80 0-30-12-58-33-79-22-21-50-33-79-33-30 0-58 12-79 33s-33 49-33 79c0 29 12 59 33 80 21 20 49 32 79 32z">
          <text:p/>
        </draw:path>
        <draw:path draw:style-name="gr16" draw:text-style-name="P6" draw:layer="layout" svg:width="0.223cm" svg:height="0.223cm" svg:x="34.026cm" svg:y="6.594cm" svg:viewBox="0 0 224 224" svg:d="M111 224c30 0 58-12 79-33 22-21 34-50 34-79 0-30-12-58-34-79-21-21-49-33-79-33-29 0-58 12-79 33-20 21-32 49-32 79 0 29 12 58 32 79 21 21 50 33 79 33z">
          <text:p/>
        </draw:path>
        <draw:path draw:style-name="gr16" draw:text-style-name="P6" draw:layer="layout" svg:width="0.223cm" svg:height="0.223cm" svg:x="33.349cm" svg:y="6.01cm" svg:viewBox="0 0 224 224" svg:d="M111 224c30 0 58-12 79-33s34-49 34-80c0-29-13-58-34-79s-49-32-79-32c-29 0-58 11-79 32s-32 50-32 79c0 31 11 59 32 80s50 33 79 33z">
          <text:p/>
        </draw:path>
        <draw:path draw:style-name="gr16" draw:text-style-name="P6" draw:layer="layout" svg:width="0.223cm" svg:height="0.224cm" svg:x="36.011cm" svg:y="2.987cm" svg:viewBox="0 0 224 225" svg:d="M113 225c29 0 58-12 79-33s32-49 32-79-11-58-32-79c-21-22-50-34-79-34-30 0-58 12-79 34-21 21-34 49-34 79s13 58 34 79 49 33 79 33z">
          <text:p/>
        </draw:path>
        <draw:path draw:style-name="gr19" draw:text-style-name="P7" draw:layer="layout" svg:width="0.223cm" svg:height="0.224cm" svg:x="36.562cm" svg:y="10.387cm" svg:viewBox="0 0 224 225" svg:d="M112 225c30 0 59-12 80-34 21-21 32-49 32-79s-11-58-32-79-50-33-80-33-58 12-79 33-33 49-33 79 12 58 33 79c21 22 49 34 79 34z">
          <text:p/>
        </draw:path>
        <draw:path draw:style-name="gr20" draw:text-style-name="P8" draw:layer="layout" svg:width="0.223cm" svg:height="0.223cm" svg:x="36.215cm" svg:y="2.963cm" svg:viewBox="0 0 224 224" svg:d="M113 224c29 0 58-11 78-32 21-21 33-49 33-79s-12-58-33-80c-20-21-49-33-78-33-30 0-58 12-79 33-22 22-34 50-34 80s12 58 34 79c21 21 49 32 79 32z">
          <text:p/>
        </draw:path>
        <draw:path draw:style-name="gr16" draw:text-style-name="P6" draw:layer="layout" svg:width="0.223cm" svg:height="0.224cm" svg:x="30.153cm" svg:y="5.929cm" svg:viewBox="0 0 224 225" svg:d="M112 225c30 0 58-12 79-34 21-21 33-49 33-79s-12-58-33-79-49-33-79-33c-29 0-59 12-80 33s-32 49-32 79 11 58 32 79c21 22 51 34 80 34z">
          <text:p/>
        </draw:path>
        <draw:path draw:style-name="gr19" draw:text-style-name="P7" draw:layer="layout" svg:width="0.223cm" svg:height="0.224cm" svg:x="37.072cm" svg:y="10.014cm" svg:viewBox="0 0 224 225" svg:d="M113 225c29 0 58-12 79-33s32-49 32-80c0-30-11-58-32-79s-50-33-79-33c-30 0-59 12-80 33s-33 49-33 79c0 31 12 59 33 80s50 33 80 33z">
          <text:p/>
        </draw:path>
        <draw:path draw:style-name="gr19" draw:text-style-name="P7" draw:layer="layout" svg:width="0.223cm" svg:height="0.223cm" svg:x="36.908cm" svg:y="10.096cm" svg:viewBox="0 0 224 224" svg:d="M111 224c30 0 58-12 79-33s34-49 34-79c0-29-13-58-34-79s-49-33-79-33c-29 0-58 12-79 33s-32 50-32 79c0 30 11 58 32 79s50 33 79 33z">
          <text:p/>
        </draw:path>
        <draw:path draw:style-name="gr19" draw:text-style-name="P7" draw:layer="layout" svg:width="0.223cm" svg:height="0.223cm" svg:x="38.57cm" svg:y="8.76cm" svg:viewBox="0 0 224 224" svg:d="M112 224c30 0 59-12 80-33s32-49 32-79c0-29-11-58-32-79s-50-33-80-33-58 12-79 33-33 50-33 79c0 30 12 58 33 79s49 33 79 33z">
          <text:p/>
        </draw:path>
        <draw:path draw:style-name="gr19" draw:text-style-name="P7" draw:layer="layout" svg:width="0.223cm" svg:height="0.223cm" svg:x="38.529cm" svg:y="8.811cm" svg:viewBox="0 0 224 224" svg:d="M112 224c29 0 59-13 80-34s32-49 32-79c0-29-11-58-32-79s-51-32-80-32c-30 0-58 11-79 32s-33 50-33 79c0 30 12 58 33 79s49 34 79 34z">
          <text:p/>
        </draw:path>
        <draw:path draw:style-name="gr20" draw:text-style-name="P8" draw:layer="layout" svg:width="0.223cm" svg:height="0.223cm" svg:x="36.027cm" svg:y="2.965cm" svg:viewBox="0 0 224 224" svg:d="M111 224c30 0 58-12 79-33 22-21 34-49 34-79 0-29-12-58-34-80-21-21-49-32-79-32-29 0-58 11-79 32-20 22-32 51-32 80 0 30 12 58 32 79 21 21 50 33 79 33z">
          <text:p/>
        </draw:path>
        <draw:path draw:style-name="gr16" draw:text-style-name="P6" draw:layer="layout" svg:width="0.223cm" svg:height="0.223cm" svg:x="31.857cm" svg:y="5.964cm" svg:viewBox="0 0 224 224" svg:d="M111 224c30 0 59-11 80-32s33-51 33-80c0-30-12-58-33-79s-50-33-80-33-58 12-79 33-32 49-32 79c0 29 11 59 32 80s49 32 79 32z">
          <text:p/>
        </draw:path>
        <draw:path draw:style-name="gr16" draw:text-style-name="P6" draw:layer="layout" svg:width="0.223cm" svg:height="0.223cm" svg:x="30.229cm" svg:y="6.01cm" svg:viewBox="0 0 224 224" svg:d="M112 224c29 0 58-12 78-33 22-21 34-49 34-80 0-29-12-58-34-79-20-21-49-32-78-32-30 0-58 11-79 32s-33 50-33 79c0 31 12 59 33 80s49 33 79 33z">
          <text:p/>
        </draw:path>
        <draw:path draw:style-name="gr16" draw:text-style-name="P6" draw:layer="layout" svg:width="0.223cm" svg:height="0.223cm" svg:x="31.957cm" svg:y="5.466cm" svg:viewBox="0 0 224 224" svg:d="M112 224c30 0 58-12 79-33s33-50 33-79c0-30-12-58-33-79s-49-33-79-33c-29 0-58 12-80 33-21 21-32 49-32 79 0 29 11 58 32 79 22 21 51 33 80 33z">
          <text:p/>
        </draw:path>
        <draw:path draw:style-name="gr19" draw:text-style-name="P7" draw:layer="layout" svg:width="0.223cm" svg:height="0.223cm" svg:x="36.426cm" svg:y="10.05cm" svg:viewBox="0 0 224 224" svg:d="M113 224c29 0 58-11 79-32s32-50 32-79c0-31-11-59-32-80s-50-33-79-33c-30 0-58 12-80 33-21 21-33 49-33 80 0 29 12 58 33 79 22 21 50 32 80 32z">
          <text:p/>
        </draw:path>
        <draw:path draw:style-name="gr20" draw:text-style-name="P8" draw:layer="layout" svg:width="0.223cm" svg:height="0.223cm" svg:x="37.71cm" svg:y="3.535cm" svg:viewBox="0 0 224 224" svg:d="M112 224c30 0 58-12 79-33s33-50 33-80c0-29-12-57-33-78s-49-33-79-33-59 12-79 33c-21 21-33 49-33 78 0 30 12 59 33 80 20 21 49 33 79 33z">
          <text:p/>
        </draw:path>
        <draw:path draw:style-name="gr16" draw:text-style-name="P6" draw:layer="layout" svg:width="0.223cm" svg:height="0.223cm" svg:x="33.763cm" svg:y="7.407cm" svg:viewBox="0 0 224 224" svg:d="M112 224c30 0 58-12 79-33 21-20 33-49 33-78 0-30-12-59-33-80s-49-33-79-33c-29 0-58 12-79 33-22 21-33 50-33 80 0 29 11 58 33 78 21 21 50 33 79 33z">
          <text:p/>
        </draw:path>
        <draw:path draw:style-name="gr19" draw:text-style-name="P7" draw:layer="layout" svg:width="0.223cm" svg:height="0.223cm" svg:x="39.521cm" svg:y="6.725cm" svg:viewBox="0 0 224 224" svg:d="M113 224c29 0 58-12 79-33s32-49 32-79c0-29-11-59-32-80-21-20-50-32-79-32-30 0-59 12-80 32-21 21-33 51-33 80 0 30 12 58 33 79s50 33 80 33z">
          <text:p/>
        </draw:path>
        <draw:path draw:style-name="gr19" draw:text-style-name="P7" draw:layer="layout" svg:width="0.223cm" svg:height="0.223cm" svg:x="38.409cm" svg:y="9.097cm" svg:viewBox="0 0 224 224" svg:d="M112 224c30 0 58-12 79-33s33-50 33-80c0-29-12-58-33-79-21-20-49-32-79-32s-59 12-80 32c-21 21-32 50-32 79 0 30 11 59 32 80s50 33 80 33z">
          <text:p/>
        </draw:path>
        <draw:path draw:style-name="gr19" draw:text-style-name="P7" draw:layer="layout" svg:width="0.223cm" svg:height="0.223cm" svg:x="38.377cm" svg:y="9.208cm" svg:viewBox="0 0 224 224" svg:d="M113 224c29 0 58-11 78-32 21-21 33-50 33-79 0-30-12-58-33-80-20-21-49-33-78-33-31 0-59 12-80 33-21 22-33 50-33 80 0 29 12 58 33 79s49 32 80 32z">
          <text:p/>
        </draw:path>
        <draw:path draw:style-name="gr19" draw:text-style-name="P7" draw:layer="layout" svg:width="0.223cm" svg:height="0.223cm" svg:x="38.65cm" svg:y="9.442cm" svg:viewBox="0 0 224 224" svg:d="M113 224c29 0 58-12 79-33s32-49 32-79c0-29-11-58-32-80-21-21-50-32-79-32-30 0-58 11-80 32-21 22-33 51-33 80 0 30 12 58 33 79 22 21 50 33 80 33z">
          <text:p/>
        </draw:path>
        <draw:path draw:style-name="gr19" draw:text-style-name="P7" draw:layer="layout" svg:width="0.224cm" svg:height="0.223cm" svg:x="37.843cm" svg:y="3.821cm" svg:viewBox="0 0 225 224" svg:d="M112 224c30 0 58-12 80-33 21-21 33-49 33-79 0-29-12-59-33-80-22-21-50-32-80-32s-58 11-79 32-33 51-33 80c0 30 12 58 33 79s49 33 79 33z">
          <text:p/>
        </draw:path>
        <draw:path draw:style-name="gr19" draw:text-style-name="P7" draw:layer="layout" svg:width="0.223cm" svg:height="0.223cm" svg:x="38.536cm" svg:y="9.35cm" svg:viewBox="0 0 224 224" svg:d="M111 224c30 0 59-11 80-32s33-50 33-80-12-58-33-79-50-33-80-33-58 12-79 33-32 49-32 79 11 59 32 80 49 32 79 32z">
          <text:p/>
        </draw:path>
        <draw:path draw:style-name="gr19" draw:text-style-name="P7" draw:layer="layout" svg:width="0.223cm" svg:height="0.224cm" svg:x="38.53cm" svg:y="9.359cm" svg:viewBox="0 0 224 225" svg:d="M111 225c30 0 59-12 80-33s33-49 33-80c0-30-12-58-33-79s-50-33-80-33-58 12-79 33-32 49-32 79c0 31 11 59 32 80s49 33 79 33z">
          <text:p/>
        </draw:path>
        <draw:path draw:style-name="gr20" draw:text-style-name="P8" draw:layer="layout" svg:width="0.223cm" svg:height="0.223cm" svg:x="37.098cm" svg:y="1.934cm" svg:viewBox="0 0 224 224" svg:d="M112 224c30 0 58-12 79-33 21-22 33-50 33-80s-12-58-33-79-49-32-79-32c-29 0-58 11-79 32-22 21-33 49-33 79s11 58 33 80c21 21 50 33 79 33z">
          <text:p/>
        </draw:path>
        <draw:path draw:style-name="gr20" draw:text-style-name="P8" draw:layer="layout" svg:width="0.224cm" svg:height="0.223cm" svg:x="37.379cm" svg:y="3.2cm" svg:viewBox="0 0 225 224" svg:d="M112 224c30 0 58-12 79-32 22-21 34-50 34-79 0-30-12-58-34-80-21-21-49-33-79-33s-58 12-79 33c-21 22-33 50-33 80 0 29 12 58 33 79 21 20 49 32 79 32z">
          <text:p/>
        </draw:path>
        <draw:path draw:style-name="gr19" draw:text-style-name="P7" draw:layer="layout" svg:width="0.223cm" svg:height="0.223cm" svg:x="36.219cm" svg:y="10.614cm" svg:viewBox="0 0 224 224" svg:d="M113 224c29 0 58-12 79-34 21-20 32-49 32-78 0-30-11-58-32-79s-50-33-79-33c-30 0-58 12-79 33-22 21-34 49-34 79 0 29 12 58 34 78 21 22 49 34 79 34z">
          <text:p/>
        </draw:path>
        <draw:path draw:style-name="gr19" draw:text-style-name="P7" draw:layer="layout" svg:width="0.223cm" svg:height="0.223cm" svg:x="37.694cm" svg:y="9.921cm" svg:viewBox="0 0 224 224" svg:d="M112 224c30 0 58-12 79-33s33-49 33-79c0-29-12-58-33-78-21-21-49-34-79-34s-59 13-80 34c-21 20-32 49-32 78 0 30 11 58 32 79s50 33 80 33z">
          <text:p/>
        </draw:path>
        <draw:path draw:style-name="gr16" draw:text-style-name="P6" draw:layer="layout" svg:width="0.223cm" svg:height="0.223cm" svg:x="30.867cm" svg:y="4.473cm" svg:viewBox="0 0 224 224" svg:d="M113 224c29 0 58-12 79-33s32-49 32-79-11-59-32-80c-21-20-50-32-79-32-30 0-58 12-79 32-22 21-34 50-34 80s12 58 34 79c21 21 49 33 79 33z">
          <text:p/>
        </draw:path>
        <draw:path draw:style-name="gr16" draw:text-style-name="P6" draw:layer="layout" svg:width="0.223cm" svg:height="0.223cm" svg:x="33.001cm" svg:y="8.08cm" svg:viewBox="0 0 224 224" svg:d="M112 224c30 0 59-11 80-32 20-21 32-50 32-79 0-30-12-59-32-80-21-21-50-33-80-33s-58 12-79 33-33 50-33 80c0 29 12 58 33 79s49 32 79 32z">
          <text:p/>
        </draw:path>
        <draw:path draw:style-name="gr20" draw:text-style-name="P8" draw:layer="layout" svg:width="0.223cm" svg:height="0.223cm" svg:x="37.397cm" svg:y="3.226cm" svg:viewBox="0 0 224 224" svg:d="M111 224c30 0 58-11 80-32 21-21 33-50 33-79 0-30-12-58-33-79-22-21-50-34-80-34-29 0-57 13-78 34s-33 49-33 79c0 29 12 58 33 79s49 32 78 32z">
          <text:p/>
        </draw:path>
        <draw:path draw:style-name="gr20" draw:text-style-name="P8" draw:layer="layout" svg:width="0.223cm" svg:height="0.223cm" svg:x="37.56cm" svg:y="3.364cm" svg:viewBox="0 0 224 224" svg:d="M112 224c30 0 58-12 79-33 21-20 33-49 33-78 0-31-12-59-33-80s-49-33-79-33c-29 0-58 12-79 33-22 21-33 49-33 80 0 29 11 58 33 78 21 21 50 33 79 33z">
          <text:p/>
        </draw:path>
        <draw:path draw:style-name="gr20" draw:text-style-name="P8" draw:layer="layout" svg:width="0.223cm" svg:height="0.223cm" svg:x="37.277cm" svg:y="3.199cm" svg:viewBox="0 0 224 224" svg:d="M112 224c30 0 58-11 79-32s33-50 33-79c0-30-12-58-33-80-21-21-49-33-79-33-29 0-59 12-80 33-21 22-32 50-32 80 0 29 11 58 32 79s51 32 80 32z">
          <text:p/>
        </draw:path>
        <draw:path draw:style-name="gr20" draw:text-style-name="P8" draw:layer="layout" svg:width="0.223cm" svg:height="0.223cm" svg:x="37.297cm" svg:y="3.221cm" svg:viewBox="0 0 224 224" svg:d="M112 224c30 0 58-11 79-32s33-50 33-79c0-30-12-58-33-79-21-22-49-34-79-34-29 0-59 12-80 34-21 21-32 49-32 79 0 29 11 58 32 79s51 32 80 32z">
          <text:p/>
        </draw:path>
        <draw:path draw:style-name="gr20" draw:text-style-name="P8" draw:layer="layout" svg:width="0.224cm" svg:height="0.223cm" svg:x="37.812cm" svg:y="3.585cm" svg:viewBox="0 0 225 224" svg:d="M112 224c30 0 58-12 79-33 22-21 34-49 34-79s-12-59-34-80c-21-20-49-32-79-32s-58 12-79 32c-21 21-33 50-33 80s12 58 33 79 49 33 79 33z">
          <text:p/>
        </draw:path>
        <draw:path draw:style-name="gr16" draw:text-style-name="P6" draw:layer="layout" svg:width="0.223cm" svg:height="0.223cm" svg:x="36.088cm" svg:y="9.318cm" svg:viewBox="0 0 224 224" svg:d="M111 224c30 0 59-12 80-33s33-50 33-80c0-29-12-58-33-79s-50-32-80-32c-29 0-58 11-79 32s-32 50-32 79c0 30 11 59 32 80s50 33 79 33z">
          <text:p/>
        </draw:path>
        <draw:path draw:style-name="gr20" draw:text-style-name="P8" draw:layer="layout" svg:width="0.224cm" svg:height="0.223cm" svg:x="37.355cm" svg:y="3.039cm" svg:viewBox="0 0 225 224" svg:d="M112 224c30 0 58-11 79-33 21-21 34-50 34-79 0-30-13-58-34-79s-49-33-79-33-58 12-79 33-33 49-33 79c0 29 12 58 33 79 21 22 49 33 79 33z">
          <text:p/>
        </draw:path>
        <draw:path draw:style-name="gr19" draw:text-style-name="P7" draw:layer="layout" svg:width="0.223cm" svg:height="0.223cm" svg:x="36.49cm" svg:y="9.537cm" svg:viewBox="0 0 224 224" svg:d="M112 224c29 0 58-11 79-32 22-21 33-51 33-80 0-30-11-58-33-79-21-21-50-33-79-33-30 0-58 12-79 33s-33 49-33 79c0 29 12 59 33 80s49 32 79 32z">
          <text:p/>
        </draw:path>
        <draw:path draw:style-name="gr16" draw:text-style-name="P6" draw:layer="layout" svg:width="0.223cm" svg:height="0.224cm" svg:x="33.16cm" svg:y="4.817cm" svg:viewBox="0 0 224 225" svg:d="M111 225c30 0 58-12 80-34 21-21 33-49 33-79s-12-58-33-79c-22-21-50-33-80-33-29 0-58 12-79 33-20 21-32 49-32 79s12 58 32 79c21 22 50 34 79 34z">
          <text:p/>
        </draw:path>
        <draw:path draw:style-name="gr16" draw:text-style-name="P6" draw:layer="layout" svg:width="0.223cm" svg:height="0.223cm" svg:x="33.113cm" svg:y="4.782cm" svg:viewBox="0 0 224 224" svg:d="M113 224c29 0 58-12 79-33 20-20 32-49 32-78 0-30-12-58-32-79-21-22-50-34-79-34-30 0-58 12-79 34-21 21-34 49-34 79 0 29 13 58 34 78 21 21 49 33 79 33z">
          <text:p/>
        </draw:path>
        <draw:path draw:style-name="gr19" draw:text-style-name="P7" draw:layer="layout" svg:width="0.224cm" svg:height="0.224cm" svg:x="37.075cm" svg:y="9.311cm" svg:viewBox="0 0 225 225" svg:d="M113 225c30 0 58-12 79-33s33-50 33-80-12-58-33-79-49-33-79-33-59 12-80 33-33 49-33 79 12 59 33 80 50 33 80 33z">
          <text:p/>
        </draw:path>
        <draw:path draw:style-name="gr19" draw:text-style-name="P7" draw:layer="layout" svg:width="0.223cm" svg:height="0.223cm" svg:x="37.567cm" svg:y="9.647cm" svg:viewBox="0 0 224 224" svg:d="M112 224c30 0 58-11 79-32s33-50 33-79c0-30-12-58-33-80-21-21-49-33-79-33s-58 12-79 33c-21 22-33 50-33 80 0 29 12 58 33 79s49 32 79 32z">
          <text:p/>
        </draw:path>
        <draw:path draw:style-name="gr19" draw:text-style-name="P7" draw:layer="layout" svg:width="0.223cm" svg:height="0.223cm" svg:x="37.501cm" svg:y="9.634cm" svg:viewBox="0 0 224 224" svg:d="M112 224c30 0 58-11 79-32s33-50 33-79c0-30-12-59-33-80s-49-33-79-33c-29 0-59 12-80 33s-32 50-32 80c0 29 11 58 32 79s51 32 80 32z">
          <text:p/>
        </draw:path>
        <draw:path draw:style-name="gr19" draw:text-style-name="P7" draw:layer="layout" svg:width="0.223cm" svg:height="0.223cm" svg:x="36.02cm" svg:y="10.501cm" svg:viewBox="0 0 224 224" svg:d="M112 224c29 0 58-12 79-33s33-49 33-79-12-59-33-80-50-32-79-32c-30 0-58 11-79 32s-33 50-33 80 12 58 33 79 49 33 79 33z">
          <text:p/>
        </draw:path>
        <draw:path draw:style-name="gr19" draw:text-style-name="P7" draw:layer="layout" svg:width="0.223cm" svg:height="0.223cm" svg:x="36.745cm" svg:y="9.729cm" svg:viewBox="0 0 224 224" svg:d="M111 224c30 0 59-12 80-34 21-21 33-49 33-79s-12-58-33-79-50-32-80-32c-29 0-58 11-79 32-20 21-32 49-32 79s12 58 32 79c21 22 50 34 79 34z">
          <text:p/>
        </draw:path>
        <draw:path draw:style-name="gr19" draw:text-style-name="P7" draw:layer="layout" svg:width="0.223cm" svg:height="0.223cm" svg:x="37.348cm" svg:y="9.678cm" svg:viewBox="0 0 224 224" svg:d="M112 224c30 0 58-12 79-33s33-49 33-79c0-29-12-58-33-79s-49-33-79-33c-29 0-57 12-78 33s-34 50-34 79c0 30 13 58 34 79s49 33 78 33z">
          <text:p/>
        </draw:path>
        <draw:path draw:style-name="gr19" draw:text-style-name="P7" draw:layer="layout" svg:width="0.223cm" svg:height="0.224cm" svg:x="36.04cm" svg:y="10.351cm" svg:viewBox="0 0 224 225" svg:d="M112 225c29 0 58-12 79-33 22-21 33-49 33-79s-11-58-33-79c-21-22-50-34-79-34-30 0-58 12-79 34-21 21-33 49-33 79s12 58 33 79 49 33 79 33z">
          <text:p/>
        </draw:path>
        <draw:path draw:style-name="gr19" draw:text-style-name="P7" draw:layer="layout" svg:width="0.223cm" svg:height="0.223cm" svg:x="36.023cm" svg:y="10.224cm" svg:viewBox="0 0 224 224" svg:d="M112 224c29 0 58-12 79-33 20-21 33-50 33-80 0-29-13-58-33-78-21-21-50-33-79-33-30 0-58 12-79 33-21 20-33 49-33 78 0 30 12 59 33 80s49 33 79 33z">
          <text:p/>
        </draw:path>
        <draw:path draw:style-name="gr16" draw:text-style-name="P6" draw:layer="layout" svg:width="0.224cm" svg:height="0.223cm" svg:x="32.97cm" svg:y="7.542cm" svg:viewBox="0 0 225 224" svg:d="M112 224c30 0 59-12 80-33s33-50 33-80c0-29-12-58-33-79s-50-32-80-32-58 11-79 32-33 50-33 79c0 30 12 59 33 80s49 33 79 33z">
          <text:p/>
        </draw:path>
        <draw:path draw:style-name="gr19" draw:text-style-name="P7" draw:layer="layout" svg:width="0.223cm" svg:height="0.223cm" svg:x="36.524cm" svg:y="9.731cm" svg:viewBox="0 0 224 224" svg:d="M112 224c29 0 59-12 79-34 21-21 33-49 33-78 0-30-12-58-33-79-20-21-50-33-79-33-30 0-58 12-79 33s-33 49-33 79c0 29 12 57 33 78 21 22 49 34 79 34z">
          <text:p/>
        </draw:path>
        <draw:path draw:style-name="gr16" draw:text-style-name="P6" draw:layer="layout" svg:width="0.223cm" svg:height="0.223cm" svg:x="33.008cm" svg:y="4.435cm" svg:viewBox="0 0 224 224" svg:d="M113 224c29 0 58-12 79-33s32-49 32-80c0-29-11-58-32-79-21-20-50-32-79-32-31 0-59 12-80 32-21 21-33 50-33 79 0 31 12 59 33 80s49 33 80 33z">
          <text:p/>
        </draw:path>
        <draw:path draw:style-name="gr19" draw:text-style-name="P7" draw:layer="layout" svg:width="0.223cm" svg:height="0.223cm" svg:x="36.127cm" svg:y="10.251cm" svg:viewBox="0 0 224 224" svg:d="M113 224c29 0 58-11 79-32s32-50 32-80-11-58-32-79-50-33-79-33c-31 0-59 12-80 33s-33 49-33 79 12 59 33 80 49 32 80 32z">
          <text:p/>
        </draw:path>
        <draw:path draw:style-name="gr16" draw:text-style-name="P6" draw:layer="layout" svg:width="0.223cm" svg:height="0.223cm" svg:x="32.875cm" svg:y="4.341cm" svg:viewBox="0 0 224 224" svg:d="M112 224c30 0 58-11 79-32s33-49 33-79-12-58-33-79-49-34-79-34c-29 0-58 13-78 34-22 21-34 49-34 79s12 58 34 79c20 21 49 32 78 32z">
          <text:p/>
        </draw:path>
        <draw:path draw:style-name="gr16" draw:text-style-name="P6" draw:layer="layout" svg:width="0.224cm" svg:height="0.223cm" svg:x="33.019cm" svg:y="4.274cm" svg:viewBox="0 0 225 224" svg:d="M113 224c30 0 58-12 79-33s33-49 33-79c0-29-12-59-33-79-21-21-49-33-79-33-31 0-59 12-80 33-21 20-33 50-33 79 0 30 12 58 33 79s49 33 80 33z">
          <text:p/>
        </draw:path>
        <draw:path draw:style-name="gr16" draw:text-style-name="P6" draw:layer="layout" svg:width="0.223cm" svg:height="0.223cm" svg:x="31.579cm" svg:y="5.173cm" svg:viewBox="0 0 224 224" svg:d="M111 224c30 0 58-12 79-33 22-21 34-49 34-79 0-29-12-59-34-80-21-21-49-32-79-32-29 0-58 11-79 32s-32 51-32 80c0 30 11 58 32 79s50 33 79 33z">
          <text:p/>
        </draw:path>
        <draw:path draw:style-name="gr19" draw:text-style-name="P7" draw:layer="layout" svg:width="0.223cm" svg:height="0.223cm" svg:x="36.135cm" svg:y="10.098cm" svg:viewBox="0 0 224 224" svg:d="M113 224c29 0 58-11 79-32 20-21 32-50 32-79 0-30-12-58-32-80-21-21-50-33-79-33-31 0-59 12-80 33-21 22-33 50-33 80 0 29 12 58 33 79s49 32 80 32z">
          <text:p/>
        </draw:path>
        <draw:path draw:style-name="gr16" draw:text-style-name="P6" draw:layer="layout" svg:width="0.223cm" svg:height="0.223cm" svg:x="32.992cm" svg:y="4.358cm" svg:viewBox="0 0 224 224" svg:d="M112 224c30 0 59-12 80-33s32-50 32-79c0-30-11-58-32-79s-50-33-80-33-58 12-79 33-33 49-33 79c0 29 12 58 33 79s49 33 79 33z">
          <text:p/>
        </draw:path>
        <draw:path draw:style-name="gr16" draw:text-style-name="P6" draw:layer="layout" svg:width="0.223cm" svg:height="0.223cm" svg:x="32.876cm" svg:y="4.532cm" svg:viewBox="0 0 224 224" svg:d="M113 224c29 0 58-12 79-33s32-49 32-79c0-29-11-58-32-80-21-21-50-32-79-32-30 0-58 11-79 32-22 22-34 51-34 80 0 30 12 58 34 79 21 21 49 33 79 33z">
          <text:p/>
        </draw:path>
        <draw:path draw:style-name="gr16" draw:text-style-name="P6" draw:layer="layout" svg:width="0.223cm" svg:height="0.223cm" svg:x="31.527cm" svg:y="5.186cm" svg:viewBox="0 0 224 224" svg:d="M112 224c30 0 58-12 79-33s33-49 33-79c0-29-12-59-33-80s-49-32-79-32-58 11-79 32c-22 21-33 51-33 80 0 30 11 58 33 79 21 21 49 33 79 33z">
          <text:p/>
        </draw:path>
        <draw:path draw:style-name="gr16" draw:text-style-name="P6" draw:layer="layout" svg:width="0.223cm" svg:height="0.223cm" svg:x="33.742cm" svg:y="5.019cm" svg:viewBox="0 0 224 224" svg:d="M113 224c29 0 58-12 78-33 21-21 33-50 33-79 0-30-12-58-33-79-20-21-49-33-78-33-30 0-58 12-80 33-21 21-33 49-33 79 0 29 12 58 33 79 22 21 50 33 80 33z">
          <text:p/>
        </draw:path>
        <draw:path draw:style-name="gr16" draw:text-style-name="P6" draw:layer="layout" svg:width="0.223cm" svg:height="0.223cm" svg:x="32.713cm" svg:y="5.133cm" svg:viewBox="0 0 224 224" svg:d="M111 224c30 0 58-12 80-33 21-21 33-49 33-79s-12-58-33-79c-22-21-50-33-80-33-29 0-58 12-79 33s-32 49-32 79 11 58 32 79 50 33 79 33z">
          <text:p/>
        </draw:path>
        <draw:path draw:style-name="gr16" draw:text-style-name="P6" draw:layer="layout" svg:width="0.224cm" svg:height="0.223cm" svg:x="33.225cm" svg:y="6.368cm" svg:viewBox="0 0 225 224" svg:d="M112 224c31 0 59-11 80-33 21-21 33-49 33-79s-12-58-33-79-49-33-80-33c-30 0-58 12-79 33s-33 49-33 79 12 58 33 79c21 22 49 33 79 33z">
          <text:p/>
        </draw:path>
        <draw:path draw:style-name="gr16" draw:text-style-name="P6" draw:layer="layout" svg:width="0.223cm" svg:height="0.223cm" svg:x="33.112cm" svg:y="5.187cm" svg:viewBox="0 0 224 224" svg:d="M112 224c30 0 58-11 79-32s33-50 33-79c0-30-12-58-33-80-21-21-49-33-79-33-29 0-58 12-79 33-21 22-33 50-33 80 0 29 12 58 33 79s50 32 79 32z">
          <text:p/>
        </draw:path>
        <draw:path draw:style-name="gr19" draw:text-style-name="P7" draw:layer="layout" svg:width="0.223cm" svg:height="0.224cm" svg:x="36.748cm" svg:y="10.061cm" svg:viewBox="0 0 224 225" svg:d="M111 225c30 0 59-12 80-33s33-49 33-79c0-31-12-59-33-80s-50-33-80-33c-29 0-58 12-79 33s-32 49-32 80c0 30 11 58 32 79s50 33 79 33z">
          <text:p/>
        </draw:path>
        <draw:path draw:style-name="gr16" draw:text-style-name="P6" draw:layer="layout" svg:width="0.223cm" svg:height="0.223cm" svg:x="33.245cm" svg:y="5.158cm" svg:viewBox="0 0 224 224" svg:d="M113 224c29 0 58-12 79-33s32-49 32-78c0-31-11-59-32-80s-50-33-79-33c-31 0-59 12-80 33s-33 49-33 80c0 29 12 57 33 78s49 33 80 33z">
          <text:p/>
        </draw:path>
        <draw:path draw:style-name="gr16" draw:text-style-name="P6" draw:layer="layout" svg:width="0.223cm" svg:height="0.224cm" svg:x="33.249cm" svg:y="4.972cm" svg:viewBox="0 0 224 225" svg:d="M112 225c30 0 58-12 79-33s33-49 33-79-12-58-33-80c-21-21-49-33-79-33s-59 12-80 33c-21 22-32 50-32 80s11 58 32 79 50 33 80 33z">
          <text:p/>
        </draw:path>
        <draw:path draw:style-name="gr16" draw:text-style-name="P6" draw:layer="layout" svg:width="0.223cm" svg:height="0.223cm" svg:x="33.47cm" svg:y="5.209cm" svg:viewBox="0 0 224 224" svg:d="M113 224c29 0 58-12 79-33 20-21 32-49 32-79s-12-58-32-79c-21-22-50-33-79-33-31 0-59 11-80 33-21 21-33 49-33 79s12 58 33 79 49 33 80 33z">
          <text:p/>
        </draw:path>
        <draw:path draw:style-name="gr16" draw:text-style-name="P6" draw:layer="layout" svg:width="0.223cm" svg:height="0.223cm" svg:x="32.82cm" svg:y="5.459cm" svg:viewBox="0 0 224 224" svg:d="M112 224c30 0 58-12 79-33s33-49 33-79c0-29-12-57-33-78s-49-34-79-34c-29 0-59 13-80 34s-32 49-32 78c0 30 11 58 32 79s51 33 80 33z">
          <text:p/>
        </draw:path>
        <draw:path draw:style-name="gr16" draw:text-style-name="P6" draw:layer="layout" svg:width="0.223cm" svg:height="0.224cm" svg:x="31.674cm" svg:y="5.89cm" svg:viewBox="0 0 224 225" svg:d="M113 225c29 0 58-12 79-33s32-49 32-79-11-58-32-79c-21-22-50-34-79-34-31 0-59 12-80 34-21 21-33 49-33 79s12 58 33 79 49 33 80 33z">
          <text:p/>
        </draw:path>
        <draw:path draw:style-name="gr16" draw:text-style-name="P6" draw:layer="layout" svg:width="0.223cm" svg:height="0.223cm" svg:x="33.688cm" svg:y="7.62cm" svg:viewBox="0 0 224 224" svg:d="M112 224c30 0 58-11 79-32s33-50 33-79c0-30-12-59-33-80s-49-33-79-33-58 12-79 33-33 50-33 80c0 29 12 58 33 79s49 32 79 32z">
          <text:p/>
        </draw:path>
        <draw:path draw:style-name="gr16" draw:text-style-name="P6" draw:layer="layout" svg:width="0.223cm" svg:height="0.223cm" svg:x="33.763cm" svg:y="7.613cm" svg:viewBox="0 0 224 224" svg:d="M112 224c30 0 58-12 79-33s33-49 33-79c0-29-12-59-33-80-21-20-49-32-79-32-29 0-58 12-79 32-21 21-33 51-33 80 0 30 12 58 33 79s50 33 79 33z">
          <text:p/>
        </draw:path>
        <draw:path draw:style-name="gr16" draw:text-style-name="P6" draw:layer="layout" svg:width="0.223cm" svg:height="0.223cm" svg:x="33.361cm" svg:y="5.703cm" svg:viewBox="0 0 224 224" svg:d="M112 224c29 0 58-12 79-34 22-20 33-49 33-78 0-30-11-58-33-79-21-21-50-33-79-33-30 0-58 12-79 33s-33 49-33 79c0 29 12 58 33 78 21 22 49 34 79 34z">
          <text:p/>
        </draw:path>
        <draw:path draw:style-name="gr16" draw:text-style-name="P6" draw:layer="layout" svg:width="0.223cm" svg:height="0.223cm" svg:x="32.211cm" svg:y="5.97cm" svg:viewBox="0 0 224 224" svg:d="M113 224c30 0 58-12 79-33s32-50 32-80-11-58-32-79-49-32-79-32-58 11-79 32c-22 21-34 49-34 79s12 59 34 80c21 21 49 33 79 33z">
          <text:p/>
        </draw:path>
        <draw:path draw:style-name="gr16" draw:text-style-name="P6" draw:layer="layout" svg:width="0.223cm" svg:height="0.223cm" svg:x="33.692cm" svg:y="7.036cm" svg:viewBox="0 0 224 224" svg:d="M113 224c29 0 58-13 78-34 21-21 33-49 33-79 0-29-12-58-33-79-20-21-49-32-78-32-31 0-59 11-80 32s-33 50-33 79c0 30 12 58 33 79s49 34 80 34z">
          <text:p/>
        </draw:path>
        <draw:path draw:style-name="gr16" draw:text-style-name="P6" draw:layer="layout" svg:width="0.223cm" svg:height="0.224cm" svg:x="33.606cm" svg:y="6.776cm" svg:viewBox="0 0 224 225" svg:d="M111 225c30 0 58-12 80-33 21-21 33-49 33-79s-12-58-33-79c-22-22-50-34-80-34-29 0-58 12-79 34-21 21-32 49-32 79s11 58 32 79 50 33 79 33z">
          <text:p/>
        </draw:path>
        <draw:path draw:style-name="gr16" draw:text-style-name="P6" draw:layer="layout" svg:width="0.223cm" svg:height="0.223cm" svg:x="32.028cm" svg:y="5.947cm" svg:viewBox="0 0 224 224" svg:d="M111 224c30 0 58-12 79-33 22-22 34-50 34-80 0-29-12-58-34-78-21-21-49-33-79-33-29 0-58 12-79 33-21 20-32 49-32 78 0 30 11 58 32 80 21 21 50 33 79 33z">
          <text:p/>
        </draw:path>
        <draw:path draw:style-name="gr16" draw:text-style-name="P6" draw:layer="layout" svg:width="0.223cm" svg:height="0.223cm" svg:x="33.355cm" svg:y="5.842cm" svg:viewBox="0 0 224 224" svg:d="M112 224c29 0 58-11 79-32 22-21 33-50 33-79 0-30-11-59-33-80-21-21-50-33-79-33-30 0-58 12-79 33s-33 50-33 80c0 29 12 58 33 79s49 32 79 32z">
          <text:p/>
        </draw:path>
        <draw:path draw:style-name="gr16" draw:text-style-name="P6" draw:layer="layout" svg:width="0.223cm" svg:height="0.223cm" svg:x="32.119cm" svg:y="5.96cm" svg:viewBox="0 0 224 224" svg:d="M112 224c30 0 58-11 79-32 21-22 33-51 33-80 0-30-12-58-33-79s-49-33-79-33-59 12-80 33-32 49-32 79c0 29 11 58 32 80 21 21 50 32 80 32z">
          <text:p/>
        </draw:path>
        <draw:path draw:style-name="gr16" draw:text-style-name="P6" draw:layer="layout" svg:width="0.223cm" svg:height="0.223cm" svg:x="33.589cm" svg:y="7.363cm" svg:viewBox="0 0 224 224" svg:d="M111 224c30 0 58-11 79-32 22-21 34-50 34-79 0-31-12-59-34-80-21-21-49-33-79-33-29 0-58 12-79 33s-32 49-32 80c0 29 11 58 32 79s50 32 79 32z">
          <text:p/>
        </draw:path>
        <draw:path draw:style-name="gr19" draw:text-style-name="P7" draw:layer="layout" svg:width="0.223cm" svg:height="0.224cm" svg:x="39.664cm" svg:y="6.457cm" svg:viewBox="0 0 224 225" svg:d="M112 225c29 0 59-12 79-33 21-21 33-49 33-80 0-30-12-58-33-79-20-21-50-33-79-33-30 0-58 12-79 33s-33 49-33 79c0 31 12 59 33 80s49 33 79 33z">
          <text:p/>
        </draw:path>
        <draw:path draw:style-name="gr19" draw:text-style-name="P7" draw:layer="layout" svg:width="0.223cm" svg:height="0.223cm" svg:x="38.077cm" svg:y="8.855cm" svg:viewBox="0 0 224 224" svg:d="M111 224c30 0 59-12 80-32 21-22 33-51 33-80 0-30-12-58-33-79s-50-33-80-33c-29 0-58 12-79 33s-32 49-32 79c0 29 11 58 32 80 21 20 50 32 79 32z">
          <text:p/>
        </draw:path>
        <draw:path draw:style-name="gr19" draw:text-style-name="P7" draw:layer="layout" svg:width="0.223cm" svg:height="0.223cm" svg:x="39.451cm" svg:y="6.375cm" svg:viewBox="0 0 224 224" svg:d="M112 224c30 0 59-12 80-34 21-21 32-49 32-79 0-29-11-58-32-78-21-21-50-33-80-33s-58 12-79 33c-21 20-33 49-33 78 0 30 12 58 33 79 21 22 49 34 79 34z">
          <text:p/>
        </draw:path>
        <draw:path draw:style-name="gr19" draw:text-style-name="P7" draw:layer="layout" svg:width="0.223cm" svg:height="0.223cm" svg:x="40.879cm" svg:y="6.77cm" svg:viewBox="0 0 224 224" svg:d="M113 224c29 0 58-12 79-33s32-49 32-79c0-29-11-58-32-79s-50-33-79-33c-30 0-58 12-80 33-21 21-33 50-33 79 0 30 12 58 33 79 22 21 50 33 80 33z">
          <text:p/>
        </draw:path>
        <draw:path draw:style-name="gr19" draw:text-style-name="P7" draw:layer="layout" svg:width="0.224cm" svg:height="0.223cm" svg:x="38.169cm" svg:y="9.034cm" svg:viewBox="0 0 225 224" svg:d="M113 224c30 0 58-13 79-34s33-49 33-79c0-29-12-58-33-79s-49-32-79-32-59 11-80 32-33 50-33 79c0 30 12 58 33 79s50 34 80 34z">
          <text:p/>
        </draw:path>
        <draw:path draw:style-name="gr19" draw:text-style-name="P7" draw:layer="layout" svg:width="0.223cm" svg:height="0.223cm" svg:x="37.203cm" svg:y="9.882cm" svg:viewBox="0 0 224 224" svg:d="M111 224c30 0 59-12 80-33s33-49 33-79c0-29-12-58-33-80-21-21-50-32-80-32-29 0-57 11-78 32-21 22-33 51-33 80 0 30 12 58 33 79s49 33 78 33z">
          <text:p/>
        </draw:path>
        <draw:path draw:style-name="gr16" draw:text-style-name="P6" draw:layer="layout" svg:width="0.223cm" svg:height="0.223cm" svg:x="36.095cm" svg:y="9.605cm" svg:viewBox="0 0 224 224" svg:d="M111 224c30 0 59-12 80-33s33-49 33-79c0-31-12-59-33-80s-50-32-80-32-58 11-79 32-32 49-32 80c0 30 11 58 32 79s49 33 79 33z">
          <text:p/>
        </draw:path>
        <draw:path draw:style-name="gr9" draw:text-style-name="P7" draw:layer="layout" svg:width="0.223cm" svg:height="0.223cm" svg:x="37.789cm" svg:y="9.296cm" svg:viewBox="0 0 224 224" svg:d="M112 224c30 0 58-12 79-32 21-22 33-51 33-80 0-30-12-58-33-79s-49-33-79-33c-29 0-58 12-79 33-20 21-33 49-33 79 0 29 13 58 33 80 21 20 50 32 79 32z">
          <text:p/>
        </draw:path>
        <draw:path draw:style-name="gr18" draw:text-style-name="P2" draw:layer="layout" svg:width="0.223cm" svg:height="0.223cm" svg:x="37.789cm" svg:y="9.296cm" svg:viewBox="0 0 224 224" svg:d="M112 224c30 0 58-12 79-32 21-22 33-51 33-80 0-30-12-58-33-79s-49-33-79-33c-29 0-58 12-79 33-20 21-33 49-33 79 0 29 13 58 33 80 21 20 50 32 79 32z">
          <text:p/>
        </draw:path>
        <draw:path draw:style-name="gr19" draw:text-style-name="P7" draw:layer="layout" svg:width="0.223cm" svg:height="0.223cm" svg:x="36.549cm" svg:y="10.022cm" svg:viewBox="0 0 224 224" svg:d="M111 224c31 0 59-12 80-33s33-49 33-80c0-29-12-57-33-78s-49-33-80-33c-29 0-58 12-79 33-20 21-32 49-32 78 0 31 12 59 32 80 21 21 50 33 79 33z">
          <text:p/>
        </draw:path>
        <draw:path draw:style-name="gr16" draw:text-style-name="P6" draw:layer="layout" svg:width="0.223cm" svg:height="0.223cm" svg:x="33.289cm" svg:y="4.435cm" svg:viewBox="0 0 224 224" svg:d="M112 224c30 0 58-12 79-32 21-21 33-50 33-80s-12-58-33-79-49-33-79-33c-29 0-58 12-80 33-21 21-32 49-32 79s11 59 32 80c22 20 51 32 80 32z">
          <text:p/>
        </draw:path>
        <draw:path draw:style-name="gr19" draw:text-style-name="P7" draw:layer="layout" svg:width="0.223cm" svg:height="0.223cm" svg:x="37.432cm" svg:y="9.422cm" svg:viewBox="0 0 224 224" svg:d="M112 224c29 0 59-12 80-33 20-20 32-49 32-78 0-30-12-59-32-80-21-21-51-33-80-33-30 0-58 12-79 33s-33 50-33 80c0 29 12 58 33 78 21 21 49 33 79 33z">
          <text:p/>
        </draw:path>
        <draw:path draw:style-name="gr19" draw:text-style-name="P7" draw:layer="layout" svg:width="0.224cm" svg:height="0.223cm" svg:x="35.955cm" svg:y="9.482cm" svg:viewBox="0 0 225 224" svg:d="M113 224c30 0 58-12 79-33s33-50 33-79c0-30-12-58-33-79s-49-33-79-33-59 12-80 33-33 49-33 79c0 29 12 58 33 79s50 33 80 33z">
          <text:p/>
        </draw:path>
        <draw:path draw:style-name="gr19" draw:text-style-name="P7" draw:layer="layout" svg:width="0.223cm" svg:height="0.224cm" svg:x="37.183cm" svg:y="9.574cm" svg:viewBox="0 0 224 225" svg:d="M112 225c29 0 59-12 80-33s32-49 32-80c0-30-11-58-32-79s-51-33-80-33c-30 0-58 12-79 33s-33 49-33 79c0 31 12 59 33 80s49 33 79 33z">
          <text:p/>
        </draw:path>
        <draw:path draw:style-name="gr16" draw:text-style-name="P6" draw:layer="layout" svg:width="0.223cm" svg:height="0.223cm" svg:x="35.896cm" svg:y="9.598cm" svg:viewBox="0 0 224 224" svg:d="M111 224c31 0 59-12 80-33s33-49 33-79-12-59-33-79c-21-21-49-33-80-33-30 0-58 12-79 33-21 20-32 49-32 79s11 58 32 79 49 33 79 33z">
          <text:p/>
        </draw:path>
        <draw:path draw:style-name="gr19" draw:text-style-name="P7" draw:layer="layout" svg:width="0.223cm" svg:height="0.223cm" svg:x="37.708cm" svg:y="9.141cm" svg:viewBox="0 0 224 224" svg:d="M112 224c30 0 58-12 79-32 21-21 33-50 33-80s-12-58-33-79-49-33-79-33-59 12-80 33-32 49-32 79 11 59 32 80c21 20 50 32 80 32z">
          <text:p/>
        </draw:path>
        <draw:path draw:style-name="gr19" draw:text-style-name="P7" draw:layer="layout" svg:width="0.224cm" svg:height="0.223cm" svg:x="36.631cm" svg:y="9.58cm" svg:viewBox="0 0 225 224" svg:d="M113 224c30 0 58-12 79-33 21-20 33-49 33-79s-12-58-33-79-49-33-79-33-58 12-80 33c-21 21-33 49-33 79s12 59 33 79c22 21 50 33 80 33z">
          <text:p/>
        </draw:path>
        <draw:path draw:style-name="gr19" draw:text-style-name="P7" draw:layer="layout" svg:width="0.223cm" svg:height="0.223cm" svg:x="38.127cm" svg:y="8.959cm" svg:viewBox="0 0 224 224" svg:d="M111 224c31 0 59-12 80-33s33-49 33-79c0-29-12-59-33-80s-49-32-80-32c-29 0-58 11-79 32s-32 51-32 80c0 30 11 58 32 79s50 33 79 33z">
          <text:p/>
        </draw:path>
        <draw:path draw:style-name="gr19" draw:text-style-name="P7" draw:layer="layout" svg:width="0.223cm" svg:height="0.223cm" svg:x="36.641cm" svg:y="10.128cm" svg:viewBox="0 0 224 224" svg:d="M112 224c30 0 58-12 79-33s33-49 33-79c0-29-12-58-33-79-21-22-49-33-79-33-29 0-58 11-80 33-20 21-32 50-32 79 0 30 12 58 32 79 22 21 51 33 80 33z">
          <text:p/>
        </draw:path>
        <draw:path draw:style-name="gr16" draw:text-style-name="P6" draw:layer="layout" svg:width="0.223cm" svg:height="0.223cm" svg:x="33.316cm" svg:y="4.816cm" svg:viewBox="0 0 224 224" svg:d="M112 224c30 0 58-11 79-33 21-21 33-50 33-79 0-30-12-58-33-79s-49-33-79-33c-29 0-58 12-79 33-22 21-33 49-33 79 0 29 11 58 33 79 21 22 50 33 79 33z">
          <text:p/>
        </draw:path>
        <draw:path draw:style-name="gr19" draw:text-style-name="P7" draw:layer="layout" svg:width="0.223cm" svg:height="0.223cm" svg:x="36.605cm" svg:y="9.912cm" svg:viewBox="0 0 224 224" svg:d="M113 224c29 0 58-11 79-32s32-49 32-79-11-58-32-79-50-34-79-34c-30 0-59 13-80 34s-33 49-33 79 12 58 33 79 50 32 80 32z">
          <text:p/>
        </draw:path>
        <draw:path draw:style-name="gr19" draw:text-style-name="P7" draw:layer="layout" svg:width="0.224cm" svg:height="0.223cm" svg:x="36.779cm" svg:y="10.437cm" svg:viewBox="0 0 225 224" svg:d="M112 224c31 0 59-12 80-33s33-50 33-80c0-29-12-58-33-79s-49-32-80-32c-30 0-58 11-79 32s-33 50-33 79c0 30 12 59 33 80s49 33 79 33z">
          <text:p/>
        </draw:path>
        <draw:path draw:style-name="gr16" draw:text-style-name="P6" draw:layer="layout" svg:width="0.223cm" svg:height="0.223cm" svg:x="33.572cm" svg:y="4.583cm" svg:viewBox="0 0 224 224" svg:d="M111 224c30 0 58-13 79-34s34-49 34-79-13-58-34-79-49-32-79-32c-29 0-58 11-78 32-21 21-33 49-33 79s12 58 33 79c20 21 49 34 78 34z">
          <text:p/>
        </draw:path>
        <draw:path draw:style-name="gr16" draw:text-style-name="P6" draw:layer="layout" svg:width="0.223cm" svg:height="0.223cm" svg:x="33.433cm" svg:y="5.051cm" svg:viewBox="0 0 224 224" svg:d="M112 224c30 0 59-11 80-32 21-22 32-51 32-80 0-30-11-58-32-79s-50-33-80-33-58 12-79 33-33 49-33 79c0 29 12 58 33 80 21 21 49 32 79 32z">
          <text:p/>
        </draw:path>
        <draw:path draw:style-name="gr19" draw:text-style-name="P7" draw:layer="layout" svg:width="0.223cm" svg:height="0.223cm" svg:x="36.585cm" svg:y="10.558cm" svg:viewBox="0 0 224 224" svg:d="M113 224c29 0 58-11 78-32 21-21 33-50 33-79 0-30-12-58-33-80-20-21-49-33-78-33-31 0-59 12-80 33-21 22-33 50-33 80 0 29 12 58 33 79s49 32 80 32z">
          <text:p/>
        </draw:path>
        <draw:path draw:style-name="gr16" draw:text-style-name="P6" draw:layer="layout" svg:width="0.223cm" svg:height="0.223cm" svg:x="33.466cm" svg:y="4.709cm" svg:viewBox="0 0 224 224" svg:d="M112 224c30 0 58-12 79-33s33-49 33-79-12-59-33-80c-21-20-49-32-79-32s-59 12-80 32c-21 21-32 50-32 80s11 58 32 79 50 33 80 33z">
          <text:p/>
        </draw:path>
        <draw:path draw:style-name="gr19" draw:text-style-name="P7" draw:layer="layout" svg:width="0.224cm" svg:height="0.224cm" svg:x="36.712cm" svg:y="10.298cm" svg:viewBox="0 0 225 225" svg:d="M112 225c30 0 58-12 79-33 22-21 34-49 34-79s-12-59-34-80c-21-21-49-33-79-33s-58 12-79 33-33 50-33 80 12 58 33 79 49 33 79 33z">
          <text:p/>
        </draw:path>
        <draw:path draw:style-name="gr16" draw:text-style-name="P6" draw:layer="layout" svg:width="0.223cm" svg:height="0.223cm" svg:x="33.478cm" svg:y="4.602cm" svg:viewBox="0 0 224 224" svg:d="M113 224c29 0 58-12 79-33 20-21 32-50 32-79 0-30-12-58-32-79-21-21-50-33-79-33-31 0-59 12-80 33s-33 49-33 79c0 29 12 58 33 79s49 33 80 33z">
          <text:p/>
        </draw:path>
        <draw:path draw:style-name="gr19" draw:text-style-name="P7" draw:layer="layout" svg:width="0.223cm" svg:height="0.223cm" svg:x="37.263cm" svg:y="9.323cm" svg:viewBox="0 0 224 224" svg:d="M113 224c29 0 58-12 79-33s32-50 32-80c0-29-11-58-32-79s-50-32-79-32c-31 0-59 11-80 32s-33 50-33 79c0 30 12 59 33 80s49 33 80 33z">
          <text:p/>
        </draw:path>
        <draw:path draw:style-name="gr19" draw:text-style-name="P7" draw:layer="layout" svg:width="0.223cm" svg:height="0.223cm" svg:x="38.06cm" svg:y="9.057cm" svg:viewBox="0 0 224 224" svg:d="M112 224c29 0 58-11 80-33 21-21 32-50 32-79 0-30-11-58-32-79-22-21-51-33-80-33-30 0-58 12-79 33s-33 49-33 79c0 29 12 58 33 79 21 22 49 33 79 33z">
          <text:p/>
        </draw:path>
        <draw:path draw:style-name="gr19" draw:text-style-name="P7" draw:layer="layout" svg:width="0.223cm" svg:height="0.223cm" svg:x="38.087cm" svg:y="9.192cm" svg:viewBox="0 0 224 224" svg:d="M112 224c29 0 59-12 80-32 21-21 32-50 32-79 0-30-11-59-32-80s-51-33-80-33c-30 0-58 12-79 33s-33 50-33 80c0 29 12 58 33 79 21 20 49 32 79 32z">
          <text:p/>
        </draw:path>
        <draw:path draw:style-name="gr19" draw:text-style-name="P7" draw:layer="layout" svg:width="0.224cm" svg:height="0.223cm" svg:x="37.174cm" svg:y="9.352cm" svg:viewBox="0 0 225 224" svg:d="M112 224c30 0 58-12 80-33 21-21 33-49 33-80 0-29-12-58-33-79-22-21-50-32-80-32s-58 11-79 32-33 50-33 79c0 31 12 59 33 80s49 33 79 33z">
          <text:p/>
        </draw:path>
        <draw:path draw:style-name="gr19" draw:text-style-name="P7" draw:layer="layout" svg:width="0.224cm" svg:height="0.223cm" svg:x="37.681cm" svg:y="9.343cm" svg:viewBox="0 0 225 224" svg:d="M112 224c31 0 59-12 80-33 21-20 33-49 33-79s-12-58-33-79-49-33-80-33c-30 0-58 12-79 33s-33 49-33 79 12 59 33 79c21 21 49 33 79 33z">
          <text:p/>
        </draw:path>
        <draw:path draw:style-name="gr19" draw:text-style-name="P7" draw:layer="layout" svg:width="0.223cm" svg:height="0.223cm" svg:x="37.792cm" svg:y="9.396cm" svg:viewBox="0 0 224 224" svg:d="M113 224c29 0 58-12 79-33s32-49 32-79c0-29-11-59-32-80-21-20-50-32-79-32-30 0-58 12-79 32-21 21-34 51-34 80 0 30 13 58 34 79s49 33 79 33z">
          <text:p/>
        </draw:path>
        <draw:path draw:style-name="gr19" draw:text-style-name="P7" draw:layer="layout" svg:width="0.223cm" svg:height="0.223cm" svg:x="37.725cm" svg:y="9.604cm" svg:viewBox="0 0 224 224" svg:d="M112 224c30 0 58-11 79-32s33-50 33-79c0-31-12-59-33-80s-49-33-79-33c-29 0-59 12-79 33-21 21-33 49-33 80 0 29 12 58 33 79 20 21 50 32 79 32z">
          <text:p/>
        </draw:path>
        <draw:path draw:style-name="gr19" draw:text-style-name="P7" draw:layer="layout" svg:width="0.223cm" svg:height="0.223cm" svg:x="37.357cm" svg:y="9.938cm" svg:viewBox="0 0 224 224" svg:d="M112 224c29 0 58-12 79-34 21-21 33-49 33-79 0-29-12-57-33-78s-50-33-79-33c-30 0-58 12-79 33s-33 49-33 78c0 30 12 58 33 79 21 22 49 34 79 34z">
          <text:p/>
        </draw:path>
        <draw:path draw:style-name="gr19" draw:text-style-name="P7" draw:layer="layout" svg:width="0.223cm" svg:height="0.223cm" svg:x="36.564cm" svg:y="10.272cm" svg:viewBox="0 0 224 224" svg:d="M111 224c31 0 59-12 80-33 21-20 33-49 33-78 0-31-12-59-33-80s-49-33-80-33c-29 0-57 12-78 33s-33 49-33 80c0 29 12 58 33 78 21 21 49 33 78 33z">
          <text:p/>
        </draw:path>
        <draw:path draw:style-name="gr19" draw:text-style-name="P7" draw:layer="layout" svg:width="0.223cm" svg:height="0.223cm" svg:x="39.5cm" svg:y="6.492cm" svg:viewBox="0 0 224 224" svg:d="M112 224c30 0 58-12 79-32 21-21 33-50 33-79 0-31-12-59-33-80s-49-33-79-33-59 12-80 33-32 49-32 80c0 29 11 58 32 79 21 20 50 32 80 32z">
          <text:p/>
        </draw:path>
        <draw:path draw:style-name="gr19" draw:text-style-name="P7" draw:layer="layout" svg:width="0.223cm" svg:height="0.223cm" svg:x="39.459cm" svg:y="6.35cm" svg:viewBox="0 0 224 224" svg:d="M112 224c30 0 59-12 80-33s32-49 32-78c0-30-11-58-32-79s-50-34-80-34-58 13-79 34-33 49-33 79c0 29 12 57 33 78s49 33 79 33z">
          <text:p/>
        </draw:path>
        <draw:path draw:style-name="gr19" draw:text-style-name="P7" draw:layer="layout" svg:width="0.223cm" svg:height="0.224cm" svg:x="39.526cm" svg:y="6.518cm" svg:viewBox="0 0 224 225" svg:d="M112 225c30 0 58-12 79-33s33-49 33-79-12-59-33-80-49-33-79-33-59 12-80 33-32 50-32 80 11 58 32 79 50 33 80 33z">
          <text:p/>
        </draw:path>
        <draw:path draw:style-name="gr9" draw:text-style-name="P7" draw:layer="layout" svg:width="0.223cm" svg:height="0.223cm" svg:x="39.669cm" svg:y="6.421cm" svg:viewBox="0 0 224 224" svg:d="M112 224c30 0 59-12 79-33 21-20 33-50 33-79 0-30-12-58-33-79-20-21-49-33-79-33s-58 12-79 33-33 49-33 79c0 29 12 59 33 79 21 21 49 33 79 33z">
          <text:p/>
        </draw:path>
        <draw:path draw:style-name="gr18" draw:text-style-name="P2" draw:layer="layout" svg:width="0.223cm" svg:height="0.223cm" svg:x="39.669cm" svg:y="6.421cm" svg:viewBox="0 0 224 224" svg:d="M112 224c30 0 59-12 79-33 21-20 33-50 33-79 0-30-12-58-33-79-20-21-49-33-79-33s-58 12-79 33-33 49-33 79c0 29 12 59 33 79 21 21 49 33 79 33z">
          <text:p/>
        </draw:path>
        <draw:path draw:style-name="gr19" draw:text-style-name="P7" draw:layer="layout" svg:width="0.223cm" svg:height="0.223cm" svg:x="39.9cm" svg:y="6.189cm" svg:viewBox="0 0 224 224" svg:d="M111 224c31 0 59-11 80-32s33-51 33-80c0-30-12-58-33-79s-49-33-80-33c-29 0-58 12-78 33-21 21-33 49-33 79 0 29 12 59 33 80 20 21 49 32 78 32z">
          <text:p/>
        </draw:path>
        <draw:path draw:style-name="gr19" draw:text-style-name="P7" draw:layer="layout" svg:width="0.223cm" svg:height="0.223cm" svg:x="40.868cm" svg:y="6.809cm" svg:viewBox="0 0 224 224" svg:d="M113 224c29 0 58-13 79-34s32-49 32-79c0-29-11-58-32-79s-50-32-79-32c-30 0-58 11-80 32-21 21-33 50-33 79 0 30 12 58 33 79 22 21 50 34 80 34z">
          <text:p/>
        </draw:path>
        <draw:path draw:style-name="gr20" draw:text-style-name="P8" draw:layer="layout" svg:width="0.223cm" svg:height="0.223cm" svg:x="37.791cm" svg:y="2.191cm" svg:viewBox="0 0 224 224" svg:d="M113 224c29 0 58-12 79-33s32-50 32-80c0-29-11-58-32-79s-50-32-79-32c-30 0-58 11-79 32s-34 50-34 79c0 30 13 59 34 80s49 33 79 33z">
          <text:p/>
        </draw:path>
        <draw:path draw:style-name="gr20" draw:text-style-name="P8" draw:layer="layout" svg:width="0.223cm" svg:height="0.223cm" svg:x="37.857cm" svg:y="2.148cm" svg:viewBox="0 0 224 224" svg:d="M111 224c30 0 59-12 80-34 21-21 33-49 33-79 0-29-12-58-33-79s-50-32-80-32c-29 0-58 11-79 32s-32 50-32 79c0 30 11 58 32 79 21 22 50 34 79 34z">
          <text:p/>
        </draw:path>
        <draw:path draw:style-name="gr19" draw:text-style-name="P7" draw:layer="layout" svg:width="0.223cm" svg:height="0.223cm" svg:x="37.356cm" svg:y="9.497cm" svg:viewBox="0 0 224 224" svg:d="M112 224c29 0 58-11 79-33 21-21 33-50 33-79 0-30-12-58-33-79s-50-33-79-33c-30 0-58 12-79 33s-33 49-33 79c0 29 12 58 33 79 21 22 49 33 79 33z">
          <text:p/>
        </draw:path>
        <draw:path draw:style-name="gr19" draw:text-style-name="P7" draw:layer="layout" svg:width="0.223cm" svg:height="0.223cm" svg:x="37.299cm" svg:y="9.945cm" svg:viewBox="0 0 224 224" svg:d="M112 224c30 0 58-12 79-34 21-21 33-49 33-79s-12-58-33-79-49-32-79-32c-29 0-59 11-80 32-20 21-32 49-32 79s12 58 32 79c21 22 51 34 80 34z">
          <text:p/>
        </draw:path>
        <draw:path draw:style-name="gr19" draw:text-style-name="P7" draw:layer="layout" svg:width="0.223cm" svg:height="0.223cm" svg:x="36.1cm" svg:y="9.982cm" svg:viewBox="0 0 224 224" svg:d="M112 224c30 0 58-12 79-33s33-50 33-80-12-58-33-79-49-32-79-32-58 11-79 32-33 49-33 79 12 59 33 80 49 33 79 33z">
          <text:p/>
        </draw:path>
        <draw:path draw:style-name="gr19" draw:text-style-name="P7" draw:layer="layout" svg:width="0.223cm" svg:height="0.224cm" svg:x="37.644cm" svg:y="9.435cm" svg:viewBox="0 0 224 225" svg:d="M111 225c30 0 59-12 80-33s33-49 33-79-12-58-33-80c-21-21-50-33-80-33-29 0-58 12-79 33-21 22-32 50-32 80s11 58 32 79 50 33 79 33z">
          <text:p/>
        </draw:path>
        <draw:path draw:style-name="gr19" draw:text-style-name="P7" draw:layer="layout" svg:width="0.223cm" svg:height="0.224cm" svg:x="36.432cm" svg:y="9.84cm" svg:viewBox="0 0 224 225" svg:d="M112 225c30 0 58-12 79-33s33-49 33-79c0-31-12-59-33-80s-49-33-79-33c-29 0-58 12-79 33-22 21-33 49-33 80 0 30 11 58 33 79 21 21 50 33 79 33z">
          <text:p/>
        </draw:path>
        <draw:path draw:style-name="gr16" draw:text-style-name="P6" draw:layer="layout" svg:width="0.223cm" svg:height="0.223cm" svg:x="33.212cm" svg:y="4.489cm" svg:viewBox="0 0 224 224" svg:d="M111 224c31 0 59-12 80-33s33-49 33-79-12-59-33-80-49-32-80-32c-29 0-58 11-79 32s-32 50-32 80 11 58 32 79 50 33 79 33z">
          <text:p/>
        </draw:path>
        <draw:path draw:style-name="gr19" draw:text-style-name="P7" draw:layer="layout" svg:width="0.223cm" svg:height="0.223cm" svg:x="40.887cm" svg:y="6.853cm" svg:viewBox="0 0 224 224" svg:d="M113 224c29 0 58-11 78-32 21-22 33-51 33-80 0-30-12-58-33-79-20-21-49-33-78-33-30 0-58 12-80 33-21 21-33 49-33 79 0 29 12 58 33 80 22 21 50 32 80 32z">
          <text:p/>
        </draw:path>
        <draw:path draw:style-name="gr19" draw:text-style-name="P7" draw:layer="layout" svg:width="0.223cm" svg:height="0.223cm" svg:x="36.158cm" svg:y="9.193cm" svg:viewBox="0 0 224 224" svg:d="M113 224c29 0 58-12 79-33 20-21 32-49 32-79 0-29-12-59-32-80-21-21-50-32-79-32-30 0-59 11-80 32s-33 51-33 80c0 30 12 58 33 79s50 33 80 33z">
          <text:p/>
        </draw:path>
        <draw:path draw:style-name="gr19" draw:text-style-name="P7" draw:layer="layout" svg:width="0.223cm" svg:height="0.223cm" svg:x="40.035cm" svg:y="8.024cm" svg:viewBox="0 0 224 224" svg:d="M111 224c30 0 58-12 79-33s34-49 34-79-13-58-34-79-49-33-79-33-58 12-79 33-32 49-32 79 11 58 32 79 49 33 79 33z">
          <text:p/>
        </draw:path>
        <draw:path draw:style-name="gr19" draw:text-style-name="P7" draw:layer="layout" svg:width="0.223cm" svg:height="0.223cm" svg:x="39.703cm" svg:y="8.099cm" svg:viewBox="0 0 224 224" svg:d="M112 224c30 0 58-11 79-32s33-50 33-79c0-30-12-58-33-80-21-21-49-33-79-33s-59 12-80 33c-20 22-32 50-32 80 0 29 12 58 32 79 21 21 50 32 80 32z">
          <text:p/>
        </draw:path>
        <draw:path draw:style-name="gr16" draw:text-style-name="P6" draw:layer="layout" svg:width="0.223cm" svg:height="0.223cm" svg:x="32.172cm" svg:y="9.875cm" svg:viewBox="0 0 224 224" svg:d="M113 224c29 0 58-12 79-33s32-49 32-79c0-29-11-58-32-80-21-21-50-32-79-32-30 0-58 11-80 32-21 22-33 51-33 80 0 30 12 58 33 79 22 21 50 33 80 33z">
          <text:p/>
        </draw:path>
        <draw:path draw:style-name="gr19" draw:text-style-name="P7" draw:layer="layout" svg:width="0.223cm" svg:height="0.223cm" svg:x="32.099cm" svg:y="9.773cm" svg:viewBox="0 0 224 224" svg:d="M112 224c30 0 59-11 80-32s32-51 32-80c0-30-11-58-32-79s-50-33-80-33-58 12-79 33-33 49-33 79c0 29 12 59 33 80s49 32 79 32z">
          <text:p/>
        </draw:path>
        <draw:path draw:style-name="gr16" draw:text-style-name="P6" draw:layer="layout" svg:width="0.223cm" svg:height="0.224cm" svg:x="30.802cm" svg:y="4.338cm" svg:viewBox="0 0 224 225" svg:d="M113 225c29 0 58-12 79-33s32-49 32-79-11-58-32-79-50-34-79-34c-31 0-59 13-80 34s-33 49-33 79 12 58 33 79 49 33 80 33z">
          <text:p/>
        </draw:path>
        <draw:path draw:style-name="gr19" draw:text-style-name="P7" draw:layer="layout" svg:width="0.223cm" svg:height="0.224cm" svg:x="39.542cm" svg:y="8.292cm" svg:viewBox="0 0 224 225" svg:d="M113 225c29 0 58-12 79-33s32-49 32-79-11-59-32-80-50-33-79-33c-30 0-58 12-80 33-21 21-33 50-33 80s12 58 33 79c22 21 50 33 80 33z">
          <text:p/>
        </draw:path>
        <draw:path draw:style-name="gr19" draw:text-style-name="P7" draw:layer="layout" svg:width="0.223cm" svg:height="0.223cm" svg:x="39.898cm" svg:y="8.197cm" svg:viewBox="0 0 224 224" svg:d="M112 224c30 0 59-11 80-32 20-21 32-51 32-80 0-30-12-58-32-79-21-21-50-33-80-33s-58 12-79 33-33 49-33 79c0 29 12 59 33 80s49 32 79 32z">
          <text:p/>
        </draw:path>
        <draw:path draw:style-name="gr19" draw:text-style-name="P7" draw:layer="layout" svg:width="0.223cm" svg:height="0.223cm" svg:x="39.633cm" svg:y="8.568cm" svg:viewBox="0 0 224 224" svg:d="M112 224c30 0 58-11 80-32 21-21 32-50 32-79 0-30-11-58-32-79-22-22-50-34-80-34s-58 12-79 34c-21 21-33 49-33 79 0 29 12 58 33 79s49 32 79 32z">
          <text:p/>
        </draw:path>
        <draw:path draw:style-name="gr19" draw:text-style-name="P7" draw:layer="layout" svg:width="0.223cm" svg:height="0.223cm" svg:x="39.542cm" svg:y="8.425cm" svg:viewBox="0 0 224 224" svg:d="M113 224c29 0 58-11 79-32s32-51 32-80c0-30-11-58-32-79s-50-33-79-33c-30 0-58 12-80 33-21 21-33 49-33 79 0 29 12 59 33 80 22 21 50 32 80 32z">
          <text:p/>
        </draw:path>
        <draw:path draw:style-name="gr19" draw:text-style-name="P7" draw:layer="layout" svg:width="0.223cm" svg:height="0.223cm" svg:x="38.673cm" svg:y="8.207cm" svg:viewBox="0 0 224 224" svg:d="M112 224c30 0 58-12 79-33s33-50 33-80c0-29-12-58-33-79-21-20-49-32-79-32-29 0-58 12-79 32-22 21-33 50-33 79 0 30 11 59 33 80 21 21 50 33 79 33z">
          <text:p/>
        </draw:path>
        <draw:path draw:style-name="gr19" draw:text-style-name="P7" draw:layer="layout" svg:width="0.223cm" svg:height="0.223cm" svg:x="32.958cm" svg:y="8.812cm" svg:viewBox="0 0 224 224" svg:d="M112 224c29 0 59-13 80-34s32-49 32-79c0-29-11-58-32-78-21-21-51-33-80-33-30 0-58 12-79 33-21 20-33 49-33 78 0 30 12 58 33 79s49 34 79 34z">
          <text:p/>
        </draw:path>
        <draw:path draw:style-name="gr19" draw:text-style-name="P7" draw:layer="layout" svg:width="0.223cm" svg:height="0.223cm" svg:x="39.271cm" svg:y="8.322cm" svg:viewBox="0 0 224 224" svg:d="M113 224c29 0 58-12 79-33s32-49 32-79c0-29-11-58-32-80-21-21-50-32-79-32-31 0-59 11-80 32-21 22-33 51-33 80 0 30 12 58 33 79s49 33 80 33z">
          <text:p/>
        </draw:path>
        <draw:path draw:style-name="gr19" draw:text-style-name="P7" draw:layer="layout" svg:width="0.223cm" svg:height="0.223cm" svg:x="39.332cm" svg:y="8.314cm" svg:viewBox="0 0 224 224" svg:d="M113 224c29 0 58-12 78-33 21-20 33-49 33-78 0-30-12-58-33-80-20-21-49-33-78-33-30 0-58 12-79 33-22 22-34 50-34 80 0 29 12 58 34 78 21 21 49 33 79 33z">
          <text:p/>
        </draw:path>
        <draw:path draw:style-name="gr19" draw:text-style-name="P7" draw:layer="layout" svg:width="0.223cm" svg:height="0.223cm" svg:x="40.694cm" svg:y="5.66cm" svg:viewBox="0 0 224 224" svg:d="M113 224c29 0 58-12 78-33 21-21 33-49 33-79s-12-58-33-79c-20-22-49-33-78-33-30 0-58 11-79 33-21 21-34 49-34 79s13 58 34 79 49 33 79 33z">
          <text:p/>
        </draw:path>
        <draw:path draw:style-name="gr20" draw:text-style-name="P8" draw:layer="layout" svg:width="0.223cm" svg:height="0.223cm" svg:x="38.078cm" svg:y="2.067cm" svg:viewBox="0 0 224 224" svg:d="M112 224c29 0 59-12 80-33 20-21 32-49 32-79 0-29-12-57-32-79-21-21-51-33-80-33-30 0-58 12-79 33-21 22-33 50-33 79 0 30 12 58 33 79s49 33 79 33z">
          <text:p/>
        </draw:path>
        <draw:path draw:style-name="gr20" draw:text-style-name="P8" draw:layer="layout" svg:width="0.224cm" svg:height="0.224cm" svg:x="38.093cm" svg:y="2.141cm" svg:viewBox="0 0 225 225" svg:d="M112 225c30 0 59-12 80-34 21-21 33-49 33-79s-12-58-33-79-50-33-80-33-58 12-79 33-33 49-33 79 12 58 33 79c21 22 49 34 79 34z">
          <text:p/>
        </draw:path>
        <draw:path draw:style-name="gr20" draw:text-style-name="P8" draw:layer="layout" svg:width="0.223cm" svg:height="0.223cm" svg:x="38.112cm" svg:y="2.192cm" svg:viewBox="0 0 224 224" svg:d="M112 224c30 0 59-12 79-33 21-21 33-50 33-80 0-29-12-58-33-79-20-21-49-32-79-32s-58 11-79 32-33 50-33 79c0 30 12 59 33 80s49 33 79 33z">
          <text:p/>
        </draw:path>
        <draw:path draw:style-name="gr16" draw:text-style-name="P6" draw:layer="layout" svg:width="0.223cm" svg:height="0.223cm" svg:x="31.988cm" svg:y="5.705cm" svg:viewBox="0 0 224 224" svg:d="M112 224c30 0 58-11 79-33 21-21 33-50 33-79 0-30-12-58-33-79s-49-33-79-33c-29 0-58 12-78 33-22 21-34 49-34 79 0 29 12 58 34 79 20 22 49 33 78 33z">
          <text:p/>
        </draw:path>
        <draw:path draw:style-name="gr19" draw:text-style-name="P7" draw:layer="layout" svg:width="0.223cm" svg:height="0.223cm" svg:x="35.862cm" svg:y="7.585cm" svg:viewBox="0 0 224 224" svg:d="M111 224c30 0 59-11 80-32s33-50 33-79c0-31-12-59-33-80s-50-33-80-33c-29 0-58 12-79 33-20 21-32 49-32 80 0 29 12 58 32 79 21 21 50 32 79 32z">
          <text:p/>
        </draw:path>
        <draw:path draw:style-name="gr16" draw:text-style-name="P6" draw:layer="layout" svg:width="0.223cm" svg:height="0.223cm" svg:x="33.098cm" svg:y="4.157cm" svg:viewBox="0 0 224 224" svg:d="M113 224c29 0 58-12 78-34 21-21 33-49 33-79 0-29-12-58-33-78-20-21-49-33-78-33-30 0-58 12-79 33-22 20-34 49-34 78 0 30 12 58 34 79 21 22 49 34 79 34z">
          <text:p/>
        </draw:path>
        <draw:path draw:style-name="gr16" draw:text-style-name="P6" draw:layer="layout" svg:width="0.223cm" svg:height="0.223cm" svg:x="34.209cm" svg:y="6.511cm" svg:viewBox="0 0 224 224" svg:d="M112 224c30 0 58-11 79-32s33-50 33-79c0-30-12-59-33-80s-49-33-79-33c-29 0-58 12-78 33-22 21-34 50-34 80 0 29 12 58 34 79 20 21 49 32 78 32z">
          <text:p/>
        </draw:path>
        <draw:path draw:style-name="gr16" draw:text-style-name="P6" draw:layer="layout" svg:width="0.223cm" svg:height="0.223cm" svg:x="33.688cm" svg:y="6.03cm" svg:viewBox="0 0 224 224" svg:d="M113 224c29 0 58-12 78-33 21-21 33-49 33-79s-12-59-33-80c-20-21-49-32-78-32-31 0-59 11-80 32s-33 50-33 80 12 58 33 79 49 33 80 33z">
          <text:p/>
        </draw:path>
        <draw:path draw:style-name="gr16" draw:text-style-name="P6" draw:layer="layout" svg:width="0.223cm" svg:height="0.223cm" svg:x="32.222cm" svg:y="10.003cm" svg:viewBox="0 0 224 224" svg:d="M113 224c29 0 58-11 79-32 20-21 32-51 32-80 0-30-12-58-32-79-21-21-50-33-79-33-30 0-58 12-79 33s-34 49-34 79c0 29 13 59 34 80s49 32 79 32z">
          <text:p/>
        </draw:path>
        <draw:path draw:style-name="gr16" draw:text-style-name="P6" draw:layer="layout" svg:width="0.223cm" svg:height="0.223cm" svg:x="32.828cm" svg:y="5.994cm" svg:viewBox="0 0 224 224" svg:d="M113 224c29 0 58-12 79-33 21-20 32-49 32-79s-11-58-32-79-50-33-79-33c-30 0-59 12-80 33s-33 49-33 79 12 59 33 79c21 21 50 33 80 33z">
          <text:p/>
        </draw:path>
        <draw:path draw:style-name="gr16" draw:text-style-name="P6" draw:layer="layout" svg:width="0.223cm" svg:height="0.223cm" svg:x="34.044cm" svg:y="6.397cm" svg:viewBox="0 0 224 224" svg:d="M111 224c30 0 58-12 80-33 21-22 33-50 33-80 0-29-12-58-33-79-22-20-50-32-80-32-29 0-57 12-78 32-21 21-33 50-33 79 0 30 12 58 33 80 21 21 49 33 78 33z">
          <text:p/>
        </draw:path>
        <draw:path draw:style-name="gr16" draw:text-style-name="P6" draw:layer="layout" svg:width="0.223cm" svg:height="0.223cm" svg:x="32.756cm" svg:y="5.964cm" svg:viewBox="0 0 224 224" svg:d="M112 224c30 0 59-11 80-32s32-51 32-80c0-30-11-58-32-79s-50-33-80-33-58 12-79 33-33 49-33 79c0 29 12 59 33 80s49 32 79 32z">
          <text:p/>
        </draw:path>
        <draw:path draw:style-name="gr16" draw:text-style-name="P6" draw:layer="layout" svg:width="0.223cm" svg:height="0.223cm" svg:x="33.234cm" svg:y="5.78cm" svg:viewBox="0 0 224 224" svg:d="M113 224c29 0 58-11 79-32s32-50 32-80-11-58-32-79-50-33-79-33c-31 0-59 12-80 33s-33 49-33 79 12 59 33 80 49 32 80 32z">
          <text:p/>
        </draw:path>
        <draw:path draw:style-name="gr17" draw:text-style-name="P6" draw:layer="layout" svg:width="0.223cm" svg:height="0.223cm" svg:x="31.584cm" svg:y="6.016cm" svg:viewBox="0 0 224 224" svg:d="M111 224c30 0 58-12 79-33 22-21 34-49 34-80 0-29-12-58-34-79-21-21-49-32-79-32-29 0-58 11-79 32-20 21-32 50-32 79 0 31 12 59 32 80 21 21 50 33 79 33z">
          <text:p/>
        </draw:path>
        <draw:path draw:style-name="gr18" draw:text-style-name="P2" draw:layer="layout" svg:width="0.223cm" svg:height="0.223cm" svg:x="31.584cm" svg:y="6.016cm" svg:viewBox="0 0 224 224" svg:d="M111 224c30 0 58-12 79-33 22-21 34-49 34-80 0-29-12-58-34-79-21-21-49-32-79-32-29 0-58 11-79 32-20 21-32 50-32 79 0 31 12 59 32 80 21 21 50 33 79 33z">
          <text:p/>
        </draw:path>
        <draw:path draw:style-name="gr16" draw:text-style-name="P6" draw:layer="layout" svg:width="0.224cm" svg:height="0.223cm" svg:x="31.653cm" svg:y="5.527cm" svg:viewBox="0 0 225 224" svg:d="M112 224c31 0 59-11 80-32s33-51 33-80c0-30-12-58-33-79s-49-33-80-33c-30 0-58 12-79 33s-33 49-33 79c0 29 12 59 33 80s49 32 79 32z">
          <text:p/>
        </draw:path>
        <draw:path draw:style-name="gr16" draw:text-style-name="P6" draw:layer="layout" svg:width="0.223cm" svg:height="0.223cm" svg:x="30.696cm" svg:y="6.186cm" svg:viewBox="0 0 224 224" svg:d="M111 224c30 0 58-12 80-32 21-21 33-51 33-80 0-30-12-58-33-79-22-21-50-33-80-33-29 0-58 12-79 33s-32 49-32 79c0 29 11 59 32 80 21 20 50 32 79 32z">
          <text:p/>
        </draw:path>
        <draw:path draw:style-name="gr16" draw:text-style-name="P6" draw:layer="layout" svg:width="0.223cm" svg:height="0.223cm" svg:x="31.554cm" svg:y="5.581cm" svg:viewBox="0 0 224 224" svg:d="M112 224c30 0 58-12 79-33 21-20 33-49 33-78 0-31-12-59-33-80s-49-33-79-33c-29 0-58 12-79 33s-33 49-33 80c0 29 12 58 33 78 21 21 50 33 79 33z">
          <text:p/>
        </draw:path>
        <draw:path draw:style-name="gr16" draw:text-style-name="P6" draw:layer="layout" svg:width="0.223cm" svg:height="0.224cm" svg:x="33.713cm" svg:y="6.271cm" svg:viewBox="0 0 224 225" svg:d="M113 225c29 0 58-12 79-33s32-49 32-79c0-31-11-59-32-80s-50-33-79-33c-30 0-59 12-80 33s-33 49-33 80c0 30 12 58 33 79s50 33 80 33z">
          <text:p/>
        </draw:path>
        <draw:path draw:style-name="gr16" draw:text-style-name="P6" draw:layer="layout" svg:width="0.223cm" svg:height="0.224cm" svg:x="33.977cm" svg:y="7.37cm" svg:viewBox="0 0 224 225" svg:d="M112 225c30 0 58-12 79-33s33-49 33-79c0-31-12-59-33-80s-49-33-79-33-58 12-79 33c-22 21-33 49-33 80 0 30 11 58 33 79 21 21 49 33 79 33z">
          <text:p/>
        </draw:path>
        <draw:path draw:style-name="gr16" draw:text-style-name="P6" draw:layer="layout" svg:width="0.223cm" svg:height="0.223cm" svg:x="33.631cm" svg:y="5.217cm" svg:viewBox="0 0 224 224" svg:d="M111 224c30 0 59-11 80-32s33-50 33-79c0-30-12-58-33-79-21-22-50-34-80-34-29 0-58 12-79 34-21 21-32 49-32 79 0 29 11 58 32 79s50 32 79 32z">
          <text:p/>
        </draw:path>
        <draw:path draw:style-name="gr16" draw:text-style-name="P6" draw:layer="layout" svg:width="0.223cm" svg:height="0.223cm" svg:x="31.728cm" svg:y="5.389cm" svg:viewBox="0 0 224 224" svg:d="M113 224c29 0 58-12 79-33s32-49 32-79c0-29-11-59-32-80s-50-32-79-32c-30 0-58 11-80 32-21 21-33 51-33 80 0 30 12 58 33 79 22 21 50 33 80 33z">
          <text:p/>
        </draw:path>
        <draw:path draw:style-name="gr16" draw:text-style-name="P6" draw:layer="layout" svg:width="0.223cm" svg:height="0.224cm" svg:x="30.988cm" svg:y="6.168cm" svg:viewBox="0 0 224 225" svg:d="M111 225c31 0 59-12 80-33 21-22 33-50 33-80s-12-58-33-79-49-33-80-33c-29 0-58 12-79 33-20 21-32 49-32 79s12 58 32 80c21 21 50 33 79 33z">
          <text:p/>
        </draw:path>
        <draw:path draw:style-name="gr16" draw:text-style-name="P6" draw:layer="layout" svg:width="0.223cm" svg:height="0.224cm" svg:x="31.54cm" svg:y="5.395cm" svg:viewBox="0 0 224 225" svg:d="M113 225c29 0 58-12 79-33 20-21 32-49 32-79s-12-59-32-80c-21-21-50-33-79-33-30 0-58 12-79 33-22 21-34 50-34 80s12 58 34 79c21 21 49 33 79 33z">
          <text:p/>
        </draw:path>
        <draw:path draw:style-name="gr16" draw:text-style-name="P6" draw:layer="layout" svg:width="0.223cm" svg:height="0.223cm" svg:x="31.862cm" svg:y="5.775cm" svg:viewBox="0 0 224 224" svg:d="M111 224c31 0 59-12 80-32 21-21 33-50 33-80s-12-58-33-79-49-33-80-33c-29 0-58 12-79 33s-32 49-32 79 11 59 32 80c21 20 50 32 79 32z">
          <text:p/>
        </draw:path>
        <draw:path draw:style-name="gr16" draw:text-style-name="P6" draw:layer="layout" svg:width="0.223cm" svg:height="0.223cm" svg:x="30.863cm" svg:y="5.575cm" svg:viewBox="0 0 224 224" svg:d="M113 224c29 0 58-11 79-32s32-50 32-79c0-31-11-59-32-80s-50-33-79-33c-30 0-58 12-79 33-22 21-34 49-34 80 0 29 12 58 34 79 21 21 49 32 79 32z">
          <text:p/>
        </draw:path>
        <draw:path draw:style-name="gr16" draw:text-style-name="P6" draw:layer="layout" svg:width="0.224cm" svg:height="0.223cm" svg:x="30.586cm" svg:y="6.07cm" svg:viewBox="0 0 225 224" svg:d="M113 224c30 0 58-12 79-33s33-49 33-78c0-30-12-59-33-80s-49-33-79-33-59 12-80 33-33 50-33 80c0 29 12 57 33 78s50 33 80 33z">
          <text:p/>
        </draw:path>
        <draw:path draw:style-name="gr16" draw:text-style-name="P6" draw:layer="layout" svg:width="0.223cm" svg:height="0.223cm" svg:x="33.45cm" svg:y="6.703cm" svg:viewBox="0 0 224 224" svg:d="M113 224c29 0 58-12 78-32 21-21 33-50 33-79 0-31-12-59-33-80-20-21-49-33-78-33-31 0-59 12-80 33s-33 49-33 80c0 29 12 58 33 79 21 20 49 32 80 32z">
          <text:p/>
        </draw:path>
        <draw:path draw:style-name="gr16" draw:text-style-name="P6" draw:layer="layout" svg:width="0.223cm" svg:height="0.223cm" svg:x="32.373cm" svg:y="5.931cm" svg:viewBox="0 0 224 224" svg:d="M113 224c29 0 58-11 79-33 21-21 32-50 32-79 0-30-11-58-32-79s-50-33-79-33c-30 0-59 12-80 33s-33 49-33 79c0 29 12 58 33 79 21 22 50 33 80 33z">
          <text:p/>
        </draw:path>
        <draw:path draw:style-name="gr16" draw:text-style-name="P6" draw:layer="layout" svg:width="0.223cm" svg:height="0.223cm" svg:x="34.271cm" svg:y="6.565cm" svg:viewBox="0 0 224 224" svg:d="M112 224c29 0 58-11 80-32 20-21 32-50 32-79 0-30-12-58-32-79-22-22-51-34-80-34-30 0-58 12-79 34-21 21-33 49-33 79 0 29 12 58 33 79s49 32 79 32z">
          <text:p/>
        </draw:path>
        <draw:path draw:style-name="gr16" draw:text-style-name="P6" draw:layer="layout" svg:width="0.223cm" svg:height="0.224cm" svg:x="33.619cm" svg:y="6.239cm" svg:viewBox="0 0 224 225" svg:d="M111 225c30 0 59-12 80-33s33-49 33-80c0-30-12-58-33-79s-50-33-80-33c-29 0-58 12-79 33s-32 49-32 79c0 31 11 59 32 80s50 33 79 33z">
          <text:p/>
        </draw:path>
        <draw:path draw:style-name="gr16" draw:text-style-name="P6" draw:layer="layout" svg:width="0.223cm" svg:height="0.224cm" svg:x="33.638cm" svg:y="7.213cm" svg:viewBox="0 0 224 225" svg:d="M111 225c30 0 59-12 80-33s33-49 33-79-12-58-33-80c-21-21-50-33-80-33-29 0-58 12-79 33-21 22-32 50-32 80s11 58 32 79 50 33 79 33z">
          <text:p/>
        </draw:path>
        <draw:path draw:style-name="gr16" draw:text-style-name="P6" draw:layer="layout" svg:width="0.223cm" svg:height="0.223cm" svg:x="32.997cm" svg:y="5.961cm" svg:viewBox="0 0 224 224" svg:d="M111 224c31 0 59-12 80-33 21-22 33-50 33-79 0-30-12-58-33-79s-49-33-80-33c-29 0-58 12-79 33s-32 49-32 79c0 29 11 57 32 79 21 21 50 33 79 33z">
          <text:p/>
        </draw:path>
        <draw:path draw:style-name="gr16" draw:text-style-name="P6" draw:layer="layout" svg:width="0.223cm" svg:height="0.223cm" svg:x="32.744cm" svg:y="6.487cm" svg:viewBox="0 0 224 224" svg:d="M112 224c29 0 59-12 80-32 21-21 32-50 32-79 0-31-11-59-32-80s-51-33-80-33c-30 0-58 12-79 33s-33 49-33 80c0 29 12 58 33 79 21 20 49 32 79 32z">
          <text:p/>
        </draw:path>
        <draw:path draw:style-name="gr16" draw:text-style-name="P6" draw:layer="layout" svg:width="0.223cm" svg:height="0.223cm" svg:x="31.097cm" svg:y="5.131cm" svg:viewBox="0 0 224 224" svg:d="M113 224c29 0 58-11 79-32 20-21 32-50 32-79 0-31-12-59-32-80-21-21-50-33-79-33-30 0-58 12-79 33s-34 49-34 80c0 29 13 58 34 79s49 32 79 32z">
          <text:p/>
        </draw:path>
        <draw:path draw:style-name="gr16" draw:text-style-name="P6" draw:layer="layout" svg:width="0.223cm" svg:height="0.224cm" svg:x="31.336cm" svg:y="5.306cm" svg:viewBox="0 0 224 225" svg:d="M112 225c29 0 58-12 79-33s33-50 33-80-12-58-33-79-50-33-79-33c-30 0-58 12-79 33s-33 49-33 79 12 59 33 80 49 33 79 33z">
          <text:p/>
        </draw:path>
        <draw:path draw:style-name="gr16" draw:text-style-name="P6" draw:layer="layout" svg:width="0.223cm" svg:height="0.223cm" svg:x="30.939cm" svg:y="6.049cm" svg:viewBox="0 0 224 224" svg:d="M111 224c30 0 58-12 80-33 21-21 33-49 33-79s-12-59-33-80c-22-21-50-32-80-32-29 0-58 11-79 32-20 21-32 50-32 80s12 58 32 79c21 21 50 33 79 33z">
          <text:p/>
        </draw:path>
        <draw:path draw:style-name="gr16" draw:text-style-name="P6" draw:layer="layout" svg:width="0.223cm" svg:height="0.223cm" svg:x="31.059cm" svg:y="5.39cm" svg:viewBox="0 0 224 224" svg:d="M112 224c30 0 58-12 79-33s33-49 33-79c0-29-12-58-33-79s-49-33-79-33c-29 0-58 12-80 33-21 21-32 50-32 79 0 30 11 58 32 79 22 21 51 33 80 33z">
          <text:p/>
        </draw:path>
        <draw:path draw:style-name="gr16" draw:text-style-name="P6" draw:layer="layout" svg:width="0.223cm" svg:height="0.223cm" svg:x="30.731cm" svg:y="5.788cm" svg:viewBox="0 0 224 224" svg:d="M111 224c30 0 59-12 80-33s33-49 33-80c0-29-12-58-33-79-21-20-50-32-80-32-29 0-58 12-79 32-20 21-32 50-32 79 0 31 12 59 32 80 21 21 50 33 79 33z">
          <text:p/>
        </draw:path>
        <draw:path draw:style-name="gr16" draw:text-style-name="P6" draw:layer="layout" svg:width="0.223cm" svg:height="0.223cm" svg:x="33.501cm" svg:y="6.837cm" svg:viewBox="0 0 224 224" svg:d="M113 224c29 0 58-11 79-32 20-22 32-51 32-80 0-30-12-58-32-79-21-21-50-33-79-33-30 0-59 12-80 33s-33 49-33 79c0 29 12 58 33 80 21 21 50 32 80 32z">
          <text:p/>
        </draw:path>
        <draw:path draw:style-name="gr16" draw:text-style-name="P6" draw:layer="layout" svg:width="0.223cm" svg:height="0.224cm" svg:x="31.357cm" svg:y="4.563cm" svg:viewBox="0 0 224 225" svg:d="M112 225c29 0 58-12 79-33 22-21 33-49 33-79s-11-58-33-79c-21-21-50-34-79-34-30 0-58 13-79 34s-33 49-33 79 12 58 33 79 49 33 79 33z">
          <text:p/>
        </draw:path>
        <draw:path draw:style-name="gr16" draw:text-style-name="P6" draw:layer="layout" svg:width="0.224cm" svg:height="0.223cm" svg:x="32.525cm" svg:y="6.75cm" svg:viewBox="0 0 225 224" svg:d="M112 224c30 0 59-12 80-33s33-49 33-79c0-29-12-58-33-80-21-21-50-32-80-32s-58 11-79 32c-21 22-33 51-33 80 0 30 12 58 33 79s49 33 79 33z">
          <text:p/>
        </draw:path>
        <draw:path draw:style-name="gr16" draw:text-style-name="P6" draw:layer="layout" svg:width="0.223cm" svg:height="0.223cm" svg:x="31.282cm" svg:y="6.171cm" svg:viewBox="0 0 224 224" svg:d="M112 224c30 0 58-12 79-33 21-22 33-50 33-80 0-29-12-58-33-79s-49-32-79-32c-29 0-58 11-80 32-21 21-32 50-32 79 0 30 11 58 32 80 22 21 51 33 80 33z">
          <text:p/>
        </draw:path>
        <draw:path draw:style-name="gr16" draw:text-style-name="P6" draw:layer="layout" svg:width="0.223cm" svg:height="0.223cm" svg:x="31.102cm" svg:y="4.949cm" svg:viewBox="0 0 224 224" svg:d="M112 224c30 0 58-11 79-32s33-49 33-79-12-59-33-80-49-33-79-33c-29 0-58 12-79 33s-33 50-33 80 12 58 33 79 50 32 79 32z">
          <text:p/>
        </draw:path>
        <draw:path draw:style-name="gr16" draw:text-style-name="P6" draw:layer="layout" svg:width="0.223cm" svg:height="0.223cm" svg:x="34.257cm" svg:y="7.225cm" svg:viewBox="0 0 224 224" svg:d="M111 224c30 0 58-11 79-32 22-21 34-50 34-79 0-30-12-58-34-79-21-22-49-34-79-34s-58 12-79 34c-21 21-32 49-32 79 0 29 11 58 32 79s49 32 79 32z">
          <text:p/>
        </draw:path>
        <draw:path draw:style-name="gr16" draw:text-style-name="P6" draw:layer="layout" svg:width="0.223cm" svg:height="0.223cm" svg:x="32.317cm" svg:y="6.145cm" svg:viewBox="0 0 224 224" svg:d="M112 224c30 0 59-11 80-33 21-21 32-50 32-79 0-30-11-58-32-79s-50-33-80-33-58 12-79 33-33 49-33 79c0 29 12 58 33 79 21 22 49 33 79 33z">
          <text:p/>
        </draw:path>
        <draw:path draw:style-name="gr19" draw:text-style-name="P7" draw:layer="layout" svg:width="0.223cm" svg:height="0.223cm" svg:x="36.414cm" svg:y="10.253cm" svg:viewBox="0 0 224 224" svg:d="M112 224c30 0 58-12 79-33s33-49 33-80c0-29-12-58-33-79s-49-32-79-32c-29 0-58 11-79 32s-33 50-33 79c0 31 12 59 33 80s50 33 79 33z">
          <text:p/>
        </draw:path>
        <draw:path draw:style-name="gr16" draw:text-style-name="P6" draw:layer="layout" svg:width="0.223cm" svg:height="0.223cm" svg:x="32.319cm" svg:y="5.433cm" svg:viewBox="0 0 224 224" svg:d="M112 224c30 0 59-11 80-32s32-50 32-79c0-30-11-58-32-79-21-22-50-34-80-34s-58 12-79 34c-21 21-33 49-33 79 0 29 12 58 33 79s49 32 79 32z">
          <text:p/>
        </draw:path>
        <draw:path draw:style-name="gr16" draw:text-style-name="P6" draw:layer="layout" svg:width="0.223cm" svg:height="0.223cm" svg:x="33.837cm" svg:y="6.404cm" svg:viewBox="0 0 224 224" svg:d="M112 224c29 0 58-12 80-33 21-22 32-50 32-80s-11-58-32-79c-22-21-51-32-80-32-30 0-58 11-79 32s-33 49-33 79 12 58 33 80c21 21 49 33 79 33z">
          <text:p/>
        </draw:path>
        <draw:path draw:style-name="gr16" draw:text-style-name="P6" draw:layer="layout" svg:width="0.223cm" svg:height="0.223cm" svg:x="33.932cm" svg:y="7.769cm" svg:viewBox="0 0 224 224" svg:d="M113 224c29 0 57-12 78-33s33-50 33-79c0-30-12-58-33-79s-49-33-78-33c-30 0-59 12-80 33s-33 49-33 79c0 29 12 58 33 79s50 33 80 33z">
          <text:p/>
        </draw:path>
        <draw:path draw:style-name="gr16" draw:text-style-name="P6" draw:layer="layout" svg:width="0.223cm" svg:height="0.223cm" svg:x="33.957cm" svg:y="7.109cm" svg:viewBox="0 0 224 224" svg:d="M113 224c29 0 58-12 79-33s32-49 32-80c0-29-11-58-32-79s-50-32-79-32c-30 0-58 11-80 32-21 21-33 50-33 79 0 31 12 59 33 80 22 21 50 33 80 33z">
          <text:p/>
        </draw:path>
        <draw:path draw:style-name="gr16" draw:text-style-name="P6" draw:layer="layout" svg:width="0.223cm" svg:height="0.223cm" svg:x="32.018cm" svg:y="6.177cm" svg:viewBox="0 0 224 224" svg:d="M111 224c30 0 58-12 79-33 22-22 34-50 34-80 0-29-12-58-34-79-21-20-49-32-79-32-29 0-58 12-79 32-21 21-32 50-32 79 0 30 11 58 32 80 21 21 50 33 79 33z">
          <text:p/>
        </draw:path>
        <draw:path draw:style-name="gr16" draw:text-style-name="P6" draw:layer="layout" svg:width="0.223cm" svg:height="0.224cm" svg:x="33.703cm" svg:y="7.274cm" svg:viewBox="0 0 224 225" svg:d="M112 225c30 0 58-12 79-34 21-21 33-49 33-79s-12-58-33-79-49-33-79-33c-29 0-59 12-80 33s-32 49-32 79 11 58 32 79c21 22 51 34 80 34z">
          <text:p/>
        </draw:path>
        <draw:path draw:style-name="gr19" draw:text-style-name="P7" draw:layer="layout" svg:width="0.223cm" svg:height="0.223cm" svg:x="34.302cm" svg:y="6.676cm" svg:viewBox="0 0 224 224" svg:d="M112 224c29 0 59-12 80-33s32-49 32-80c0-29-11-58-32-79s-51-32-80-32c-30 0-58 11-79 32s-33 50-33 79c0 31 12 59 33 80s49 33 79 33z">
          <text:p/>
        </draw:path>
        <draw:path draw:style-name="gr16" draw:text-style-name="P6" draw:layer="layout" svg:width="0.223cm" svg:height="0.223cm" svg:x="31.776cm" svg:y="6.195cm" svg:viewBox="0 0 224 224" svg:d="M112 224c30 0 58-12 79-33 21-20 33-50 33-79 0-30-12-58-33-79s-49-33-79-33c-29 0-58 12-79 33s-33 49-33 79c0 29 12 59 33 79 21 21 50 33 79 33z">
          <text:p/>
        </draw:path>
        <draw:path draw:style-name="gr16" draw:text-style-name="P6" draw:layer="layout" svg:width="0.224cm" svg:height="0.223cm" svg:x="30.451cm" svg:y="6.15cm" svg:viewBox="0 0 225 224" svg:d="M112 224c30 0 58-11 79-33 22-21 34-50 34-79 0-30-12-58-34-79-21-21-49-33-79-33s-58 12-79 33-33 49-33 79c0 29 12 58 33 79 21 22 49 33 79 33z">
          <text:p/>
        </draw:path>
        <draw:path draw:style-name="gr16" draw:text-style-name="P6" draw:layer="layout" svg:width="0.223cm" svg:height="0.223cm" svg:x="30.59cm" svg:y="6.246cm" svg:viewBox="0 0 224 224" svg:d="M113 224c29 0 58-12 78-33 21-20 33-49 33-78 0-31-12-59-33-80-20-21-49-33-78-33-30 0-59 12-80 33s-33 49-33 80c0 29 12 58 33 78 21 21 50 33 80 33z">
          <text:p/>
        </draw:path>
        <draw:path draw:style-name="gr16" draw:text-style-name="P6" draw:layer="layout" svg:width="0.223cm" svg:height="0.223cm" svg:x="30.856cm" svg:y="6.243cm" svg:viewBox="0 0 224 224" svg:d="M112 224c30 0 58-12 79-33s33-49 33-80c0-29-12-58-33-78-21-21-49-33-79-33-29 0-58 12-79 33-22 20-33 49-33 78 0 31 11 59 33 80 21 21 50 33 79 33z">
          <text:p/>
        </draw:path>
        <draw:path draw:style-name="gr16" draw:text-style-name="P6" draw:layer="layout" svg:width="0.223cm" svg:height="0.223cm" svg:x="33.909cm" svg:y="7.188cm" svg:viewBox="0 0 224 224" svg:d="M112 224c30 0 58-12 79-33s33-49 33-79c0-29-12-59-33-80s-49-32-79-32-59 11-80 32c-20 21-32 51-32 80 0 30 12 58 32 79 21 21 50 33 80 33z">
          <text:p/>
        </draw:path>
        <draw:path draw:style-name="gr16" draw:text-style-name="P6" draw:layer="layout" svg:width="0.223cm" svg:height="0.223cm" svg:x="31.35cm" svg:y="5.701cm" svg:viewBox="0 0 224 224" svg:d="M111 224c30 0 58-11 79-33 22-21 34-50 34-79 0-30-12-58-34-79-21-21-49-33-79-33-29 0-58 12-79 33s-32 49-32 79c0 29 11 58 32 79 21 22 50 33 79 33z">
          <text:p/>
        </draw:path>
        <draw:path draw:style-name="gr16" draw:text-style-name="P6" draw:layer="layout" svg:width="0.223cm" svg:height="0.223cm" svg:x="31.076cm" svg:y="5.938cm" svg:viewBox="0 0 224 224" svg:d="M112 224c30 0 58-12 79-34 21-21 33-49 33-79 0-29-12-57-33-78s-49-33-79-33c-29 0-58 12-80 33-20 21-32 49-32 78 0 30 12 58 32 79 22 22 51 34 80 34z">
          <text:p/>
        </draw:path>
        <draw:path draw:style-name="gr16" draw:text-style-name="P6" draw:layer="layout" svg:width="0.223cm" svg:height="0.223cm" svg:x="32.772cm" svg:y="6.713cm" svg:viewBox="0 0 224 224" svg:d="M112 224c30 0 59-12 80-32 20-21 32-50 32-79 0-31-12-59-32-80-21-21-50-33-80-33s-58 12-79 33-33 49-33 80c0 29 12 58 33 79 21 20 49 32 79 32z">
          <text:p/>
        </draw:path>
        <draw:path draw:style-name="gr19" draw:text-style-name="P7" draw:layer="layout" svg:width="0.223cm" svg:height="0.223cm" svg:x="38.004cm" svg:y="9.618cm" svg:viewBox="0 0 224 224" svg:d="M112 224c30 0 58-11 79-32s33-50 33-79c0-31-12-59-33-80s-49-33-79-33c-29 0-58 12-79 33-22 21-33 49-33 80 0 29 11 58 33 79 21 21 50 32 79 32z">
          <text:p/>
        </draw:path>
        <draw:path draw:style-name="gr16" draw:text-style-name="P6" draw:layer="layout" svg:width="0.223cm" svg:height="0.223cm" svg:x="31.921cm" svg:y="6.477cm" svg:viewBox="0 0 224 224" svg:d="M112 224c30 0 58-12 79-33s33-49 33-79-12-58-33-79-49-33-79-33c-29 0-59 12-80 33-20 21-32 49-32 79s12 58 32 79c21 21 51 33 80 33z">
          <text:p/>
        </draw:path>
        <draw:path draw:style-name="gr16" draw:text-style-name="P6" draw:layer="layout" svg:width="0.223cm" svg:height="0.223cm" svg:x="30.329cm" svg:y="6.396cm" svg:viewBox="0 0 224 224" svg:d="M112 224c30 0 58-11 79-32 21-22 33-51 33-80 0-30-12-58-33-79s-49-33-79-33-59 12-80 33-32 49-32 79c0 29 11 58 32 80 21 21 50 32 80 32z">
          <text:p/>
        </draw:path>
        <draw:path draw:style-name="gr16" draw:text-style-name="P6" draw:layer="layout" svg:width="0.223cm" svg:height="0.223cm" svg:x="32.419cm" svg:y="8.489cm" svg:viewBox="0 0 224 224" svg:d="M113 224c29 0 58-12 79-32 21-21 32-50 32-79 0-31-11-59-32-80s-50-33-79-33c-30 0-58 12-79 33-22 21-34 49-34 80 0 29 12 58 34 79 21 20 49 32 79 32z">
          <text:p/>
        </draw:path>
        <draw:path draw:style-name="gr16" draw:text-style-name="P6" draw:layer="layout" svg:width="0.223cm" svg:height="0.223cm" svg:x="30.374cm" svg:y="6.244cm" svg:viewBox="0 0 224 224" svg:d="M113 224c29 0 58-11 78-32 21-21 33-50 33-79 0-31-12-59-33-80-20-21-49-33-78-33-30 0-59 12-80 33s-33 49-33 80c0 29 12 58 33 79s50 32 80 32z">
          <text:p/>
        </draw:path>
        <draw:path draw:style-name="gr16" draw:text-style-name="P6" draw:layer="layout" svg:width="0.223cm" svg:height="0.223cm" svg:x="30.776cm" svg:y="6.385cm" svg:viewBox="0 0 224 224" svg:d="M113 224c30 0 58-11 79-33 21-21 32-50 32-79 0-30-11-58-32-79s-49-33-79-33c-31 0-59 12-80 33s-33 49-33 79c0 29 12 58 33 79 21 22 49 33 80 33z">
          <text:p/>
        </draw:path>
        <draw:path draw:style-name="gr16" draw:text-style-name="P6" draw:layer="layout" svg:width="0.224cm" svg:height="0.223cm" svg:x="30.542cm" svg:y="6.413cm" svg:viewBox="0 0 225 224" svg:d="M112 224c31 0 59-11 80-32s33-51 33-80c0-30-12-58-33-79s-49-33-80-33c-30 0-58 12-79 33s-33 49-33 79c0 29 12 59 33 80s49 32 79 32z">
          <text:p/>
        </draw:path>
        <draw:path draw:style-name="gr16" draw:text-style-name="P6" draw:layer="layout" svg:width="0.223cm" svg:height="0.223cm" svg:x="32.539cm" svg:y="6.161cm" svg:viewBox="0 0 224 224" svg:d="M111 224c31 0 59-11 80-33 21-21 33-50 33-79 0-30-12-58-33-79s-49-33-80-33c-29 0-58 12-79 33s-32 49-32 79c0 29 11 58 32 79 21 22 50 33 79 33z">
          <text:p/>
        </draw:path>
        <draw:path draw:style-name="gr16" draw:text-style-name="P6" draw:layer="layout" svg:width="0.223cm" svg:height="0.224cm" svg:x="32.198cm" svg:y="6.41cm" svg:viewBox="0 0 224 225" svg:d="M113 225c29 0 58-12 79-33s32-50 32-80-11-58-32-79-50-33-79-33c-30 0-58 12-79 33-22 21-34 49-34 79s12 59 34 80c21 21 49 33 79 33z">
          <text:p/>
        </draw:path>
        <draw:path draw:style-name="gr16" draw:text-style-name="P6" draw:layer="layout" svg:width="0.223cm" svg:height="0.223cm" svg:x="30.894cm" svg:y="5.233cm" svg:viewBox="0 0 224 224" svg:d="M111 224c30 0 58-12 79-33s34-49 34-79c0-29-13-58-34-79s-49-33-79-33c-29 0-58 12-79 33s-32 50-32 79c0 30 11 58 32 79s50 33 79 33z">
          <text:p/>
        </draw:path>
        <draw:path draw:style-name="gr16" draw:text-style-name="P6" draw:layer="layout" svg:width="0.223cm" svg:height="0.223cm" svg:x="31.375cm" svg:y="5.414cm" svg:viewBox="0 0 224 224" svg:d="M111 224c30 0 58-11 80-32 21-21 33-50 33-79 0-30-12-58-33-80-22-21-50-33-80-33-29 0-58 12-78 33-21 22-33 50-33 80 0 29 12 58 33 79 20 21 49 32 78 32z">
          <text:p/>
        </draw:path>
        <draw:path draw:style-name="gr16" draw:text-style-name="P6" draw:layer="layout" svg:width="0.223cm" svg:height="0.224cm" svg:x="30.718cm" svg:y="6.532cm" svg:viewBox="0 0 224 225" svg:d="M112 225c29 0 59-12 80-33 20-21 32-49 32-79s-12-58-32-80c-21-21-51-33-80-33-30 0-58 12-79 33-21 22-33 50-33 80s12 58 33 79 49 33 79 33z">
          <text:p/>
        </draw:path>
        <draw:path draw:style-name="gr16" draw:text-style-name="P6" draw:layer="layout" svg:width="0.223cm" svg:height="0.223cm" svg:x="30.864cm" svg:y="5.934cm" svg:viewBox="0 0 224 224" svg:d="M113 224c29 0 58-11 79-33 20-21 32-50 32-79 0-30-12-58-32-79-21-21-50-33-79-33-30 0-58 12-79 33-22 21-34 49-34 79 0 29 12 58 34 79 21 22 49 33 79 33z">
          <text:p/>
        </draw:path>
        <draw:path draw:style-name="gr16" draw:text-style-name="P6" draw:layer="layout" svg:width="0.223cm" svg:height="0.223cm" svg:x="30.642cm" svg:y="5.967cm" svg:viewBox="0 0 224 224" svg:d="M113 224c29 0 58-11 79-32s32-50 32-80-11-58-32-79-50-33-79-33c-30 0-58 12-79 33-22 21-34 49-34 79s12 59 34 80c21 21 49 32 79 32z">
          <text:p/>
        </draw:path>
        <draw:path draw:style-name="gr19" draw:text-style-name="P7" draw:layer="layout" svg:width="0.224cm" svg:height="0.223cm" svg:x="40.045cm" svg:y="6.821cm" svg:viewBox="0 0 225 224" svg:d="M112 224c30 0 58-12 79-34 22-21 34-49 34-79 0-29-12-58-34-79-21-21-49-32-79-32s-58 11-79 32-33 50-33 79c0 30 12 58 33 79 21 22 49 34 79 34z">
          <text:p/>
        </draw:path>
        <draw:path draw:style-name="gr19" draw:text-style-name="P7" draw:layer="layout" svg:width="0.223cm" svg:height="0.223cm" svg:x="38.448cm" svg:y="7.965cm" svg:viewBox="0 0 224 224" svg:d="M112 224c30 0 58-12 79-33 21-22 33-50 33-80 0-29-12-58-33-79s-49-32-79-32c-29 0-58 11-78 32-22 21-34 50-34 79 0 30 12 58 34 80 20 21 49 33 78 33z">
          <text:p/>
        </draw:path>
        <draw:path draw:style-name="gr19" draw:text-style-name="P7" draw:layer="layout" svg:width="0.223cm" svg:height="0.223cm" svg:x="40.309cm" svg:y="7.972cm" svg:viewBox="0 0 224 224" svg:d="M112 224c30 0 59-12 80-32 21-21 32-51 32-80 0-30-11-58-32-79s-50-33-80-33-58 12-79 33-33 49-33 79c0 29 12 59 33 80 21 20 49 32 79 32z">
          <text:p/>
        </draw:path>
        <draw:path draw:style-name="gr19" draw:text-style-name="P7" draw:layer="layout" svg:width="0.223cm" svg:height="0.223cm" svg:x="39.821cm" svg:y="5.905cm" svg:viewBox="0 0 224 224" svg:d="M112 224c29 0 58-12 78-33 22-21 34-49 34-79 0-29-12-58-34-79-20-21-49-33-78-33-30 0-58 12-79 33s-33 50-33 79c0 30 12 58 33 79s49 33 79 33z">
          <text:p/>
        </draw:path>
        <draw:path draw:style-name="gr19" draw:text-style-name="P7" draw:layer="layout" svg:width="0.223cm" svg:height="0.223cm" svg:x="39.708cm" svg:y="5.903cm" svg:viewBox="0 0 224 224" svg:d="M113 224c29 0 58-12 79-33s32-49 32-79c0-29-11-58-32-79s-50-33-79-33c-31 0-59 12-80 33s-33 50-33 79c0 30 12 58 33 79s49 33 80 33z">
          <text:p/>
        </draw:path>
        <draw:path draw:style-name="gr19" draw:text-style-name="P7" draw:layer="layout" svg:width="0.223cm" svg:height="0.223cm" svg:x="39.72cm" svg:y="7.044cm" svg:viewBox="0 0 224 224" svg:d="M112 224c30 0 58-11 79-33 21-21 33-50 33-79 0-30-12-58-33-79s-49-33-79-33-59 12-79 33c-21 21-33 49-33 79 0 29 12 58 33 79 20 22 49 33 79 33z">
          <text:p/>
        </draw:path>
        <draw:path draw:style-name="gr19" draw:text-style-name="P7" draw:layer="layout" svg:width="0.223cm" svg:height="0.223cm" svg:x="39.874cm" svg:y="6.456cm" svg:viewBox="0 0 224 224" svg:d="M112 224c29 0 59-12 80-33 20-20 32-49 32-79s-12-58-32-79c-21-21-51-33-80-33-30 0-58 12-79 33s-33 49-33 79 12 59 33 79c21 21 49 33 79 33z">
          <text:p/>
        </draw:path>
        <draw:path draw:style-name="gr19" draw:text-style-name="P7" draw:layer="layout" svg:width="0.223cm" svg:height="0.223cm" svg:x="38.854cm" svg:y="5.597cm" svg:viewBox="0 0 224 224" svg:d="M113 224c29 0 57-11 78-32s33-49 33-79c0-31-12-59-33-80s-49-33-78-33c-30 0-59 12-80 33s-33 49-33 80c0 30 12 58 33 79s50 32 80 32z">
          <text:p/>
        </draw:path>
        <draw:path draw:style-name="gr20" draw:text-style-name="P8" draw:layer="layout" svg:width="0.223cm" svg:height="0.224cm" svg:x="37.729cm" svg:y="3.816cm" svg:viewBox="0 0 224 225" svg:d="M113 225c29 0 58-12 79-33 20-21 32-49 32-79 0-31-12-59-32-80-21-21-50-33-79-33-30 0-59 12-80 33s-33 49-33 80c0 30 12 58 33 79s50 33 80 33z">
          <text:p/>
        </draw:path>
        <draw:path draw:style-name="gr19" draw:text-style-name="P7" draw:layer="layout" svg:width="0.223cm" svg:height="0.223cm" svg:x="38.146cm" svg:y="8.554cm" svg:viewBox="0 0 224 224" svg:d="M113 224c29 0 58-12 79-33 20-21 32-49 32-79 0-29-12-58-32-79-21-22-50-33-79-33-31 0-59 11-80 33-21 21-33 50-33 79 0 30 12 58 33 79s49 33 80 33z">
          <text:p/>
        </draw:path>
        <draw:path draw:style-name="gr19" draw:text-style-name="P7" draw:layer="layout" svg:width="0.223cm" svg:height="0.224cm" svg:x="38.157cm" svg:y="8.409cm" svg:viewBox="0 0 224 225" svg:d="M112 225c30 0 58-12 79-33 21-22 33-50 33-80s-12-58-33-79-49-33-79-33-59 12-80 33-32 49-32 79 11 58 32 80c21 21 50 33 80 33z">
          <text:p/>
        </draw:path>
        <draw:path draw:style-name="gr19" draw:text-style-name="P7" draw:layer="layout" svg:width="0.224cm" svg:height="0.223cm" svg:x="39.695cm" svg:y="7.098cm" svg:viewBox="0 0 225 224" svg:d="M113 224c30 0 58-12 79-33s33-50 33-80c0-29-12-58-33-79s-49-32-79-32c-31 0-59 11-80 32s-33 50-33 79c0 30 12 59 33 80s49 33 80 33z">
          <text:p/>
        </draw:path>
        <draw:path draw:style-name="gr19" draw:text-style-name="P7" draw:layer="layout" svg:width="0.223cm" svg:height="0.223cm" svg:x="38.105cm" svg:y="8.488cm" svg:viewBox="0 0 224 224" svg:d="M112 224c30 0 59-12 80-32 21-21 32-50 32-79 0-31-11-59-32-80s-50-33-80-33-58 12-79 33-33 49-33 80c0 29 12 58 33 79 21 20 49 32 79 32z">
          <text:p/>
        </draw:path>
        <draw:path draw:style-name="gr16" draw:text-style-name="P6" draw:layer="layout" svg:width="0.223cm" svg:height="0.223cm" svg:x="32.612cm" svg:y="6.488cm" svg:viewBox="0 0 224 224" svg:d="M112 224c30 0 58-12 79-33s33-49 33-79-12-59-33-80-49-32-79-32c-29 0-59 11-80 32s-32 50-32 80 11 58 32 79 51 33 80 33z">
          <text:p/>
        </draw:path>
        <draw:path draw:style-name="gr16" draw:text-style-name="P6" draw:layer="layout" svg:width="0.223cm" svg:height="0.223cm" svg:x="32.573cm" svg:y="6.639cm" svg:viewBox="0 0 224 224" svg:d="M113 224c30 0 58-12 79-33 21-20 32-50 32-79 0-30-11-58-32-79s-49-33-79-33c-31 0-59 12-80 33s-33 49-33 79c0 29 12 59 33 79 21 21 49 33 80 33z">
          <text:p/>
        </draw:path>
        <draw:path draw:style-name="gr16" draw:text-style-name="P6" draw:layer="layout" svg:width="0.223cm" svg:height="0.223cm" svg:x="32.346cm" svg:y="6.711cm" svg:viewBox="0 0 224 224" svg:d="M112 224c30 0 58-12 79-33s33-49 33-79-12-59-33-80-49-32-79-32-59 11-80 32-32 50-32 80 11 58 32 79 50 33 80 33z">
          <text:p/>
        </draw:path>
        <draw:path draw:style-name="gr16" draw:text-style-name="P6" draw:layer="layout" svg:width="0.223cm" svg:height="0.223cm" svg:x="34.754cm" svg:y="4.9cm" svg:viewBox="0 0 224 224" svg:d="M111 224c30 0 59-12 80-33s33-49 33-80c0-29-12-58-33-79s-50-32-80-32c-29 0-58 11-79 32s-32 50-32 79c0 31 11 59 32 80s50 33 79 33z">
          <text:p/>
        </draw:path>
        <draw:path draw:style-name="gr19" draw:text-style-name="P7" draw:layer="layout" svg:width="0.223cm" svg:height="0.223cm" svg:x="34.651cm" svg:y="7.343cm" svg:viewBox="0 0 224 224" svg:d="M113 224c29 0 57-12 78-33s33-49 33-80c0-29-12-58-33-79-21-20-49-32-78-32-30 0-58 12-79 32-22 21-34 50-34 79 0 31 12 59 34 80 21 21 49 33 79 33z">
          <text:p/>
        </draw:path>
        <draw:path draw:style-name="gr16" draw:text-style-name="P6" draw:layer="layout" svg:width="0.223cm" svg:height="0.223cm" svg:x="34.195cm" svg:y="5.883cm" svg:viewBox="0 0 224 224" svg:d="M112 224c30 0 58-12 79-33s33-49 33-79c0-29-12-58-33-79s-49-33-79-33c-29 0-58 12-80 33-21 21-32 50-32 79 0 30 11 58 32 79 22 21 51 33 80 33z">
          <text:p/>
        </draw:path>
        <draw:path draw:style-name="gr20" draw:text-style-name="P8" draw:layer="layout" svg:width="0.223cm" svg:height="0.223cm" svg:x="37.732cm" svg:y="3.752cm" svg:viewBox="0 0 224 224" svg:d="M112 224c30 0 58-11 79-32s33-51 33-80c0-30-12-58-33-79s-49-33-79-33c-29 0-59 12-79 33-21 21-33 49-33 79 0 29 12 59 33 80 20 21 50 32 79 32z">
          <text:p/>
        </draw:path>
        <draw:path draw:style-name="gr19" draw:text-style-name="P7" draw:layer="layout" svg:width="0.223cm" svg:height="0.223cm" svg:x="38.042cm" svg:y="8.598cm" svg:viewBox="0 0 224 224" svg:d="M111 224c30 0 58-12 79-34 22-21 34-49 34-79 0-29-12-58-34-79-21-20-49-32-79-32-29 0-58 12-79 32-21 21-32 50-32 79 0 30 11 58 32 79 21 22 50 34 79 34z">
          <text:p/>
        </draw:path>
        <draw:path draw:style-name="gr16" draw:text-style-name="P6" draw:layer="layout" svg:width="0.223cm" svg:height="0.224cm" svg:x="32.451cm" svg:y="6.412cm" svg:viewBox="0 0 224 225" svg:d="M112 225c29 0 58-12 78-33 21-21 34-50 34-80s-13-58-34-79c-20-21-49-33-78-33-30 0-58 12-79 33s-33 49-33 79 12 59 33 80 49 33 79 33z">
          <text:p/>
        </draw:path>
        <draw:path draw:style-name="gr20" draw:text-style-name="P8" draw:layer="layout" svg:width="0.223cm" svg:height="0.223cm" svg:x="36.796cm" svg:y="1.514cm" svg:viewBox="0 0 224 224" svg:d="M112 224c30 0 58-12 79-33s33-50 33-80c0-29-12-58-33-79s-49-32-79-32-59 11-79 32c-21 21-33 50-33 79 0 30 12 59 33 80 20 21 49 33 79 33z">
          <text:p/>
        </draw:path>
        <draw:path draw:style-name="gr20" draw:text-style-name="P8" draw:layer="layout" svg:width="0.223cm" svg:height="0.223cm" svg:x="38.009cm" svg:y="2.736cm" svg:viewBox="0 0 224 224" svg:d="M112 224c30 0 58-12 79-33s33-49 33-79c0-29-12-58-33-80-21-21-49-32-79-32-29 0-58 11-78 32-22 22-34 51-34 80 0 30 12 58 34 79 20 21 49 33 78 33z">
          <text:p/>
        </draw:path>
        <draw:path draw:style-name="gr16" draw:text-style-name="P6" draw:layer="layout" svg:width="0.223cm" svg:height="0.223cm" svg:x="32.355cm" svg:y="6.789cm" svg:viewBox="0 0 224 224" svg:d="M112 224c30 0 58-12 79-33s33-49 33-79c0-29-12-57-33-78-21-22-49-34-79-34s-59 12-80 34c-20 21-32 49-32 78 0 30 12 58 32 79 21 21 50 33 80 33z">
          <text:p/>
        </draw:path>
        <draw:path draw:style-name="gr16" draw:text-style-name="P6" draw:layer="layout" svg:width="0.223cm" svg:height="0.223cm" svg:x="33.878cm" svg:y="6.035cm" svg:viewBox="0 0 224 224" svg:d="M111 224c31 0 59-12 80-33s33-49 33-79-12-59-33-80-49-32-80-32c-29 0-58 11-79 32s-32 50-32 80 11 58 32 79 50 33 79 33z">
          <text:p/>
        </draw:path>
        <draw:path draw:style-name="gr16" draw:text-style-name="P6" draw:layer="layout" svg:width="0.223cm" svg:height="0.223cm" svg:x="33.809cm" svg:y="6.174cm" svg:viewBox="0 0 224 224" svg:d="M112 224c29 0 58-12 78-33 22-22 34-50 34-80 0-29-12-58-34-79-20-20-49-32-78-32-30 0-58 12-79 32-21 21-33 50-33 79 0 30 12 58 33 80 21 21 49 33 79 33z">
          <text:p/>
        </draw:path>
        <draw:path draw:style-name="gr16" draw:text-style-name="P6" draw:layer="layout" svg:width="0.223cm" svg:height="0.223cm" svg:x="32.946cm" svg:y="6.098cm" svg:viewBox="0 0 224 224" svg:d="M112 224c29 0 59-12 80-33 20-21 32-49 32-79 0-29-12-58-32-80-21-21-51-32-80-32-30 0-58 11-79 32-21 22-33 51-33 80 0 30 12 58 33 79s49 33 79 33z">
          <text:p/>
        </draw:path>
        <draw:path draw:style-name="gr19" draw:text-style-name="P7" draw:layer="layout" svg:width="0.223cm" svg:height="0.224cm" svg:x="39.709cm" svg:y="8.279cm" svg:viewBox="0 0 224 225" svg:d="M113 225c29 0 58-12 79-33s32-49 32-79c0-31-11-59-32-80s-50-33-79-33c-31 0-59 12-80 33s-33 49-33 80c0 30 12 58 33 79s49 33 80 33z">
          <text:p/>
        </draw:path>
        <draw:path draw:style-name="gr19" draw:text-style-name="P7" draw:layer="layout" svg:width="0.223cm" svg:height="0.224cm" svg:x="40.112cm" svg:y="8.171cm" svg:viewBox="0 0 224 225" svg:d="M112 225c30 0 59-12 80-34 21-21 32-49 32-79s-11-58-32-79-50-33-80-33-58 12-79 33-33 49-33 79 12 58 33 79c21 22 49 34 79 34z">
          <text:p/>
        </draw:path>
        <draw:path draw:style-name="gr9" draw:text-style-name="P7" draw:layer="layout" svg:width="0.223cm" svg:height="0.223cm" svg:x="39.827cm" svg:y="8.364cm" svg:viewBox="0 0 224 224" svg:d="M112 224c29 0 58-13 79-34s33-49 33-79c0-29-12-58-33-79-21-20-50-32-79-32-30 0-58 12-79 32-21 21-33 50-33 79 0 30 12 58 33 79s49 34 79 34z">
          <text:p/>
        </draw:path>
        <draw:path draw:style-name="gr18" draw:text-style-name="P2" draw:layer="layout" svg:width="0.223cm" svg:height="0.223cm" svg:x="39.827cm" svg:y="8.364cm" svg:viewBox="0 0 224 224" svg:d="M112 224c29 0 58-13 79-34s33-49 33-79c0-29-12-58-33-79-21-20-50-32-79-32-30 0-58 12-79 32-21 21-33 50-33 79 0 30 12 58 33 79s49 34 79 34z">
          <text:p/>
        </draw:path>
        <draw:path draw:style-name="gr19" draw:text-style-name="P7" draw:layer="layout" svg:width="0.223cm" svg:height="0.223cm" svg:x="40.234cm" svg:y="8.112cm" svg:viewBox="0 0 224 224" svg:d="M112 224c30 0 58-12 79-33s33-49 33-79c0-29-12-58-33-79s-49-33-79-33c-29 0-58 12-78 33-22 21-34 50-34 79 0 30 12 58 34 79 20 21 49 33 78 33z">
          <text:p/>
        </draw:path>
        <draw:path draw:style-name="gr19" draw:text-style-name="P7" draw:layer="layout" svg:width="0.223cm" svg:height="0.223cm" svg:x="35.291cm" svg:y="7.568cm" svg:viewBox="0 0 224 224" svg:d="M113 224c29 0 58-12 78-33 21-21 33-49 33-80 0-29-12-58-33-79-20-21-49-32-78-32-30 0-59 11-80 32s-33 50-33 79c0 31 12 59 33 80s50 33 80 33z">
          <text:p/>
        </draw:path>
        <draw:path draw:style-name="gr19" draw:text-style-name="P7" draw:layer="layout" svg:width="0.223cm" svg:height="0.223cm" svg:x="39.667cm" svg:y="8.308cm" svg:viewBox="0 0 224 224" svg:d="M111 224c31 0 59-12 80-33s33-49 33-79c0-29-12-59-33-80s-49-32-80-32c-29 0-57 11-78 32s-33 51-33 80c0 30 12 58 33 79s49 33 78 33z">
          <text:p/>
        </draw:path>
        <draw:path draw:style-name="gr19" draw:text-style-name="P7" draw:layer="layout" svg:width="0.223cm" svg:height="0.223cm" svg:x="40.063cm" svg:y="8.265cm" svg:viewBox="0 0 224 224" svg:d="M112 224c29 0 58-12 80-33 21-21 32-49 32-79s-11-59-32-80c-22-21-51-32-80-32-30 0-58 11-79 32s-33 50-33 80 12 58 33 79 49 33 79 33z">
          <text:p/>
        </draw:path>
        <draw:path draw:style-name="gr19" draw:text-style-name="P7" draw:layer="layout" svg:width="0.223cm" svg:height="0.223cm" svg:x="39.93cm" svg:y="8.496cm" svg:viewBox="0 0 224 224" svg:d="M112 224c30 0 58-12 79-33s33-49 33-79-12-59-33-80-49-32-79-32-59 11-79 32c-21 21-33 50-33 80s12 58 33 79c20 21 49 33 79 33z">
          <text:p/>
        </draw:path>
        <draw:path draw:style-name="gr19" draw:text-style-name="P7" draw:layer="layout" svg:width="0.223cm" svg:height="0.223cm" svg:x="39.785cm" svg:y="8.481cm" svg:viewBox="0 0 224 224" svg:d="M113 224c29 0 58-11 79-32s32-50 32-79c0-31-11-59-32-80s-50-33-79-33c-30 0-58 12-79 33-22 21-34 49-34 80 0 29 12 58 34 79 21 21 49 32 79 32z">
          <text:p/>
        </draw:path>
        <draw:path draw:style-name="gr19" draw:text-style-name="P7" draw:layer="layout" svg:width="0.223cm" svg:height="0.223cm" svg:x="38.541cm" svg:y="8.018cm" svg:viewBox="0 0 224 224" svg:d="M111 224c30 0 59-12 80-33 21-20 33-49 33-79s-12-58-33-79-50-33-80-33c-29 0-58 12-79 33s-32 49-32 79 11 59 32 79c21 21 50 33 79 33z">
          <text:p/>
        </draw:path>
        <draw:path draw:style-name="gr19" draw:text-style-name="P7" draw:layer="layout" svg:width="0.223cm" svg:height="0.224cm" svg:x="39.69cm" svg:y="8.434cm" svg:viewBox="0 0 224 225" svg:d="M112 225c31 0 59-12 80-33s32-50 32-80-11-58-32-79-49-33-80-33c-30 0-58 12-79 33s-33 49-33 79 12 59 33 80 49 33 79 33z">
          <text:p/>
        </draw:path>
        <draw:path draw:style-name="gr19" draw:text-style-name="P7" draw:layer="layout" svg:width="0.223cm" svg:height="0.223cm" svg:x="40.131cm" svg:y="8.288cm" svg:viewBox="0 0 224 224" svg:d="M111 224c31 0 59-12 80-33s33-49 33-79c0-29-12-58-33-79s-49-33-80-33c-29 0-58 12-79 33s-32 50-32 79c0 30 11 58 32 79s50 33 79 33z">
          <text:p/>
        </draw:path>
        <draw:path draw:style-name="gr19" draw:text-style-name="P7" draw:layer="layout" svg:width="0.223cm" svg:height="0.223cm" svg:x="38.837cm" svg:y="7.982cm" svg:viewBox="0 0 224 224" svg:d="M112 224c30 0 58-12 79-33 21-20 33-50 33-79 0-30-12-58-33-79s-49-33-79-33c-29 0-59 12-80 33s-32 49-32 79c0 29 11 59 32 79 21 21 51 33 80 33z">
          <text:p/>
        </draw:path>
        <draw:path draw:style-name="gr19" draw:text-style-name="P7" draw:layer="layout" svg:width="0.223cm" svg:height="0.223cm" svg:x="39.935cm" svg:y="8.539cm" svg:viewBox="0 0 224 224" svg:d="M113 224c29 0 58-12 78-32 21-21 33-50 33-79 0-30-12-58-33-80-20-21-49-33-78-33-31 0-59 12-80 33-21 22-33 50-33 80 0 29 12 58 33 79 21 20 49 32 80 32z">
          <text:p/>
        </draw:path>
        <draw:path draw:style-name="gr19" draw:text-style-name="P7" draw:layer="layout" svg:width="0.223cm" svg:height="0.223cm" svg:x="38.828cm" svg:y="7.969cm" svg:viewBox="0 0 224 224" svg:d="M113 224c29 0 58-12 79-33 21-22 32-50 32-80 0-29-11-58-32-79-21-20-50-32-79-32-31 0-59 12-80 32-21 21-33 50-33 79 0 30 12 58 33 80 21 21 49 33 80 33z">
          <text:p/>
        </draw:path>
        <draw:path draw:style-name="gr19" draw:text-style-name="P7" draw:layer="layout" svg:width="0.223cm" svg:height="0.223cm" svg:x="38.946cm" svg:y="7.915cm" svg:viewBox="0 0 224 224" svg:d="M111 224c30 0 58-12 79-33 22-20 34-49 34-78 0-30-12-58-34-79-21-21-49-34-79-34-29 0-58 13-79 34s-32 49-32 79c0 29 11 58 32 78 21 21 50 33 79 33z">
          <text:p/>
        </draw:path>
        <draw:path draw:style-name="gr16" draw:text-style-name="P6" draw:layer="layout" svg:width="0.223cm" svg:height="0.223cm" svg:x="34.352cm" svg:y="6.266cm" svg:viewBox="0 0 224 224" svg:d="M113 224c29 0 58-12 79-33s32-49 32-79-11-59-32-80-50-32-79-32c-31 0-59 11-80 32s-33 50-33 80 12 58 33 79 49 33 80 33z">
          <text:p/>
        </draw:path>
        <draw:path draw:style-name="gr20" draw:text-style-name="P8" draw:layer="layout" svg:width="0.223cm" svg:height="0.223cm" svg:x="38.574cm" svg:y="2.9cm" svg:viewBox="0 0 224 224" svg:d="M112 224c30 0 59-12 80-33s32-49 32-79-11-59-32-80-50-32-80-32-58 11-79 32-33 50-33 80 12 58 33 79 49 33 79 33z">
          <text:p/>
        </draw:path>
        <draw:path draw:style-name="gr19" draw:text-style-name="P7" draw:layer="layout" svg:width="0.223cm" svg:height="0.223cm" svg:x="38.698cm" svg:y="7.784cm" svg:viewBox="0 0 224 224" svg:d="M111 224c30 0 58-12 79-33s34-49 34-80c0-29-13-57-34-78s-49-33-79-33c-29 0-58 12-79 33-20 21-32 49-32 78 0 31 12 59 32 80 21 21 50 33 79 33z">
          <text:p/>
        </draw:path>
        <draw:path draw:style-name="gr20" draw:text-style-name="P8" draw:layer="layout" svg:width="0.224cm" svg:height="0.223cm" svg:x="36.654cm" svg:y="1.41cm" svg:viewBox="0 0 225 224" svg:d="M113 224c30 0 58-12 79-33s33-49 33-79c0-29-12-58-33-79s-49-33-79-33-58 12-79 33c-22 21-34 50-34 79 0 30 12 58 34 79 21 21 49 33 79 33z">
          <text:p/>
        </draw:path>
        <draw:path draw:style-name="gr19" draw:text-style-name="P7" draw:layer="layout" svg:width="0.223cm" svg:height="0.223cm" svg:x="36.163cm" svg:y="9.028cm" svg:viewBox="0 0 224 224" svg:d="M112 224c30 0 58-12 79-33s33-49 33-79c0-29-12-57-33-78s-49-34-79-34c-29 0-59 13-80 34s-32 49-32 78c0 30 11 58 32 79s51 33 80 33z">
          <text:p/>
        </draw:path>
        <draw:path draw:style-name="gr19" draw:text-style-name="P7" draw:layer="layout" svg:width="0.223cm" svg:height="0.223cm" svg:x="39.136cm" svg:y="6.854cm" svg:viewBox="0 0 224 224" svg:d="M113 224c29 0 58-12 79-33 21-22 32-50 32-79 0-30-11-58-32-79s-50-33-79-33c-30 0-58 12-79 33s-34 49-34 79c0 29 13 57 34 79 21 21 49 33 79 33z">
          <text:p/>
        </draw:path>
        <draw:path draw:style-name="gr19" draw:text-style-name="P7" draw:layer="layout" svg:width="0.223cm" svg:height="0.223cm" svg:x="39.178cm" svg:y="6.833cm" svg:viewBox="0 0 224 224" svg:d="M111 224c30 0 58-12 80-34 21-21 33-49 33-78 0-30-12-58-33-79-22-21-50-33-80-33-29 0-58 12-78 33-21 21-33 49-33 79 0 29 12 57 33 78 20 22 49 34 78 34z">
          <text:p/>
        </draw:path>
        <draw:path draw:style-name="gr19" draw:text-style-name="P7" draw:layer="layout" svg:width="0.223cm" svg:height="0.223cm" svg:x="37.932cm" svg:y="8.451cm" svg:viewBox="0 0 224 224" svg:d="M112 224c30 0 58-12 79-33s33-49 33-79-12-58-33-79-49-33-79-33-59 12-80 33c-20 21-32 49-32 79s12 58 32 79c21 21 50 33 80 33z">
          <text:p/>
        </draw:path>
        <draw:path draw:style-name="gr19" draw:text-style-name="P7" draw:layer="layout" svg:width="0.223cm" svg:height="0.224cm" svg:x="38.041cm" svg:y="9.656cm" svg:viewBox="0 0 224 225" svg:d="M111 225c30 0 58-12 79-33 22-21 34-49 34-79s-12-58-34-80c-21-21-49-33-79-33-29 0-58 12-79 33-20 22-32 50-32 80s12 58 32 79c21 21 50 33 79 33z">
          <text:p/>
        </draw:path>
        <draw:path draw:style-name="gr16" draw:text-style-name="P6" draw:layer="layout" svg:width="0.223cm" svg:height="0.223cm" svg:x="32.912cm" svg:y="6.472cm" svg:viewBox="0 0 224 224" svg:d="M112 224c29 0 58-11 79-32 22-21 33-50 33-79 0-31-11-59-33-80-21-21-50-33-79-33-30 0-58 12-79 33s-33 49-33 80c0 29 12 58 33 79s49 32 79 32z">
          <text:p/>
        </draw:path>
        <draw:path draw:style-name="gr16" draw:text-style-name="P6" draw:layer="layout" svg:width="0.223cm" svg:height="0.223cm" svg:x="34.47cm" svg:y="6.373cm" svg:viewBox="0 0 224 224" svg:d="M112 224c29 0 58-12 79-33s33-50 33-79c0-30-12-58-33-79s-50-33-79-33c-30 0-58 12-79 33s-33 49-33 79c0 29 12 58 33 79s49 33 79 33z">
          <text:p/>
        </draw:path>
        <draw:path draw:style-name="gr16" draw:text-style-name="P6" draw:layer="layout" svg:width="0.223cm" svg:height="0.223cm" svg:x="34.489cm" svg:y="6.389cm" svg:viewBox="0 0 224 224" svg:d="M112 224c29 0 58-11 80-32 21-22 32-51 32-80 0-30-11-58-32-79-22-21-51-33-80-33-30 0-58 12-79 33s-33 49-33 79c0 29 12 58 33 80 21 21 49 32 79 32z">
          <text:p/>
        </draw:path>
        <draw:path draw:style-name="gr16" draw:text-style-name="P6" draw:layer="layout" svg:width="0.224cm" svg:height="0.223cm" svg:x="34.601cm" svg:y="6.225cm" svg:viewBox="0 0 225 224" svg:d="M113 224c30 0 58-11 79-32s33-50 33-80-12-58-33-79-49-33-79-33-59 12-80 33-33 49-33 79 12 59 33 80 50 32 80 32z">
          <text:p/>
        </draw:path>
        <draw:path draw:style-name="gr16" draw:text-style-name="P6" draw:layer="layout" svg:width="0.224cm" svg:height="0.223cm" svg:x="32.209cm" svg:y="8.574cm" svg:viewBox="0 0 225 224" svg:d="M113 224c30 0 58-12 79-33s33-49 33-79c0-29-12-58-33-79-21-20-49-33-79-33s-58 13-79 33c-22 21-34 50-34 79 0 30 12 58 34 79 21 21 49 33 79 33z">
          <text:p/>
        </draw:path>
        <draw:path draw:style-name="gr19" draw:text-style-name="P7" draw:layer="layout" svg:width="0.223cm" svg:height="0.223cm" svg:x="36.375cm" svg:y="6.584cm" svg:viewBox="0 0 224 224" svg:d="M112 224c30 0 58-13 79-34s33-49 33-79c0-29-12-58-33-78-21-21-49-33-79-33s-59 12-80 33c-21 20-32 49-32 78 0 30 11 58 32 79s50 34 80 34z">
          <text:p/>
        </draw:path>
        <draw:path draw:style-name="gr16" draw:text-style-name="P6" draw:layer="layout" svg:width="0.223cm" svg:height="0.223cm" svg:x="34.85cm" svg:y="6.962cm" svg:viewBox="0 0 224 224" svg:d="M112 224c30 0 58-12 79-33s33-49 33-79c0-29-12-59-33-79-21-21-49-33-79-33-29 0-58 12-80 33-20 20-32 50-32 79 0 30 12 58 32 79 22 21 51 33 80 33z">
          <text:p/>
        </draw:path>
        <draw:path draw:style-name="gr16" draw:text-style-name="P6" draw:layer="layout" svg:width="0.223cm" svg:height="0.223cm" svg:x="34.4cm" svg:y="5.91cm" svg:viewBox="0 0 224 224" svg:d="M113 224c29 0 58-13 79-34s32-49 32-79c0-29-11-58-32-78-21-21-50-33-79-33-30 0-58 12-80 33-21 20-33 49-33 78 0 30 12 58 33 79 22 21 50 34 80 34z">
          <text:p/>
        </draw:path>
        <draw:path draw:style-name="gr19" draw:text-style-name="P7" draw:layer="layout" svg:width="0.223cm" svg:height="0.223cm" svg:x="39.176cm" svg:y="6.748cm" svg:viewBox="0 0 224 224" svg:d="M112 224c29 0 58-12 80-33 20-21 32-49 32-79 0-29-12-59-32-80-22-21-51-32-80-32-30 0-58 11-79 32s-33 51-33 80c0 30 12 58 33 79s49 33 79 33z">
          <text:p/>
        </draw:path>
        <draw:path draw:style-name="gr16" draw:text-style-name="P6" draw:layer="layout" svg:width="0.223cm" svg:height="0.223cm" svg:x="34.464cm" svg:y="6.073cm" svg:viewBox="0 0 224 224" svg:d="M111 224c30 0 58-11 79-32s34-50 34-79c0-30-13-59-34-80s-49-33-79-33c-29 0-58 12-79 33s-32 50-32 80c0 29 11 58 32 79s50 32 79 32z">
          <text:p/>
        </draw:path>
        <draw:path draw:style-name="gr16" draw:text-style-name="P6" draw:layer="layout" svg:width="0.223cm" svg:height="0.223cm" svg:x="34.951cm" svg:y="7.285cm" svg:viewBox="0 0 224 224" svg:d="M112 224c29 0 58-12 80-33 21-21 32-50 32-79 0-30-11-58-32-79-22-21-51-33-80-33-30 0-58 12-79 33s-33 49-33 79c0 29 12 58 33 79s49 33 79 33z">
          <text:p/>
        </draw:path>
        <draw:path draw:style-name="gr16" draw:text-style-name="P6" draw:layer="layout" svg:width="0.223cm" svg:height="0.223cm" svg:x="34.689cm" svg:y="7.185cm" svg:viewBox="0 0 224 224" svg:d="M111 224c30 0 58-12 79-33 22-21 34-49 34-79 0-29-12-59-34-79-21-21-49-33-79-33-29 0-58 12-79 33-21 20-32 50-32 79 0 30 11 58 32 79s50 33 79 33z">
          <text:p/>
        </draw:path>
        <draw:path draw:style-name="gr16" draw:text-style-name="P6" draw:layer="layout" svg:width="0.223cm" svg:height="0.223cm" svg:x="34.639cm" svg:y="7.108cm" svg:viewBox="0 0 224 224" svg:d="M112 224c30 0 58-12 79-33s33-49 33-80c0-29-12-58-33-79-21-20-49-32-79-32-29 0-58 12-80 32-21 21-32 50-32 79 0 31 11 59 32 80 22 21 51 33 80 33z">
          <text:p/>
        </draw:path>
        <draw:path draw:style-name="gr19" draw:text-style-name="P7" draw:layer="layout" svg:width="0.223cm" svg:height="0.223cm" svg:x="35.204cm" svg:y="7.346cm" svg:viewBox="0 0 224 224" svg:d="M111 224c30 0 59-12 80-32 21-21 33-50 33-80s-12-58-33-79-50-33-80-33c-29 0-58 12-79 33s-32 49-32 79 11 59 32 80c21 20 50 32 79 32z">
          <text:p/>
        </draw:path>
        <draw:path draw:style-name="gr16" draw:text-style-name="P6" draw:layer="layout" svg:width="0.223cm" svg:height="0.223cm" svg:x="34.567cm" svg:y="6.63cm" svg:viewBox="0 0 224 224" svg:d="M113 224c29 0 58-12 79-33 20-22 32-50 32-80 0-29-12-58-32-79-21-20-50-32-79-32-31 0-59 12-80 32-21 21-33 50-33 79 0 30 12 58 33 80 21 21 49 33 80 33z">
          <text:p/>
        </draw:path>
        <draw:path draw:style-name="gr16" draw:text-style-name="P6" draw:layer="layout" svg:width="0.223cm" svg:height="0.223cm" svg:x="34.333cm" svg:y="5.656cm" svg:viewBox="0 0 224 224" svg:d="M112 224c30 0 59-12 80-33s32-49 32-79c0-29-11-58-32-79s-50-33-80-33-58 12-79 33-33 50-33 79c0 30 12 58 33 79s49 33 79 33z">
          <text:p/>
        </draw:path>
        <draw:path draw:style-name="gr19" draw:text-style-name="P7" draw:layer="layout" svg:width="0.223cm" svg:height="0.223cm" svg:x="37.233cm" svg:y="6.733cm" svg:viewBox="0 0 224 224" svg:d="M111 224c31 0 59-12 80-33s33-49 33-78c0-30-12-59-33-80s-49-33-80-33c-29 0-58 12-79 33s-32 50-32 80c0 29 11 57 32 78s50 33 79 33z">
          <text:p/>
        </draw:path>
        <draw:path draw:style-name="gr9" draw:text-style-name="P7" draw:layer="layout" svg:width="0.223cm" svg:height="0.223cm" svg:x="40.11cm" svg:y="6.42cm" svg:viewBox="0 0 224 224" svg:d="M111 224c30 0 59-12 80-33s33-50 33-80c0-29-12-58-33-79s-50-32-80-32c-29 0-58 11-79 32-20 21-32 50-32 79 0 30 12 59 32 80 21 21 50 33 79 33z">
          <text:p/>
        </draw:path>
        <draw:path draw:style-name="gr18" draw:text-style-name="P2" draw:layer="layout" svg:width="0.223cm" svg:height="0.223cm" svg:x="40.11cm" svg:y="6.42cm" svg:viewBox="0 0 224 224" svg:d="M111 224c30 0 59-12 80-33s33-50 33-80c0-29-12-58-33-79s-50-32-80-32c-29 0-58 11-79 32-20 21-32 50-32 79 0 30 12 59 32 80 21 21 50 33 79 33z">
          <text:p/>
        </draw:path>
        <draw:path draw:style-name="gr19" draw:text-style-name="P7" draw:layer="layout" svg:width="0.223cm" svg:height="0.224cm" svg:x="39.117cm" svg:y="6.544cm" svg:viewBox="0 0 224 225" svg:d="M112 225c30 0 58-12 79-33s33-49 33-79-12-58-33-80c-21-21-49-33-79-33-29 0-58 12-79 33-22 22-33 50-33 80s11 58 33 79c21 21 50 33 79 33z">
          <text:p/>
        </draw:path>
        <draw:path draw:style-name="gr16" draw:text-style-name="P6" draw:layer="layout" svg:width="0.223cm" svg:height="0.224cm" svg:x="34.951cm" svg:y="4.863cm" svg:viewBox="0 0 224 225" svg:d="M111 225c30 0 58-12 80-33 21-21 33-50 33-80s-12-58-33-79c-22-21-50-33-80-33-29 0-58 12-79 33s-32 49-32 79 11 59 32 80 50 33 79 33z">
          <text:p/>
        </draw:path>
        <draw:path draw:style-name="gr19" draw:text-style-name="P7" draw:layer="layout" svg:width="0.224cm" svg:height="0.223cm" svg:x="38.833cm" svg:y="5.465cm" svg:viewBox="0 0 225 224" svg:d="M113 224c30 0 58-13 79-34s33-49 33-79c0-29-12-58-33-79s-49-32-79-32-59 11-80 32-33 50-33 79c0 30 12 58 33 79s50 34 80 34z">
          <text:p/>
        </draw:path>
        <draw:path draw:style-name="gr19" draw:text-style-name="P7" draw:layer="layout" svg:width="0.223cm" svg:height="0.223cm" svg:x="37.23cm" svg:y="6.725cm" svg:viewBox="0 0 224 224" svg:d="M111 224c31 0 59-12 80-32 21-21 33-50 33-79 0-30-12-59-33-80s-49-33-80-33c-29 0-58 12-78 33-21 21-33 50-33 80 0 29 12 58 33 79 20 20 49 32 78 32z">
          <text:p/>
        </draw:path>
        <draw:path draw:style-name="gr16" draw:text-style-name="P6" draw:layer="layout" svg:width="0.223cm" svg:height="0.223cm" svg:x="34.763cm" svg:y="4.941cm" svg:viewBox="0 0 224 224" svg:d="M112 224c31 0 59-12 80-33s32-49 32-79c0-29-11-58-32-79s-49-33-80-33c-30 0-58 12-79 33s-33 50-33 79c0 30 12 58 33 79s49 33 79 33z">
          <text:p/>
        </draw:path>
        <draw:path draw:style-name="gr19" draw:text-style-name="P7" draw:layer="layout" svg:width="0.223cm" svg:height="0.223cm" svg:x="36.268cm" svg:y="6.847cm" svg:viewBox="0 0 224 224" svg:d="M112 224c30 0 58-12 79-33 22-22 33-50 33-80 0-29-11-58-33-79-21-20-49-32-79-32s-58 12-79 32c-21 21-33 50-33 79 0 30 12 58 33 80 21 21 49 33 79 33z">
          <text:p/>
        </draw:path>
        <draw:path draw:style-name="gr16" draw:text-style-name="P6" draw:layer="layout" svg:width="0.223cm" svg:height="0.223cm" svg:x="35.011cm" svg:y="5.592cm" svg:viewBox="0 0 224 224" svg:d="M113 224c30 0 58-12 79-32 21-21 32-50 32-79 0-31-11-59-32-80s-49-33-79-33c-31 0-59 12-80 33s-33 49-33 80c0 29 12 58 33 79 21 20 49 32 80 32z">
          <text:p/>
        </draw:path>
        <draw:path draw:style-name="gr16" draw:text-style-name="P6" draw:layer="layout" svg:width="0.223cm" svg:height="0.223cm" svg:x="35.039cm" svg:y="6.212cm" svg:viewBox="0 0 224 224" svg:d="M112 224c30 0 58-12 79-33s33-50 33-80c0-29-12-58-33-79-21-20-49-32-79-32s-58 12-79 32c-21 21-33 50-33 79 0 30 12 59 33 80s49 33 79 33z">
          <text:p/>
        </draw:path>
        <draw:path draw:style-name="gr20" draw:text-style-name="P8" draw:layer="layout" svg:width="0.223cm" svg:height="0.223cm" svg:x="37.281cm" svg:y="2.02cm" svg:viewBox="0 0 224 224" svg:d="M112 224c30 0 58-12 79-33s33-49 33-79-12-59-33-80c-21-20-49-32-79-32-29 0-59 12-80 32-21 21-32 50-32 80s11 58 32 79 51 33 80 33z">
          <text:p/>
        </draw:path>
        <draw:path draw:style-name="gr20" draw:text-style-name="P8" draw:layer="layout" svg:width="0.223cm" svg:height="0.223cm" svg:x="36.608cm" svg:y="1.908cm" svg:viewBox="0 0 224 224" svg:d="M112 224c30 0 58-12 79-34 21-20 33-49 33-78 0-30-12-58-33-79s-49-33-79-33c-29 0-59 12-80 33s-32 49-32 79c0 29 11 58 32 78 21 22 51 34 80 34z">
          <text:p/>
        </draw:path>
        <draw:path draw:style-name="gr20" draw:text-style-name="P8" draw:layer="layout" svg:width="0.223cm" svg:height="0.223cm" svg:x="38.155cm" svg:y="3.481cm" svg:viewBox="0 0 224 224" svg:d="M112 224c30 0 58-12 79-34 21-21 33-49 33-79 0-29-12-58-33-79s-49-32-79-32-59 11-80 32c-20 21-32 50-32 79 0 30 12 58 32 79 21 22 50 34 80 34z">
          <text:p/>
        </draw:path>
        <draw:path draw:style-name="gr20" draw:text-style-name="P8" draw:layer="layout" svg:width="0.223cm" svg:height="0.223cm" svg:x="38.178cm" svg:y="2.732cm" svg:viewBox="0 0 224 224" svg:d="M112 224c30 0 58-12 79-33s33-49 33-79-12-59-33-80-49-32-79-32c-29 0-59 11-80 32-20 21-32 50-32 80s12 58 32 79c21 21 51 33 80 33z">
          <text:p/>
        </draw:path>
        <draw:path draw:style-name="gr19" draw:text-style-name="P7" draw:layer="layout" svg:width="0.223cm" svg:height="0.223cm" svg:x="35.236cm" svg:y="7.268cm" svg:viewBox="0 0 224 224" svg:d="M113 224c29 0 58-12 79-33 20-21 32-50 32-79 0-30-12-58-32-79-21-21-50-33-79-33-31 0-59 12-80 33s-33 49-33 79c0 29 12 58 33 79s49 33 80 33z">
          <text:p/>
        </draw:path>
        <draw:path draw:style-name="gr19" draw:text-style-name="P7" draw:layer="layout" svg:width="0.223cm" svg:height="0.223cm" svg:x="36.094cm" svg:y="6.531cm" svg:viewBox="0 0 224 224" svg:d="M111 224c30 0 59-12 80-33 21-20 33-49 33-78 0-30-12-58-33-80-21-21-50-33-80-33-29 0-58 12-79 33-20 22-32 50-32 80 0 29 12 58 32 78 21 21 50 33 79 33z">
          <text:p/>
        </draw:path>
        <draw:path draw:style-name="gr20" draw:text-style-name="P8" draw:layer="layout" svg:width="0.223cm" svg:height="0.223cm" svg:x="38.21cm" svg:y="2.888cm" svg:viewBox="0 0 224 224" svg:d="M113 224c29 0 58-11 79-32 20-21 32-50 32-80s-12-58-32-79c-21-21-50-33-79-33-30 0-58 12-80 33-21 21-33 49-33 79s12 59 33 80c22 21 50 32 80 32z">
          <text:p/>
        </draw:path>
        <draw:path draw:style-name="gr20" draw:text-style-name="P8" draw:layer="layout" svg:width="0.223cm" svg:height="0.223cm" svg:x="38.24cm" svg:y="2.948cm" svg:viewBox="0 0 224 224" svg:d="M112 224c30 0 58-11 79-32s33-50 33-79c0-30-12-59-33-80s-49-33-79-33c-29 0-58 12-79 33s-33 50-33 80c0 29 12 58 33 79s50 32 79 32z">
          <text:p/>
        </draw:path>
        <draw:path draw:style-name="gr16" draw:text-style-name="P6" draw:layer="layout" svg:width="0.223cm" svg:height="0.223cm" svg:x="35.175cm" svg:y="5.872cm" svg:viewBox="0 0 224 224" svg:d="M111 224c30 0 58-12 80-33 21-21 33-49 33-79 0-29-12-58-33-80-22-20-50-32-80-32-29 0-58 12-79 32-21 22-32 51-32 80 0 30 11 58 32 79s50 33 79 33z">
          <text:p/>
        </draw:path>
        <draw:path draw:style-name="gr16" draw:text-style-name="P6" draw:layer="layout" svg:width="0.223cm" svg:height="0.223cm" svg:x="32.037cm" svg:y="8.616cm" svg:viewBox="0 0 224 224" svg:d="M111 224c30 0 58-12 80-34 21-21 33-49 33-79 0-29-12-58-33-79-22-21-50-32-80-32s-58 11-79 32-32 50-32 79c0 30 11 58 32 79 21 22 49 34 79 34z">
          <text:p/>
        </draw:path>
        <draw:path draw:style-name="gr16" draw:text-style-name="P6" draw:layer="layout" svg:width="0.223cm" svg:height="0.223cm" svg:x="35.033cm" svg:y="7.072cm" svg:viewBox="0 0 224 224" svg:d="M112 224c30 0 58-12 79-33 21-22 33-50 33-80 0-29-12-58-33-79s-49-32-79-32-59 11-80 32-32 50-32 79c0 30 11 58 32 80 21 21 50 33 80 33z">
          <text:p/>
        </draw:path>
        <draw:path draw:style-name="gr17" draw:text-style-name="P6" draw:layer="layout" svg:width="0.223cm" svg:height="0.223cm" svg:x="34.742cm" svg:y="6.242cm" svg:viewBox="0 0 224 224" svg:d="M112 224c29 0 59-12 80-33 20-21 32-49 32-80 0-29-12-58-32-79-21-21-51-32-80-32-30 0-58 11-79 32s-33 50-33 79c0 31 12 59 33 80s49 33 79 33z">
          <text:p/>
        </draw:path>
        <draw:path draw:style-name="gr18" draw:text-style-name="P2" draw:layer="layout" svg:width="0.223cm" svg:height="0.223cm" svg:x="34.742cm" svg:y="6.242cm" svg:viewBox="0 0 224 224" svg:d="M112 224c29 0 59-12 80-33 20-21 32-49 32-80 0-29-12-58-32-79-21-21-51-32-80-32-30 0-58 11-79 32s-33 50-33 79c0 31 12 59 33 80s49 33 79 33z">
          <text:p/>
        </draw:path>
        <draw:path draw:style-name="gr16" draw:text-style-name="P6" draw:layer="layout" svg:width="0.223cm" svg:height="0.223cm" svg:x="35.165cm" svg:y="6.883cm" svg:viewBox="0 0 224 224" svg:d="M111 224c30 0 58-11 80-32 21-21 33-51 33-80 0-30-12-58-33-79-22-21-50-33-80-33-29 0-58 12-79 33-20 21-32 49-32 79 0 29 12 59 32 80 21 21 50 32 79 32z">
          <text:p/>
        </draw:path>
        <draw:path draw:style-name="gr16" draw:text-style-name="P6" draw:layer="layout" svg:width="0.223cm" svg:height="0.224cm" svg:x="35.044cm" svg:y="6.045cm" svg:viewBox="0 0 224 225" svg:d="M113 225c29 0 58-12 79-33s32-49 32-79c0-31-11-59-32-80s-50-33-79-33c-30 0-59 12-80 33s-33 49-33 80c0 30 12 58 33 79s50 33 80 33z">
          <text:p/>
        </draw:path>
        <draw:path draw:style-name="gr20" draw:text-style-name="P8" draw:layer="layout" svg:width="0.223cm" svg:height="0.223cm" svg:x="38.795cm" svg:y="5.272cm" svg:viewBox="0 0 224 224" svg:d="M112 224c30 0 59-12 80-34 21-21 32-49 32-79s-11-58-32-79-50-32-80-32-58 11-79 32-33 49-33 79 12 58 33 79c21 22 49 34 79 34z">
          <text:p/>
        </draw:path>
        <draw:path draw:style-name="gr20" draw:text-style-name="P8" draw:layer="layout" svg:width="0.223cm" svg:height="0.223cm" svg:x="38.195cm" svg:y="2.894cm" svg:viewBox="0 0 224 224" svg:d="M112 224c30 0 58-12 79-32 21-21 33-50 33-80s-12-58-33-79-49-33-79-33-58 12-80 33c-21 21-32 49-32 79s11 59 32 80c22 20 50 32 80 32z">
          <text:p/>
        </draw:path>
        <draw:path draw:style-name="gr20" draw:text-style-name="P8" draw:layer="layout" svg:width="0.223cm" svg:height="0.223cm" svg:x="38.091cm" svg:y="2.744cm" svg:viewBox="0 0 224 224" svg:d="M112 224c29 0 59-11 79-32 21-21 33-50 33-79 0-30-12-58-33-80-20-21-50-33-79-33-30 0-58 12-79 33-21 22-33 50-33 80 0 29 12 58 33 79s49 32 79 32z">
          <text:p/>
        </draw:path>
        <draw:path draw:style-name="gr16" draw:text-style-name="P6" draw:layer="layout" svg:width="0.224cm" svg:height="0.223cm" svg:x="34.627cm" svg:y="6.74cm" svg:viewBox="0 0 225 224" svg:d="M113 224c30 0 58-12 79-33s33-49 33-79c0-29-12-59-33-80s-49-32-79-32-58 11-80 32c-21 21-33 51-33 80 0 30 12 58 33 79 22 21 50 33 80 33z">
          <text:p/>
        </draw:path>
        <draw:path draw:style-name="gr16" draw:text-style-name="P6" draw:layer="layout" svg:width="0.224cm" svg:height="0.223cm" svg:x="34.883cm" svg:y="6.687cm" svg:viewBox="0 0 225 224" svg:d="M113 224c30 0 58-12 79-32 21-21 33-50 33-80s-12-58-33-79-49-33-79-33-58 12-79 33c-22 21-34 49-34 79s12 59 34 80c21 20 49 32 79 32z">
          <text:p/>
        </draw:path>
        <draw:path draw:style-name="gr16" draw:text-style-name="P6" draw:layer="layout" svg:width="0.223cm" svg:height="0.223cm" svg:x="34.631cm" svg:y="5.902cm" svg:viewBox="0 0 224 224" svg:d="M113 224c30 0 58-11 79-32s32-50 32-79c0-30-11-58-32-79s-49-34-79-34-58 13-80 34c-21 21-33 49-33 79 0 29 12 58 33 79 22 21 50 32 80 32z">
          <text:p/>
        </draw:path>
        <draw:path draw:style-name="gr16" draw:text-style-name="P6" draw:layer="layout" svg:width="0.223cm" svg:height="0.223cm" svg:x="34.883cm" svg:y="6.275cm" svg:viewBox="0 0 224 224" svg:d="M112 224c30 0 58-12 79-33s33-49 33-79c0-29-12-59-33-79-21-21-49-33-79-33-29 0-58 12-78 33-22 20-34 50-34 79 0 30 12 58 34 79 20 21 49 33 78 33z">
          <text:p/>
        </draw:path>
        <draw:path draw:style-name="gr16" draw:text-style-name="P6" draw:layer="layout" svg:width="0.223cm" svg:height="0.223cm" svg:x="32.511cm" svg:y="7.567cm" svg:viewBox="0 0 224 224" svg:d="M112 224c29 0 59-11 80-32 20-21 32-50 32-80s-12-58-32-79c-21-21-51-33-80-33-30 0-58 12-79 33s-33 49-33 79 12 59 33 80 49 32 79 32z">
          <text:p/>
        </draw:path>
        <draw:path draw:style-name="gr16" draw:text-style-name="P6" draw:layer="layout" svg:width="0.223cm" svg:height="0.223cm" svg:x="32.364cm" svg:y="7.498cm" svg:viewBox="0 0 224 224" svg:d="M113 224c29 0 58-11 78-33 21-21 33-50 33-79 0-30-12-58-33-79-20-21-49-33-78-33-31 0-59 12-80 33s-33 49-33 79c0 29 12 58 33 79 21 22 49 33 80 33z">
          <text:p/>
        </draw:path>
        <draw:path draw:style-name="gr16" draw:text-style-name="P6" draw:layer="layout" svg:width="0.223cm" svg:height="0.223cm" svg:x="34.997cm" svg:y="5.381cm" svg:viewBox="0 0 224 224" svg:d="M112 224c30 0 59-12 80-33 20-21 32-49 32-79s-12-59-32-80c-21-21-50-32-80-32s-58 11-79 32-33 50-33 80 12 58 33 79 49 33 79 33z">
          <text:p/>
        </draw:path>
        <draw:path draw:style-name="gr19" draw:text-style-name="P7" draw:layer="layout" svg:width="0.223cm" svg:height="0.223cm" svg:x="38.35cm" svg:y="6.506cm" svg:viewBox="0 0 224 224" svg:d="M111 224c31 0 59-12 80-33s33-49 33-79c0-29-12-58-33-79s-49-33-80-33c-29 0-58 12-79 33-20 21-32 50-32 79 0 30 12 58 32 79 21 21 50 33 79 33z">
          <text:p/>
        </draw:path>
        <draw:path draw:style-name="gr20" draw:text-style-name="P8" draw:layer="layout" svg:width="0.223cm" svg:height="0.223cm" svg:x="38.515cm" svg:y="2.883cm" svg:viewBox="0 0 224 224" svg:d="M112 224c29 0 58-12 79-33 21-20 33-49 33-79s-12-58-33-79-50-33-79-33c-30 0-58 12-79 33s-33 49-33 79 12 59 33 79c21 21 49 33 79 33z">
          <text:p/>
        </draw:path>
        <draw:path draw:style-name="gr16" draw:text-style-name="P6" draw:layer="layout" svg:width="0.223cm" svg:height="0.224cm" svg:x="32.117cm" svg:y="7.872cm" svg:viewBox="0 0 224 225" svg:d="M112 225c30 0 58-12 79-33s33-49 33-79-12-58-33-80c-21-21-49-33-79-33s-58 12-79 33c-21 22-33 50-33 80s12 58 33 79 49 33 79 33z">
          <text:p/>
        </draw:path>
        <draw:path draw:style-name="gr17" draw:text-style-name="P6" draw:layer="layout" svg:width="0.223cm" svg:height="0.223cm" svg:x="32.26cm" svg:y="7.672cm" svg:viewBox="0 0 224 224" svg:d="M111 224c30 0 58-12 80-32 21-21 33-50 33-79 0-30-12-58-33-79-22-22-50-34-80-34-29 0-58 12-78 34-21 21-33 49-33 79 0 29 12 58 33 79 20 20 49 32 78 32z">
          <text:p/>
        </draw:path>
        <draw:path draw:style-name="gr18" draw:text-style-name="P2" draw:layer="layout" svg:width="0.223cm" svg:height="0.223cm" svg:x="32.26cm" svg:y="7.672cm" svg:viewBox="0 0 224 224" svg:d="M111 224c30 0 58-12 80-32 21-21 33-50 33-79 0-30-12-58-33-79-22-22-50-34-80-34-29 0-58 12-78 34-21 21-33 49-33 79 0 29 12 58 33 79 20 20 49 32 78 32z">
          <text:p/>
        </draw:path>
        <draw:path draw:style-name="gr16" draw:text-style-name="P6" draw:layer="layout" svg:width="0.223cm" svg:height="0.223cm" svg:x="31.42cm" svg:y="9.176cm" svg:viewBox="0 0 224 224" svg:d="M111 224c31 0 59-12 80-33s33-49 33-79c0-29-12-59-33-79-21-21-49-33-80-33-29 0-57 12-78 33-21 20-33 50-33 79 0 30 12 58 33 79s49 33 78 33z">
          <text:p/>
        </draw:path>
        <draw:path draw:style-name="gr16" draw:text-style-name="P6" draw:layer="layout" svg:width="0.224cm" svg:height="0.224cm" svg:x="32.24cm" svg:y="7.444cm" svg:viewBox="0 0 225 225" svg:d="M112 225c30 0 58-12 79-33 22-21 34-49 34-79s-12-58-34-79c-21-22-49-34-79-34s-58 12-79 34c-21 21-33 49-33 79s12 58 33 79 49 33 79 33z">
          <text:p/>
        </draw:path>
        <draw:path draw:style-name="gr16" draw:text-style-name="P6" draw:layer="layout" svg:width="0.223cm" svg:height="0.223cm" svg:x="32.748cm" svg:y="8.765cm" svg:viewBox="0 0 224 224" svg:d="M111 224c30 0 59-12 80-33 21-20 33-49 33-78 0-30-12-58-33-80-21-21-50-33-80-33-29 0-58 12-79 33-21 22-32 50-32 80 0 29 11 58 32 78 21 21 50 33 79 33z">
          <text:p/>
        </draw:path>
        <draw:path draw:style-name="gr16" draw:text-style-name="P6" draw:layer="layout" svg:width="0.223cm" svg:height="0.224cm" svg:x="32.132cm" svg:y="7.444cm" svg:viewBox="0 0 224 225" svg:d="M113 225c29 0 58-12 78-33 21-21 33-49 33-79s-12-58-33-79c-20-22-49-34-78-34-31 0-59 12-80 34-21 21-33 49-33 79s12 58 33 79 49 33 80 33z">
          <text:p/>
        </draw:path>
        <draw:path draw:style-name="gr16" draw:text-style-name="P6" draw:layer="layout" svg:width="0.223cm" svg:height="0.223cm" svg:x="31.357cm" svg:y="8.839cm" svg:viewBox="0 0 224 224" svg:d="M111 224c30 0 58-11 79-33 22-21 34-50 34-79 0-30-12-58-34-79-21-21-49-33-79-33-29 0-58 12-79 33s-32 49-32 79c0 29 11 58 32 79 21 22 50 33 79 33z">
          <text:p/>
        </draw:path>
        <draw:path draw:style-name="gr16" draw:text-style-name="P6" draw:layer="layout" svg:width="0.224cm" svg:height="0.223cm" svg:x="31.38cm" svg:y="8.817cm" svg:viewBox="0 0 225 224" svg:d="M112 224c30 0 58-12 80-33 21-21 33-50 33-79 0-30-12-58-33-79-22-21-50-33-80-33s-58 12-79 33-33 49-33 79c0 29 12 58 33 79s49 33 79 33z">
          <text:p/>
        </draw:path>
        <draw:path draw:style-name="gr20" draw:text-style-name="P8" draw:layer="layout" svg:width="0.223cm" svg:height="0.223cm" svg:x="37.269cm" svg:y="2.012cm" svg:viewBox="0 0 224 224" svg:d="M113 224c29 0 58-11 79-32s32-50 32-79c0-31-11-59-32-80s-50-33-79-33c-31 0-59 12-80 33s-33 49-33 80c0 29 12 58 33 79s49 32 80 32z">
          <text:p/>
        </draw:path>
        <draw:path draw:style-name="gr19" draw:text-style-name="P7" draw:layer="layout" svg:width="0.224cm" svg:height="0.223cm" svg:x="40.211cm" svg:y="5.781cm" svg:viewBox="0 0 225 224" svg:d="M113 224c30 0 58-12 79-33s33-49 33-80c0-29-12-58-33-79s-49-32-79-32-58 11-80 32c-21 21-33 50-33 79 0 31 12 59 33 80 22 21 50 33 80 33z">
          <text:p/>
        </draw:path>
        <draw:path draw:style-name="gr20" draw:text-style-name="P8" draw:layer="layout" svg:width="0.223cm" svg:height="0.223cm" svg:x="38.187cm" svg:y="3.456cm" svg:viewBox="0 0 224 224" svg:d="M113 224c29 0 58-12 79-33s32-49 32-79c0-29-11-58-32-78-21-21-50-34-79-34-30 0-59 13-80 34-21 20-33 49-33 78 0 30 12 58 33 79s50 33 80 33z">
          <text:p/>
        </draw:path>
        <draw:path draw:style-name="gr16" draw:text-style-name="P6" draw:layer="layout" svg:width="0.223cm" svg:height="0.223cm" svg:x="34.841cm" svg:y="7.712cm" svg:viewBox="0 0 224 224" svg:d="M112 224c30 0 58-11 79-33 21-21 33-50 33-79 0-30-12-58-33-79s-49-33-79-33c-29 0-59 12-79 33-21 21-33 49-33 79 0 29 12 58 33 79 20 22 50 33 79 33z">
          <text:p/>
        </draw:path>
        <draw:path draw:style-name="gr16" draw:text-style-name="P6" draw:layer="layout" svg:width="0.223cm" svg:height="0.223cm" svg:x="31.435cm" svg:y="7.944cm" svg:viewBox="0 0 224 224" svg:d="M112 224c30 0 59-12 79-34 21-21 33-49 33-78 0-30-12-58-33-79-20-21-49-33-79-33s-58 12-79 33-33 49-33 79c0 29 12 57 33 78 21 22 49 34 79 34z">
          <text:p/>
        </draw:path>
        <draw:path draw:style-name="gr19" draw:text-style-name="P7" draw:layer="layout" svg:width="0.223cm" svg:height="0.223cm" svg:x="36.557cm" svg:y="6.006cm" svg:viewBox="0 0 224 224" svg:d="M112 224c30 0 59-11 80-32s32-50 32-80-11-58-32-79-50-33-80-33-58 12-79 33-33 49-33 79 12 59 33 80 49 32 79 32z">
          <text:p/>
        </draw:path>
        <draw:path draw:style-name="gr19" draw:text-style-name="P7" draw:layer="layout" svg:width="0.223cm" svg:height="0.223cm" svg:x="38.333cm" svg:y="6.858cm" svg:viewBox="0 0 224 224" svg:d="M111 224c31 0 59-12 80-33s33-50 33-80c0-29-12-58-33-79-21-20-49-32-80-32-29 0-58 12-79 32-20 21-32 50-32 79 0 30 12 59 32 80 21 21 50 33 79 33z">
          <text:p/>
        </draw:path>
        <draw:path draw:style-name="gr20" draw:text-style-name="P8" draw:layer="layout" svg:width="0.223cm" svg:height="0.224cm" svg:x="36.57cm" svg:y="2.537cm" svg:viewBox="0 0 224 225" svg:d="M112 225c31 0 59-12 80-33s32-49 32-79-11-58-32-79c-21-22-49-34-80-34-30 0-58 12-79 34-21 21-33 49-33 79s12 58 33 79 49 33 79 33z">
          <text:p/>
        </draw:path>
        <draw:path draw:style-name="gr20" draw:text-style-name="P8" draw:layer="layout" svg:width="0.223cm" svg:height="0.223cm" svg:x="36.147cm" svg:y="2.466cm" svg:viewBox="0 0 224 224" svg:d="M113 224c29 0 58-12 79-33s32-49 32-79-11-59-32-80c-21-20-50-32-79-32-31 0-59 12-80 32-21 21-33 50-33 80s12 58 33 79 49 33 80 33z">
          <text:p/>
        </draw:path>
        <draw:path draw:style-name="gr20" draw:text-style-name="P8" draw:layer="layout" svg:width="0.223cm" svg:height="0.223cm" svg:x="36.496cm" svg:y="2.53cm" svg:viewBox="0 0 224 224" svg:d="M112 224c29 0 58-12 80-32 21-21 32-50 32-79 0-30-11-58-32-80-22-21-51-33-80-33-30 0-58 12-79 33-21 22-33 50-33 80 0 29 12 58 33 79 21 20 49 32 79 32z">
          <text:p/>
        </draw:path>
        <draw:path draw:style-name="gr20" draw:text-style-name="P8" draw:layer="layout" svg:width="0.223cm" svg:height="0.224cm" svg:x="36.066cm" svg:y="2.507cm" svg:viewBox="0 0 224 225" svg:d="M112 225c29 0 58-12 80-33 21-21 32-49 32-79s-11-59-32-80c-22-21-51-33-80-33-30 0-58 12-79 33s-33 50-33 80 12 58 33 79 49 33 79 33z">
          <text:p/>
        </draw:path>
        <draw:path draw:style-name="gr20" draw:text-style-name="P8" draw:layer="layout" svg:width="0.223cm" svg:height="0.224cm" svg:x="37.717cm" svg:y="2.414cm" svg:viewBox="0 0 224 225" svg:d="M113 225c29 0 58-12 79-33s32-50 32-80-11-58-32-79-50-33-79-33c-30 0-59 12-80 33s-33 49-33 79 12 59 33 80 50 33 80 33z">
          <text:p/>
        </draw:path>
        <draw:path draw:style-name="gr19" draw:text-style-name="P7" draw:layer="layout" svg:width="0.223cm" svg:height="0.223cm" svg:x="38.449cm" svg:y="6.743cm" svg:viewBox="0 0 224 224" svg:d="M112 224c30 0 58-12 79-32 21-21 33-50 33-79 0-30-12-59-33-80s-49-33-79-33c-29 0-58 12-79 33-22 21-33 50-33 80 0 29 11 58 33 79 21 20 50 32 79 32z">
          <text:p/>
        </draw:path>
        <draw:path draw:style-name="gr20" draw:text-style-name="P8" draw:layer="layout" svg:width="0.223cm" svg:height="0.223cm" svg:x="36.234cm" svg:y="2.519cm" svg:viewBox="0 0 224 224" svg:d="M113 224c29 0 58-12 79-33s32-49 32-79c0-29-11-58-32-80-21-20-50-32-79-32-30 0-58 12-79 32-21 22-34 51-34 80 0 30 13 58 34 79s49 33 79 33z">
          <text:p/>
        </draw:path>
        <draw:path draw:style-name="gr19" draw:text-style-name="P7" draw:layer="layout" svg:width="0.223cm" svg:height="0.223cm" svg:x="36.562cm" svg:y="6.622cm" svg:viewBox="0 0 224 224" svg:d="M112 224c30 0 59-11 80-32 21-22 32-51 32-80 0-30-11-58-32-79s-50-33-80-33-58 12-79 33-33 49-33 79c0 29 12 58 33 80 21 21 49 32 79 32z">
          <text:p/>
        </draw:path>
        <draw:path draw:style-name="gr19" draw:text-style-name="P7" draw:layer="layout" svg:width="0.223cm" svg:height="0.223cm" svg:x="36.547cm" svg:y="6.28cm" svg:viewBox="0 0 224 224" svg:d="M112 224c30 0 59-12 80-33 21-20 32-49 32-78 0-30-11-59-32-80s-50-33-80-33-58 12-79 33-33 50-33 80c0 29 12 58 33 78 21 21 49 33 79 33z">
          <text:p/>
        </draw:path>
        <draw:path draw:style-name="gr20" draw:text-style-name="P8" draw:layer="layout" svg:width="0.223cm" svg:height="0.223cm" svg:x="36.447cm" svg:y="2.564cm" svg:viewBox="0 0 224 224" svg:d="M113 224c29 0 58-12 79-33s32-49 32-79c0-29-11-58-32-79s-50-33-79-33c-30 0-58 12-79 33-22 21-34 50-34 79 0 30 12 58 34 79 21 21 49 33 79 33z">
          <text:p/>
        </draw:path>
        <draw:path draw:style-name="gr19" draw:text-style-name="P7" draw:layer="layout" svg:width="0.223cm" svg:height="0.223cm" svg:x="37.257cm" svg:y="6.202cm" svg:viewBox="0 0 224 224" svg:d="M112 224c30 0 58-11 79-32s33-51 33-80c0-30-12-58-33-79s-49-33-79-33-59 12-80 33-32 49-32 79c0 29 11 59 32 80s50 32 80 32z">
          <text:p/>
        </draw:path>
        <draw:path draw:style-name="gr19" draw:text-style-name="P7" draw:layer="layout" svg:width="0.223cm" svg:height="0.223cm" svg:x="37.342cm" svg:y="6.129cm" svg:viewBox="0 0 224 224" svg:d="M112 224c30 0 58-11 79-32s33-50 33-79c0-30-12-58-33-79s-49-34-79-34c-29 0-58 13-78 34-21 21-34 49-34 79 0 29 13 58 34 79 20 21 49 32 78 32z">
          <text:p/>
        </draw:path>
        <draw:path draw:style-name="gr19" draw:text-style-name="P7" draw:layer="layout" svg:width="0.224cm" svg:height="0.223cm" svg:x="36.818cm" svg:y="6.201cm" svg:viewBox="0 0 225 224" svg:d="M113 224c30 0 58-12 79-33s33-50 33-80c0-29-12-57-33-78s-49-33-79-33c-31 0-59 12-80 33s-33 49-33 78c0 30 12 59 33 80s49 33 80 33z">
          <text:p/>
        </draw:path>
        <draw:path draw:style-name="gr16" draw:text-style-name="P6" draw:layer="layout" svg:width="0.223cm" svg:height="0.223cm" svg:x="35.714cm" svg:y="2.463cm" svg:viewBox="0 0 224 224" svg:d="M112 224c30 0 58-12 79-33s33-49 33-79-12-59-33-80-49-32-79-32c-29 0-58 11-79 32s-33 50-33 80 12 58 33 79 50 33 79 33z">
          <text:p/>
        </draw:path>
        <draw:path draw:style-name="gr20" draw:text-style-name="P8" draw:layer="layout" svg:width="0.223cm" svg:height="0.223cm" svg:x="37.754cm" svg:y="2.422cm" svg:viewBox="0 0 224 224" svg:d="M112 224c30 0 58-11 79-32s33-51 33-80c0-30-12-58-33-79s-49-33-79-33c-29 0-58 12-79 33s-33 49-33 79c0 29 12 59 33 80s50 32 79 32z">
          <text:p/>
        </draw:path>
        <draw:path draw:style-name="gr20" draw:text-style-name="P8" draw:layer="layout" svg:width="0.223cm" svg:height="0.224cm" svg:x="35.965cm" svg:y="2.529cm" svg:viewBox="0 0 224 225" svg:d="M112 225c30 0 58-12 79-33s33-49 33-79-12-58-33-80c-21-21-49-33-79-33-29 0-58 12-80 33-21 22-32 50-32 80s11 58 32 79c22 21 51 33 80 33z">
          <text:p/>
        </draw:path>
        <draw:path draw:style-name="gr16" draw:text-style-name="P6" draw:layer="layout" svg:width="0.224cm" svg:height="0.223cm" svg:x="35.194cm" svg:y="6.647cm" svg:viewBox="0 0 225 224" svg:d="M112 224c30 0 59-12 80-33s33-50 33-80c0-29-12-57-33-78s-50-33-80-33-58 12-79 33-33 49-33 78c0 30 12 59 33 80s49 33 79 33z">
          <text:p/>
        </draw:path>
        <draw:path draw:style-name="gr16" draw:text-style-name="P6" draw:layer="layout" svg:width="0.223cm" svg:height="0.223cm" svg:x="32.094cm" svg:y="8.497cm" svg:viewBox="0 0 224 224" svg:d="M112 224c30 0 59-12 80-33s32-49 32-79-11-59-32-80-50-32-80-32-58 11-79 32-33 50-33 80 12 58 33 79 49 33 79 33z">
          <text:p/>
        </draw:path>
        <draw:path draw:style-name="gr16" draw:text-style-name="P6" draw:layer="layout" svg:width="0.225cm" svg:height="0.223cm" svg:x="35.345cm" svg:y="5.723cm" svg:viewBox="0 0 226 224" svg:d="M113 224c30 0 58-11 79-32 21-22 34-51 34-80 0-30-13-58-34-79s-49-33-79-33-58 12-79 33-34 49-34 79c0 29 13 58 34 80 21 21 49 32 79 32z">
          <text:p/>
        </draw:path>
        <draw:path draw:style-name="gr19" draw:text-style-name="P7" draw:layer="layout" svg:width="0.223cm" svg:height="0.223cm" svg:x="36.757cm" svg:y="6.497cm" svg:viewBox="0 0 224 224" svg:d="M112 224c29 0 59-11 80-32s32-49 32-79-11-59-32-80-51-33-80-33c-30 0-58 12-79 33s-33 50-33 80 12 58 33 79 49 32 79 32z">
          <text:p/>
        </draw:path>
        <draw:path draw:style-name="gr19" draw:text-style-name="P7" draw:layer="layout" svg:width="0.223cm" svg:height="0.223cm" svg:x="37.389cm" svg:y="6.394cm" svg:viewBox="0 0 224 224" svg:d="M111 224c30 0 58-12 80-33 21-22 33-50 33-80 0-29-12-58-33-79-22-21-50-32-80-32-29 0-58 11-79 32s-32 50-32 79c0 30 11 58 32 80 21 21 50 33 79 33z">
          <text:p/>
        </draw:path>
        <draw:path draw:style-name="gr19" draw:text-style-name="P7" draw:layer="layout" svg:width="0.223cm" svg:height="0.223cm" svg:x="37.406cm" svg:y="6.227cm" svg:viewBox="0 0 224 224" svg:d="M111 224c30 0 58-12 80-33 21-21 33-49 33-80 0-29-12-58-33-79-22-20-50-32-80-32-29 0-57 12-78 32-21 21-33 50-33 79 0 31 12 59 33 80s49 33 78 33z">
          <text:p/>
        </draw:path>
        <draw:path draw:style-name="gr19" draw:text-style-name="P7" draw:layer="layout" svg:width="0.223cm" svg:height="0.223cm" svg:x="36.655cm" svg:y="6.314cm" svg:viewBox="0 0 224 224" svg:d="M112 224c30 0 58-12 79-33s33-49 33-79c0-29-12-58-33-79s-49-33-79-33c-29 0-58 12-78 33-22 21-34 50-34 79 0 30 12 58 34 79 20 21 49 33 78 33z">
          <text:p/>
        </draw:path>
        <draw:path draw:style-name="gr19" draw:text-style-name="P7" draw:layer="layout" svg:width="0.223cm" svg:height="0.223cm" svg:x="36.833cm" svg:y="6.42cm" svg:viewBox="0 0 224 224" svg:d="M112 224c30 0 58-11 79-32s33-51 33-80c0-30-12-58-33-79s-49-33-79-33c-29 0-59 12-80 33s-32 49-32 79c0 29 11 59 32 80s51 32 80 32z">
          <text:p/>
        </draw:path>
        <draw:path draw:style-name="gr16" draw:text-style-name="P6" draw:layer="layout" svg:width="0.223cm" svg:height="0.223cm" svg:x="36.335cm" svg:y="6.134cm" svg:viewBox="0 0 224 224" svg:d="M111 224c31 0 59-13 80-34s33-49 33-79c0-29-12-58-33-79-21-20-49-32-80-32-30 0-58 12-79 32-21 21-32 50-32 79 0 30 11 58 32 79s49 34 79 34z">
          <text:p/>
        </draw:path>
        <draw:path draw:style-name="gr19" draw:text-style-name="P7" draw:layer="layout" svg:width="0.223cm" svg:height="0.223cm" svg:x="37.487cm" svg:y="6.378cm" svg:viewBox="0 0 224 224" svg:d="M112 224c30 0 58-12 79-33s33-50 33-79c0-30-12-58-33-79s-49-33-79-33-59 12-80 33-32 49-32 79c0 29 11 58 32 79s50 33 80 33z">
          <text:p/>
        </draw:path>
        <draw:path draw:style-name="gr19" draw:text-style-name="P7" draw:layer="layout" svg:width="0.224cm" svg:height="0.224cm" svg:x="37.289cm" svg:y="6.381cm" svg:viewBox="0 0 225 225" svg:d="M113 225c30 0 58-12 79-34 21-21 33-49 33-79s-12-58-33-79-49-33-79-33-59 12-80 33-33 49-33 79 12 58 33 79c21 22 50 34 80 34z">
          <text:p/>
        </draw:path>
        <draw:path draw:style-name="gr19" draw:text-style-name="P7" draw:layer="layout" svg:width="0.223cm" svg:height="0.223cm" svg:x="36.637cm" svg:y="5.81cm" svg:viewBox="0 0 224 224" svg:d="M113 224c29 0 58-12 79-33s32-49 32-79-11-59-32-79c-21-21-50-33-79-33-30 0-58 12-80 33-21 20-33 49-33 79s12 58 33 79c22 21 50 33 80 33z">
          <text:p/>
        </draw:path>
        <draw:path draw:style-name="gr19" draw:text-style-name="P7" draw:layer="layout" svg:width="0.223cm" svg:height="0.223cm" svg:x="37.709cm" svg:y="5.758cm" svg:viewBox="0 0 224 224" svg:d="M112 224c30 0 58-12 79-33s33-50 33-80c0-29-12-58-33-79s-49-32-79-32-59 11-79 32c-21 21-33 50-33 79 0 30 12 59 33 80 20 21 49 33 79 33z">
          <text:p/>
        </draw:path>
        <draw:path draw:style-name="gr16" draw:text-style-name="P6" draw:layer="layout" svg:width="0.223cm" svg:height="0.223cm" svg:x="36.548cm" svg:y="1.303cm" svg:viewBox="0 0 224 224" svg:d="M111 224c31 0 59-12 80-32 21-21 33-51 33-80 0-30-12-58-33-79s-49-33-80-33c-29 0-58 12-79 33s-32 49-32 79c0 29 11 59 32 80 21 20 50 32 79 32z">
          <text:p/>
        </draw:path>
        <draw:path draw:style-name="gr19" draw:text-style-name="P7" draw:layer="layout" svg:width="0.223cm" svg:height="0.223cm" svg:x="38.4cm" svg:y="6.839cm" svg:viewBox="0 0 224 224" svg:d="M113 224c29 0 58-12 78-33 21-22 33-50 33-80 0-29-12-58-33-79-20-21-49-32-78-32-30 0-59 11-80 32s-33 50-33 79c0 30 12 58 33 80 21 21 50 33 80 33z">
          <text:p/>
        </draw:path>
        <draw:path draw:style-name="gr16" draw:text-style-name="P6" draw:layer="layout" svg:width="0.223cm" svg:height="0.223cm" svg:x="35.003cm" svg:y="4.361cm" svg:viewBox="0 0 224 224" svg:d="M111 224c31 0 59-11 80-33 21-21 33-50 33-79 0-30-12-58-33-79s-49-33-80-33c-29 0-58 12-79 33s-32 49-32 79c0 29 11 58 32 79 21 22 50 33 79 33z">
          <text:p/>
        </draw:path>
        <draw:path draw:style-name="gr19" draw:text-style-name="P7" draw:layer="layout" svg:width="0.223cm" svg:height="0.223cm" svg:x="36.574cm" svg:y="6.146cm" svg:viewBox="0 0 224 224" svg:d="M112 224c30 0 58-12 79-33s33-50 33-79c0-30-12-58-33-79s-49-33-79-33-59 12-80 33c-20 21-32 49-32 79 0 29 12 58 32 79 21 21 50 33 80 33z">
          <text:p/>
        </draw:path>
        <draw:path draw:style-name="gr19" draw:text-style-name="P7" draw:layer="layout" svg:width="0.224cm" svg:height="0.223cm" svg:x="36.652cm" svg:y="6.117cm" svg:viewBox="0 0 225 224" svg:d="M113 224c30 0 58-11 79-32s33-49 33-79-12-58-33-79c-21-22-49-34-79-34s-58 12-79 34c-22 21-34 49-34 79s12 58 34 79c21 21 49 32 79 32z">
          <text:p/>
        </draw:path>
        <draw:path draw:style-name="gr9" draw:text-style-name="P7" draw:layer="layout" svg:width="0.223cm" svg:height="0.223cm" svg:x="37.146cm" svg:y="6.032cm" svg:viewBox="0 0 224 224" svg:d="M112 224c29 0 58-12 79-33 22-21 33-49 33-79s-11-59-33-79c-21-21-50-33-79-33-30 0-58 12-79 33-21 20-33 49-33 79s12 58 33 79 49 33 79 33z">
          <text:p/>
        </draw:path>
        <draw:path draw:style-name="gr18" draw:text-style-name="P2" draw:layer="layout" svg:width="0.223cm" svg:height="0.223cm" svg:x="37.146cm" svg:y="6.032cm" svg:viewBox="0 0 224 224" svg:d="M112 224c29 0 58-12 79-33 22-21 33-49 33-79s-11-59-33-79c-21-21-50-33-79-33-30 0-58 12-79 33-21 20-33 49-33 79s12 58 33 79 49 33 79 33z">
          <text:p/>
        </draw:path>
        <draw:path draw:style-name="gr16" draw:text-style-name="P6" draw:layer="layout" svg:width="0.224cm" svg:height="0.223cm" svg:x="36.153cm" svg:y="5.357cm" svg:viewBox="0 0 225 224" svg:d="M113 224c30 0 58-12 79-33s33-49 33-79-12-59-33-79c-21-21-49-33-79-33-31 0-59 12-80 33-21 20-33 49-33 79s12 58 33 79 49 33 80 33z">
          <text:p/>
        </draw:path>
        <draw:path draw:style-name="gr16" draw:text-style-name="P6" draw:layer="layout" svg:width="0.223cm" svg:height="0.223cm" svg:x="36.067cm" svg:y="5.573cm" svg:viewBox="0 0 224 224" svg:d="M112 224c29 0 58-12 80-33 21-21 32-49 32-80 0-29-11-58-32-79-22-21-51-32-80-32-30 0-58 11-79 32s-33 50-33 79c0 31 12 59 33 80s49 33 79 33z">
          <text:p/>
        </draw:path>
        <draw:path draw:style-name="gr16" draw:text-style-name="P6" draw:layer="layout" svg:width="0.223cm" svg:height="0.223cm" svg:x="31.964cm" svg:y="9.011cm" svg:viewBox="0 0 224 224" svg:d="M113 224c29 0 58-11 79-32s32-50 32-79c0-30-11-58-32-79-21-22-50-34-79-34-30 0-58 12-80 34-21 21-33 49-33 79 0 29 12 58 33 79 22 21 50 32 80 32z">
          <text:p/>
        </draw:path>
        <draw:path draw:style-name="gr16" draw:text-style-name="P6" draw:layer="layout" svg:width="0.223cm" svg:height="0.223cm" svg:x="31.588cm" svg:y="8.156cm" svg:viewBox="0 0 224 224" svg:d="M111 224c30 0 58-12 80-34 21-21 33-49 33-79 0-29-12-58-33-79-22-20-50-32-80-32-29 0-58 12-79 32-21 21-32 50-32 79 0 30 11 58 32 79 21 22 50 34 79 34z">
          <text:p/>
        </draw:path>
        <draw:path draw:style-name="gr19" draw:text-style-name="P7" draw:layer="layout" svg:width="0.223cm" svg:height="0.223cm" svg:x="36.793cm" svg:y="5.988cm" svg:viewBox="0 0 224 224" svg:d="M112 224c30 0 59-12 79-33 21-21 33-50 33-80 0-29-12-58-33-78-20-21-49-33-79-33s-58 12-79 33c-21 20-33 49-33 78 0 30 12 59 33 80s49 33 79 33z">
          <text:p/>
        </draw:path>
        <draw:path draw:style-name="gr16" draw:text-style-name="P6" draw:layer="layout" svg:width="0.223cm" svg:height="0.223cm" svg:x="36.093cm" svg:y="5.247cm" svg:viewBox="0 0 224 224" svg:d="M111 224c30 0 59-13 80-34s33-49 33-79c0-29-12-58-33-79s-50-32-80-32c-29 0-58 11-79 32s-32 50-32 79c0 30 11 58 32 79s50 34 79 34z">
          <text:p/>
        </draw:path>
        <draw:path draw:style-name="gr16" draw:text-style-name="P6" draw:layer="layout" svg:width="0.223cm" svg:height="0.224cm" svg:x="31.361cm" svg:y="7.433cm" svg:viewBox="0 0 224 225" svg:d="M111 225c30 0 58-12 79-33 22-21 34-49 34-79s-12-58-34-80c-21-21-49-33-79-33s-58 12-79 33c-21 22-32 50-32 80s11 58 32 79 49 33 79 33z">
          <text:p/>
        </draw:path>
        <draw:path draw:style-name="gr16" draw:text-style-name="P6" draw:layer="layout" svg:width="0.223cm" svg:height="0.223cm" svg:x="31.269cm" svg:y="7.459cm" svg:viewBox="0 0 224 224" svg:d="M112 224c30 0 58-12 79-33s33-49 33-79-12-58-33-79c-21-22-49-33-79-33-29 0-59 11-80 33-21 21-32 49-32 79s11 58 32 79 51 33 80 33z">
          <text:p/>
        </draw:path>
        <draw:path draw:style-name="gr20" draw:text-style-name="P8" draw:layer="layout" svg:width="0.223cm" svg:height="0.223cm" svg:x="36.385cm" svg:y="2.278cm" svg:viewBox="0 0 224 224" svg:d="M112 224c30 0 58-12 79-33s33-49 33-79c0-29-12-59-33-79-21-21-49-33-79-33-29 0-59 12-80 33-21 20-32 50-32 79 0 30 11 58 32 79s51 33 80 33z">
          <text:p/>
        </draw:path>
        <draw:path draw:style-name="gr16" draw:text-style-name="P6" draw:layer="layout" svg:width="0.223cm" svg:height="0.223cm" svg:x="35.95cm" svg:y="2.295cm" svg:viewBox="0 0 224 224" svg:d="M113 224c29 0 58-12 78-33 21-20 33-49 33-78 0-30-12-58-33-80-20-21-49-33-78-33-30 0-59 12-80 33-21 22-33 50-33 80 0 29 12 58 33 78 21 21 50 33 80 33z">
          <text:p/>
        </draw:path>
        <draw:path draw:style-name="gr16" draw:text-style-name="P6" draw:layer="layout" svg:width="0.223cm" svg:height="0.223cm" svg:x="35.963cm" svg:y="2.236cm" svg:viewBox="0 0 224 224" svg:d="M112 224c30 0 58-12 79-33s33-49 33-79-12-59-33-80-49-32-79-32c-29 0-58 11-80 32-21 21-32 50-32 80s11 58 32 79c22 21 51 33 80 33z">
          <text:p/>
        </draw:path>
        <draw:path draw:style-name="gr16" draw:text-style-name="P6" draw:layer="layout" svg:width="0.223cm" svg:height="0.223cm" svg:x="35.61cm" svg:y="6.018cm" svg:viewBox="0 0 224 224" svg:d="M112 224c29 0 58-12 80-33 21-21 32-49 32-80 0-30-11-58-32-79-22-21-51-32-80-32-30 0-58 11-79 32s-33 49-33 79c0 31 12 59 33 80s49 33 79 33z">
          <text:p/>
        </draw:path>
        <draw:path draw:style-name="gr16" draw:text-style-name="P6" draw:layer="layout" svg:width="0.224cm" svg:height="0.223cm" svg:x="35.475cm" svg:y="6.075cm" svg:viewBox="0 0 225 224" svg:d="M113 224c30 0 58-11 79-32s33-50 33-79c0-30-12-59-33-80s-49-33-79-33c-31 0-59 12-80 33s-33 50-33 80c0 29 12 58 33 79s49 32 80 32z">
          <text:p/>
        </draw:path>
        <draw:path draw:style-name="gr16" draw:text-style-name="P6" draw:layer="layout" svg:width="0.223cm" svg:height="0.223cm" svg:x="31.246cm" svg:y="8.04cm" svg:viewBox="0 0 224 224" svg:d="M112 224c30 0 58-12 79-32 21-21 33-50 33-79 0-31-12-59-33-80s-49-33-79-33-59 12-80 33-32 49-32 80c0 29 11 58 32 79 21 20 50 32 80 32z">
          <text:p/>
        </draw:path>
        <draw:path draw:style-name="gr16" draw:text-style-name="P6" draw:layer="layout" svg:width="0.223cm" svg:height="0.223cm" svg:x="35.298cm" svg:y="6.078cm" svg:viewBox="0 0 224 224" svg:d="M112 224c30 0 58-11 79-32s33-50 33-79c0-30-12-59-33-80s-49-33-79-33c-29 0-58 12-80 33-21 21-32 50-32 80 0 29 11 58 32 79 22 21 51 32 80 32z">
          <text:p/>
        </draw:path>
        <draw:path draw:style-name="gr16" draw:text-style-name="P6" draw:layer="layout" svg:width="0.223cm" svg:height="0.223cm" svg:x="31.992cm" svg:y="8.39cm" svg:viewBox="0 0 224 224" svg:d="M112 224c30 0 58-12 79-34 21-21 33-49 33-79 0-29-12-58-33-79-21-20-49-32-79-32-29 0-58 12-79 32-21 21-33 50-33 79 0 30 12 58 33 79 21 22 50 34 79 34z">
          <text:p/>
        </draw:path>
        <draw:path draw:style-name="gr16" draw:text-style-name="P6" draw:layer="layout" svg:width="0.223cm" svg:height="0.223cm" svg:x="35.253cm" svg:y="6.17cm" svg:viewBox="0 0 224 224" svg:d="M113 224c29 0 58-12 79-33 21-22 32-50 32-80 0-29-11-58-32-78-21-21-50-33-79-33-31 0-59 12-80 33-21 20-33 49-33 78 0 30 12 58 33 80 21 21 49 33 80 33z">
          <text:p/>
        </draw:path>
        <draw:path draw:style-name="gr16" draw:text-style-name="P6" draw:layer="layout" svg:width="0.223cm" svg:height="0.223cm" svg:x="35.555cm" svg:y="6.042cm" svg:viewBox="0 0 224 224" svg:d="M113 224c29 0 58-12 79-33s32-49 32-79-11-59-32-80-50-32-79-32c-30 0-58 11-79 32-22 21-34 50-34 80s12 58 34 79c21 21 49 33 79 33z">
          <text:p/>
        </draw:path>
        <draw:path draw:style-name="gr16" draw:text-style-name="P6" draw:layer="layout" svg:width="0.223cm" svg:height="0.224cm" svg:x="31.302cm" svg:y="7.955cm" svg:viewBox="0 0 224 225" svg:d="M113 225c29 0 58-12 79-33 21-22 32-50 32-80s-11-58-32-79-50-33-79-33c-30 0-58 12-79 33-22 21-34 49-34 79s12 58 34 80c21 21 49 33 79 33z">
          <text:p/>
        </draw:path>
        <draw:path draw:style-name="gr16" draw:text-style-name="P6" draw:layer="layout" svg:width="0.223cm" svg:height="0.223cm" svg:x="32.02cm" svg:y="8.054cm" svg:viewBox="0 0 224 224" svg:d="M111 224c30 0 58-12 79-33 22-21 34-49 34-79s-12-58-34-79c-21-21-49-33-79-33-29 0-58 12-79 33s-32 49-32 79 11 58 32 79 50 33 79 33z">
          <text:p/>
        </draw:path>
        <draw:path draw:style-name="gr16" draw:text-style-name="P6" draw:layer="layout" svg:width="0.223cm" svg:height="0.223cm" svg:x="35.661cm" svg:y="2.309cm" svg:viewBox="0 0 224 224" svg:d="M111 224c31 0 59-12 80-33s33-49 33-79c0-29-12-58-33-80-21-21-49-32-80-32-29 0-57 11-78 32-21 22-33 51-33 80 0 30 12 58 33 79s49 33 78 33z">
          <text:p/>
        </draw:path>
        <draw:path draw:style-name="gr16" draw:text-style-name="P6" draw:layer="layout" svg:width="0.223cm" svg:height="0.223cm" svg:x="30.822cm" svg:y="7.906cm" svg:viewBox="0 0 224 224" svg:d="M112 224c30 0 58-12 79-33s33-49 33-79c0-29-12-58-33-79-21-20-49-33-79-33-29 0-59 13-79 33-21 21-33 50-33 79 0 30 12 58 33 79 20 21 50 33 79 33z">
          <text:p/>
        </draw:path>
        <draw:path draw:style-name="gr16" draw:text-style-name="P6" draw:layer="layout" svg:width="0.223cm" svg:height="0.223cm" svg:x="30.862cm" svg:y="7.908cm" svg:viewBox="0 0 224 224" svg:d="M113 224c29 0 58-12 78-33 21-21 33-49 33-79 0-29-12-58-33-78-20-21-49-34-78-34-30 0-58 13-79 34-22 20-34 49-34 78 0 30 12 58 34 79 21 21 49 33 79 33z">
          <text:p/>
        </draw:path>
        <draw:path draw:style-name="gr19" draw:text-style-name="P7" draw:layer="layout" svg:width="0.223cm" svg:height="0.223cm" svg:x="40.158cm" svg:y="5.966cm" svg:viewBox="0 0 224 224" svg:d="M113 224c29 0 58-12 79-33s32-50 32-80c0-29-11-58-32-79s-50-32-79-32c-31 0-59 11-80 32s-33 50-33 79c0 30 12 59 33 80s49 33 80 33z">
          <text:p/>
        </draw:path>
        <draw:path draw:style-name="gr19" draw:text-style-name="P7" draw:layer="layout" svg:width="0.223cm" svg:height="0.223cm" svg:x="40.44cm" svg:y="5.833cm" svg:viewBox="0 0 224 224" svg:d="M113 224c29 0 58-11 79-32s32-50 32-79c0-30-11-59-32-80s-50-33-79-33c-30 0-58 12-80 33-21 21-33 50-33 80 0 29 12 58 33 79 22 21 50 32 80 32z">
          <text:p/>
        </draw:path>
        <draw:path draw:style-name="gr19" draw:text-style-name="P7" draw:layer="layout" svg:width="0.223cm" svg:height="0.223cm" svg:x="38.024cm" svg:y="6.709cm" svg:viewBox="0 0 224 224" svg:d="M111 224c30 0 58-11 79-32s34-50 34-79c0-31-13-59-34-80s-49-33-79-33c-29 0-58 12-79 33s-32 49-32 80c0 29 11 58 32 79s50 32 79 32z">
          <text:p/>
        </draw:path>
        <draw:path draw:style-name="gr19" draw:text-style-name="P7" draw:layer="layout" svg:width="0.223cm" svg:height="0.223cm" svg:x="40.1cm" svg:y="6.224cm" svg:viewBox="0 0 224 224" svg:d="M112 224c29 0 59-12 80-33 20-21 32-49 32-80 0-30-12-58-32-79-21-21-51-32-80-32-30 0-58 11-79 32s-33 49-33 79c0 31 12 59 33 80s49 33 79 33z">
          <text:p/>
        </draw:path>
        <draw:path draw:style-name="gr19" draw:text-style-name="P7" draw:layer="layout" svg:width="0.223cm" svg:height="0.223cm" svg:x="39.125cm" svg:y="6.162cm" svg:viewBox="0 0 224 224" svg:d="M113 224c29 0 58-12 79-34 21-21 32-49 32-79 0-29-11-58-32-79s-50-32-79-32c-30 0-58 11-79 32s-34 50-34 79c0 30 13 58 34 79 21 22 49 34 79 34z">
          <text:p/>
        </draw:path>
        <draw:path draw:style-name="gr19" draw:text-style-name="P7" draw:layer="layout" svg:width="0.223cm" svg:height="0.223cm" svg:x="36.968cm" svg:y="6.01cm" svg:viewBox="0 0 224 224" svg:d="M112 224c29 0 58-12 79-32 21-21 33-50 33-80s-12-58-33-79-50-33-79-33c-30 0-58 12-79 33s-33 49-33 79 12 59 33 80c21 20 49 32 79 32z">
          <text:p/>
        </draw:path>
        <draw:path draw:style-name="gr19" draw:text-style-name="P7" draw:layer="layout" svg:width="0.223cm" svg:height="0.223cm" svg:x="40.19cm" svg:y="6.808cm" svg:viewBox="0 0 224 224" svg:d="M113 224c29 0 58-13 78-34 21-21 33-49 33-79 0-29-12-58-33-79-20-21-49-32-78-32-30 0-59 11-80 32s-33 50-33 79c0 30 12 58 33 79s50 34 80 34z">
          <text:p/>
        </draw:path>
        <draw:path draw:style-name="gr20" draw:text-style-name="P8" draw:layer="layout" svg:width="0.223cm" svg:height="0.223cm" svg:x="36.755cm" svg:y="2.305cm" svg:viewBox="0 0 224 224" svg:d="M112 224c29 0 59-11 79-32 21-21 33-50 33-79 0-30-12-58-33-80-20-21-50-33-79-33-30 0-58 12-79 33-21 22-33 50-33 80 0 29 12 58 33 79s49 32 79 32z">
          <text:p/>
        </draw:path>
        <draw:path draw:style-name="gr20" draw:text-style-name="P8" draw:layer="layout" svg:width="0.223cm" svg:height="0.223cm" svg:x="36.537cm" svg:y="2.163cm" svg:viewBox="0 0 224 224" svg:d="M111 224c30 0 59-12 80-32 21-22 33-51 33-80 0-30-12-58-33-79s-50-33-80-33c-29 0-58 12-79 33s-32 49-32 79c0 29 11 58 32 80 21 20 50 32 79 32z">
          <text:p/>
        </draw:path>
        <draw:path draw:style-name="gr20" draw:text-style-name="P8" draw:layer="layout" svg:width="0.223cm" svg:height="0.223cm" svg:x="36.725cm" svg:y="2.236cm" svg:viewBox="0 0 224 224" svg:d="M112 224c29 0 58-12 80-33 20-21 32-49 32-79s-12-58-32-79c-22-21-51-33-80-33-30 0-58 12-79 33s-33 49-33 79 12 58 33 79 49 33 79 33z">
          <text:p/>
        </draw:path>
        <draw:path draw:style-name="gr20" draw:text-style-name="P8" draw:layer="layout" svg:width="0.223cm" svg:height="0.223cm" svg:x="36.337cm" svg:y="2.126cm" svg:viewBox="0 0 224 224" svg:d="M111 224c31 0 59-12 80-33s33-50 33-79c0-30-12-58-33-79s-49-33-80-33c-29 0-58 12-78 33-21 21-33 49-33 79 0 29 12 58 33 79 20 21 49 33 78 33z">
          <text:p/>
        </draw:path>
        <draw:path draw:style-name="gr19" draw:text-style-name="P7" draw:layer="layout" svg:width="0.223cm" svg:height="0.223cm" svg:x="38.517cm" svg:y="6.567cm" svg:viewBox="0 0 224 224" svg:d="M111 224c30 0 58-12 80-32 21-21 33-50 33-79 0-30-12-58-33-79-22-21-50-34-80-34-29 0-58 13-79 34s-32 49-32 79c0 29 11 58 32 79 21 20 50 32 79 32z">
          <text:p/>
        </draw:path>
        <draw:path draw:style-name="gr19" draw:text-style-name="P7" draw:layer="layout" svg:width="0.223cm" svg:height="0.223cm" svg:x="38.253cm" svg:y="6.739cm" svg:viewBox="0 0 224 224" svg:d="M111 224c30 0 58-12 79-33s34-49 34-79c0-29-13-59-34-80-21-20-49-32-79-32-29 0-58 12-79 32-21 21-32 51-32 80 0 30 11 58 32 79s50 33 79 33z">
          <text:p/>
        </draw:path>
        <draw:path draw:style-name="gr20" draw:text-style-name="P8" draw:layer="layout" svg:width="0.223cm" svg:height="0.223cm" svg:x="36.534cm" svg:y="2.344cm" svg:viewBox="0 0 224 224" svg:d="M112 224c29 0 59-13 80-33 21-21 32-50 32-79 0-30-11-58-32-79s-51-33-80-33c-30 0-58 12-79 33s-33 49-33 79c0 29 12 58 33 79 21 20 49 33 79 33z">
          <text:p/>
        </draw:path>
        <draw:path draw:style-name="gr20" draw:text-style-name="P8" draw:layer="layout" svg:width="0.223cm" svg:height="0.223cm" svg:x="36.144cm" svg:y="2.187cm" svg:viewBox="0 0 224 224" svg:d="M112 224c30 0 58-12 79-33s33-50 33-80c0-29-12-58-33-79s-49-32-79-32-59 11-79 32c-21 21-33 50-33 79 0 30 12 59 33 80 20 21 49 33 79 33z">
          <text:p/>
        </draw:path>
        <draw:path draw:style-name="gr20" draw:text-style-name="P8" draw:layer="layout" svg:width="0.223cm" svg:height="0.223cm" svg:x="36.259cm" svg:y="2.216cm" svg:viewBox="0 0 224 224" svg:d="M112 224c29 0 58-12 79-33s33-49 33-79-12-58-33-79-50-33-79-33c-30 0-58 12-79 33s-33 49-33 79 12 58 33 79 49 33 79 33z">
          <text:p/>
        </draw:path>
        <draw:path draw:style-name="gr19" draw:text-style-name="P7" draw:layer="layout" svg:width="0.224cm" svg:height="0.223cm" svg:x="39.172cm" svg:y="6.121cm" svg:viewBox="0 0 225 224" svg:d="M112 224c30 0 58-12 80-33 21-20 33-49 33-78 0-30-12-58-33-79-22-21-50-34-80-34s-58 13-79 34-33 49-33 79c0 29 12 58 33 78 21 21 49 33 79 33z">
          <text:p/>
        </draw:path>
        <draw:path draw:style-name="gr19" draw:text-style-name="P7" draw:layer="layout" svg:width="0.223cm" svg:height="0.224cm" svg:x="38.339cm" svg:y="6.652cm" svg:viewBox="0 0 224 225" svg:d="M112 225c30 0 59-12 80-33s32-50 32-80-11-58-32-79-50-33-80-33-58 12-79 33-33 49-33 79 12 59 33 80 49 33 79 33z">
          <text:p/>
        </draw:path>
        <draw:path draw:style-name="gr19" draw:text-style-name="P7" draw:layer="layout" svg:width="0.223cm" svg:height="0.223cm" svg:x="38.218cm" svg:y="6.376cm" svg:viewBox="0 0 224 224" svg:d="M112 224c30 0 58-12 79-34 21-21 33-49 33-79 0-29-12-58-33-78-21-21-49-33-79-33-29 0-58 12-79 33-22 20-33 49-33 78 0 30 11 58 33 79 21 22 50 34 79 34z">
          <text:p/>
        </draw:path>
        <draw:path draw:style-name="gr19" draw:text-style-name="P7" draw:layer="layout" svg:width="0.223cm" svg:height="0.223cm" svg:x="37.535cm" svg:y="6.094cm" svg:viewBox="0 0 224 224" svg:d="M112 224c30 0 58-12 79-33s33-49 33-79c0-29-12-58-33-79s-49-33-79-33c-29 0-58 12-80 33-20 21-32 50-32 79 0 30 12 58 32 79 22 21 51 33 80 33z">
          <text:p/>
        </draw:path>
        <draw:path draw:style-name="gr19" draw:text-style-name="P7" draw:layer="layout" svg:width="0.223cm" svg:height="0.223cm" svg:x="38.885cm" svg:y="6.618cm" svg:viewBox="0 0 224 224" svg:d="M112 224c30 0 58-12 79-33 21-22 33-50 33-80 0-29-12-58-33-79s-49-32-79-32c-29 0-58 11-78 32-22 21-34 50-34 79 0 30 12 58 34 80 20 21 49 33 78 33z">
          <text:p/>
        </draw:path>
        <draw:path draw:style-name="gr19" draw:text-style-name="P7" draw:layer="layout" svg:width="0.223cm" svg:height="0.223cm" svg:x="40.196cm" svg:y="5.95cm" svg:viewBox="0 0 224 224" svg:d="M113 224c29 0 58-11 79-32 20-22 32-51 32-80 0-30-12-58-32-79-21-21-50-33-79-33-30 0-59 12-80 33s-33 49-33 79c0 29 12 58 33 80 21 21 50 32 80 32z">
          <text:p/>
        </draw:path>
        <draw:path draw:style-name="gr19" draw:text-style-name="P7" draw:layer="layout" svg:width="0.223cm" svg:height="0.223cm" svg:x="39.526cm" svg:y="5.893cm" svg:viewBox="0 0 224 224" svg:d="M112 224c30 0 58-12 79-32 21-21 33-50 33-79 0-30-12-58-33-79-21-22-49-34-79-34-29 0-59 12-80 34-21 21-32 49-32 79 0 29 11 58 32 79 21 20 51 32 80 32z">
          <text:p/>
        </draw:path>
        <draw:path draw:style-name="gr19" draw:text-style-name="P7" draw:layer="layout" svg:width="0.223cm" svg:height="0.223cm" svg:x="40.405cm" svg:y="5.755cm" svg:viewBox="0 0 224 224" svg:d="M113 224c29 0 58-12 79-33 21-20 32-50 32-79 0-30-11-58-32-79s-50-33-79-33c-30 0-59 12-80 33s-33 49-33 79c0 29 12 59 33 79 21 21 50 33 80 33z">
          <text:p/>
        </draw:path>
        <draw:path draw:style-name="gr19" draw:text-style-name="P7" draw:layer="layout" svg:width="0.224cm" svg:height="0.223cm" svg:x="40.224cm" svg:y="6.084cm" svg:viewBox="0 0 225 224" svg:d="M113 224c30 0 58-11 79-32s33-50 33-79c0-30-12-58-33-80-21-21-49-33-79-33s-58 12-79 33c-22 22-34 50-34 80 0 29 12 58 34 79 21 21 49 32 79 32z">
          <text:p/>
        </draw:path>
        <draw:path draw:style-name="gr19" draw:text-style-name="P7" draw:layer="layout" svg:width="0.223cm" svg:height="0.223cm" svg:x="40.071cm" svg:y="6.122cm" svg:viewBox="0 0 224 224" svg:d="M112 224c29 0 58-12 80-32 20-21 32-50 32-79 0-30-12-58-32-79-22-21-51-34-80-34-30 0-58 13-79 34s-33 49-33 79c0 29 12 58 33 79 21 20 49 32 79 32z">
          <text:p/>
        </draw:path>
        <draw:path draw:style-name="gr20" draw:text-style-name="P8" draw:layer="layout" svg:width="0.223cm" svg:height="0.223cm" svg:x="35.036cm" svg:y="4.336cm" svg:viewBox="0 0 224 224" svg:d="M112 224c30 0 58-12 79-33s33-49 33-79c0-29-12-58-33-79s-49-33-79-33-59 12-80 33-32 50-32 79c0 30 11 58 32 79s50 33 80 33z">
          <text:p/>
        </draw:path>
        <draw:path draw:style-name="gr19" draw:text-style-name="P7" draw:layer="layout" svg:width="0.223cm" svg:height="0.224cm" svg:x="35.216cm" svg:y="4.275cm" svg:viewBox="0 0 224 225" svg:d="M111 225c31 0 59-12 80-33s33-49 33-79-12-59-33-80-49-33-80-33c-29 0-58 12-79 33-20 21-32 50-32 80s12 58 32 79c21 21 50 33 79 33z">
          <text:p/>
        </draw:path>
        <draw:path draw:style-name="gr20" draw:text-style-name="P8" draw:layer="layout" svg:width="0.224cm" svg:height="0.223cm" svg:x="37.61cm" svg:y="2.456cm" svg:viewBox="0 0 225 224" svg:d="M112 224c30 0 58-12 80-33 21-20 33-49 33-78 0-31-12-59-33-80-22-21-50-33-80-33s-58 12-79 33-33 49-33 80c0 29 12 58 33 78 21 21 49 33 79 33z">
          <text:p/>
        </draw:path>
        <draw:path draw:style-name="gr19" draw:text-style-name="P7" draw:layer="layout" svg:width="0.223cm" svg:height="0.223cm" svg:x="36.793cm" svg:y="5.825cm" svg:viewBox="0 0 224 224" svg:d="M112 224c30 0 59-12 79-33 21-21 33-49 33-79s-12-59-33-80c-20-21-49-32-79-32s-58 11-79 32-33 50-33 80 12 58 33 79 49 33 79 33z">
          <text:p/>
        </draw:path>
        <draw:path draw:style-name="gr16" draw:text-style-name="P6" draw:layer="layout" svg:width="0.223cm" svg:height="0.224cm" svg:x="36.037cm" svg:y="5.223cm" svg:viewBox="0 0 224 225" svg:d="M111 225c30 0 58-12 79-33 22-21 34-49 34-79s-12-58-34-79c-21-22-49-34-79-34-29 0-58 12-78 34-21 21-33 49-33 79s12 58 33 79c20 21 49 33 78 33z">
          <text:p/>
        </draw:path>
        <draw:path draw:style-name="gr16" draw:text-style-name="P6" draw:layer="layout" svg:width="0.223cm" svg:height="0.223cm" svg:x="35.876cm" svg:y="5.396cm" svg:viewBox="0 0 224 224" svg:d="M111 224c31 0 59-11 80-32s33-50 33-79c0-30-12-59-33-80s-49-33-80-33c-29 0-58 12-79 33s-32 50-32 80c0 29 11 58 32 79s50 32 79 32z">
          <text:p/>
        </draw:path>
        <draw:path draw:style-name="gr16" draw:text-style-name="P6" draw:layer="layout" svg:width="0.224cm" svg:height="0.223cm" svg:x="31.454cm" svg:y="8.153cm" svg:viewBox="0 0 225 224" svg:d="M113 224c30 0 58-12 79-34 21-21 33-49 33-79 0-29-12-58-33-78-21-21-49-33-79-33-31 0-59 12-80 33-21 20-33 49-33 78 0 30 12 58 33 79 21 22 49 34 80 34z">
          <text:p/>
        </draw:path>
        <draw:path draw:style-name="gr16" draw:text-style-name="P6" draw:layer="layout" svg:width="0.223cm" svg:height="0.223cm" svg:x="35.602cm" svg:y="5.489cm" svg:viewBox="0 0 224 224" svg:d="M111 224c30 0 58-12 80-34 21-21 33-49 33-79 0-29-12-58-33-79-22-21-50-32-80-32-29 0-58 11-79 32s-32 50-32 79c0 30 11 58 32 79 21 22 50 34 79 34z">
          <text:p/>
        </draw:path>
        <draw:path draw:style-name="gr16" draw:text-style-name="P6" draw:layer="layout" svg:width="0.223cm" svg:height="0.223cm" svg:x="31.351cm" svg:y="7.841cm" svg:viewBox="0 0 224 224" svg:d="M112 224c30 0 58-12 79-33 22-21 33-49 33-79 0-29-11-59-33-80-21-21-49-32-79-32s-58 11-79 32-33 51-33 80c0 30 12 58 33 79s49 33 79 33z">
          <text:p/>
        </draw:path>
        <draw:path draw:style-name="gr16" draw:text-style-name="P6" draw:layer="layout" svg:width="0.223cm" svg:height="0.224cm" svg:x="36.256cm" svg:y="5.342cm" svg:viewBox="0 0 224 225" svg:d="M112 225c29 0 58-12 79-33 22-21 33-49 33-80 0-30-11-58-33-79-21-21-50-33-79-33-30 0-58 12-79 33s-33 49-33 79c0 31 12 59 33 80s49 33 79 33z">
          <text:p/>
        </draw:path>
        <draw:path draw:style-name="gr16" draw:text-style-name="P6" draw:layer="layout" svg:width="0.223cm" svg:height="0.223cm" svg:x="35.52cm" svg:y="5.351cm" svg:viewBox="0 0 224 224" svg:d="M112 224c30 0 58-12 79-33s33-49 33-80c0-29-12-58-33-79s-49-32-79-32c-29 0-58 11-80 32-21 21-32 50-32 79 0 31 11 59 32 80 22 21 51 33 80 33z">
          <text:p/>
        </draw:path>
        <draw:path draw:style-name="gr16" draw:text-style-name="P6" draw:layer="layout" svg:width="0.223cm" svg:height="0.224cm" svg:x="31.889cm" svg:y="8.987cm" svg:viewBox="0 0 224 225" svg:d="M113 225c29 0 58-12 78-33 21-21 33-49 33-79s-12-58-33-80c-20-21-49-33-78-33-31 0-59 12-80 33-21 22-33 50-33 80s12 58 33 79 49 33 80 33z">
          <text:p/>
        </draw:path>
        <draw:path draw:style-name="gr16" draw:text-style-name="P6" draw:layer="layout" svg:width="0.223cm" svg:height="0.223cm" svg:x="31.878cm" svg:y="8.847cm" svg:viewBox="0 0 224 224" svg:d="M111 224c31 0 59-12 80-33s33-50 33-79c0-30-12-58-33-79s-49-33-80-33c-29 0-58 12-79 33s-32 49-32 79c0 29 11 58 32 79s50 33 79 33z">
          <text:p/>
        </draw:path>
        <draw:path draw:style-name="gr16" draw:text-style-name="P6" draw:layer="layout" svg:width="0.223cm" svg:height="0.223cm" svg:x="31.124cm" svg:y="7.957cm" svg:viewBox="0 0 224 224" svg:d="M112 224c29 0 58-12 79-33 21-22 33-50 33-79 0-30-12-58-33-79s-50-33-79-33c-30 0-58 12-79 33s-33 49-33 79c0 29 12 57 33 79 21 21 49 33 79 33z">
          <text:p/>
        </draw:path>
        <draw:path draw:style-name="gr16" draw:text-style-name="P6" draw:layer="layout" svg:width="0.223cm" svg:height="0.223cm" svg:x="31.63cm" svg:y="9.453cm" svg:viewBox="0 0 224 224" svg:d="M112 224c29 0 59-12 80-33s32-49 32-78c0-30-11-58-32-79-21-22-51-34-80-34-30 0-58 12-79 34-21 21-33 49-33 79 0 29 12 57 33 78s49 33 79 33z">
          <text:p/>
        </draw:path>
        <draw:path draw:style-name="gr16" draw:text-style-name="P6" draw:layer="layout" svg:width="0.223cm" svg:height="0.223cm" svg:x="31.14cm" svg:y="7.827cm" svg:viewBox="0 0 224 224" svg:d="M111 224c30 0 58-12 79-33 22-21 34-49 34-79s-12-59-34-79c-21-21-49-33-79-33-29 0-58 12-79 33-21 20-32 49-32 79s11 58 32 79 50 33 79 33z">
          <text:p/>
        </draw:path>
        <draw:path draw:style-name="gr16" draw:text-style-name="P6" draw:layer="layout" svg:width="0.224cm" svg:height="0.223cm" svg:x="31.891cm" svg:y="8.977cm" svg:viewBox="0 0 225 224" svg:d="M113 224c30 0 58-11 79-32s33-50 33-79c0-30-12-59-33-80s-49-33-79-33c-31 0-59 12-80 33s-33 50-33 80c0 29 12 58 33 79s49 32 80 32z">
          <text:p/>
        </draw:path>
        <draw:path draw:style-name="gr16" draw:text-style-name="P6" draw:layer="layout" svg:width="0.223cm" svg:height="0.223cm" svg:x="31.164cm" svg:y="8.253cm" svg:viewBox="0 0 224 224" svg:d="M111 224c30 0 59-12 80-33s33-49 33-79-12-59-33-79c-21-21-50-33-80-33-29 0-58 12-79 33-21 20-32 49-32 79s11 58 32 79 50 33 79 33z">
          <text:p/>
        </draw:path>
        <draw:path draw:style-name="gr16" draw:text-style-name="P6" draw:layer="layout" svg:width="0.223cm" svg:height="0.223cm" svg:x="31.636cm" svg:y="9.448cm" svg:viewBox="0 0 224 224" svg:d="M111 224c30 0 59-12 80-33 21-20 33-49 33-78 0-30-12-58-33-79-21-22-50-34-80-34-29 0-58 12-79 34-21 21-32 49-32 79 0 29 11 58 32 78 21 21 50 33 79 33z">
          <text:p/>
        </draw:path>
        <draw:path draw:style-name="gr16" draw:text-style-name="P6" draw:layer="layout" svg:width="0.223cm" svg:height="0.223cm" svg:x="31.659cm" svg:y="8.769cm" svg:viewBox="0 0 224 224" svg:d="M112 224c30 0 59-11 80-32s32-50 32-79c0-30-11-58-32-80-21-21-50-33-80-33s-58 12-79 33c-21 22-33 50-33 80 0 29 12 58 33 79s49 32 79 32z">
          <text:p/>
        </draw:path>
        <draw:path draw:style-name="gr16" draw:text-style-name="P6" draw:layer="layout" svg:width="0.223cm" svg:height="0.223cm" svg:x="30.998cm" svg:y="7.426cm" svg:viewBox="0 0 224 224" svg:d="M113 224c29 0 58-12 79-33s32-49 32-79c0-29-11-58-32-79s-50-33-79-33c-31 0-59 12-80 33s-33 50-33 79c0 30 12 58 33 79s49 33 80 33z">
          <text:p/>
        </draw:path>
        <draw:path draw:style-name="gr16" draw:text-style-name="P6" draw:layer="layout" svg:width="0.223cm" svg:height="0.223cm" svg:x="35.596cm" svg:y="5.384cm" svg:viewBox="0 0 224 224" svg:d="M111 224c30 0 58-11 79-32 22-21 34-49 34-79s-12-59-34-80c-21-21-49-33-79-33-29 0-58 12-79 33s-32 50-32 80 11 58 32 79 50 32 79 32z">
          <text:p/>
        </draw:path>
        <draw:path draw:style-name="gr16" draw:text-style-name="P6" draw:layer="layout" svg:width="0.223cm" svg:height="0.223cm" svg:x="31.406cm" svg:y="7.788cm" svg:viewBox="0 0 224 224" svg:d="M111 224c30 0 59-11 80-32s33-49 33-80c0-30-12-58-33-79s-50-33-80-33c-29 0-58 12-79 33s-32 49-32 79c0 31 11 59 32 80s50 32 79 32z">
          <text:p/>
        </draw:path>
        <draw:path draw:style-name="gr16" draw:text-style-name="P6" draw:layer="layout" svg:width="0.223cm" svg:height="0.223cm" svg:x="31.285cm" svg:y="7.673cm" svg:viewBox="0 0 224 224" svg:d="M113 224c29 0 57-12 78-33s33-49 33-78c0-30-12-58-33-79-21-22-49-34-78-34-30 0-58 12-80 34-21 21-33 49-33 79 0 29 12 57 33 78 22 21 50 33 80 33z">
          <text:p/>
        </draw:path>
        <draw:path draw:style-name="gr16" draw:text-style-name="P6" draw:layer="layout" svg:width="0.223cm" svg:height="0.223cm" svg:x="30.259cm" svg:y="7.278cm" svg:viewBox="0 0 224 224" svg:d="M112 224c29 0 58-12 80-34 20-21 32-49 32-79 0-29-12-58-32-79-22-21-51-32-80-32-30 0-58 11-79 32s-33 50-33 79c0 30 12 58 33 79 21 22 49 34 79 34z">
          <text:p/>
        </draw:path>
        <draw:path draw:style-name="gr16" draw:text-style-name="P6" draw:layer="layout" svg:width="0.223cm" svg:height="0.223cm" svg:x="36.007cm" svg:y="2.225cm" svg:viewBox="0 0 224 224" svg:d="M113 224c29 0 58-11 79-32 20-21 32-50 32-80s-12-58-32-79c-21-21-50-33-79-33-30 0-58 12-79 33s-34 49-34 79 13 59 34 80 49 32 79 32z">
          <text:p/>
        </draw:path>
        <draw:path draw:style-name="gr16" draw:text-style-name="P6" draw:layer="layout" svg:width="0.223cm" svg:height="0.223cm" svg:x="35.668cm" svg:y="2.285cm" svg:viewBox="0 0 224 224" svg:d="M111 224c31 0 59-11 80-32s33-50 33-79c0-30-12-59-33-80s-49-33-80-33c-29 0-58 12-79 33-20 21-32 50-32 80 0 29 12 58 32 79 21 21 50 32 79 32z">
          <text:p/>
        </draw:path>
        <draw:path draw:style-name="gr16" draw:text-style-name="P6" draw:layer="layout" svg:width="0.223cm" svg:height="0.223cm" svg:x="30.816cm" svg:y="7.568cm" svg:viewBox="0 0 224 224" svg:d="M113 224c30 0 58-12 79-33s32-49 32-80c0-29-11-58-32-78-21-21-49-33-79-33s-59 12-80 33c-21 20-33 49-33 78 0 31 12 59 33 80s50 33 80 33z">
          <text:p/>
        </draw:path>
        <draw:path draw:style-name="gr16" draw:text-style-name="P6" draw:layer="layout" svg:width="0.224cm" svg:height="0.223cm" svg:x="31.032cm" svg:y="7.919cm" svg:viewBox="0 0 225 224" svg:d="M113 224c30 0 58-12 79-33s33-49 33-79-12-58-33-79-49-33-79-33-59 12-80 33-33 49-33 79 12 58 33 79 50 33 80 33z">
          <text:p/>
        </draw:path>
        <draw:path draw:style-name="gr16" draw:text-style-name="P6" draw:layer="layout" svg:width="0.223cm" svg:height="0.223cm" svg:x="30.508cm" svg:y="7.21cm" svg:viewBox="0 0 224 224" svg:d="M111 224c30 0 59-11 80-32s33-50 33-79c0-30-12-58-33-80-21-21-50-33-80-33-29 0-58 12-79 33-20 22-32 50-32 80 0 29 12 58 32 79 21 21 50 32 79 32z">
          <text:p/>
        </draw:path>
        <draw:path draw:style-name="gr16" draw:text-style-name="P6" draw:layer="layout" svg:width="0.223cm" svg:height="0.223cm" svg:x="30.968cm" svg:y="7.293cm" svg:viewBox="0 0 224 224" svg:d="M111 224c31 0 59-12 80-33s33-50 33-79c0-30-12-58-33-79s-49-33-80-33c-29 0-58 12-78 33-21 21-33 49-33 79 0 29 12 58 33 79 20 21 49 33 78 33z">
          <text:p/>
        </draw:path>
        <draw:path draw:style-name="gr20" draw:text-style-name="P8" draw:layer="layout" svg:width="0.223cm" svg:height="0.223cm" svg:x="38.376cm" svg:y="3.739cm" svg:viewBox="0 0 224 224" svg:d="M113 224c29 0 57-12 78-33s33-50 33-80c0-29-12-58-33-79s-49-32-78-32c-31 0-59 11-80 32s-33 50-33 79c0 30 12 59 33 80s49 33 80 33z">
          <text:p/>
        </draw:path>
        <draw:path draw:style-name="gr20" draw:text-style-name="P8" draw:layer="layout" svg:width="0.223cm" svg:height="0.223cm" svg:x="36.598cm" svg:y="2.357cm" svg:viewBox="0 0 224 224" svg:d="M113 224c29 0 58-12 78-34 21-21 33-49 33-79 0-29-12-58-33-79-20-21-49-32-78-32-31 0-59 11-80 32s-33 50-33 79c0 30 12 58 33 79 21 22 49 34 80 34z">
          <text:p/>
        </draw:path>
        <draw:path draw:style-name="gr16" draw:text-style-name="P6" draw:layer="layout" svg:width="0.223cm" svg:height="0.223cm" svg:x="36.527cm" svg:y="5.685cm" svg:viewBox="0 0 224 224" svg:d="M111 224c30 0 59-12 80-33s33-49 33-79c0-29-12-58-33-79-21-20-50-33-80-33-29 0-58 13-79 33-21 21-32 50-32 79 0 30 11 58 32 79s50 33 79 33z">
          <text:p/>
        </draw:path>
        <draw:path draw:style-name="gr16" draw:text-style-name="P6" draw:layer="layout" svg:width="0.223cm" svg:height="0.223cm" svg:x="35.852cm" svg:y="5.249cm" svg:viewBox="0 0 224 224" svg:d="M111 224c30 0 59-12 80-33s33-50 33-79c0-30-12-58-33-79s-50-33-80-33c-29 0-58 12-79 33s-32 49-32 79c0 29 11 58 32 79s50 33 79 33z">
          <text:p/>
        </draw:path>
        <draw:path draw:style-name="gr19" draw:text-style-name="P7" draw:layer="layout" svg:width="0.223cm" svg:height="0.223cm" svg:x="37.075cm" svg:y="5.727cm" svg:viewBox="0 0 224 224" svg:d="M113 224c29 0 58-12 79-33 21-22 32-50 32-80 0-29-11-58-32-79s-50-32-79-32c-30 0-59 11-80 32s-33 50-33 79c0 30 12 58 33 80 21 21 50 33 80 33z">
          <text:p/>
        </draw:path>
        <draw:path draw:style-name="gr19" draw:text-style-name="P7" draw:layer="layout" svg:width="0.223cm" svg:height="0.223cm" svg:x="37.508cm" svg:y="5.85cm" svg:viewBox="0 0 224 224" svg:d="M113 224c29 0 58-12 78-33 21-21 33-49 33-79 0-29-12-59-33-80-20-21-49-32-78-32-30 0-59 11-80 32s-33 51-33 80c0 30 12 58 33 79s50 33 80 33z">
          <text:p/>
        </draw:path>
        <draw:path draw:style-name="gr19" draw:text-style-name="P7" draw:layer="layout" svg:width="0.224cm" svg:height="0.223cm" svg:x="36.756cm" svg:y="5.611cm" svg:viewBox="0 0 225 224" svg:d="M112 224c30 0 59-11 80-32s33-50 33-79c0-30-12-59-33-80s-50-33-80-33-58 12-79 33-33 50-33 80c0 29 12 58 33 79s49 32 79 32z">
          <text:p/>
        </draw:path>
        <draw:path draw:style-name="gr16" draw:text-style-name="P6" draw:layer="layout" svg:width="0.223cm" svg:height="0.223cm" svg:x="35.876cm" svg:y="4.925cm" svg:viewBox="0 0 224 224" svg:d="M111 224c31 0 59-12 80-33s33-49 33-79-12-59-33-80c-21-20-49-32-80-32-29 0-58 12-79 32-20 21-32 50-32 80s12 58 32 79c21 21 50 33 79 33z">
          <text:p/>
        </draw:path>
        <draw:path draw:style-name="gr19" draw:text-style-name="P7" draw:layer="layout" svg:width="0.223cm" svg:height="0.223cm" svg:x="37.527cm" svg:y="5.748cm" svg:viewBox="0 0 224 224" svg:d="M113 224c30 0 58-12 79-33s32-50 32-80c0-29-11-58-32-78-21-21-49-33-79-33s-58 12-80 33c-21 20-33 49-33 78 0 30 12 59 33 80 22 21 50 33 80 33z">
          <text:p/>
        </draw:path>
        <draw:path draw:style-name="gr19" draw:text-style-name="P7" draw:layer="layout" svg:width="0.223cm" svg:height="0.223cm" svg:x="37.167cm" svg:y="5.567cm" svg:viewBox="0 0 224 224" svg:d="M112 224c29 0 58-11 80-32 21-21 32-50 32-80s-11-58-32-79c-22-21-51-33-80-33-30 0-58 12-79 33s-33 49-33 79 12 59 33 80 49 32 79 32z">
          <text:p/>
        </draw:path>
        <draw:path draw:style-name="gr19" draw:text-style-name="P7" draw:layer="layout" svg:width="0.223cm" svg:height="0.223cm" svg:x="37.118cm" svg:y="5.742cm" svg:viewBox="0 0 224 224" svg:d="M113 224c29 0 57-12 78-33s33-50 33-80c0-29-12-58-33-79s-49-32-78-32c-30 0-58 11-79 32s-34 50-34 79c0 30 13 59 34 80s49 33 79 33z">
          <text:p/>
        </draw:path>
        <draw:path draw:style-name="gr19" draw:text-style-name="P7" draw:layer="layout" svg:width="0.223cm" svg:height="0.223cm" svg:x="37.063cm" svg:y="6.14cm" svg:viewBox="0 0 224 224" svg:d="M112 224c30 0 58-12 79-33s33-50 33-79c0-30-12-58-33-79s-49-33-79-33c-29 0-59 12-80 33-20 21-32 49-32 79 0 29 12 58 32 79 21 21 51 33 80 33z">
          <text:p/>
        </draw:path>
        <draw:path draw:style-name="gr16" draw:text-style-name="P6" draw:layer="layout" svg:width="0.223cm" svg:height="0.223cm" svg:x="35.781cm" svg:y="5.564cm" svg:viewBox="0 0 224 224" svg:d="M113 224c29 0 58-11 79-32 20-21 32-50 32-80s-12-58-32-79c-21-21-50-33-79-33-30 0-58 12-79 33s-34 49-34 79 13 59 34 80 49 32 79 32z">
          <text:p/>
        </draw:path>
        <draw:path draw:style-name="gr16" draw:text-style-name="P6" draw:layer="layout" svg:width="0.224cm" svg:height="0.223cm" svg:x="35.847cm" svg:y="5.651cm" svg:viewBox="0 0 225 224" svg:d="M112 224c30 0 59-12 80-33s33-49 33-79c0-29-12-58-33-80-21-21-50-32-80-32s-58 11-79 32c-21 22-33 51-33 80 0 30 12 58 33 79s49 33 79 33z">
          <text:p/>
        </draw:path>
        <draw:path draw:style-name="gr16" draw:text-style-name="P6" draw:layer="layout" svg:width="0.224cm" svg:height="0.223cm" svg:x="35.966cm" svg:y="5.608cm" svg:viewBox="0 0 225 224" svg:d="M113 224c30 0 58-11 79-32s33-50 33-79c0-30-12-59-33-80s-49-33-79-33-58 12-80 33c-21 21-33 50-33 80 0 29 12 58 33 79 22 21 50 32 80 32z">
          <text:p/>
        </draw:path>
        <draw:path draw:style-name="gr16" draw:text-style-name="P6" draw:layer="layout" svg:width="0.223cm" svg:height="0.224cm" svg:x="35.852cm" svg:y="5.09cm" svg:viewBox="0 0 224 225" svg:d="M112 225c29 0 59-12 79-33 21-21 33-50 33-80s-12-58-33-79c-20-21-50-33-79-33-30 0-58 12-79 33s-33 49-33 79 12 59 33 80 49 33 79 33z">
          <text:p/>
        </draw:path>
        <draw:path draw:style-name="gr16" draw:text-style-name="P6" draw:layer="layout" svg:width="0.224cm" svg:height="0.225cm" svg:x="32.034cm" svg:y="9.7cm" svg:viewBox="0 0 225 226" svg:d="M112 226c30 0 58-13 80-34 21-21 33-49 33-79s-12-58-33-79c-22-21-50-34-80-34s-58 13-79 34-33 49-33 79 12 58 33 79 49 34 79 34z">
          <text:p/>
        </draw:path>
        <draw:path draw:style-name="gr19" draw:text-style-name="P7" draw:layer="layout" svg:width="0.223cm" svg:height="0.224cm" svg:x="40.081cm" svg:y="8.93cm" svg:viewBox="0 0 224 225" svg:d="M112 225c29 0 58-12 80-33 21-21 32-49 32-79 0-31-11-59-32-80-22-21-51-33-80-33-30 0-58 12-79 33s-33 49-33 80c0 30 12 58 33 79s49 33 79 33z">
          <text:p/>
        </draw:path>
        <draw:path draw:style-name="gr19" draw:text-style-name="P7" draw:layer="layout" svg:width="0.223cm" svg:height="0.223cm" svg:x="39.986cm" svg:y="8.798cm" svg:viewBox="0 0 224 224" svg:d="M113 224c29 0 58-12 79-33s32-49 32-79c0-29-11-58-32-79s-50-33-79-33c-30 0-58 12-80 33-21 21-33 50-33 79 0 30 12 58 33 79 22 21 50 33 80 33z">
          <text:p/>
        </draw:path>
        <draw:path draw:style-name="gr19" draw:text-style-name="P7" draw:layer="layout" svg:width="0.223cm" svg:height="0.223cm" svg:x="38.624cm" svg:y="6.859cm" svg:viewBox="0 0 224 224" svg:d="M113 224c29 0 58-12 78-33 21-21 33-50 33-80 0-29-12-58-33-79-20-21-49-32-78-32-30 0-59 11-80 32s-33 50-33 79c0 30 12 59 33 80s50 33 80 33z">
          <text:p/>
        </draw:path>
        <draw:path draw:style-name="gr19" draw:text-style-name="P7" draw:layer="layout" svg:width="0.223cm" svg:height="0.223cm" svg:x="38.544cm" svg:y="7.019cm" svg:viewBox="0 0 224 224" svg:d="M111 224c30 0 59-12 80-32 21-21 33-50 33-79 0-30-12-58-33-79s-50-34-80-34-58 13-79 34-32 49-32 79c0 29 11 58 32 79 21 20 49 32 79 32z">
          <text:p/>
        </draw:path>
        <draw:path draw:style-name="gr19" draw:text-style-name="P7" draw:layer="layout" svg:width="0.223cm" svg:height="0.223cm" svg:x="40.185cm" svg:y="9.219cm" svg:viewBox="0 0 224 224" svg:d="M113 224c29 0 58-11 79-32s32-50 32-79c0-30-11-58-32-80-21-21-50-33-79-33-30 0-59 12-80 33-21 22-33 50-33 80 0 29 12 58 33 79s50 32 80 32z">
          <text:p/>
        </draw:path>
        <draw:path draw:style-name="gr19" draw:text-style-name="P7" draw:layer="layout" svg:width="0.223cm" svg:height="0.223cm" svg:x="40.289cm" svg:y="7.6cm" svg:viewBox="0 0 224 224" svg:d="M112 224c29 0 58-12 80-32 21-21 32-50 32-79 0-31-11-59-32-80-22-21-51-33-80-33-30 0-58 12-79 33s-33 49-33 80c0 29 12 58 33 79 21 20 49 32 79 32z">
          <text:p/>
        </draw:path>
        <draw:path draw:style-name="gr19" draw:text-style-name="P7" draw:layer="layout" svg:width="0.223cm" svg:height="0.223cm" svg:x="38.586cm" svg:y="7.177cm" svg:viewBox="0 0 224 224" svg:d="M112 224c30 0 58-11 79-32s33-50 33-79c0-30-12-59-33-80s-49-33-79-33-59 12-80 33-32 50-32 80c0 29 11 58 32 79s50 32 80 32z">
          <text:p/>
        </draw:path>
        <draw:path draw:style-name="gr19" draw:text-style-name="P7" draw:layer="layout" svg:width="0.224cm" svg:height="0.223cm" svg:x="39.999cm" svg:y="9.271cm" svg:viewBox="0 0 225 224" svg:d="M113 224c30 0 58-11 79-33 21-21 33-50 33-79 0-30-12-58-33-79s-49-33-79-33-58 12-79 33c-22 21-34 49-34 79 0 29 12 58 34 79 21 22 49 33 79 33z">
          <text:p/>
        </draw:path>
        <draw:path draw:style-name="gr19" draw:text-style-name="P7" draw:layer="layout" svg:width="0.223cm" svg:height="0.223cm" svg:x="34.893cm" svg:y="8.012cm" svg:viewBox="0 0 224 224" svg:d="M112 224c30 0 58-12 79-32 21-21 33-50 33-80s-12-58-33-79-49-33-79-33c-29 0-58 12-79 33s-33 49-33 79 12 59 33 80c21 20 50 32 79 32z">
          <text:p/>
        </draw:path>
        <draw:path draw:style-name="gr20" draw:text-style-name="P8" draw:layer="layout" svg:width="0.223cm" svg:height="0.224cm" svg:x="37.811cm" svg:y="2.576cm" svg:viewBox="0 0 224 225" svg:d="M111 225c30 0 58-12 79-34 22-21 34-49 34-79s-12-58-34-79c-21-21-49-33-79-33-29 0-58 12-79 33-20 21-32 49-32 79s12 58 32 79c21 22 50 34 79 34z">
          <text:p/>
        </draw:path>
        <draw:path draw:style-name="gr20" draw:text-style-name="P8" draw:layer="layout" svg:width="0.223cm" svg:height="0.223cm" svg:x="37.891cm" svg:y="2.381cm" svg:viewBox="0 0 224 224" svg:d="M112 224c30 0 59-11 80-32 21-22 32-51 32-80 0-30-11-58-32-79s-50-33-80-33-58 12-79 33-33 49-33 79c0 29 12 58 33 80 21 21 49 32 79 32z">
          <text:p/>
        </draw:path>
        <draw:path draw:style-name="gr19" draw:text-style-name="P7" draw:layer="layout" svg:width="0.223cm" svg:height="0.223cm" svg:x="40.021cm" svg:y="9.163cm" svg:viewBox="0 0 224 224" svg:d="M113 224c29 0 58-12 79-33s32-49 32-79-11-59-32-80c-21-20-50-32-79-32-30 0-58 12-79 32-21 21-34 50-34 80s13 58 34 79 49 33 79 33z">
          <text:p/>
        </draw:path>
        <draw:path draw:style-name="gr19" draw:text-style-name="P7" draw:layer="layout" svg:width="0.223cm" svg:height="0.223cm" svg:x="40.05cm" svg:y="9.275cm" svg:viewBox="0 0 224 224" svg:d="M112 224c29 0 58-12 78-34 22-21 34-49 34-79 0-29-12-58-34-79-20-21-49-32-78-32-30 0-58 11-79 32s-33 50-33 79c0 30 12 58 33 79 21 22 49 34 79 34z">
          <text:p/>
        </draw:path>
        <draw:path draw:style-name="gr19" draw:text-style-name="P7" draw:layer="layout" svg:width="0.223cm" svg:height="0.223cm" svg:x="40.503cm" svg:y="5.636cm" svg:viewBox="0 0 224 224" svg:d="M112 224c29 0 58-12 79-33s33-49 33-79c0-29-12-58-33-80-21-21-50-32-79-32-30 0-58 11-79 32-21 22-33 51-33 80 0 30 12 58 33 79s49 33 79 33z">
          <text:p/>
        </draw:path>
        <draw:path draw:style-name="gr19" draw:text-style-name="P7" draw:layer="layout" svg:width="0.223cm" svg:height="0.223cm" svg:x="40.531cm" svg:y="5.636cm" svg:viewBox="0 0 224 224" svg:d="M112 224c29 0 58-11 79-32s33-50 33-79c0-30-12-58-33-80-21-21-50-33-79-33-30 0-58 12-79 33-21 22-33 50-33 80 0 29 12 58 33 79s49 32 79 32z">
          <text:p/>
        </draw:path>
        <draw:path draw:style-name="gr19" draw:text-style-name="P7" draw:layer="layout" svg:width="0.223cm" svg:height="0.223cm" svg:x="40.433cm" svg:y="6.033cm" svg:viewBox="0 0 224 224" svg:d="M113 224c29 0 58-11 79-32 20-21 32-50 32-79 0-31-12-59-32-80-21-21-50-33-79-33-30 0-58 12-80 33-21 21-33 49-33 80 0 29 12 58 33 79 22 21 50 32 80 32z">
          <text:p/>
        </draw:path>
        <draw:path draw:style-name="gr19" draw:text-style-name="P7" draw:layer="layout" svg:width="0.223cm" svg:height="0.224cm" svg:x="40.079cm" svg:y="5.846cm" svg:viewBox="0 0 224 225" svg:d="M111 225c30 0 58-12 80-33 21-21 33-49 33-79s-12-59-33-80c-22-21-50-33-80-33-29 0-58 12-79 33s-32 50-32 80 11 58 32 79 50 33 79 33z">
          <text:p/>
        </draw:path>
        <draw:polygon draw:style-name="gr3" draw:text-style-name="P3" draw:layer="layout" svg:width="0cm" svg:height="0.123cm" svg:x="30.926cm" svg:y="11.219cm" svg:viewBox="0 0 0 124" draw:points="0,0 0,124">
          <text:p/>
        </draw:polygon>
        <draw:line draw:style-name="gr4" draw:text-style-name="P2" draw:layer="layout" svg:x1="30.926cm" svg:y1="11.219cm" svg:x2="30.926cm" svg:y2="11.343cm">
          <text:p/>
        </draw:line>
        <draw:polygon draw:style-name="gr3" draw:text-style-name="P3" draw:layer="layout" svg:width="0.221cm" svg:height="0.029cm" svg:x="30.591cm" svg:y="11.609cm" svg:viewBox="0 0 222 30" draw:points="0,0 222,0 222,30 0,30">
          <text:p/>
        </draw:polygon>
        <draw:polygon draw:style-name="gr3" draw:text-style-name="P3" draw:layer="layout" svg:width="0cm" svg:height="0.123cm" svg:x="32.529cm" svg:y="11.219cm" svg:viewBox="0 0 0 124" draw:points="0,0 0,124">
          <text:p/>
        </draw:polygon>
        <draw:line draw:style-name="gr4" draw:text-style-name="P2" draw:layer="layout" svg:x1="32.529cm" svg:y1="11.219cm" svg:x2="32.529cm" svg:y2="11.343cm">
          <text:p/>
        </draw:line>
        <draw:frame draw:style-name="gr5" draw:text-style-name="P5" draw:layer="layout" svg:width="0.447cm" svg:height="0.412cm" svg:x="30.85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22cm" svg:height="0.029cm" svg:x="32.195cm" svg:y="11.609cm" svg:viewBox="0 0 221 30" draw:points="0,0 221,0 221,30 0,30">
          <text:p/>
        </draw:polygon>
        <draw:polygon draw:style-name="gr3" draw:text-style-name="P3" draw:layer="layout" svg:width="0cm" svg:height="0.123cm" svg:x="34.133cm" svg:y="11.219cm" svg:viewBox="0 0 0 124" draw:points="0,0 0,124">
          <text:p/>
        </draw:polygon>
        <draw:line draw:style-name="gr4" draw:text-style-name="P2" draw:layer="layout" svg:x1="34.133cm" svg:y1="11.219cm" svg:x2="34.133cm" svg:y2="11.343cm">
          <text:p/>
        </draw:line>
        <draw:frame draw:style-name="gr5" draw:text-style-name="P5" draw:layer="layout" svg:width="0.447cm" svg:height="0.412cm" svg:x="32.453cm" svg:y="11.407cm">
          <draw:text-box>
            <text:p text:style-name="P4"><text:span text:style-name="T1">20</text:span></text:p>
          </draw:text-box>
        </draw:frame>
        <draw:polygon draw:style-name="gr3" draw:text-style-name="P3" draw:layer="layout" svg:width="0.221cm" svg:height="0.029cm" svg:x="33.798cm" svg:y="11.609cm" svg:viewBox="0 0 222 30" draw:points="0,0 222,0 222,30 0,30">
          <text:p/>
        </draw:polygon>
        <draw:polygon draw:style-name="gr3" draw:text-style-name="P3" draw:layer="layout" svg:width="0cm" svg:height="0.123cm" svg:x="35.736cm" svg:y="11.219cm" svg:viewBox="0 0 0 124" draw:points="0,0 0,124">
          <text:p/>
        </draw:polygon>
        <draw:line draw:style-name="gr4" draw:text-style-name="P2" draw:layer="layout" svg:x1="35.736cm" svg:y1="11.219cm" svg:x2="35.736cm" svg:y2="11.343cm">
          <text:p/>
        </draw:line>
        <draw:frame draw:style-name="gr5" draw:text-style-name="P5" draw:layer="layout" svg:width="0.447cm" svg:height="0.412cm" svg:x="34.057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37.339cm" svg:y="11.219cm" svg:viewBox="0 0 0 124" draw:points="0,0 0,124">
          <text:p/>
        </draw:polygon>
        <draw:line draw:style-name="gr4" draw:text-style-name="P2" draw:layer="layout" svg:x1="37.339cm" svg:y1="11.219cm" svg:x2="37.339cm" svg:y2="11.343cm">
          <text:p/>
        </draw:line>
        <draw:frame draw:style-name="gr5" draw:text-style-name="P5" draw:layer="layout" svg:width="0.352cm" svg:height="0.412cm" svg:x="35.624cm" svg:y="11.407cm">
          <draw:text-box>
            <text:p text:style-name="P4"><text:span text:style-name="T1">0</text:span></text:p>
          </draw:text-box>
        </draw:frame>
        <draw:polygon draw:style-name="gr3" draw:text-style-name="P3" draw:layer="layout" svg:width="0cm" svg:height="0.123cm" svg:x="38.942cm" svg:y="11.219cm" svg:viewBox="0 0 0 124" draw:points="0,0 0,124">
          <text:p/>
        </draw:polygon>
        <draw:line draw:style-name="gr4" draw:text-style-name="P2" draw:layer="layout" svg:x1="38.942cm" svg:y1="11.219cm" svg:x2="38.942cm" svg:y2="11.343cm">
          <text:p/>
        </draw:line>
        <draw:frame draw:style-name="gr5" draw:text-style-name="P5" draw:layer="layout" svg:width="0.447cm" svg:height="0.412cm" svg:x="37.115cm" svg:y="11.407cm">
          <draw:text-box>
            <text:p text:style-name="P4"><text:span text:style-name="T1">10</text:span></text:p>
          </draw:text-box>
        </draw:frame>
        <draw:polygon draw:style-name="gr3" draw:text-style-name="P3" draw:layer="layout" svg:width="0cm" svg:height="0.123cm" svg:x="40.546cm" svg:y="11.219cm" svg:viewBox="0 0 0 124" draw:points="0,0 0,124">
          <text:p/>
        </draw:polygon>
        <draw:line draw:style-name="gr4" draw:text-style-name="P2" draw:layer="layout" svg:x1="40.546cm" svg:y1="11.219cm" svg:x2="40.546cm" svg:y2="11.343cm">
          <text:p/>
        </draw:line>
        <draw:frame draw:style-name="gr5" draw:text-style-name="P5" draw:layer="layout" svg:width="0.447cm" svg:height="0.412cm" svg:x="38.719cm" svg:y="11.407cm">
          <draw:text-box>
            <text:p text:style-name="P4"><text:span text:style-name="T1">20</text:span></text:p>
          </draw:text-box>
        </draw:frame>
        <draw:frame draw:style-name="gr5" draw:text-style-name="P5" draw:layer="layout" svg:width="0.447cm" svg:height="0.412cm" svg:x="40.322cm" svg:y="11.407cm">
          <draw:text-box>
            <text:p text:style-name="P4"><text:span text:style-name="T1">30</text:span></text:p>
          </draw:text-box>
        </draw:frame>
        <draw:polygon draw:style-name="gr3" draw:text-style-name="P3" draw:layer="layout" svg:width="0.123cm" svg:height="0cm" svg:x="29.596cm" svg:y="10.233cm" svg:viewBox="0 0 124 0" draw:points="124,0 0,0">
          <text:p/>
        </draw:polygon>
        <draw:line draw:style-name="gr4" draw:text-style-name="P2" draw:layer="layout" svg:x1="29.72cm" svg:y1="10.233cm" svg:x2="29.596cm" svg:y2="10.233cm">
          <text:p/>
        </draw:line>
        <draw:frame draw:style-name="gr5" draw:text-style-name="P5" draw:layer="layout" svg:width="1.069cm" svg:height="0.412cm" svg:x="35.092cm" svg:y="11.89cm">
          <draw:text-box>
            <text:p text:style-name="P4"><text:span text:style-name="T1">tSNE1</text:span></text:p>
          </draw:text-box>
        </draw:frame>
        <draw:polygon draw:style-name="gr3" draw:text-style-name="P3" draw:layer="layout" svg:width="0.221cm" svg:height="0.03cm" svg:x="28.766cm" svg:y="10.241cm" svg:viewBox="0 0 222 31" draw:points="0,0 222,0 222,31 0,31">
          <text:p/>
        </draw:polygon>
        <draw:polygon draw:style-name="gr3" draw:text-style-name="P3" draw:layer="layout" svg:width="0.123cm" svg:height="0cm" svg:x="29.596cm" svg:y="9.051cm" svg:viewBox="0 0 124 0" draw:points="124,0 0,0">
          <text:p/>
        </draw:polygon>
        <draw:line draw:style-name="gr4" draw:text-style-name="P2" draw:layer="layout" svg:x1="29.72cm" svg:y1="9.051cm" svg:x2="29.596cm" svg:y2="9.051cm">
          <text:p/>
        </draw:line>
        <draw:frame draw:style-name="gr5" draw:text-style-name="P5" draw:layer="layout" svg:width="0.447cm" svg:height="0.412cm" svg:x="29.025cm" svg:y="10.04cm">
          <draw:text-box>
            <text:p text:style-name="P4"><text:span text:style-name="T1">15</text:span></text:p>
          </draw:text-box>
        </draw:frame>
        <draw:polygon draw:style-name="gr3" draw:text-style-name="P3" draw:layer="layout" svg:width="0.221cm" svg:height="0.03cm" svg:x="28.766cm" svg:y="9.059cm" svg:viewBox="0 0 222 31" draw:points="0,0 222,0 222,31 0,31">
          <text:p/>
        </draw:polygon>
        <draw:polygon draw:style-name="gr3" draw:text-style-name="P3" draw:layer="layout" svg:width="0.123cm" svg:height="0cm" svg:x="29.596cm" svg:y="7.868cm" svg:viewBox="0 0 124 0" draw:points="124,0 0,0">
          <text:p/>
        </draw:polygon>
        <draw:line draw:style-name="gr4" draw:text-style-name="P2" draw:layer="layout" svg:x1="29.72cm" svg:y1="7.868cm" svg:x2="29.596cm" svg:y2="7.868cm">
          <text:p/>
        </draw:line>
        <draw:frame draw:style-name="gr5" draw:text-style-name="P5" draw:layer="layout" svg:width="0.447cm" svg:height="0.412cm" svg:x="29.025cm" svg:y="8.858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221cm" svg:height="0.029cm" svg:x="28.99cm" svg:y="7.877cm" svg:viewBox="0 0 222 30" draw:points="0,0 222,0 222,30 0,30">
          <text:p/>
        </draw:polygon>
        <draw:polygon draw:style-name="gr3" draw:text-style-name="P3" draw:layer="layout" svg:width="0.123cm" svg:height="0cm" svg:x="29.596cm" svg:y="6.686cm" svg:viewBox="0 0 124 0" draw:points="124,0 0,0">
          <text:p/>
        </draw:polygon>
        <draw:line draw:style-name="gr4" draw:text-style-name="P2" draw:layer="layout" svg:x1="29.72cm" svg:y1="6.686cm" svg:x2="29.596cm" svg:y2="6.686cm">
          <text:p/>
        </draw:line>
        <draw:frame draw:style-name="gr5" draw:text-style-name="P5" draw:layer="layout" svg:width="0.352cm" svg:height="0.412cm" svg:x="29.249cm" svg:y="7.675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3cm" svg:height="0cm" svg:x="29.596cm" svg:y="5.504cm" svg:viewBox="0 0 124 0" draw:points="124,0 0,0">
          <text:p/>
        </draw:polygon>
        <draw:line draw:style-name="gr4" draw:text-style-name="P2" draw:layer="layout" svg:x1="29.72cm" svg:y1="5.504cm" svg:x2="29.596cm" svg:y2="5.504cm">
          <text:p/>
        </draw:line>
        <draw:frame draw:style-name="gr5" draw:text-style-name="P5" draw:layer="layout" svg:width="0.352cm" svg:height="0.412cm" svg:x="29.249cm" svg:y="6.493cm">
          <draw:text-box>
            <text:p text:style-name="P4"><text:span text:style-name="T1">0</text:span></text:p>
          </draw:text-box>
        </draw:frame>
        <draw:polygon draw:style-name="gr3" draw:text-style-name="P3" draw:layer="layout" svg:width="0.123cm" svg:height="0cm" svg:x="29.596cm" svg:y="4.322cm" svg:viewBox="0 0 124 0" draw:points="124,0 0,0">
          <text:p/>
        </draw:polygon>
        <draw:line draw:style-name="gr4" draw:text-style-name="P2" draw:layer="layout" svg:x1="29.72cm" svg:y1="4.322cm" svg:x2="29.596cm" svg:y2="4.322cm">
          <text:p/>
        </draw:line>
        <draw:frame draw:style-name="gr5" draw:text-style-name="P5" draw:layer="layout" svg:width="0.352cm" svg:height="0.412cm" svg:x="29.249cm" svg:y="5.311cm">
          <draw:text-box>
            <text:p text:style-name="P4"><text:span text:style-name="T1">5</text:span></text:p>
          </draw:text-box>
        </draw:frame>
        <draw:polygon draw:style-name="gr3" draw:text-style-name="P3" draw:layer="layout" svg:width="0.123cm" svg:height="0cm" svg:x="29.596cm" svg:y="3.139cm" svg:viewBox="0 0 124 0" draw:points="124,0 0,0">
          <text:p/>
        </draw:polygon>
        <draw:line draw:style-name="gr4" draw:text-style-name="P2" draw:layer="layout" svg:x1="29.72cm" svg:y1="3.139cm" svg:x2="29.596cm" svg:y2="3.139cm">
          <text:p/>
        </draw:line>
        <draw:frame draw:style-name="gr5" draw:text-style-name="P5" draw:layer="layout" svg:width="0.447cm" svg:height="0.412cm" svg:x="29.025cm" svg:y="4.129cm">
          <draw:text-box>
            <text:p text:style-name="P4"><text:span text:style-name="T1">10</text:span></text:p>
          </draw:text-box>
        </draw:frame>
        <draw:polygon draw:style-name="gr3" draw:text-style-name="P3" draw:layer="layout" svg:width="0.123cm" svg:height="0cm" svg:x="29.596cm" svg:y="1.957cm" svg:viewBox="0 0 124 0" draw:points="124,0 0,0">
          <text:p/>
        </draw:polygon>
        <draw:line draw:style-name="gr4" draw:text-style-name="P2" draw:layer="layout" svg:x1="29.72cm" svg:y1="1.957cm" svg:x2="29.596cm" svg:y2="1.957cm">
          <text:p/>
        </draw:line>
        <draw:frame draw:style-name="gr5" draw:text-style-name="P5" draw:layer="layout" svg:width="0.447cm" svg:height="0.412cm" svg:x="29.025cm" svg:y="2.946cm">
          <draw:text-box>
            <text:p text:style-name="P4"><text:span text:style-name="T1">15</text:span></text:p>
          </draw:text-box>
        </draw:frame>
        <draw:frame draw:style-name="gr5" draw:text-style-name="P5" draw:layer="layout" svg:width="0.447cm" svg:height="0.412cm" svg:x="29.025cm" svg:y="1.764cm">
          <draw:text-box>
            <text:p text:style-name="P4"><text:span text:style-name="T1">20</text:span></text:p>
          </draw:text-box>
        </draw:frame>
        <draw:line draw:style-name="gr13" draw:text-style-name="P2" draw:layer="layout" svg:x1="29.72cm" svg:y1="11.219cm" svg:x2="29.72cm" svg:y2="0.948cm">
          <text:p/>
        </draw:line>
        <draw:line draw:style-name="gr13" draw:text-style-name="P2" draw:layer="layout" svg:x1="41.536cm" svg:y1="11.219cm" svg:x2="41.536cm" svg:y2="0.948cm">
          <text:p/>
        </draw:line>
        <draw:line draw:style-name="gr13" draw:text-style-name="P2" draw:layer="layout" svg:x1="29.72cm" svg:y1="11.219cm" svg:x2="41.536cm" svg:y2="11.219cm">
          <text:p/>
        </draw:line>
        <draw:line draw:style-name="gr13" draw:text-style-name="P2" draw:layer="layout" svg:x1="29.72cm" svg:y1="0.948cm" svg:x2="41.536cm" svg:y2="0.948cm">
          <text:p/>
        </draw:line>
        <draw:frame draw:style-name="gr5" draw:text-style-name="P5" draw:layer="layout" svg:width="1.069cm" svg:height="0.412cm" draw:transform="rotate (1.5707963267949) translate (28.187cm 6.621cm)">
          <draw:text-box>
            <text:p text:style-name="P4"><text:span text:style-name="T1">tSNE2</text:span></text:p>
          </draw:text-box>
        </draw:frame>
        <draw:polygon draw:style-name="gr1" draw:text-style-name="P1" draw:layer="layout" svg:width="11.815cm" svg:height="10.271cm" svg:x="43.683cm" svg:y="0.948cm" svg:viewBox="0 0 11816 10272" draw:points="0,10272 11816,10272 11816,0 0,0">
          <text:p/>
        </draw:polygon>
        <draw:line draw:style-name="gr2" draw:text-style-name="P2" draw:layer="layout" svg:x1="45.652cm" svg:y1="11.219cm" svg:x2="45.652cm" svg:y2="0.948cm">
          <text:p/>
        </draw:line>
        <draw:polygon draw:style-name="gr3" draw:text-style-name="P3" draw:layer="layout" svg:width="0cm" svg:height="0.123cm" svg:x="45.652cm" svg:y="11.219cm" svg:viewBox="0 0 0 124" draw:points="0,0 0,124">
          <text:p/>
        </draw:polygon>
        <draw:line draw:style-name="gr4" draw:text-style-name="P2" draw:layer="layout" svg:x1="45.652cm" svg:y1="11.219cm" svg:x2="45.652cm" svg:y2="11.343cm">
          <text:p/>
        </draw:line>
        <draw:frame draw:style-name="gr15" draw:text-style-name="P11" draw:layer="layout" svg:width="4.951cm" svg:height="0.53cm" svg:x="29.72cm" svg:y="0.344cm">
          <draw:text-box>
            <text:p text:style-name="P10"><text:span text:style-name="T2">C) t-SNE Clustering</text:span></text:p>
          </draw:text-box>
        </draw:frame>
        <draw:line draw:style-name="gr2" draw:text-style-name="P2" draw:layer="layout" svg:x1="49.591cm" svg:y1="11.219cm" svg:x2="49.591cm" svg:y2="0.948cm">
          <text:p/>
        </draw:line>
        <draw:polygon draw:style-name="gr3" draw:text-style-name="P3" draw:layer="layout" svg:width="0cm" svg:height="0.123cm" svg:x="49.591cm" svg:y="11.219cm" svg:viewBox="0 0 0 124" draw:points="0,0 0,124">
          <text:p/>
        </draw:polygon>
        <draw:line draw:style-name="gr4" draw:text-style-name="P2" draw:layer="layout" svg:x1="49.591cm" svg:y1="11.219cm" svg:x2="49.591cm" svg:y2="11.343cm">
          <text:p/>
        </draw:line>
        <draw:frame draw:style-name="gr5" draw:text-style-name="P5" draw:layer="layout" svg:width="0.352cm" svg:height="0.412cm" svg:x="45.54cm" svg:y="11.407cm">
          <draw:text-box>
            <text:p text:style-name="P4"><text:span text:style-name="T1">0</text:span></text:p>
          </draw:text-box>
        </draw:frame>
        <draw:line draw:style-name="gr2" draw:text-style-name="P2" draw:layer="layout" svg:x1="53.529cm" svg:y1="11.219cm" svg:x2="53.529cm" svg:y2="0.948cm">
          <text:p/>
        </draw:line>
        <draw:polygon draw:style-name="gr3" draw:text-style-name="P3" draw:layer="layout" svg:width="0cm" svg:height="0.123cm" svg:x="53.529cm" svg:y="11.219cm" svg:viewBox="0 0 0 124" draw:points="0,0 0,124">
          <text:p/>
        </draw:polygon>
        <draw:line draw:style-name="gr4" draw:text-style-name="P2" draw:layer="layout" svg:x1="53.529cm" svg:y1="11.219cm" svg:x2="53.529cm" svg:y2="11.343cm">
          <text:p/>
        </draw:line>
        <draw:frame draw:style-name="gr5" draw:text-style-name="P5" draw:layer="layout" svg:width="0.352cm" svg:height="0.412cm" svg:x="49.479cm" svg:y="11.407cm">
          <draw:text-box>
            <text:p text:style-name="P4"><text:span text:style-name="T1">1</text:span></text:p>
          </draw:text-box>
        </draw:frame>
        <draw:frame draw:style-name="gr5" draw:text-style-name="P5" draw:layer="layout" svg:width="0.352cm" svg:height="0.412cm" svg:x="53.418cm" svg:y="11.407cm">
          <draw:text-box>
            <text:p text:style-name="P4"><text:span text:style-name="T1">2</text:span></text:p>
          </draw:text-box>
        </draw:frame>
        <draw:line draw:style-name="gr2" draw:text-style-name="P2" draw:layer="layout" svg:x1="43.683cm" svg:y1="10.752cm" svg:x2="55.498cm" svg:y2="10.752cm">
          <text:p/>
        </draw:line>
        <draw:polygon draw:style-name="gr3" draw:text-style-name="P3" draw:layer="layout" svg:width="0.123cm" svg:height="0cm" svg:x="43.559cm" svg:y="10.752cm" svg:viewBox="0 0 124 0" draw:points="124,0 0,0">
          <text:p/>
        </draw:polygon>
        <draw:line draw:style-name="gr4" draw:text-style-name="P2" draw:layer="layout" svg:x1="43.683cm" svg:y1="10.752cm" svg:x2="43.559cm" svg:y2="10.752cm">
          <text:p/>
        </draw:line>
        <draw:frame draw:style-name="gr5" draw:text-style-name="P5" draw:layer="layout" svg:width="1.247cm" svg:height="0.412cm" svg:x="48.965cm" svg:y="11.89cm">
          <draw:text-box>
            <text:p text:style-name="P4"><text:span text:style-name="T1">Cluster</text:span></text:p>
          </draw:text-box>
        </draw:frame>
        <draw:line draw:style-name="gr2" draw:text-style-name="P2" draw:layer="layout" svg:x1="43.683cm" svg:y1="9.119cm" svg:x2="55.498cm" svg:y2="9.119cm">
          <text:p/>
        </draw:line>
        <draw:polygon draw:style-name="gr3" draw:text-style-name="P3" draw:layer="layout" svg:width="0.123cm" svg:height="0cm" svg:x="43.559cm" svg:y="9.119cm" svg:viewBox="0 0 124 0" draw:points="124,0 0,0">
          <text:p/>
        </draw:polygon>
        <draw:line draw:style-name="gr4" draw:text-style-name="P2" draw:layer="layout" svg:x1="43.683cm" svg:y1="9.119cm" svg:x2="43.559cm" svg:y2="9.119cm">
          <text:p/>
        </draw:line>
        <draw:frame draw:style-name="gr5" draw:text-style-name="P5" draw:layer="layout" svg:width="0.557cm" svg:height="0.412cm" svg:x="42.875cm" svg:y="10.559cm">
          <draw:text-box>
            <text:p text:style-name="P4"><text:span text:style-name="T1">0.0</text:span></text:p>
          </draw:text-box>
        </draw:frame>
        <draw:line draw:style-name="gr2" draw:text-style-name="P2" draw:layer="layout" svg:x1="43.683cm" svg:y1="7.486cm" svg:x2="55.498cm" svg:y2="7.486cm">
          <text:p/>
        </draw:line>
        <draw:polygon draw:style-name="gr3" draw:text-style-name="P3" draw:layer="layout" svg:width="0.123cm" svg:height="0cm" svg:x="43.559cm" svg:y="7.486cm" svg:viewBox="0 0 124 0" draw:points="124,0 0,0">
          <text:p/>
        </draw:polygon>
        <draw:line draw:style-name="gr4" draw:text-style-name="P2" draw:layer="layout" svg:x1="43.683cm" svg:y1="7.486cm" svg:x2="43.559cm" svg:y2="7.486cm">
          <text:p/>
        </draw:line>
        <draw:frame draw:style-name="gr5" draw:text-style-name="P5" draw:layer="layout" svg:width="0.557cm" svg:height="0.412cm" svg:x="42.875cm" svg:y="8.926cm">
          <draw:text-box>
            <text:p text:style-name="P4"><text:span text:style-name="T1">0.5</text:span></text:p>
          </draw:text-box>
        </draw:frame>
        <draw:line draw:style-name="gr2" draw:text-style-name="P2" draw:layer="layout" svg:x1="43.683cm" svg:y1="5.853cm" svg:x2="55.498cm" svg:y2="5.853cm">
          <text:p/>
        </draw:line>
        <draw:polygon draw:style-name="gr3" draw:text-style-name="P3" draw:layer="layout" svg:width="0.123cm" svg:height="0cm" svg:x="43.559cm" svg:y="5.853cm" svg:viewBox="0 0 124 0" draw:points="124,0 0,0">
          <text:p/>
        </draw:polygon>
        <draw:line draw:style-name="gr4" draw:text-style-name="P2" draw:layer="layout" svg:x1="43.683cm" svg:y1="5.853cm" svg:x2="43.559cm" svg:y2="5.853cm">
          <text:p/>
        </draw:line>
        <draw:frame draw:style-name="gr5" draw:text-style-name="P5" draw:layer="layout" svg:width="0.557cm" svg:height="0.412cm" svg:x="42.875cm" svg:y="7.293cm">
          <draw:text-box>
            <text:p text:style-name="P4"><text:span text:style-name="T1">1.0</text:span></text:p>
          </draw:text-box>
        </draw:frame>
        <draw:line draw:style-name="gr2" draw:text-style-name="P2" draw:layer="layout" svg:x1="43.683cm" svg:y1="4.219cm" svg:x2="55.498cm" svg:y2="4.219cm">
          <text:p/>
        </draw:line>
        <draw:polygon draw:style-name="gr3" draw:text-style-name="P3" draw:layer="layout" svg:width="0.123cm" svg:height="0cm" svg:x="43.559cm" svg:y="4.219cm" svg:viewBox="0 0 124 0" draw:points="124,0 0,0">
          <text:p/>
        </draw:polygon>
        <draw:line draw:style-name="gr4" draw:text-style-name="P2" draw:layer="layout" svg:x1="43.683cm" svg:y1="4.219cm" svg:x2="43.559cm" svg:y2="4.219cm">
          <text:p/>
        </draw:line>
        <draw:frame draw:style-name="gr5" draw:text-style-name="P5" draw:layer="layout" svg:width="0.557cm" svg:height="0.412cm" svg:x="42.875cm" svg:y="5.66cm">
          <draw:text-box>
            <text:p text:style-name="P4"><text:span text:style-name="T1">1.5</text:span></text:p>
          </draw:text-box>
        </draw:frame>
        <draw:line draw:style-name="gr2" draw:text-style-name="P2" draw:layer="layout" svg:x1="43.683cm" svg:y1="2.586cm" svg:x2="55.498cm" svg:y2="2.586cm">
          <text:p/>
        </draw:line>
        <draw:polygon draw:style-name="gr3" draw:text-style-name="P3" draw:layer="layout" svg:width="0.123cm" svg:height="0cm" svg:x="43.559cm" svg:y="2.586cm" svg:viewBox="0 0 124 0" draw:points="124,0 0,0">
          <text:p/>
        </draw:polygon>
        <draw:line draw:style-name="gr4" draw:text-style-name="P2" draw:layer="layout" svg:x1="43.683cm" svg:y1="2.586cm" svg:x2="43.559cm" svg:y2="2.586cm">
          <text:p/>
        </draw:line>
        <draw:frame draw:style-name="gr5" draw:text-style-name="P5" draw:layer="layout" svg:width="0.557cm" svg:height="0.412cm" svg:x="42.875cm" svg:y="4.026cm">
          <draw:text-box>
            <text:p text:style-name="P4"><text:span text:style-name="T1">2.0</text:span></text:p>
          </draw:text-box>
        </draw:frame>
        <draw:line draw:style-name="gr2" draw:text-style-name="P2" draw:layer="layout" svg:x1="43.683cm" svg:y1="0.953cm" svg:x2="55.498cm" svg:y2="0.953cm">
          <text:p/>
        </draw:line>
        <draw:polygon draw:style-name="gr3" draw:text-style-name="P3" draw:layer="layout" svg:width="0.123cm" svg:height="0cm" svg:x="43.559cm" svg:y="0.953cm" svg:viewBox="0 0 124 0" draw:points="124,0 0,0">
          <text:p/>
        </draw:polygon>
        <draw:line draw:style-name="gr4" draw:text-style-name="P2" draw:layer="layout" svg:x1="43.683cm" svg:y1="0.953cm" svg:x2="43.559cm" svg:y2="0.953cm">
          <text:p/>
        </draw:line>
        <draw:frame draw:style-name="gr5" draw:text-style-name="P5" draw:layer="layout" svg:width="0.557cm" svg:height="0.412cm" svg:x="42.875cm" svg:y="2.393cm">
          <draw:text-box>
            <text:p text:style-name="P4"><text:span text:style-name="T1">2.5</text:span></text:p>
          </draw:text-box>
        </draw:frame>
        <draw:frame draw:style-name="gr5" draw:text-style-name="P5" draw:layer="layout" svg:width="0.557cm" svg:height="0.412cm" svg:x="42.875cm" svg:y="0.76cm">
          <draw:text-box>
            <text:p text:style-name="P4"><text:span text:style-name="T1">3.0</text:span></text:p>
          </draw:text-box>
        </draw:frame>
        <draw:polygon draw:style-name="gr21" draw:text-style-name="P12" draw:layer="layout" svg:width="3.15cm" svg:height="1.84cm" svg:x="44.077cm" svg:y="3.752cm" svg:viewBox="0 0 3151 1841" draw:points="0,1841 3151,1841 3151,0 0,0">
          <text:p/>
        </draw:polygon>
        <draw:line draw:style-name="gr22" draw:text-style-name="P2" draw:layer="layout" svg:x1="45.652cm" svg:y1="5.592cm" svg:x2="45.652cm" svg:y2="8.037cm">
          <text:p/>
        </draw:line>
        <draw:line draw:style-name="gr22" draw:text-style-name="P2" draw:layer="layout" svg:x1="45.652cm" svg:y1="3.752cm" svg:x2="45.652cm" svg:y2="1.415cm">
          <text:p/>
        </draw:line>
        <draw:line draw:style-name="gr23" draw:text-style-name="P2" draw:layer="layout" svg:x1="44.864cm" svg:y1="8.037cm" svg:x2="46.44cm" svg:y2="8.037cm">
          <text:p/>
        </draw:line>
        <draw:line draw:style-name="gr23" draw:text-style-name="P2" draw:layer="layout" svg:x1="44.864cm" svg:y1="1.415cm" svg:x2="46.44cm" svg:y2="1.415cm">
          <text:p/>
        </draw:line>
        <draw:path draw:style-name="gr24" draw:text-style-name="P2" draw:layer="layout" svg:width="0.212cm" svg:height="0.212cm" svg:x="45.546cm" svg:y="8.366cm" svg:viewBox="0 0 213 213" svg:d="M106 213c28 0 56-11 76-31 20-21 31-48 31-76s-11-55-31-75-48-31-76-31-55 11-75 31-31 47-31 75 11 55 31 76c20 20 47 31 75 31z">
          <text:p/>
        </draw:path>
        <draw:path draw:style-name="gr24" draw:text-style-name="P2" draw:layer="layout" svg:width="0.212cm" svg:height="0.211cm" svg:x="45.546cm" svg:y="9.3cm" svg:viewBox="0 0 213 212" svg:d="M106 212c28 0 56-11 76-31s31-46 31-75-11-56-31-75c-20-20-48-31-76-31s-55 11-75 31c-20 19-31 46-31 75s11 55 31 75 47 31 75 31z">
          <text:p/>
        </draw:path>
        <draw:polygon draw:style-name="gr25" draw:text-style-name="P13" draw:layer="layout" svg:width="3.151cm" svg:height="1.929cm" svg:x="48.015cm" svg:y="7.779cm" svg:viewBox="0 0 3152 1930" draw:points="0,1930 3152,1930 3152,0 0,0">
          <text:p/>
        </draw:polygon>
        <draw:line draw:style-name="gr22" draw:text-style-name="P2" draw:layer="layout" svg:x1="49.591cm" svg:y1="9.708cm" svg:x2="49.591cm" svg:y2="10.752cm">
          <text:p/>
        </draw:line>
        <draw:line draw:style-name="gr22" draw:text-style-name="P2" draw:layer="layout" svg:x1="49.591cm" svg:y1="7.779cm" svg:x2="49.591cm" svg:y2="5.13cm">
          <text:p/>
        </draw:line>
        <draw:line draw:style-name="gr23" draw:text-style-name="P2" draw:layer="layout" svg:x1="48.803cm" svg:y1="10.752cm" svg:x2="50.378cm" svg:y2="10.752cm">
          <text:p/>
        </draw:line>
        <draw:line draw:style-name="gr23" draw:text-style-name="P2" draw:layer="layout" svg:x1="48.803cm" svg:y1="5.13cm" svg:x2="50.378cm" svg:y2="5.13cm">
          <text:p/>
        </draw:line>
        <draw:path draw:style-name="gr24" draw:text-style-name="P2" draw:layer="layout" svg:width="0.211cm" svg:height="0.212cm" svg:x="49.485cm" svg:y="3.362cm" svg:viewBox="0 0 212 213" svg:d="M106 213c28 0 55-11 74-31 20-20 32-47 32-76 0-28-12-55-32-75-19-20-46-31-74-31s-55 11-75 31-31 47-31 75c0 29 11 56 31 76s47 31 75 31z">
          <text:p/>
        </draw:path>
        <draw:polygon draw:style-name="gr26" draw:text-style-name="P14" draw:layer="layout" svg:width="3.151cm" svg:height="3.839cm" svg:x="51.954cm" svg:y="6.821cm" svg:viewBox="0 0 3152 3840" draw:points="0,3840 3152,3840 3152,0 0,0">
          <text:p/>
        </draw:polygon>
        <draw:line draw:style-name="gr22" draw:text-style-name="P2" draw:layer="layout" svg:x1="53.529cm" svg:y1="10.66cm" svg:x2="53.529cm" svg:y2="10.752cm">
          <text:p/>
        </draw:line>
        <draw:line draw:style-name="gr22" draw:text-style-name="P2" draw:layer="layout" svg:x1="53.529cm" svg:y1="6.821cm" svg:x2="53.529cm" svg:y2="3.192cm">
          <text:p/>
        </draw:line>
        <draw:line draw:style-name="gr23" draw:text-style-name="P2" draw:layer="layout" svg:x1="52.741cm" svg:y1="10.752cm" svg:x2="54.317cm" svg:y2="10.752cm">
          <text:p/>
        </draw:line>
        <draw:line draw:style-name="gr23" draw:text-style-name="P2" draw:layer="layout" svg:x1="52.741cm" svg:y1="3.192cm" svg:x2="54.317cm" svg:y2="3.192cm">
          <text:p/>
        </draw:line>
        <draw:line draw:style-name="gr22" draw:text-style-name="P2" draw:layer="layout" svg:x1="44.077cm" svg:y1="4.855cm" svg:x2="47.227cm" svg:y2="4.855cm">
          <text:p/>
        </draw:line>
        <draw:polygon draw:style-name="gr12" draw:text-style-name="P8" draw:layer="layout" svg:width="0.212cm" svg:height="0.212cm" svg:x="45.546cm" svg:y="4.662cm" svg:viewBox="0 0 213 213" draw:points="106,0 0,213 213,213">
          <text:p/>
        </draw:polygon>
        <draw:line draw:style-name="gr22" draw:text-style-name="P2" draw:layer="layout" svg:x1="48.015cm" svg:y1="8.783cm" svg:x2="51.166cm" svg:y2="8.783cm">
          <text:p/>
        </draw:line>
        <draw:polygon draw:style-name="gr12" draw:text-style-name="P8" draw:layer="layout" svg:width="0.211cm" svg:height="0.211cm" svg:x="49.485cm" svg:y="8.655cm" svg:viewBox="0 0 212 212" draw:points="106,0 0,212 212,212">
          <text:p/>
        </draw:polygon>
        <draw:line draw:style-name="gr22" draw:text-style-name="P2" draw:layer="layout" svg:x1="51.954cm" svg:y1="8.685cm" svg:x2="55.105cm" svg:y2="8.685cm">
          <text:p/>
        </draw:line>
        <draw:polygon draw:style-name="gr12" draw:text-style-name="P8" draw:layer="layout" svg:width="0.212cm" svg:height="0.211cm" svg:x="53.423cm" svg:y="8.417cm" svg:viewBox="0 0 213 212" draw:points="107,0 0,212 213,212">
          <text:p/>
        </draw:polygon>
        <draw:line draw:style-name="gr13" draw:text-style-name="P2" draw:layer="layout" svg:x1="43.683cm" svg:y1="11.219cm" svg:x2="43.683cm" svg:y2="0.948cm">
          <text:p/>
        </draw:line>
        <draw:line draw:style-name="gr13" draw:text-style-name="P2" draw:layer="layout" svg:x1="55.499cm" svg:y1="11.219cm" svg:x2="55.499cm" svg:y2="0.948cm">
          <text:p/>
        </draw:line>
        <draw:line draw:style-name="gr13" draw:text-style-name="P2" draw:layer="layout" svg:x1="43.683cm" svg:y1="11.219cm" svg:x2="55.498cm" svg:y2="11.219cm">
          <text:p/>
        </draw:line>
        <draw:line draw:style-name="gr13" draw:text-style-name="P2" draw:layer="layout" svg:x1="43.683cm" svg:y1="0.948cm" svg:x2="55.498cm" svg:y2="0.948cm">
          <text:p/>
        </draw:line>
        <draw:frame draw:style-name="gr5" draw:text-style-name="P5" draw:layer="layout" svg:width="2.288cm" svg:height="0.412cm" draw:transform="rotate (1.5707963267949) translate (42.323cm 7.233cm)">
          <draw:text-box>
            <text:p text:style-name="P4"><text:span text:style-name="T1">voc_pcbm(V)</text:span></text:p>
          </draw:text-box>
        </draw:frame>
        <draw:polygon draw:style-name="gr1" draw:text-style-name="P1" draw:layer="layout" svg:width="8.862cm" svg:height="8.861cm" svg:x="15.757cm" svg:y="1.653cm" svg:viewBox="0 0 8863 8862" draw:points="0,8862 8863,8862 8863,0 0,0">
          <text:p/>
        </draw:polygon>
        <draw:polygon draw:style-name="gr27" draw:text-style-name="P15" draw:layer="layout" svg:width="4.095cm" svg:height="5.165cm" svg:x="16.213cm" svg:y="2.778cm" svg:viewBox="0 0 4096 5166" draw:points="4096,3762 123,5166 0,1145 4096,0">
          <text:p/>
        </draw:polygon>
        <draw:polyline draw:style-name="gr28" draw:text-style-name="P2" draw:layer="layout" svg:width="4.095cm" svg:height="5.165cm" svg:x="16.213cm" svg:y="2.778cm" svg:viewBox="0 0 4096 5166" draw:points="4096,3762 123,5166 0,1145 4096,0">
          <text:p/>
        </draw:polyline>
        <draw:polygon draw:style-name="gr29" draw:text-style-name="P16" draw:layer="layout" svg:width="4.095cm" svg:height="5.165cm" svg:x="20.308cm" svg:y="2.778cm" svg:viewBox="0 0 4096 5166" draw:points="3972,5166 0,3762 0,0 4096,1145">
          <text:p/>
        </draw:polygon>
        <draw:polyline draw:style-name="gr30" draw:text-style-name="P2" draw:layer="layout" svg:width="4.095cm" svg:height="5.165cm" svg:x="20.308cm" svg:y="2.778cm" svg:viewBox="0 0 4096 5166" draw:points="3972,5166 0,3762 0,0 4096,1145">
          <text:p/>
        </draw:polyline>
        <draw:polygon draw:style-name="gr31" draw:text-style-name="P17" draw:layer="layout" svg:width="7.943cm" svg:height="3.043cm" svg:x="16.336cm" svg:y="6.54cm" svg:viewBox="0 0 7944 3044" draw:points="7944,1404 3973,0 0,1404 3973,3044">
          <text:p/>
        </draw:polygon>
        <draw:polyline draw:style-name="gr32" draw:text-style-name="P2" draw:layer="layout" svg:width="7.943cm" svg:height="3.043cm" svg:x="16.336cm" svg:y="6.54cm" svg:viewBox="0 0 7944 3044" draw:points="7944,1404 3973,0 0,1404 3973,3044">
          <text:p/>
        </draw:polyline>
        <draw:line draw:style-name="gr33" draw:text-style-name="P2" draw:layer="layout" svg:x1="16.336cm" svg:y1="7.943cm" svg:x2="20.309cm" svg:y2="9.584cm">
          <text:p/>
        </draw:line>
        <draw:frame draw:style-name="gr15" draw:text-style-name="P11" draw:layer="layout" svg:width="10.429cm" svg:height="0.53cm" svg:x="43.683cm" svg:y="0.344cm">
          <draw:text-box>
            <text:p text:style-name="P10"><text:span text:style-name="T2">D) Open-Circuit Voltage (Voc) by Cluster</text:span></text:p>
          </draw:text-box>
        </draw:frame>
        <draw:polyline draw:style-name="gr34" draw:text-style-name="P2" draw:layer="layout" svg:width="4.092cm" svg:height="5.648cm" svg:x="20.213cm" svg:y="3.896cm" svg:viewBox="0 0 4093 5649" draw:points="0,5649 3973,4014 4093,0">
          <text:p/>
        </draw:polyline>
        <draw:polyline draw:style-name="gr34" draw:text-style-name="P2" draw:layer="layout" svg:width="4.076cm" svg:height="5.574cm" svg:x="19.616cm" svg:y="3.724cm" svg:viewBox="0 0 4077 5575" draw:points="0,5575 3976,3976 4077,0">
          <text:p/>
        </draw:polyline>
        <draw:polyline draw:style-name="gr34" draw:text-style-name="P2" draw:layer="layout" svg:width="4.059cm" svg:height="5.5cm" svg:x="19.033cm" svg:y="3.557cm" svg:viewBox="0 0 4060 5501" draw:points="0,5501 3978,3938 4060,0">
          <text:p/>
        </draw:polyline>
        <draw:polyline draw:style-name="gr34" draw:text-style-name="P2" draw:layer="layout" svg:width="4.042cm" svg:height="5.429cm" svg:x="18.464cm" svg:y="3.393cm" svg:viewBox="0 0 4043 5430" draw:points="0,5430 3979,3901 4043,0">
          <text:p/>
        </draw:polyline>
        <draw:polyline draw:style-name="gr34" draw:text-style-name="P2" draw:layer="layout" svg:width="4.024cm" svg:height="5.36cm" svg:x="17.908cm" svg:y="3.232cm" svg:viewBox="0 0 4025 5361" draw:points="0,5361 3978,3865 4025,0">
          <text:p/>
        </draw:polyline>
        <draw:polyline draw:style-name="gr34" draw:text-style-name="P2" draw:layer="layout" svg:width="4.007cm" svg:height="5.292cm" svg:x="17.363cm" svg:y="3.075cm" svg:viewBox="0 0 4008 5293" draw:points="0,5293 3978,3829 4008,0">
          <text:p/>
        </draw:polyline>
        <draw:polyline draw:style-name="gr34" draw:text-style-name="P2" draw:layer="layout" svg:width="3.989cm" svg:height="5.226cm" svg:x="16.831cm" svg:y="2.922cm" svg:viewBox="0 0 3990 5227" draw:points="0,5227 3976,3794 3990,0">
          <text:p/>
        </draw:polyline>
        <draw:line draw:style-name="gr33" draw:text-style-name="P2" draw:layer="layout" svg:x1="20.248cm" svg:y1="9.53cm" svg:x2="20.144cm" svg:y2="9.574cm">
          <text:p/>
        </draw:line>
        <draw:frame draw:style-name="gr35" draw:text-style-name="P18" draw:layer="layout" svg:width="0.688cm" svg:height="0.247cm" draw:transform="rotate (-0.391651884147528) translate (17.159cm 9.565cm)">
          <draw:text-box>
            <text:p text:style-name="P4"><text:span text:style-name="T3">PCA11</text:span></text:p>
          </draw:text-box>
        </draw:frame>
        <draw:polygon draw:style-name="gr3" draw:text-style-name="P3" draw:layer="layout" svg:width="0.221cm" svg:height="0.029cm" svg:x="19.33cm" svg:y="10.212cm" svg:viewBox="0 0 222 30" draw:points="0,0 222,0 222,30 0,30">
          <text:p/>
        </draw:polygon>
        <draw:line draw:style-name="gr33" draw:text-style-name="P2" draw:layer="layout" svg:x1="19.652cm" svg:y1="9.284cm" svg:x2="19.547cm" svg:y2="9.327cm">
          <text:p/>
        </draw:line>
        <draw:frame draw:style-name="gr5" draw:text-style-name="P5" draw:layer="layout" svg:width="0.781cm" svg:height="0.412cm" svg:x="19.588cm" svg:y="10.01cm">
          <draw:text-box>
            <text:p text:style-name="P4"><text:span text:style-name="T1">10.0</text:span></text:p>
          </draw:text-box>
        </draw:frame>
        <draw:polygon draw:style-name="gr3" draw:text-style-name="P3" draw:layer="layout" svg:width="0.221cm" svg:height="0.029cm" svg:x="18.847cm" svg:y="9.958cm" svg:viewBox="0 0 222 30" draw:points="0,0 222,0 222,30 0,30">
          <text:p/>
        </draw:polygon>
        <draw:line draw:style-name="gr33" draw:text-style-name="P2" draw:layer="layout" svg:x1="19.069cm" svg:y1="9.044cm" svg:x2="18.965cm" svg:y2="9.085cm">
          <text:p/>
        </draw:line>
        <draw:frame draw:style-name="gr5" draw:text-style-name="P5" draw:layer="layout" svg:width="0.557cm" svg:height="0.412cm" svg:x="19.106cm" svg:y="9.756cm">
          <draw:text-box>
            <text:p text:style-name="P4"><text:span text:style-name="T1">7.5</text:span></text:p>
          </draw:text-box>
        </draw:frame>
        <draw:polygon draw:style-name="gr3" draw:text-style-name="P3" draw:layer="layout" svg:width="0.221cm" svg:height="0.029cm" svg:x="18.266cm" svg:y="9.71cm" svg:viewBox="0 0 222 30" draw:points="0,0 222,0 222,30 0,30">
          <text:p/>
        </draw:polygon>
        <draw:line draw:style-name="gr33" draw:text-style-name="P2" draw:layer="layout" svg:x1="18.499cm" svg:y1="8.809cm" svg:x2="18.395cm" svg:y2="8.85cm">
          <text:p/>
        </draw:line>
        <draw:frame draw:style-name="gr5" draw:text-style-name="P5" draw:layer="layout" svg:width="0.557cm" svg:height="0.412cm" svg:x="18.525cm" svg:y="9.508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29cm" svg:x="17.698cm" svg:y="9.468cm" svg:viewBox="0 0 222 30" draw:points="0,0 222,0 222,30 0,30">
          <text:p/>
        </draw:polygon>
        <draw:line draw:style-name="gr33" draw:text-style-name="P2" draw:layer="layout" svg:x1="17.943cm" svg:y1="8.579cm" svg:x2="17.839cm" svg:y2="8.619cm">
          <text:p/>
        </draw:line>
        <draw:frame draw:style-name="gr5" draw:text-style-name="P5" draw:layer="layout" svg:width="0.557cm" svg:height="0.412cm" svg:x="17.957cm" svg:y="9.266cm">
          <draw:text-box>
            <text:p text:style-name="P4"><text:span text:style-name="T1">2.5</text:span></text:p>
          </draw:text-box>
        </draw:frame>
        <draw:line draw:style-name="gr33" draw:text-style-name="P2" draw:layer="layout" svg:x1="17.399cm" svg:y1="8.355cm" svg:x2="17.295cm" svg:y2="8.394cm">
          <text:p/>
        </draw:line>
        <draw:frame draw:style-name="gr5" draw:text-style-name="P5" draw:layer="layout" svg:width="0.557cm" svg:height="0.412cm" svg:x="17.255cm" svg:y="9.03cm">
          <draw:text-box>
            <text:p text:style-name="P4"><text:span text:style-name="T1">0.0</text:span></text:p>
          </draw:text-box>
        </draw:frame>
        <draw:line draw:style-name="gr33" draw:text-style-name="P2" draw:layer="layout" svg:x1="16.867cm" svg:y1="8.135cm" svg:x2="16.763cm" svg:y2="8.173cm">
          <text:p/>
        </draw:line>
        <draw:frame draw:style-name="gr5" draw:text-style-name="P5" draw:layer="layout" svg:width="0.557cm" svg:height="0.412cm" svg:x="16.712cm" svg:y="8.798cm">
          <draw:text-box>
            <text:p text:style-name="P4"><text:span text:style-name="T1">2.5</text:span></text:p>
          </draw:text-box>
        </draw:frame>
        <draw:line draw:style-name="gr33" draw:text-style-name="P2" draw:layer="layout" svg:x1="24.28cm" svg:y1="7.943cm" svg:x2="20.308cm" svg:y2="9.584cm">
          <text:p/>
        </draw:line>
        <draw:frame draw:style-name="gr5" draw:text-style-name="P5" draw:layer="layout" svg:width="0.557cm" svg:height="0.412cm" svg:x="16.182cm" svg:y="8.572cm">
          <draw:text-box>
            <text:p text:style-name="P4"><text:span text:style-name="T1">5.0</text:span></text:p>
          </draw:text-box>
        </draw:frame>
        <draw:polyline draw:style-name="gr34" draw:text-style-name="P2" draw:layer="layout" svg:width="3.975cm" svg:height="5.178cm" svg:x="20.192cm" svg:y="2.811cm" svg:viewBox="0 0 3976 5179" draw:points="0,0 3,3769 3976,5179">
          <text:p/>
        </draw:polyline>
        <draw:polyline draw:style-name="gr34" draw:text-style-name="P2" draw:layer="layout" svg:width="3.994cm" svg:height="5.245cm" svg:x="19.639cm" svg:y="2.965cm" svg:viewBox="0 0 3995 5246" draw:points="0,0 19,3804 3995,5246">
          <text:p/>
        </draw:polyline>
        <draw:polyline draw:style-name="gr34" draw:text-style-name="P2" draw:layer="layout" svg:width="4.012cm" svg:height="5.313cm" svg:x="19.075cm" svg:y="3.123cm" svg:viewBox="0 0 4013 5314" draw:points="0,0 35,3840 4013,5314">
          <text:p/>
        </draw:polyline>
        <draw:polyline draw:style-name="gr34" draw:text-style-name="P2" draw:layer="layout" svg:width="4.03cm" svg:height="5.382cm" svg:x="18.498cm" svg:y="3.284cm" svg:viewBox="0 0 4031 5383" draw:points="0,0 52,3877 4031,5383">
          <text:p/>
        </draw:polyline>
        <draw:polyline draw:style-name="gr34" draw:text-style-name="P2" draw:layer="layout" svg:width="4.047cm" svg:height="5.454cm" svg:x="17.909cm" svg:y="3.449cm" svg:viewBox="0 0 4048 5455" draw:points="0,0 70,3914 4048,5455">
          <text:p/>
        </draw:polyline>
        <draw:polyline draw:style-name="gr34" draw:text-style-name="P2" draw:layer="layout" svg:width="4.065cm" svg:height="5.526cm" svg:x="17.306cm" svg:y="3.618cm" svg:viewBox="0 0 4066 5527" draw:points="0,0 88,3951 4066,5527">
          <text:p/>
        </draw:polyline>
        <draw:polyline draw:style-name="gr34" draw:text-style-name="P2" draw:layer="layout" svg:width="4.082cm" svg:height="5.602cm" svg:x="16.689cm" svg:y="3.79cm" svg:viewBox="0 0 4083 5603" draw:points="0,0 108,3990 4083,5603">
          <text:p/>
        </draw:polyline>
        <draw:line draw:style-name="gr33" draw:text-style-name="P2" draw:layer="layout" svg:x1="24.133cm" svg:y1="7.977cm" svg:x2="24.237cm" svg:y2="8.015cm">
          <text:p/>
        </draw:line>
        <draw:frame draw:style-name="gr35" draw:text-style-name="P18" draw:layer="layout" svg:width="0.688cm" svg:height="0.247cm" draw:transform="rotate (0.391651884147528) translate (22.82cm 9.828cm)">
          <draw:text-box>
            <text:p text:style-name="P4"><text:span text:style-name="T3">PCA21</text:span></text:p>
          </draw:text-box>
        </draw:frame>
        <draw:polygon draw:style-name="gr3" draw:text-style-name="P3" draw:layer="layout" svg:width="0.221cm" svg:height="0.029cm" svg:x="24.312cm" svg:y="8.611cm" svg:viewBox="0 0 222 30" draw:points="0,0 222,0 222,30 0,30">
          <text:p/>
        </draw:polygon>
        <draw:line draw:style-name="gr33" draw:text-style-name="P2" draw:layer="layout" svg:x1="23.599cm" svg:y1="8.197cm" svg:x2="23.703cm" svg:y2="8.236cm">
          <text:p/>
        </draw:line>
        <draw:frame draw:style-name="gr5" draw:text-style-name="P5" draw:layer="layout" svg:width="0.352cm" svg:height="0.412cm" svg:x="24.571cm" svg:y="8.409cm">
          <draw:text-box>
            <text:p text:style-name="P4"><text:span text:style-name="T1">6</text:span></text:p>
          </draw:text-box>
        </draw:frame>
        <draw:polygon draw:style-name="gr3" draw:text-style-name="P3" draw:layer="layout" svg:width="0.221cm" svg:height="0.029cm" svg:x="23.78cm" svg:y="8.838cm" svg:viewBox="0 0 222 30" draw:points="0,0 222,0 222,30 0,30">
          <text:p/>
        </draw:polygon>
        <draw:line draw:style-name="gr33" draw:text-style-name="P2" draw:layer="layout" svg:x1="23.053cm" svg:y1="8.423cm" svg:x2="23.157cm" svg:y2="8.462cm">
          <text:p/>
        </draw:line>
        <draw:frame draw:style-name="gr5" draw:text-style-name="P5" draw:layer="layout" svg:width="0.352cm" svg:height="0.412cm" svg:x="24.039cm" svg:y="8.636cm">
          <draw:text-box>
            <text:p text:style-name="P4"><text:span text:style-name="T1">4</text:span></text:p>
          </draw:text-box>
        </draw:frame>
        <draw:polygon draw:style-name="gr3" draw:text-style-name="P3" draw:layer="layout" svg:width="0.221cm" svg:height="0.029cm" svg:x="23.236cm" svg:y="9.07cm" svg:viewBox="0 0 222 30" draw:points="0,0 222,0 222,30 0,30">
          <text:p/>
        </draw:polygon>
        <draw:line draw:style-name="gr33" draw:text-style-name="P2" draw:layer="layout" svg:x1="22.494cm" svg:y1="8.653cm" svg:x2="22.598cm" svg:y2="8.693cm">
          <text:p/>
        </draw:line>
        <draw:frame draw:style-name="gr5" draw:text-style-name="P5" draw:layer="layout" svg:width="0.352cm" svg:height="0.412cm" svg:x="23.495cm" svg:y="8.869cm">
          <draw:text-box>
            <text:p text:style-name="P4"><text:span text:style-name="T1">2</text:span></text:p>
          </draw:text-box>
        </draw:frame>
        <draw:line draw:style-name="gr33" draw:text-style-name="P2" draw:layer="layout" svg:x1="21.922cm" svg:y1="8.889cm" svg:x2="22.026cm" svg:y2="8.93cm">
          <text:p/>
        </draw:line>
        <draw:frame draw:style-name="gr5" draw:text-style-name="P5" draw:layer="layout" svg:width="0.352cm" svg:height="0.412cm" svg:x="22.79cm" svg:y="9.106cm">
          <draw:text-box>
            <text:p text:style-name="P4"><text:span text:style-name="T1">0</text:span></text:p>
          </draw:text-box>
        </draw:frame>
        <draw:line draw:style-name="gr33" draw:text-style-name="P2" draw:layer="layout" svg:x1="21.336cm" svg:y1="9.131cm" svg:x2="21.441cm" svg:y2="9.173cm">
          <text:p/>
        </draw:line>
        <draw:frame draw:style-name="gr5" draw:text-style-name="P5" draw:layer="layout" svg:width="0.352cm" svg:height="0.412cm" svg:x="22.22cm" svg:y="9.349cm">
          <draw:text-box>
            <text:p text:style-name="P4"><text:span text:style-name="T1">2</text:span></text:p>
          </draw:text-box>
        </draw:frame>
        <draw:line draw:style-name="gr33" draw:text-style-name="P2" draw:layer="layout" svg:x1="20.736cm" svg:y1="9.378cm" svg:x2="20.841cm" svg:y2="9.421cm">
          <text:p/>
        </draw:line>
        <draw:frame draw:style-name="gr5" draw:text-style-name="P5" draw:layer="layout" svg:width="0.352cm" svg:height="0.412cm" svg:x="21.636cm" svg:y="9.598cm">
          <draw:text-box>
            <text:p text:style-name="P4"><text:span text:style-name="T1">4</text:span></text:p>
          </draw:text-box>
        </draw:frame>
        <draw:line draw:style-name="gr33" draw:text-style-name="P2" draw:layer="layout" svg:x1="24.279cm" svg:y1="7.944cm" svg:x2="24.404cm" svg:y2="3.923cm">
          <text:p/>
        </draw:line>
        <draw:frame draw:style-name="gr5" draw:text-style-name="P5" draw:layer="layout" svg:width="0.352cm" svg:height="0.412cm" svg:x="21.038cm" svg:y="9.853cm">
          <draw:text-box>
            <text:p text:style-name="P4"><text:span text:style-name="T1">6</text:span></text:p>
          </draw:text-box>
        </draw:frame>
        <draw:polyline draw:style-name="gr34" draw:text-style-name="P2" draw:layer="layout" svg:width="7.955cm" svg:height="1.391cm" svg:x="16.33cm" svg:y="6.359cm" svg:viewBox="0 0 7956 1392" draw:points="7956,1392 3979,0 0,1392">
          <text:p/>
        </draw:polyline>
        <draw:polyline draw:style-name="gr34" draw:text-style-name="P2" draw:layer="layout" svg:width="7.987cm" svg:height="1.359cm" svg:x="16.314cm" svg:y="5.885cm" svg:viewBox="0 0 7988 1360" draw:points="7988,1360 3995,0 0,1360">
          <text:p/>
        </draw:polyline>
        <draw:polyline draw:style-name="gr34" draw:text-style-name="P2" draw:layer="layout" svg:width="8.017cm" svg:height="1.327cm" svg:x="16.299cm" svg:y="5.407cm" svg:viewBox="0 0 8018 1328" draw:points="8018,1328 4010,0 0,1328">
          <text:p/>
        </draw:polyline>
        <draw:polyline draw:style-name="gr34" draw:text-style-name="P2" draw:layer="layout" svg:width="8.049cm" svg:height="1.295cm" svg:x="16.283cm" svg:y="4.925cm" svg:viewBox="0 0 8050 1296" draw:points="8050,1296 4026,0 0,1296">
          <text:p/>
        </draw:polyline>
        <draw:polyline draw:style-name="gr34" draw:text-style-name="P2" draw:layer="layout" svg:width="8.081cm" svg:height="1.261cm" svg:x="16.267cm" svg:y="4.441cm" svg:viewBox="0 0 8082 1262" draw:points="8082,1262 4042,0 0,1262">
          <text:p/>
        </draw:polyline>
        <draw:polyline draw:style-name="gr34" draw:text-style-name="P2" draw:layer="layout" svg:width="8.113cm" svg:height="1.227cm" svg:x="16.251cm" svg:y="3.952cm" svg:viewBox="0 0 8114 1228" draw:points="8114,1228 4058,0 0,1228">
          <text:p/>
        </draw:polyline>
        <draw:polyline draw:style-name="gr34" draw:text-style-name="P2" draw:layer="layout" svg:width="8.145cm" svg:height="1.193cm" svg:x="16.235cm" svg:y="3.46cm" svg:viewBox="0 0 8146 1194" draw:points="8146,1194 4073,0 0,1194">
          <text:p/>
        </draw:polyline>
        <draw:polyline draw:style-name="gr34" draw:text-style-name="P2" draw:layer="layout" svg:width="8.177cm" svg:height="1.157cm" svg:x="16.219cm" svg:y="2.965cm" svg:viewBox="0 0 8178 1158" draw:points="8178,1158 4089,0 0,1158">
          <text:p/>
        </draw:polyline>
        <draw:line draw:style-name="gr33" draw:text-style-name="P2" draw:layer="layout" svg:x1="24.251cm" svg:y1="7.738cm" svg:x2="24.355cm" svg:y2="7.775cm">
          <text:p/>
        </draw:line>
        <draw:frame draw:style-name="gr35" draw:text-style-name="P18" draw:layer="layout" svg:width="0.688cm" svg:height="0.247cm" draw:transform="rotate (1.540253064885) translate (25.733cm 6.305cm)">
          <draw:text-box>
            <text:p text:style-name="P4"><text:span text:style-name="T3">PCA31</text:span></text:p>
          </draw:text-box>
        </draw:frame>
        <draw:polygon draw:style-name="gr3" draw:text-style-name="P3" draw:layer="layout" svg:width="0.221cm" svg:height="0.029cm" svg:x="24.481cm" svg:y="7.893cm" svg:viewBox="0 0 222 30" draw:points="0,0 222,0 222,30 0,30">
          <text:p/>
        </draw:polygon>
        <draw:line draw:style-name="gr33" draw:text-style-name="P2" draw:layer="layout" svg:x1="24.266cm" svg:y1="7.232cm" svg:x2="24.371cm" svg:y2="7.269cm">
          <text:p/>
        </draw:line>
        <draw:frame draw:style-name="gr5" draw:text-style-name="P5" draw:layer="layout" svg:width="0.781cm" svg:height="0.412cm" svg:x="24.74cm" svg:y="7.691cm">
          <draw:text-box>
            <text:p text:style-name="P4"><text:span text:style-name="T1">15.0</text:span></text:p>
          </draw:text-box>
        </draw:frame>
        <draw:polygon draw:style-name="gr3" draw:text-style-name="P3" draw:layer="layout" svg:width="0.221cm" svg:height="0.029cm" svg:x="24.5cm" svg:y="7.387cm" svg:viewBox="0 0 222 30" draw:points="0,0 222,0 222,30 0,30">
          <text:p/>
        </draw:polygon>
        <draw:line draw:style-name="gr33" draw:text-style-name="P2" draw:layer="layout" svg:x1="24.282cm" svg:y1="6.723cm" svg:x2="24.387cm" svg:y2="6.758cm">
          <text:p/>
        </draw:line>
        <draw:frame draw:style-name="gr5" draw:text-style-name="P5" draw:layer="layout" svg:width="0.781cm" svg:height="0.412cm" svg:x="24.758cm" svg:y="7.185cm">
          <draw:text-box>
            <text:p text:style-name="P4"><text:span text:style-name="T1">12.5</text:span></text:p>
          </draw:text-box>
        </draw:frame>
        <draw:polygon draw:style-name="gr3" draw:text-style-name="P3" draw:layer="layout" svg:width="0.221cm" svg:height="0.029cm" svg:x="24.518cm" svg:y="6.877cm" svg:viewBox="0 0 222 30" draw:points="0,0 222,0 222,30 0,30">
          <text:p/>
        </draw:polygon>
        <draw:line draw:style-name="gr33" draw:text-style-name="P2" draw:layer="layout" svg:x1="24.297cm" svg:y1="6.209cm" svg:x2="24.403cm" svg:y2="6.243cm">
          <text:p/>
        </draw:line>
        <draw:frame draw:style-name="gr5" draw:text-style-name="P5" draw:layer="layout" svg:width="0.781cm" svg:height="0.412cm" svg:x="24.777cm" svg:y="6.675cm">
          <draw:text-box>
            <text:p text:style-name="P4"><text:span text:style-name="T1">10.0</text:span></text:p>
          </draw:text-box>
        </draw:frame>
        <draw:polygon draw:style-name="gr3" draw:text-style-name="P3" draw:layer="layout" svg:width="0.221cm" svg:height="0.029cm" svg:x="24.649cm" svg:y="6.363cm" svg:viewBox="0 0 222 30" draw:points="0,0 222,0 222,30 0,30">
          <text:p/>
        </draw:polygon>
        <draw:line draw:style-name="gr33" draw:text-style-name="P2" draw:layer="layout" svg:x1="24.313cm" svg:y1="5.691cm" svg:x2="24.419cm" svg:y2="5.725cm">
          <text:p/>
        </draw:line>
        <draw:frame draw:style-name="gr5" draw:text-style-name="P5" draw:layer="layout" svg:width="0.557cm" svg:height="0.412cm" svg:x="24.907cm" svg:y="6.161cm">
          <draw:text-box>
            <text:p text:style-name="P4"><text:span text:style-name="T1">7.5</text:span></text:p>
          </draw:text-box>
        </draw:frame>
        <draw:polygon draw:style-name="gr3" draw:text-style-name="P3" draw:layer="layout" svg:width="0.221cm" svg:height="0.03cm" svg:x="24.667cm" svg:y="5.844cm" svg:viewBox="0 0 222 31" draw:points="0,0 222,0 222,31 0,31">
          <text:p/>
        </draw:polygon>
        <draw:line draw:style-name="gr33" draw:text-style-name="P2" draw:layer="layout" svg:x1="24.329cm" svg:y1="5.169cm" svg:x2="24.435cm" svg:y2="5.202cm">
          <text:p/>
        </draw:line>
        <draw:frame draw:style-name="gr5" draw:text-style-name="P5" draw:layer="layout" svg:width="0.557cm" svg:height="0.412cm" svg:x="24.926cm" svg:y="5.643cm">
          <draw:text-box>
            <text:p text:style-name="P4"><text:span text:style-name="T1">5.0</text:span></text:p>
          </draw:text-box>
        </draw:frame>
        <draw:polygon draw:style-name="gr3" draw:text-style-name="P3" draw:layer="layout" svg:width="0.221cm" svg:height="0.029cm" svg:x="24.686cm" svg:y="5.322cm" svg:viewBox="0 0 222 30" draw:points="0,0 222,0 222,30 0,30">
          <text:p/>
        </draw:polygon>
        <draw:line draw:style-name="gr33" draw:text-style-name="P2" draw:layer="layout" svg:x1="24.345cm" svg:y1="4.643cm" svg:x2="24.452cm" svg:y2="4.675cm">
          <text:p/>
        </draw:line>
        <draw:frame draw:style-name="gr5" draw:text-style-name="P5" draw:layer="layout" svg:width="0.557cm" svg:height="0.412cm" svg:x="24.945cm" svg:y="5.12cm">
          <draw:text-box>
            <text:p text:style-name="P4"><text:span text:style-name="T1">2.5</text:span></text:p>
          </draw:text-box>
        </draw:frame>
        <draw:line draw:style-name="gr33" draw:text-style-name="P2" draw:layer="layout" svg:x1="24.361cm" svg:y1="4.112cm" svg:x2="24.468cm" svg:y2="4.143cm">
          <text:p/>
        </draw:line>
        <draw:frame draw:style-name="gr5" draw:text-style-name="P5" draw:layer="layout" svg:width="0.557cm" svg:height="0.412cm" svg:x="24.816cm" svg:y="4.594cm">
          <draw:text-box>
            <text:p text:style-name="P4"><text:span text:style-name="T1">0.0</text:span></text:p>
          </draw:text-box>
        </draw:frame>
        <draw:path draw:style-name="gr36" draw:text-style-name="P19" draw:layer="layout" svg:width="0.274cm" svg:height="0.273cm" svg:x="21.02cm" svg:y="5.552cm" svg:viewBox="0 0 275 274" svg:d="M137 274c37 0 72-14 98-40 25-25 40-60 40-96 0-37-15-71-40-98-26-26-61-40-98-40-36 0-71 14-97 40-25 27-40 61-40 98 0 36 15 71 40 96 26 26 61 40 97 40z">
          <text:p/>
        </draw:path>
        <draw:path draw:style-name="gr36" draw:text-style-name="P19" draw:layer="layout" svg:width="0.273cm" svg:height="0.274cm" svg:x="20.333cm" svg:y="4.273cm" svg:viewBox="0 0 274 275" svg:d="M138 275c36 0 71-15 96-40 26-27 40-62 40-98s-14-71-40-97c-25-25-60-40-96-40-37 0-71 15-97 40-26 26-41 61-41 97s15 71 41 98c26 25 60 40 97 40z">
          <text:p/>
        </draw:path>
        <draw:path draw:style-name="gr36" draw:text-style-name="P19" draw:layer="layout" svg:width="0.274cm" svg:height="0.273cm" svg:x="20.568cm" svg:y="4.325cm" svg:viewBox="0 0 275 274" svg:d="M138 274c36 0 71-14 97-40 25-25 40-61 40-97 0-37-15-71-40-97-26-26-61-40-97-40s-71 14-98 40c-25 26-40 60-40 97 0 36 15 72 40 97 27 26 62 40 98 40z">
          <text:p/>
        </draw:path>
        <draw:path draw:style-name="gr36" draw:text-style-name="P19" draw:layer="layout" svg:width="0.273cm" svg:height="0.274cm" svg:x="20.426cm" svg:y="4.373cm" svg:viewBox="0 0 274 275" svg:d="M136 275c37 0 72-15 98-40 26-26 40-61 40-97 0-37-14-72-40-98-26-25-61-40-98-40-36 0-71 15-96 40-26 26-40 61-40 98 0 36 14 71 40 97 25 25 60 40 96 40z">
          <text:p/>
        </draw:path>
        <draw:path draw:style-name="gr36" draw:text-style-name="P19" draw:layer="layout" svg:width="0.274cm" svg:height="0.274cm" svg:x="19.973cm" svg:y="4.842cm" svg:viewBox="0 0 275 275" svg:d="M138 275c36 0 71-15 97-40 25-27 40-62 40-98s-15-71-40-97c-26-25-61-40-97-40s-72 15-98 40c-25 26-40 61-40 97s15 71 40 98c26 25 62 40 98 40z">
          <text:p/>
        </draw:path>
        <draw:path draw:style-name="gr36" draw:text-style-name="P19" draw:layer="layout" svg:width="0.273cm" svg:height="0.273cm" svg:x="19.715cm" svg:y="4.152cm" svg:viewBox="0 0 274 274" svg:d="M137 274c37 0 71-15 97-40 26-26 40-61 40-97s-14-72-40-97c-26-26-60-40-97-40-36 0-72 14-97 40-26 25-40 61-40 97s14 71 40 97c25 25 61 40 97 40z">
          <text:p/>
        </draw:path>
        <draw:path draw:style-name="gr36" draw:text-style-name="P19" draw:layer="layout" svg:width="0.273cm" svg:height="0.273cm" svg:x="20.241cm" svg:y="4.46cm" svg:viewBox="0 0 274 274" svg:d="M137 274c37 0 71-15 97-40 26-26 40-61 40-97s-14-71-40-97-60-40-97-40c-36 0-72 14-97 40-26 26-40 61-40 97s14 71 40 97c25 25 61 40 97 40z">
          <text:p/>
        </draw:path>
        <draw:path draw:style-name="gr36" draw:text-style-name="P19" draw:layer="layout" svg:width="0.273cm" svg:height="0.273cm" svg:x="20.048cm" svg:y="4.975cm" svg:viewBox="0 0 274 274" svg:d="M137 274c37 0 71-14 97-40 26-25 40-60 40-96s-14-72-40-98c-26-25-60-40-97-40-36 0-71 15-96 40-27 26-41 62-41 98s14 71 41 96c25 26 60 40 96 40z">
          <text:p/>
        </draw:path>
        <draw:path draw:style-name="gr36" draw:text-style-name="P19" draw:layer="layout" svg:width="0.274cm" svg:height="0.273cm" svg:x="20.258cm" svg:y="4.195cm" svg:viewBox="0 0 275 274" svg:d="M138 274c36 0 71-14 97-40 25-25 40-60 40-96s-15-71-40-97c-26-26-61-41-97-41s-72 15-98 41c-25 26-40 61-40 97s15 71 40 96c26 26 62 40 98 40z">
          <text:p/>
        </draw:path>
        <draw:path draw:style-name="gr36" draw:text-style-name="P19" draw:layer="layout" svg:width="0.274cm" svg:height="0.274cm" svg:x="19.453cm" svg:y="4.07cm" svg:viewBox="0 0 275 275" svg:d="M138 275c36 0 71-15 97-40 25-26 40-61 40-98 0-36-15-71-40-97-26-25-61-40-97-40s-72 15-97 40c-26 26-41 61-41 97 0 37 15 72 41 98 25 25 61 40 97 40z">
          <text:p/>
        </draw:path>
        <draw:path draw:style-name="gr36" draw:text-style-name="P19" draw:layer="layout" svg:width="0.273cm" svg:height="0.273cm" svg:x="20.158cm" svg:y="4.966cm" svg:viewBox="0 0 274 274" svg:d="M137 274c36 0 72-14 97-40 26-26 40-60 40-97 0-36-14-72-40-97-25-26-61-40-97-40-37 0-71 14-97 40-26 25-40 61-40 97 0 37 14 71 40 97s60 40 97 40z">
          <text:p/>
        </draw:path>
        <draw:path draw:style-name="gr36" draw:text-style-name="P19" draw:layer="layout" svg:width="0.273cm" svg:height="0.274cm" svg:x="20.005cm" svg:y="4.177cm" svg:viewBox="0 0 274 275" svg:d="M138 275c36 0 71-15 96-40 26-26 40-61 40-97s-14-71-40-98c-25-25-60-40-96-40s-71 15-98 40c-25 27-40 62-40 98s15 71 40 97c27 25 62 40 98 40z">
          <text:p/>
        </draw:path>
        <draw:path draw:style-name="gr36" draw:text-style-name="P19" draw:layer="layout" svg:width="0.274cm" svg:height="0.274cm" svg:x="20.207cm" svg:y="4.278cm" svg:viewBox="0 0 275 275" svg:d="M138 275c36 0 71-15 97-40 25-27 40-62 40-98s-15-71-40-97c-26-25-61-40-97-40-37 0-72 15-98 40-25 26-40 61-40 97s15 71 40 98c26 25 61 40 98 40z">
          <text:p/>
        </draw:path>
        <draw:path draw:style-name="gr36" draw:text-style-name="P19" draw:layer="layout" svg:width="0.274cm" svg:height="0.273cm" svg:x="19.364cm" svg:y="4.058cm" svg:viewBox="0 0 275 274" svg:d="M137 274c37 0 72-15 98-40 25-26 40-62 40-98s-15-71-40-96c-26-26-61-40-98-40-36 0-71 14-97 40-25 25-40 60-40 96s15 72 40 98c26 25 61 40 97 40z">
          <text:p/>
        </draw:path>
        <draw:path draw:style-name="gr36" draw:text-style-name="P19" draw:layer="layout" svg:width="0.273cm" svg:height="0.273cm" svg:x="19.985cm" svg:y="5.136cm" svg:viewBox="0 0 274 274" svg:d="M138 274c36 0 71-14 96-40 26-26 40-61 40-98 0-36-14-71-40-96-25-26-60-40-96-40-37 0-72 14-98 40-26 25-40 60-40 96 0 37 14 72 40 98s61 40 98 40z">
          <text:p/>
        </draw:path>
        <draw:path draw:style-name="gr36" draw:text-style-name="P19" draw:layer="layout" svg:width="0.273cm" svg:height="0.274cm" svg:x="19.909cm" svg:y="4.258cm" svg:viewBox="0 0 274 275" svg:d="M136 275c38 0 72-15 98-41s40-61 40-97-14-71-40-97c-26-25-60-40-98-40-36 0-71 15-96 40-26 26-40 61-40 97s14 71 40 97c25 26 60 41 96 41z">
          <text:p/>
        </draw:path>
        <draw:path draw:style-name="gr36" draw:text-style-name="P19" draw:layer="layout" svg:width="0.273cm" svg:height="0.273cm" svg:x="19.911cm" svg:y="4.291cm" svg:viewBox="0 0 274 274" svg:d="M137 274c37 0 72-14 97-40 26-26 40-61 40-97 0-37-14-71-40-97-25-26-60-40-97-40s-71 14-97 40-40 60-40 97c0 36 14 71 40 97s60 40 97 40z">
          <text:p/>
        </draw:path>
        <draw:path draw:style-name="gr36" draw:text-style-name="P19" draw:layer="layout" svg:width="0.273cm" svg:height="0.273cm" svg:x="19.554cm" svg:y="4.384cm" svg:viewBox="0 0 274 274" svg:d="M137 274c36 0 71-15 96-40 27-26 41-61 41-97 0-37-14-72-41-97-25-26-60-40-96-40-37 0-71 14-97 40-26 25-40 60-40 97 0 36 14 71 40 97 26 25 60 40 97 40z">
          <text:p/>
        </draw:path>
        <draw:path draw:style-name="gr36" draw:text-style-name="P19" draw:layer="layout" svg:width="0.273cm" svg:height="0.273cm" svg:x="19.876cm" svg:y="4.346cm" svg:viewBox="0 0 274 274" svg:d="M137 274c36 0 72-14 97-40 26-26 40-60 40-98 0-36-14-71-40-96-25-26-61-40-97-40s-71 14-97 40c-25 25-40 60-40 96 0 38 15 72 40 98 26 26 61 40 97 40z">
          <text:p/>
        </draw:path>
        <draw:path draw:style-name="gr36" draw:text-style-name="P19" draw:layer="layout" svg:width="0.273cm" svg:height="0.273cm" svg:x="19.897cm" svg:y="4.18cm" svg:viewBox="0 0 274 274" svg:d="M136 274c37 0 72-14 98-40 25-25 40-60 40-96s-15-71-40-98c-26-25-61-40-98-40-36 0-71 15-96 40-26 27-40 62-40 98s14 71 40 96c25 26 60 40 96 40z">
          <text:p/>
        </draw:path>
        <draw:path draw:style-name="gr36" draw:text-style-name="P19" draw:layer="layout" svg:width="0.273cm" svg:height="0.273cm" svg:x="19.554cm" svg:y="3.983cm" svg:viewBox="0 0 274 274" svg:d="M137 274c36 0 71-14 96-41 27-26 41-60 41-97 0-36-14-71-41-96-25-26-60-40-96-40-37 0-71 14-97 40-26 25-40 60-40 96 0 37 14 71 40 97 26 27 60 41 97 41z">
          <text:p/>
        </draw:path>
        <draw:path draw:style-name="gr36" draw:text-style-name="P19" draw:layer="layout" svg:width="0.273cm" svg:height="0.274cm" svg:x="20.514cm" svg:y="3.912cm" svg:viewBox="0 0 274 275" svg:d="M138 275c36 0 71-15 96-40 26-26 40-61 40-97s-14-71-40-98c-25-25-60-40-96-40-37 0-72 15-98 40-26 27-40 62-40 98s14 71 40 97c26 25 61 40 98 40z">
          <text:p/>
        </draw:path>
        <draw:path draw:style-name="gr36" draw:text-style-name="P19" draw:layer="layout" svg:width="0.273cm" svg:height="0.273cm" svg:x="19.858cm" svg:y="3.904cm" svg:viewBox="0 0 274 274" svg:d="M136 274c37 0 71-14 98-40 26-25 40-60 40-96 0-37-14-71-40-98-27-26-61-40-98-40-36 0-71 14-96 40-26 27-40 61-40 98 0 36 14 71 40 96 25 26 60 40 96 40z">
          <text:p/>
        </draw:path>
        <draw:path draw:style-name="gr36" draw:text-style-name="P19" draw:layer="layout" svg:width="0.274cm" svg:height="0.273cm" svg:x="20.317cm" svg:y="3.769cm" svg:viewBox="0 0 275 274" svg:d="M138 274c36 0 71-14 97-40 25-26 40-61 40-98 0-36-15-71-40-96-26-26-61-40-97-40s-71 14-97 40c-26 25-41 60-41 96 0 37 15 72 41 98s61 40 97 40z">
          <text:p/>
        </draw:path>
        <draw:path draw:style-name="gr36" draw:text-style-name="P19" draw:layer="layout" svg:width="0.273cm" svg:height="0.273cm" svg:x="19.982cm" svg:y="4.105cm" svg:viewBox="0 0 274 274" svg:d="M138 274c36 0 71-15 96-40 26-26 40-61 40-97 0-37-14-72-40-97-25-26-60-40-96-40-37 0-72 14-98 40-26 25-40 60-40 97 0 36 14 71 40 97 26 25 61 40 98 40z">
          <text:p/>
        </draw:path>
        <draw:path draw:style-name="gr36" draw:text-style-name="P19" draw:layer="layout" svg:width="0.274cm" svg:height="0.273cm" svg:x="20.513cm" svg:y="3.92cm" svg:viewBox="0 0 275 274" svg:d="M138 274c36 0 71-14 97-40 25-26 40-60 40-97 0-36-15-71-40-96-26-27-61-41-97-41s-72 14-98 41c-25 25-40 60-40 96 0 37 15 71 40 97 26 26 62 40 98 40z">
          <text:p/>
        </draw:path>
        <draw:path draw:style-name="gr36" draw:text-style-name="P19" draw:layer="layout" svg:width="0.273cm" svg:height="0.273cm" svg:x="20.474cm" svg:y="3.896cm" svg:viewBox="0 0 274 274" svg:d="M137 274c37 0 72-14 97-40 26-25 40-60 40-96 0-37-14-71-40-98-25-26-60-40-97-40s-71 14-97 40c-26 27-40 61-40 98 0 36 14 71 40 96 26 26 60 40 97 40z">
          <text:p/>
        </draw:path>
        <draw:path draw:style-name="gr37" draw:text-style-name="P19" draw:layer="layout" svg:width="0.273cm" svg:height="0.273cm" svg:x="19.914cm" svg:y="3.625cm" svg:viewBox="0 0 274 274" svg:d="M136 274c38 0 72-14 98-40 26-25 40-60 40-96s-14-71-40-98c-26-25-60-40-98-40-36 0-71 15-96 40-26 27-40 62-40 98s14 71 40 96c25 26 60 40 96 40z">
          <text:p/>
        </draw:path>
        <draw:path draw:style-name="gr38" draw:text-style-name="P2" draw:layer="layout" svg:width="0.273cm" svg:height="0.273cm" svg:x="19.914cm" svg:y="3.625cm" svg:viewBox="0 0 274 274" svg:d="M136 274c38 0 72-14 98-40 26-25 40-60 40-96s-14-71-40-98c-26-25-60-40-98-40-36 0-71 15-96 40-26 27-40 62-40 98s14 71 40 96c25 26 60 40 96 40z">
          <text:p/>
        </draw:path>
        <draw:path draw:style-name="gr36" draw:text-style-name="P19" draw:layer="layout" svg:width="0.273cm" svg:height="0.274cm" svg:x="20.081cm" svg:y="3.738cm" svg:viewBox="0 0 274 275" svg:d="M137 275c36 0 71-15 96-40 27-27 41-62 41-98s-14-71-41-97c-25-25-60-40-96-40-37 0-71 15-97 40-26 26-40 61-40 97s14 71 40 98c26 25 60 40 97 40z">
          <text:p/>
        </draw:path>
        <draw:path draw:style-name="gr36" draw:text-style-name="P19" draw:layer="layout" svg:width="0.273cm" svg:height="0.273cm" svg:x="19.638cm" svg:y="4.082cm" svg:viewBox="0 0 274 274" svg:d="M136 274c37 0 72-15 98-40 25-26 40-61 40-98 0-36-15-71-40-96-26-26-61-40-98-40-36 0-71 14-96 40-26 25-40 60-40 96 0 37 14 72 40 98 25 25 60 40 96 40z">
          <text:p/>
        </draw:path>
        <draw:path draw:style-name="gr36" draw:text-style-name="P19" draw:layer="layout" svg:width="0.273cm" svg:height="0.273cm" svg:x="19.226cm" svg:y="4.013cm" svg:viewBox="0 0 274 274" svg:d="M138 274c36 0 71-14 96-40 26-26 40-61 40-97s-14-71-40-97c-25-25-60-40-96-40-37 0-71 15-97 40-27 26-41 61-41 97s14 71 41 97c26 26 60 40 97 40z">
          <text:p/>
        </draw:path>
        <draw:path draw:style-name="gr36" draw:text-style-name="P19" draw:layer="layout" svg:width="0.273cm" svg:height="0.273cm" svg:x="19.464cm" svg:y="4.031cm" svg:viewBox="0 0 274 274" svg:d="M138 274c36 0 71-14 96-40 26-25 40-61 40-97 0-37-14-71-40-97-25-26-60-40-96-40-37 0-71 14-98 40-26 26-40 60-40 97 0 36 14 72 40 97 27 26 61 40 98 40z">
          <text:p/>
        </draw:path>
        <draw:path draw:style-name="gr36" draw:text-style-name="P19" draw:layer="layout" svg:width="0.273cm" svg:height="0.273cm" svg:x="20.497cm" svg:y="3.914cm" svg:viewBox="0 0 274 274" svg:d="M138 274c36 0 71-14 96-40 26-26 40-60 40-97 0-36-14-70-40-97-25-26-60-40-96-40-38 0-72 14-98 40-26 27-40 61-40 97 0 37 14 71 40 97s60 40 98 40z">
          <text:p/>
        </draw:path>
        <draw:path draw:style-name="gr36" draw:text-style-name="P19" draw:layer="layout" svg:width="0.273cm" svg:height="0.274cm" svg:x="20.016cm" svg:y="3.71cm" svg:viewBox="0 0 274 275" svg:d="M137 275c36 0 71-15 97-41 25-26 40-61 40-97s-15-71-40-97c-26-25-61-40-97-40s-71 15-97 40c-26 26-40 61-40 97s14 71 40 97 61 41 97 41z">
          <text:p/>
        </draw:path>
        <draw:path draw:style-name="gr36" draw:text-style-name="P19" draw:layer="layout" svg:width="0.273cm" svg:height="0.273cm" svg:x="19.944cm" svg:y="4.171cm" svg:viewBox="0 0 274 274" svg:d="M137 274c36 0 71-14 97-40 25-26 40-60 40-97 0-36-15-71-40-97-26-26-61-40-97-40-37 0-72 14-97 40-26 26-40 61-40 97 0 37 14 71 40 97 25 26 60 40 97 40z">
          <text:p/>
        </draw:path>
        <draw:path draw:style-name="gr36" draw:text-style-name="P19" draw:layer="layout" svg:width="0.273cm" svg:height="0.273cm" svg:x="20.707cm" svg:y="4.023cm" svg:viewBox="0 0 274 274" svg:d="M137 274c36 0 72-14 97-40 26-27 40-61 40-98 0-36-14-71-40-96-25-26-61-40-97-40-37 0-71 14-97 40-26 25-40 60-40 96 0 37 14 71 40 98 26 26 60 40 97 40z">
          <text:p/>
        </draw:path>
        <draw:path draw:style-name="gr36" draw:text-style-name="P19" draw:layer="layout" svg:width="0.273cm" svg:height="0.274cm" svg:x="19.995cm" svg:y="3.704cm" svg:viewBox="0 0 274 275" svg:d="M138 275c36 0 71-15 96-41 26-26 40-61 40-97s-14-71-40-97c-25-25-60-40-96-40-37 0-72 15-98 40-26 26-40 61-40 97s14 71 40 97 61 41 98 41z">
          <text:p/>
        </draw:path>
        <draw:path draw:style-name="gr36" draw:text-style-name="P19" draw:layer="layout" svg:width="0.273cm" svg:height="0.273cm" svg:x="20.332cm" svg:y="4.32cm" svg:viewBox="0 0 274 274" svg:d="M137 274c36 0 71-15 97-40 25-26 40-61 40-98 0-36-15-71-40-96-26-26-61-40-97-40s-71 14-96 40c-26 25-41 60-41 96 0 37 15 72 41 98 25 25 60 40 96 40z">
          <text:p/>
        </draw:path>
        <draw:path draw:style-name="gr36" draw:text-style-name="P19" draw:layer="layout" svg:width="0.273cm" svg:height="0.274cm" svg:x="20.231cm" svg:y="3.764cm" svg:viewBox="0 0 274 275" svg:d="M137 275c36 0 71-15 97-40 25-26 40-62 40-98s-15-71-40-97c-26-25-61-40-97-40-37 0-72 15-97 40-26 26-40 61-40 97s14 72 40 98c25 25 60 40 97 40z">
          <text:p/>
        </draw:path>
        <draw:path draw:style-name="gr36" draw:text-style-name="P19" draw:layer="layout" svg:width="0.273cm" svg:height="0.273cm" svg:x="19.181cm" svg:y="4.024cm" svg:viewBox="0 0 274 274" svg:d="M137 274c37 0 71-14 97-40 26-27 40-61 40-98 0-36-14-71-40-96-26-26-60-40-97-40-36 0-72 14-97 40-26 25-40 60-40 96 0 37 14 71 40 98 25 26 61 40 97 40z">
          <text:p/>
        </draw:path>
        <draw:path draw:style-name="gr36" draw:text-style-name="P19" draw:layer="layout" svg:width="0.273cm" svg:height="0.273cm" svg:x="20.007cm" svg:y="3.71cm" svg:viewBox="0 0 274 274" svg:d="M137 274c36 0 71-15 97-41 25-26 40-61 40-97s-15-71-40-96c-26-26-61-40-97-40s-71 14-97 40c-26 25-40 60-40 96s14 71 40 97 61 41 97 41z">
          <text:p/>
        </draw:path>
        <draw:path draw:style-name="gr36" draw:text-style-name="P19" draw:layer="layout" svg:width="0.273cm" svg:height="0.273cm" svg:x="19.258cm" svg:y="3.97cm" svg:viewBox="0 0 274 274" svg:d="M136 274c36 0 71-15 97-41 25-25 41-60 41-96 0-37-16-71-41-97-26-26-61-40-97-40s-71 14-96 40c-26 26-40 60-40 97 0 36 14 71 40 96 25 26 60 41 96 41z">
          <text:p/>
        </draw:path>
        <draw:path draw:style-name="gr36" draw:text-style-name="P19" draw:layer="layout" svg:width="0.273cm" svg:height="0.273cm" svg:x="19.914cm" svg:y="3.66cm" svg:viewBox="0 0 274 274" svg:d="M137 274c37 0 72-14 97-40 26-25 40-60 40-96 0-37-14-71-40-97-25-27-60-41-97-41s-71 14-97 41c-26 26-40 60-40 97 0 36 14 71 40 96 26 26 60 40 97 40z">
          <text:p/>
        </draw:path>
        <draw:path draw:style-name="gr37" draw:text-style-name="P19" draw:layer="layout" svg:width="0.274cm" svg:height="0.273cm" svg:x="20.156cm" svg:y="3.758cm" svg:viewBox="0 0 275 274" svg:d="M137 274c36 0 72-14 98-40 25-25 40-61 40-97 0-37-15-71-40-97-26-26-62-40-98-40s-71 14-97 40c-25 26-40 60-40 97 0 36 15 72 40 97 26 26 61 40 97 40z">
          <text:p/>
        </draw:path>
        <draw:path draw:style-name="gr38" draw:text-style-name="P2" draw:layer="layout" svg:width="0.274cm" svg:height="0.273cm" svg:x="20.156cm" svg:y="3.758cm" svg:viewBox="0 0 275 274" svg:d="M137 274c36 0 72-14 98-40 25-25 40-61 40-97 0-37-15-71-40-97-26-26-62-40-98-40s-71 14-97 40c-25 26-40 60-40 97 0 36 15 72 40 97 26 26 61 40 97 40z">
          <text:p/>
        </draw:path>
        <draw:path draw:style-name="gr36" draw:text-style-name="P19" draw:layer="layout" svg:width="0.273cm" svg:height="0.273cm" svg:x="20.114cm" svg:y="3.755cm" svg:viewBox="0 0 274 274" svg:d="M137 274c36 0 71-14 97-40s40-61 40-98c0-36-14-71-40-96-26-26-61-40-97-40-37 0-71 14-97 40-26 25-40 60-40 96 0 37 14 72 40 98s60 40 97 40z">
          <text:p/>
        </draw:path>
        <draw:path draw:style-name="gr36" draw:text-style-name="P19" draw:layer="layout" svg:width="0.274cm" svg:height="0.273cm" svg:x="19.277cm" svg:y="4.018cm" svg:viewBox="0 0 275 274" svg:d="M137 274c36 0 71-14 97-40s41-61 41-97-15-71-41-97c-26-25-61-40-97-40s-71 15-97 40c-25 26-40 61-40 97s15 71 40 97c26 26 61 40 97 40z">
          <text:p/>
        </draw:path>
        <draw:path draw:style-name="gr36" draw:text-style-name="P19" draw:layer="layout" svg:width="0.274cm" svg:height="0.274cm" svg:x="19.582cm" svg:y="3.757cm" svg:viewBox="0 0 275 275" svg:d="M137 275c36 0 71-15 98-41 25-25 40-61 40-97s-15-71-40-97c-27-25-62-40-98-40s-71 15-97 40c-25 26-40 61-40 97s15 72 40 97c26 26 61 41 97 41z">
          <text:p/>
        </draw:path>
        <draw:path draw:style-name="gr36" draw:text-style-name="P19" draw:layer="layout" svg:width="0.273cm" svg:height="0.273cm" svg:x="19.747cm" svg:y="3.939cm" svg:viewBox="0 0 274 274" svg:d="M138 274c36 0 71-14 96-40 26-26 40-60 40-97 0-36-14-71-40-96-25-27-60-41-96-41s-71 14-98 41c-25 25-40 60-40 96 0 37 15 71 40 97 27 26 62 40 98 40z">
          <text:p/>
        </draw:path>
        <draw:path draw:style-name="gr36" draw:text-style-name="P19" draw:layer="layout" svg:width="0.273cm" svg:height="0.273cm" svg:x="19.47cm" svg:y="4.162cm" svg:viewBox="0 0 274 274" svg:d="M138 274c36 0 71-14 96-40 26-25 40-60 40-96 0-37-14-72-40-98-25-26-60-40-96-40s-71 14-98 40c-25 26-40 61-40 98 0 36 15 71 40 96 27 26 62 40 98 40z">
          <text:p/>
        </draw:path>
        <draw:path draw:style-name="gr36" draw:text-style-name="P19" draw:layer="layout" svg:width="0.274cm" svg:height="0.273cm" svg:x="20.054cm" svg:y="3.663cm" svg:viewBox="0 0 275 274" svg:d="M138 274c36 0 71-14 97-40 25-25 40-60 40-96 0-37-15-71-40-97-26-27-61-41-97-41s-71 14-97 41c-25 26-41 60-41 97 0 36 16 71 41 96 26 26 61 40 97 40z">
          <text:p/>
        </draw:path>
        <draw:path draw:style-name="gr36" draw:text-style-name="P19" draw:layer="layout" svg:width="0.273cm" svg:height="0.273cm" svg:x="19.306cm" svg:y="3.723cm" svg:viewBox="0 0 274 274" svg:d="M137 274c36 0 71-14 97-41 26-25 40-60 40-96s-14-71-40-97c-26-25-61-40-97-40-37 0-71 15-97 40-26 26-40 61-40 97s14 71 40 96c26 27 60 41 97 41z">
          <text:p/>
        </draw:path>
        <draw:path draw:style-name="gr36" draw:text-style-name="P19" draw:layer="layout" svg:width="0.273cm" svg:height="0.273cm" svg:x="20.086cm" svg:y="4.336cm" svg:viewBox="0 0 274 274" svg:d="M136 274c36 0 71-14 97-40 26-25 41-60 41-97s-15-71-41-97-61-40-97-40-71 14-96 40c-26 26-40 60-40 97s14 72 40 97c25 26 60 40 96 40z">
          <text:p/>
        </draw:path>
        <draw:path draw:style-name="gr36" draw:text-style-name="P19" draw:layer="layout" svg:width="0.274cm" svg:height="0.273cm" svg:x="20.292cm" svg:y="3.778cm" svg:viewBox="0 0 275 274" svg:d="M138 274c36 0 71-14 97-40 25-25 40-61 40-97 0-37-15-71-40-97-26-26-61-40-97-40s-71 14-98 40c-25 26-40 60-40 97 0 36 15 72 40 97 27 26 62 40 98 40z">
          <text:p/>
        </draw:path>
        <draw:path draw:style-name="gr39" draw:text-style-name="P20" draw:layer="layout" svg:width="0.273cm" svg:height="0.274cm" svg:x="21.032cm" svg:y="5.177cm" svg:viewBox="0 0 274 275" svg:d="M138 275c36 0 71-15 96-40 26-26 40-61 40-98 0-36-14-71-40-97-25-25-60-40-96-40-37 0-72 15-98 40-25 26-40 61-40 97 0 37 15 72 40 98 26 25 61 40 98 40z">
          <text:p/>
        </draw:path>
        <draw:path draw:style-name="gr36" draw:text-style-name="P19" draw:layer="layout" svg:width="0.273cm" svg:height="0.273cm" svg:x="20.301cm" svg:y="3.786cm" svg:viewBox="0 0 274 274" svg:d="M138 274c36 0 71-14 96-40 26-26 40-60 40-98 0-36-14-71-40-96-25-26-60-40-96-40-37 0-71 14-97 40-27 25-41 60-41 96 0 38 14 72 41 98 26 26 60 40 97 40z">
          <text:p/>
        </draw:path>
        <draw:path draw:style-name="gr36" draw:text-style-name="P19" draw:layer="layout" svg:width="0.273cm" svg:height="0.273cm" svg:x="20.384cm" svg:y="3.819cm" svg:viewBox="0 0 274 274" svg:d="M137 274c36 0 71-14 97-40s40-60 40-98c0-36-14-71-40-96-26-26-61-40-97-40-37 0-71 14-97 40-26 25-40 60-40 96 0 38 14 72 40 98s60 40 97 40z">
          <text:p/>
        </draw:path>
        <draw:path draw:style-name="gr36" draw:text-style-name="P19" draw:layer="layout" svg:width="0.273cm" svg:height="0.273cm" svg:x="19.584cm" svg:y="4.048cm" svg:viewBox="0 0 274 274" svg:d="M137 274c36 0 71-14 97-40s40-61 40-98c0-36-14-70-40-96s-61-40-97-40c-37 0-71 14-97 40s-40 60-40 96c0 37 14 72 40 98s60 40 97 40z">
          <text:p/>
        </draw:path>
        <draw:path draw:style-name="gr36" draw:text-style-name="P19" draw:layer="layout" svg:width="0.273cm" svg:height="0.273cm" svg:x="20.57cm" svg:y="4.228cm" svg:viewBox="0 0 274 274" svg:d="M137 274c37 0 71-15 97-40 26-26 40-61 40-97s-14-71-40-96c-26-26-60-41-97-41-36 0-71 15-97 41-26 25-40 60-40 96s14 71 40 97c26 25 61 40 97 40z">
          <text:p/>
        </draw:path>
        <draw:path draw:style-name="gr36" draw:text-style-name="P19" draw:layer="layout" svg:width="0.273cm" svg:height="0.274cm" svg:x="20.051cm" svg:y="4.162cm" svg:viewBox="0 0 274 275" svg:d="M138 275c36 0 71-15 96-41 26-25 40-60 40-96s-14-72-40-98c-25-25-60-40-96-40-37 0-71 15-97 40-27 26-41 62-41 98s14 71 41 96c26 26 60 41 97 41z">
          <text:p/>
        </draw:path>
        <draw:path draw:style-name="gr36" draw:text-style-name="P19" draw:layer="layout" svg:width="0.273cm" svg:height="0.274cm" svg:x="19.462cm" svg:y="4.037cm" svg:viewBox="0 0 274 275" svg:d="M137 275c36 0 71-15 97-40 25-26 40-62 40-98s-15-71-40-97c-26-25-61-40-97-40s-71 15-97 40c-26 26-40 61-40 97s14 72 40 98c26 25 61 40 97 40z">
          <text:p/>
        </draw:path>
        <draw:path draw:style-name="gr39" draw:text-style-name="P20" draw:layer="layout" svg:width="0.273cm" svg:height="0.273cm" svg:x="21.876cm" svg:y="6.484cm" svg:viewBox="0 0 274 274" svg:d="M137 274c36 0 71-14 97-40 25-26 40-61 40-97 0-37-15-71-40-97-26-26-61-40-97-40-37 0-72 14-97 40-26 26-40 60-40 97 0 36 14 71 40 97 25 26 60 40 97 40z">
          <text:p/>
        </draw:path>
        <draw:path draw:style-name="gr36" draw:text-style-name="P19" draw:layer="layout" svg:width="0.273cm" svg:height="0.274cm" svg:x="19.176cm" svg:y="3.87cm" svg:viewBox="0 0 274 275" svg:d="M137 275c36 0 71-15 97-40 25-26 40-61 40-97s-15-72-40-98c-26-25-61-40-97-40s-72 15-97 40c-26 26-40 62-40 98s14 71 40 97c25 25 61 40 97 40z">
          <text:p/>
        </draw:path>
        <draw:path draw:style-name="gr36" draw:text-style-name="P19" draw:layer="layout" svg:width="0.273cm" svg:height="0.273cm" svg:x="21.008cm" svg:y="4.184cm" svg:viewBox="0 0 274 274" svg:d="M137 274c37 0 72-15 97-40 26-26 40-61 40-97s-14-71-40-97c-25-26-60-40-97-40s-71 14-97 40-40 61-40 97 14 71 40 97c26 25 60 40 97 40z">
          <text:p/>
        </draw:path>
        <draw:path draw:style-name="gr40" draw:text-style-name="P21" draw:layer="layout" svg:width="0.273cm" svg:height="0.273cm" svg:x="18.35cm" svg:y="4.887cm" svg:viewBox="0 0 274 274" svg:d="M138 274c36 0 71-14 96-40 26-25 40-60 40-97s-14-71-40-97c-25-26-60-40-96-40-37 0-72 14-98 40s-40 60-40 97 14 72 40 97c26 26 61 40 98 40z">
          <text:p/>
        </draw:path>
        <draw:path draw:style-name="gr36" draw:text-style-name="P19" draw:layer="layout" svg:width="0.273cm" svg:height="0.274cm" svg:x="19.099cm" svg:y="3.908cm" svg:viewBox="0 0 274 275" svg:d="M136 275c37 0 72-15 98-40 25-26 40-61 40-97s-15-71-40-98c-26-25-61-40-98-40-36 0-71 15-96 40-26 27-40 62-40 98s14 71 40 97c25 25 60 40 96 40z">
          <text:p/>
        </draw:path>
        <draw:path draw:style-name="gr36" draw:text-style-name="P19" draw:layer="layout" svg:width="0.273cm" svg:height="0.273cm" svg:x="19.692cm" svg:y="3.886cm" svg:viewBox="0 0 274 274" svg:d="M138 274c36 0 71-14 96-40 26-25 40-60 40-96 0-37-14-72-40-98-25-26-60-40-96-40-38 0-72 14-98 40s-40 61-40 98c0 36 14 71 40 96 26 26 60 40 98 40z">
          <text:p/>
        </draw:path>
        <draw:path draw:style-name="gr36" draw:text-style-name="P19" draw:layer="layout" svg:width="0.273cm" svg:height="0.273cm" svg:x="19.672cm" svg:y="4.045cm" svg:viewBox="0 0 274 274" svg:d="M137 274c36 0 71-14 97-40 25-25 40-61 40-97s-15-71-40-97c-26-25-61-40-97-40-37 0-72 15-97 40-26 26-40 61-40 97s14 72 40 97c25 26 60 40 97 40z">
          <text:p/>
        </draw:path>
        <draw:path draw:style-name="gr36" draw:text-style-name="P19" draw:layer="layout" svg:width="0.273cm" svg:height="0.273cm" svg:x="19.551cm" svg:y="4.095cm" svg:viewBox="0 0 274 274" svg:d="M136 274c36 0 71-14 97-40 26-25 41-60 41-96 0-37-15-72-41-98-26-25-61-40-97-40s-71 15-96 40c-26 26-40 61-40 98 0 36 14 71 40 96 25 26 60 40 96 40z">
          <text:p/>
        </draw:path>
        <draw:path draw:style-name="gr36" draw:text-style-name="P19" draw:layer="layout" svg:width="0.273cm" svg:height="0.273cm" svg:x="19.695cm" svg:y="4.102cm" svg:viewBox="0 0 274 274" svg:d="M137 274c36 0 71-14 97-40 25-25 40-60 40-96 0-38-15-72-40-98-26-26-61-40-97-40s-72 14-97 40c-26 26-40 60-40 98 0 36 14 71 40 96 25 26 61 40 97 40z">
          <text:p/>
        </draw:path>
        <draw:path draw:style-name="gr36" draw:text-style-name="P19" draw:layer="layout" svg:width="0.273cm" svg:height="0.273cm" svg:x="19.493cm" svg:y="3.884cm" svg:viewBox="0 0 274 274" svg:d="M137 274c37 0 71-15 97-40 26-26 40-61 40-97s-14-72-40-97c-26-26-60-40-97-40-36 0-71 14-96 40-27 25-41 61-41 97s14 71 41 97c25 25 60 40 96 40z">
          <text:p/>
        </draw:path>
        <draw:path draw:style-name="gr36" draw:text-style-name="P19" draw:layer="layout" svg:width="0.273cm" svg:height="0.273cm" svg:x="20cm" svg:y="4.118cm" svg:viewBox="0 0 274 274" svg:d="M138 274c36 0 71-14 96-40 26-26 40-60 40-97s-14-72-40-97c-25-26-60-40-96-40s-71 14-98 40c-25 25-40 60-40 97s15 71 40 97c27 26 62 40 98 40z">
          <text:p/>
        </draw:path>
        <draw:path draw:style-name="gr36" draw:text-style-name="P19" draw:layer="layout" svg:width="0.273cm" svg:height="0.273cm" svg:x="19.168cm" svg:y="3.806cm" svg:viewBox="0 0 274 274" svg:d="M138 274c36 0 71-14 96-40 26-26 40-60 40-98 0-36-14-71-40-96-25-26-60-40-96-40-37 0-72 14-98 40-26 25-40 60-40 96 0 38 14 72 40 98s61 40 98 40z">
          <text:p/>
        </draw:path>
        <draw:path draw:style-name="gr36" draw:text-style-name="P19" draw:layer="layout" svg:width="0.273cm" svg:height="0.273cm" svg:x="20.625cm" svg:y="3.84cm" svg:viewBox="0 0 274 274" svg:d="M137 274c36 0 71-14 96-40 26-25 41-60 41-96 0-38-15-72-41-98-25-26-60-40-96-40-37 0-71 14-97 40s-40 60-40 98c0 36 14 71 40 96 26 26 60 40 97 40z">
          <text:p/>
        </draw:path>
        <draw:path draw:style-name="gr36" draw:text-style-name="P19" draw:layer="layout" svg:width="0.273cm" svg:height="0.274cm" svg:x="19.604cm" svg:y="4.422cm" svg:viewBox="0 0 274 275" svg:d="M136 275c37 0 72-15 98-40 26-26 40-61 40-97s-14-72-40-98c-26-25-61-40-98-40-36 0-71 15-96 40-26 26-40 62-40 98s14 71 40 97c25 25 60 40 96 40z">
          <text:p/>
        </draw:path>
        <draw:path draw:style-name="gr36" draw:text-style-name="P19" draw:layer="layout" svg:width="0.274cm" svg:height="0.273cm" svg:x="19.457cm" svg:y="4.07cm" svg:viewBox="0 0 275 274" svg:d="M138 274c36 0 71-14 96-40 26-26 41-60 41-98 0-36-15-71-41-96-25-26-60-40-96-40s-71 14-98 40c-25 25-40 60-40 96 0 38 15 72 40 98 27 26 62 40 98 40z">
          <text:p/>
        </draw:path>
        <draw:path draw:style-name="gr36" draw:text-style-name="P19" draw:layer="layout" svg:width="0.273cm" svg:height="0.274cm" svg:x="20.201cm" svg:y="3.909cm" svg:viewBox="0 0 274 275" svg:d="M137 275c37 0 72-15 97-40 26-26 40-61 40-97s-14-71-40-98c-25-25-60-40-97-40s-71 15-97 40c-26 27-40 62-40 98s14 71 40 97c26 25 60 40 97 40z">
          <text:p/>
        </draw:path>
        <draw:path draw:style-name="gr36" draw:text-style-name="P19" draw:layer="layout" svg:width="0.274cm" svg:height="0.273cm" svg:x="19.793cm" svg:y="3.82cm" svg:viewBox="0 0 275 274" svg:d="M137 274c36 0 71-15 97-40 25-26 41-61 41-98 0-36-16-71-41-96-26-26-61-40-97-40s-71 14-97 40c-25 25-40 60-40 96 0 37 15 72 40 98 26 25 61 40 97 40z">
          <text:p/>
        </draw:path>
        <draw:path draw:style-name="gr36" draw:text-style-name="P19" draw:layer="layout" svg:width="0.273cm" svg:height="0.273cm" svg:x="19.408cm" svg:y="3.938cm" svg:viewBox="0 0 274 274" svg:d="M137 274c37 0 71-14 97-40s40-60 40-97c0-36-14-71-40-96-26-27-60-41-97-41s-72 14-97 41c-26 25-40 60-40 96 0 37 14 71 40 97 25 26 60 40 97 40z">
          <text:p/>
        </draw:path>
        <draw:path draw:style-name="gr36" draw:text-style-name="P19" draw:layer="layout" svg:width="0.274cm" svg:height="0.273cm" svg:x="19.454cm" svg:y="3.86cm" svg:viewBox="0 0 275 274" svg:d="M138 274c36 0 71-14 97-40 25-26 40-60 40-97 0-36-15-72-40-97-26-26-61-40-97-40s-71 14-98 40c-25 25-40 61-40 97 0 37 15 71 40 97 27 26 62 40 98 40z">
          <text:p/>
        </draw:path>
        <draw:path draw:style-name="gr36" draw:text-style-name="P19" draw:layer="layout" svg:width="0.273cm" svg:height="0.274cm" svg:x="19.455cm" svg:y="3.864cm" svg:viewBox="0 0 274 275" svg:d="M138 275c36 0 71-15 96-40 26-26 40-61 40-97s-14-72-40-98c-25-25-60-40-96-40s-71 15-98 40c-25 26-40 62-40 98s15 71 40 97c27 25 62 40 98 40z">
          <text:p/>
        </draw:path>
        <draw:path draw:style-name="gr36" draw:text-style-name="P19" draw:layer="layout" svg:width="0.274cm" svg:height="0.274cm" svg:x="19.735cm" svg:y="4.572cm" svg:viewBox="0 0 275 275" svg:d="M138 275c36 0 71-15 97-40 25-26 40-62 40-98s-15-71-40-97c-26-25-61-40-97-40s-71 15-98 40c-25 26-40 61-40 97s15 72 40 98c27 25 62 40 98 40z">
          <text:p/>
        </draw:path>
        <draw:path draw:style-name="gr36" draw:text-style-name="P19" draw:layer="layout" svg:width="0.273cm" svg:height="0.273cm" svg:x="20.403cm" svg:y="5.268cm" svg:viewBox="0 0 274 274" svg:d="M137 274c36 0 71-14 97-40 26-25 40-60 40-96 0-37-14-71-40-98-26-26-61-40-97-40-37 0-71 14-97 40-26 27-40 61-40 98 0 36 14 71 40 96 26 26 60 40 97 40z">
          <text:p/>
        </draw:path>
        <draw:path draw:style-name="gr36" draw:text-style-name="P19" draw:layer="layout" svg:width="0.273cm" svg:height="0.273cm" svg:x="19.701cm" svg:y="4.363cm" svg:viewBox="0 0 274 274" svg:d="M138 274c36 0 71-14 96-40 26-25 40-60 40-97 0-36-14-71-40-97-25-25-60-40-96-40-37 0-72 15-98 40-26 26-40 61-40 97 0 37 14 72 40 97 26 26 61 40 98 40z">
          <text:p/>
        </draw:path>
        <draw:path draw:style-name="gr36" draw:text-style-name="P19" draw:layer="layout" svg:width="0.273cm" svg:height="0.274cm" svg:x="19.394cm" svg:y="4.014cm" svg:viewBox="0 0 274 275" svg:d="M138 275c36 0 71-15 96-40 26-27 40-62 40-98s-14-71-40-97c-25-25-60-40-96-40-38 0-72 15-98 40-26 26-40 61-40 97s14 71 40 98c26 25 60 40 98 40z">
          <text:p/>
        </draw:path>
        <draw:path draw:style-name="gr36" draw:text-style-name="P19" draw:layer="layout" svg:width="0.273cm" svg:height="0.273cm" svg:x="19.288cm" svg:y="3.846cm" svg:viewBox="0 0 274 274" svg:d="M137 274c36 0 71-14 97-40 26-25 40-60 40-96 0-38-14-72-40-98s-61-40-97-40c-37 0-71 14-97 40s-40 60-40 98c0 36 14 71 40 96 26 26 60 40 97 40z">
          <text:p/>
        </draw:path>
        <draw:path draw:style-name="gr36" draw:text-style-name="P19" draw:layer="layout" svg:width="0.273cm" svg:height="0.273cm" svg:x="20.121cm" svg:y="4.863cm" svg:viewBox="0 0 274 274" svg:d="M137 274c36 0 70-14 97-40 26-25 40-61 40-97 0-37-14-71-40-97-27-26-61-40-97-40-37 0-71 14-97 40s-40 60-40 97c0 36 14 72 40 97 26 26 60 40 97 40z">
          <text:p/>
        </draw:path>
        <draw:path draw:style-name="gr36" draw:text-style-name="P19" draw:layer="layout" svg:width="0.273cm" svg:height="0.273cm" svg:x="19.425cm" svg:y="4.029cm" svg:viewBox="0 0 274 274" svg:d="M138 274c36 0 71-14 96-40 26-25 40-61 40-97 0-37-14-71-40-97-25-26-60-40-96-40-37 0-72 14-98 40s-40 60-40 97c0 36 14 72 40 97 26 26 61 40 98 40z">
          <text:p/>
        </draw:path>
        <draw:path draw:style-name="gr36" draw:text-style-name="P19" draw:layer="layout" svg:width="0.274cm" svg:height="0.273cm" svg:x="19.393cm" svg:y="3.908cm" svg:viewBox="0 0 275 274" svg:d="M138 274c36 0 71-14 97-40 25-26 40-60 40-97 0-36-15-71-40-97-26-26-61-40-97-40-37 0-72 14-98 40-25 26-40 61-40 97 0 37 15 71 40 97 26 26 61 40 98 40z">
          <text:p/>
        </draw:path>
        <draw:path draw:style-name="gr36" draw:text-style-name="P19" draw:layer="layout" svg:width="0.274cm" svg:height="0.273cm" svg:x="19.585cm" svg:y="3.937cm" svg:viewBox="0 0 275 274" svg:d="M137 274c36 0 72-14 98-40 25-25 40-60 40-96s-15-71-40-97c-26-26-62-41-98-41s-71 15-97 41c-25 26-40 61-40 97s15 71 40 96c26 26 61 40 97 40z">
          <text:p/>
        </draw:path>
        <draw:path draw:style-name="gr36" draw:text-style-name="P19" draw:layer="layout" svg:width="0.273cm" svg:height="0.273cm" svg:x="19.302cm" svg:y="3.991cm" svg:viewBox="0 0 274 274" svg:d="M136 274c37 0 71-14 98-41 26-26 40-60 40-97 0-36-14-71-40-96-27-26-61-40-98-40-36 0-71 14-96 40-26 25-40 60-40 96 0 37 14 71 40 97 25 27 60 41 96 41z">
          <text:p/>
        </draw:path>
        <draw:path draw:style-name="gr36" draw:text-style-name="P19" draw:layer="layout" svg:width="0.273cm" svg:height="0.274cm" svg:x="19.252cm" svg:y="3.891cm" svg:viewBox="0 0 274 275" svg:d="M136 275c36 0 71-15 97-40 25-26 41-61 41-97s-16-72-41-98c-26-25-61-40-97-40s-71 15-96 40c-26 26-40 62-40 98s14 71 40 97c25 25 60 40 96 40z">
          <text:p/>
        </draw:path>
        <draw:path draw:style-name="gr36" draw:text-style-name="P19" draw:layer="layout" svg:width="0.274cm" svg:height="0.274cm" svg:x="20.35cm" svg:y="3.995cm" svg:viewBox="0 0 275 275" svg:d="M137 275c36 0 71-15 97-42 25-25 41-60 41-96s-16-71-41-97c-26-25-61-40-97-40s-71 15-97 40c-25 26-40 61-40 97s15 71 40 96c26 27 61 42 97 42z">
          <text:p/>
        </draw:path>
        <draw:path draw:style-name="gr36" draw:text-style-name="P19" draw:layer="layout" svg:width="0.273cm" svg:height="0.274cm" svg:x="20.534cm" svg:y="3.638cm" svg:viewBox="0 0 274 275" svg:d="M137 275c36 0 71-15 97-40 25-26 40-61 40-97s-15-71-40-98c-26-25-61-40-97-40s-72 15-97 40c-26 27-40 62-40 98s14 71 40 97c25 25 61 40 97 40z">
          <text:p/>
        </draw:path>
        <draw:path draw:style-name="gr36" draw:text-style-name="P19" draw:layer="layout" svg:width="0.273cm" svg:height="0.273cm" svg:x="19.254cm" svg:y="4.104cm" svg:viewBox="0 0 274 274" svg:d="M137 274c36 0 71-14 96-40 26-26 41-60 41-97s-15-72-41-97c-25-26-60-40-96-40s-71 14-97 40c-25 25-40 60-40 97s15 71 40 97c26 26 61 40 97 40z">
          <text:p/>
        </draw:path>
        <draw:path draw:style-name="gr36" draw:text-style-name="P19" draw:layer="layout" svg:width="0.273cm" svg:height="0.274cm" svg:x="20.104cm" svg:y="3.905cm" svg:viewBox="0 0 274 275" svg:d="M137 275c36 0 71-15 96-40 27-26 41-61 41-97s-14-71-41-98c-25-25-60-40-96-40-37 0-71 15-97 40-26 27-40 62-40 98s14 71 40 97c26 25 60 40 97 40z">
          <text:p/>
        </draw:path>
        <draw:path draw:style-name="gr36" draw:text-style-name="P19" draw:layer="layout" svg:width="0.273cm" svg:height="0.274cm" svg:x="19.056cm" svg:y="4cm" svg:viewBox="0 0 274 275" svg:d="M137 275c36 0 72-15 97-40 26-27 40-62 40-98s-14-71-40-97c-25-25-61-40-97-40-37 0-71 15-97 40-26 26-40 61-40 97s14 71 40 98c26 25 60 40 97 40z">
          <text:p/>
        </draw:path>
        <draw:path draw:style-name="gr36" draw:text-style-name="P19" draw:layer="layout" svg:width="0.273cm" svg:height="0.274cm" svg:x="19.41cm" svg:y="3.979cm" svg:viewBox="0 0 274 275" svg:d="M137 275c37 0 71-15 97-41s40-61 40-97-14-71-40-97c-26-25-60-40-97-40s-71 15-97 40c-26 26-40 61-40 97s14 71 40 97 60 41 97 41z">
          <text:p/>
        </draw:path>
        <draw:path draw:style-name="gr36" draw:text-style-name="P19" draw:layer="layout" svg:width="0.273cm" svg:height="0.273cm" svg:x="19.417cm" svg:y="3.909cm" svg:viewBox="0 0 274 274" svg:d="M138 274c36 0 71-14 96-40 26-25 40-60 40-96s-14-71-40-98c-25-25-60-40-96-40-38 0-72 15-98 40-26 27-40 62-40 98s14 71 40 96c26 26 60 40 98 40z">
          <text:p/>
        </draw:path>
        <draw:path draw:style-name="gr36" draw:text-style-name="P19" draw:layer="layout" svg:width="0.273cm" svg:height="0.273cm" svg:x="19.088cm" svg:y="3.982cm" svg:viewBox="0 0 274 274" svg:d="M137 274c37 0 72-14 97-41 26-25 40-60 40-96s-14-71-40-97c-25-25-60-40-97-40-36 0-71 15-97 40-25 26-40 61-40 97s15 71 40 96c26 27 61 41 97 41z">
          <text:p/>
        </draw:path>
        <draw:path draw:style-name="gr36" draw:text-style-name="P19" draw:layer="layout" svg:width="0.274cm" svg:height="0.273cm" svg:x="19.52cm" svg:y="3.886cm" svg:viewBox="0 0 275 274" svg:d="M137 274c36 0 71-14 97-40 25-25 41-60 41-96s-16-72-41-98c-26-25-61-40-97-40s-71 15-97 40c-25 26-40 62-40 98s15 71 40 96c26 26 61 40 97 40z">
          <text:p/>
        </draw:path>
        <draw:path draw:style-name="gr36" draw:text-style-name="P19" draw:layer="layout" svg:width="0.273cm" svg:height="0.273cm" svg:x="19.091cm" svg:y="3.985cm" svg:viewBox="0 0 274 274" svg:d="M136 274c37 0 72-14 98-41 25-25 40-60 40-96s-15-71-40-97c-26-25-61-40-98-40-36 0-71 15-96 40-26 26-40 61-40 97s14 71 40 96c25 27 60 41 96 41z">
          <text:p/>
        </draw:path>
        <draw:path draw:style-name="gr36" draw:text-style-name="P19" draw:layer="layout" svg:width="0.273cm" svg:height="0.273cm" svg:x="19.574cm" svg:y="4.045cm" svg:viewBox="0 0 274 274" svg:d="M136 274c36 0 71-14 98-40 25-25 40-61 40-97s-15-71-40-97c-27-25-62-40-98-40s-71 15-96 40c-26 26-40 61-40 97s14 72 40 97c25 26 60 40 96 40z">
          <text:p/>
        </draw:path>
        <draw:path draw:style-name="gr36" draw:text-style-name="P19" draw:layer="layout" svg:width="0.273cm" svg:height="0.273cm" svg:x="19.483cm" svg:y="4.103cm" svg:viewBox="0 0 274 274" svg:d="M137 274c37 0 71-14 97-40s40-60 40-97-14-72-40-97c-26-26-60-40-97-40-36 0-71 14-96 40-27 25-41 60-41 97s14 71 41 97c25 26 60 40 96 40z">
          <text:p/>
        </draw:path>
        <draw:path draw:style-name="gr40" draw:text-style-name="P21" draw:layer="layout" svg:width="0.273cm" svg:height="0.273cm" svg:x="18.507cm" svg:y="5.258cm" svg:viewBox="0 0 274 274" svg:d="M137 274c36 0 72-15 97-40 26-26 40-61 40-97s-14-72-40-97c-25-26-61-40-97-40s-71 14-97 40c-25 25-40 61-40 97s15 71 40 97c26 25 61 40 97 40z">
          <text:p/>
        </draw:path>
        <draw:path draw:style-name="gr36" draw:text-style-name="P19" draw:layer="layout" svg:width="0.274cm" svg:height="0.273cm" svg:x="19.206cm" svg:y="3.993cm" svg:viewBox="0 0 275 274" svg:d="M138 274c36 0 71-14 97-41 25-26 40-60 40-97 0-36-15-71-40-96-26-26-61-40-97-40s-71 14-98 40c-25 25-40 60-40 96 0 37 15 71 40 97 27 27 62 41 98 41z">
          <text:p/>
        </draw:path>
        <draw:path draw:style-name="gr36" draw:text-style-name="P19" draw:layer="layout" svg:width="0.273cm" svg:height="0.274cm" svg:x="19.059cm" svg:y="3.978cm" svg:viewBox="0 0 274 275" svg:d="M136 275c36 0 72-15 98-41 25-26 40-61 40-97s-15-71-40-97c-26-25-62-40-98-40s-71 15-96 40c-26 26-40 61-40 97s14 71 40 97c25 26 60 41 96 41z">
          <text:p/>
        </draw:path>
        <draw:path draw:style-name="gr36" draw:text-style-name="P19" draw:layer="layout" svg:width="0.273cm" svg:height="0.274cm" svg:x="20.131cm" svg:y="4.623cm" svg:viewBox="0 0 274 275" svg:d="M136 275c37 0 71-15 98-40 26-26 40-61 40-98 0-36-14-71-40-97-27-25-61-40-98-40-36 0-71 15-96 40-26 26-40 61-40 97 0 37 14 72 40 98 25 25 60 40 96 40z">
          <text:p/>
        </draw:path>
        <draw:path draw:style-name="gr37" draw:text-style-name="P19" draw:layer="layout" svg:width="0.274cm" svg:height="0.274cm" svg:x="19.232cm" svg:y="4.196cm" svg:viewBox="0 0 275 275" svg:d="M138 275c36 0 71-15 97-40 25-26 40-61 40-97s-15-71-40-97c-26-26-61-41-97-41s-71 15-97 41c-25 26-41 61-41 97s16 71 41 97c26 25 61 40 97 40z">
          <text:p/>
        </draw:path>
        <draw:path draw:style-name="gr38" draw:text-style-name="P2" draw:layer="layout" svg:width="0.274cm" svg:height="0.274cm" svg:x="19.232cm" svg:y="4.196cm" svg:viewBox="0 0 275 275" svg:d="M138 275c36 0 71-15 97-40 25-26 40-61 40-97s-15-71-40-97c-26-26-61-41-97-41s-71 15-97 41c-25 26-41 61-41 97s16 71 41 97c26 25 61 40 97 40z">
          <text:p/>
        </draw:path>
        <draw:path draw:style-name="gr36" draw:text-style-name="P19" draw:layer="layout" svg:width="0.274cm" svg:height="0.273cm" svg:x="19.086cm" svg:y="3.994cm" svg:viewBox="0 0 275 274" svg:d="M137 274c37 0 72-14 98-41 25-25 40-60 40-96 0-37-15-71-40-97-26-26-61-40-98-40-36 0-71 14-97 40-25 26-40 60-40 97 0 36 15 71 40 96 26 27 61 41 97 41z">
          <text:p/>
        </draw:path>
        <draw:path draw:style-name="gr36" draw:text-style-name="P19" draw:layer="layout" svg:width="0.273cm" svg:height="0.273cm" svg:x="20.523cm" svg:y="3.945cm" svg:viewBox="0 0 274 274" svg:d="M138 274c36 0 71-14 96-40 26-26 40-60 40-97 0-36-14-71-40-96-25-26-60-41-96-41-37 0-72 15-98 41-26 25-40 60-40 96 0 37 14 71 40 97s61 40 98 40z">
          <text:p/>
        </draw:path>
        <draw:path draw:style-name="gr36" draw:text-style-name="P19" draw:layer="layout" svg:width="0.274cm" svg:height="0.273cm" svg:x="19.067cm" svg:y="4.087cm" svg:viewBox="0 0 275 274" svg:d="M137 274c36 0 72-14 98-40 25-25 40-60 40-97s-15-71-40-97c-26-26-62-40-98-40s-71 14-97 40c-25 26-40 60-40 97s15 72 40 97c26 26 61 40 97 40z">
          <text:p/>
        </draw:path>
        <draw:path draw:style-name="gr36" draw:text-style-name="P19" draw:layer="layout" svg:width="0.273cm" svg:height="0.273cm" svg:x="19.102cm" svg:y="3.978cm" svg:viewBox="0 0 274 274" svg:d="M137 274c37 0 72-14 97-41 26-25 40-60 40-96 0-37-14-71-40-97-25-26-60-40-97-40s-71 14-97 40-40 60-40 97c0 36 14 71 40 96 26 27 60 41 97 41z">
          <text:p/>
        </draw:path>
        <draw:path draw:style-name="gr40" draw:text-style-name="P21" draw:layer="layout" svg:width="0.273cm" svg:height="0.273cm" svg:x="18.44cm" svg:y="4.409cm" svg:viewBox="0 0 274 274" svg:d="M137 274c36 0 71-15 96-40 26-26 41-61 41-97s-15-72-41-97c-25-26-60-40-96-40-37 0-71 14-97 40-26 25-40 61-40 97s14 71 40 97c26 25 60 40 97 40z">
          <text:p/>
        </draw:path>
        <draw:path draw:style-name="gr36" draw:text-style-name="P19" draw:layer="layout" svg:width="0.273cm" svg:height="0.273cm" svg:x="19.485cm" svg:y="4.143cm" svg:viewBox="0 0 274 274" svg:d="M137 274c37 0 71-14 97-40 26-25 40-60 40-96 0-37-14-72-40-98s-60-40-97-40c-36 0-71 14-96 40-27 26-41 61-41 98 0 36 14 71 41 96 25 26 60 40 96 40z">
          <text:p/>
        </draw:path>
        <draw:path draw:style-name="gr36" draw:text-style-name="P19" draw:layer="layout" svg:width="0.273cm" svg:height="0.273cm" svg:x="19.744cm" svg:y="4.153cm" svg:viewBox="0 0 274 274" svg:d="M138 274c36 0 71-14 96-40 26-25 40-60 40-96 0-37-14-72-40-98-25-26-60-40-96-40-37 0-71 14-98 40-26 26-40 61-40 98 0 36 14 71 40 96 27 26 61 40 98 40z">
          <text:p/>
        </draw:path>
        <draw:path draw:style-name="gr36" draw:text-style-name="P19" draw:layer="layout" svg:width="0.273cm" svg:height="0.273cm" svg:x="18.918cm" svg:y="4.039cm" svg:viewBox="0 0 274 274" svg:d="M137 274c37 0 71-14 97-40 26-25 40-61 40-97s-14-71-40-97c-26-25-60-40-97-40-36 0-71 15-97 40-26 26-40 61-40 97s14 72 40 97c26 26 61 40 97 40z">
          <text:p/>
        </draw:path>
        <draw:path draw:style-name="gr36" draw:text-style-name="P19" draw:layer="layout" svg:width="0.273cm" svg:height="0.274cm" svg:x="19.841cm" svg:y="4.423cm" svg:viewBox="0 0 274 275" svg:d="M136 275c36 0 71-15 98-40 25-26 40-61 40-97s-15-72-40-98c-27-25-62-40-98-40s-71 15-96 40c-26 26-40 62-40 98s14 71 40 97c25 25 60 40 96 40z">
          <text:p/>
        </draw:path>
        <draw:path draw:style-name="gr36" draw:text-style-name="P19" draw:layer="layout" svg:width="0.274cm" svg:height="0.274cm" svg:x="19.17cm" svg:y="4.033cm" svg:viewBox="0 0 275 275" svg:d="M138 275c36 0 71-15 97-40 25-26 40-62 40-98s-15-71-40-97c-26-25-61-40-97-40s-72 15-98 40c-25 26-40 61-40 97s15 72 40 98c26 25 62 40 98 40z">
          <text:p/>
        </draw:path>
        <draw:path draw:style-name="gr36" draw:text-style-name="P19" draw:layer="layout" svg:width="0.273cm" svg:height="0.273cm" svg:x="18.919cm" svg:y="4.044cm" svg:viewBox="0 0 274 274" svg:d="M138 274c36 0 71-14 96-40 26-26 40-61 40-98 0-36-14-71-40-96-25-26-60-40-96-40-37 0-71 14-98 40-26 25-40 60-40 96 0 37 14 72 40 98 27 26 61 40 98 40z">
          <text:p/>
        </draw:path>
        <draw:path draw:style-name="gr36" draw:text-style-name="P19" draw:layer="layout" svg:width="0.274cm" svg:height="0.273cm" svg:x="19.171cm" svg:y="4.04cm" svg:viewBox="0 0 275 274" svg:d="M138 274c36 0 71-14 97-40 25-26 40-61 40-98 0-36-15-71-40-96-26-26-61-40-97-40s-72 14-98 40c-25 25-40 60-40 96 0 37 15 72 40 98 26 26 62 40 98 40z">
          <text:p/>
        </draw:path>
        <draw:path draw:style-name="gr36" draw:text-style-name="P19" draw:layer="layout" svg:width="0.273cm" svg:height="0.273cm" svg:x="19.469cm" svg:y="4.108cm" svg:viewBox="0 0 274 274" svg:d="M137 274c37 0 71-14 97-40 26-25 40-60 40-96 0-37-14-72-40-98-26-25-60-40-97-40-36 0-71 15-97 40-26 26-40 61-40 98 0 36 14 71 40 96 26 26 61 40 97 40z">
          <text:p/>
        </draw:path>
        <draw:path draw:style-name="gr36" draw:text-style-name="P19" draw:layer="layout" svg:width="0.274cm" svg:height="0.274cm" svg:x="19.183cm" svg:y="3.906cm" svg:viewBox="0 0 275 275" svg:d="M138 275c36 0 71-15 97-40 25-26 40-61 40-97s-15-71-40-98c-26-25-61-40-97-40s-71 15-98 40c-25 27-40 62-40 98s15 71 40 97c27 25 62 40 98 40z">
          <text:p/>
        </draw:path>
        <draw:path draw:style-name="gr36" draw:text-style-name="P19" draw:layer="layout" svg:width="0.273cm" svg:height="0.274cm" svg:x="19.153cm" svg:y="3.978cm" svg:viewBox="0 0 274 275" svg:d="M138 275c36 0 71-15 96-41 26-26 40-61 40-97s-14-71-40-97c-25-25-60-40-96-40-37 0-72 15-98 40-26 26-40 61-40 97s14 71 40 97 61 41 98 41z">
          <text:p/>
        </draw:path>
        <draw:path draw:style-name="gr39" draw:text-style-name="P20" draw:layer="layout" svg:width="0.273cm" svg:height="0.273cm" svg:x="20.631cm" svg:y="5.402cm" svg:viewBox="0 0 274 274" svg:d="M136 274c36 0 71-14 97-40s41-61 41-98c0-36-15-71-41-96-26-26-61-40-97-40s-71 14-96 40c-26 25-40 60-40 96 0 37 14 72 40 98 25 26 60 40 96 40z">
          <text:p/>
        </draw:path>
        <draw:path draw:style-name="gr36" draw:text-style-name="P19" draw:layer="layout" svg:width="0.274cm" svg:height="0.273cm" svg:x="19.29cm" svg:y="4.098cm" svg:viewBox="0 0 275 274" svg:d="M137 274c36 0 71-14 98-40 25-25 40-60 40-96 0-38-15-72-40-98-27-26-62-40-98-40s-71 14-97 40c-25 26-40 60-40 98 0 36 15 71 40 96 26 26 61 40 97 40z">
          <text:p/>
        </draw:path>
        <draw:path draw:style-name="gr36" draw:text-style-name="P19" draw:layer="layout" svg:width="0.273cm" svg:height="0.273cm" svg:x="19.582cm" svg:y="4.146cm" svg:viewBox="0 0 274 274" svg:d="M137 274c36 0 71-14 97-40s40-60 40-97c0-36-14-72-40-97-26-26-61-40-97-40s-71 14-97 40c-25 25-40 61-40 97 0 37 15 71 40 97 26 26 61 40 97 40z">
          <text:p/>
        </draw:path>
        <draw:path draw:style-name="gr36" draw:text-style-name="P19" draw:layer="layout" svg:width="0.273cm" svg:height="0.273cm" svg:x="19.675cm" svg:y="4.047cm" svg:viewBox="0 0 274 274" svg:d="M137 274c37 0 71-14 97-40s40-61 40-98c0-36-14-71-40-96-26-26-60-40-97-40s-72 14-97 40c-26 25-40 60-40 96 0 37 14 72 40 98 25 26 60 40 97 40z">
          <text:p/>
        </draw:path>
        <draw:path draw:style-name="gr36" draw:text-style-name="P19" draw:layer="layout" svg:width="0.274cm" svg:height="0.273cm" svg:x="19.482cm" svg:y="4.138cm" svg:viewBox="0 0 275 274" svg:d="M138 274c36 0 71-14 97-40 25-26 40-60 40-96 0-37-15-72-40-98-26-26-61-40-97-40s-71 14-97 40-41 61-41 98c0 36 15 70 41 96s61 40 97 40z">
          <text:p/>
        </draw:path>
        <draw:path draw:style-name="gr40" draw:text-style-name="P21" draw:layer="layout" svg:width="0.273cm" svg:height="0.274cm" svg:x="18.136cm" svg:y="4.983cm" svg:viewBox="0 0 274 275" svg:d="M138 275c36 0 71-15 96-40 26-26 40-61 40-97s-14-72-40-97c-25-26-60-41-96-41s-71 15-97 41c-26 25-41 61-41 97s15 71 41 97c26 25 61 40 97 40z">
          <text:p/>
        </draw:path>
        <draw:path draw:style-name="gr36" draw:text-style-name="P19" draw:layer="layout" svg:width="0.273cm" svg:height="0.274cm" svg:x="20.533cm" svg:y="3.877cm" svg:viewBox="0 0 274 275" svg:d="M138 275c36 0 70-15 96-40 26-26 40-61 40-97s-14-72-40-98c-26-25-60-40-96-40-37 0-72 15-98 40-26 26-40 62-40 98s14 71 40 97c26 25 61 40 98 40z">
          <text:p/>
        </draw:path>
        <draw:path draw:style-name="gr36" draw:text-style-name="P19" draw:layer="layout" svg:width="0.274cm" svg:height="0.273cm" svg:x="19.307cm" svg:y="4.079cm" svg:viewBox="0 0 275 274" svg:d="M137 274c36 0 71-14 98-40 25-25 40-60 40-97s-15-71-40-97c-27-26-62-40-98-40s-71 14-97 40c-25 26-40 60-40 97s15 72 40 97c26 26 61 40 97 40z">
          <text:p/>
        </draw:path>
        <draw:path draw:style-name="gr40" draw:text-style-name="P21" draw:layer="layout" svg:width="0.274cm" svg:height="0.273cm" svg:x="18.337cm" svg:y="5.035cm" svg:viewBox="0 0 275 274" svg:d="M138 274c36 0 71-14 97-40 25-26 40-60 40-97 0-36-15-71-40-96-26-27-61-41-97-41s-72 14-97 41c-26 25-41 60-41 96 0 37 15 71 41 97 25 26 61 40 97 40z">
          <text:p/>
        </draw:path>
        <draw:path draw:style-name="gr36" draw:text-style-name="P19" draw:layer="layout" svg:width="0.273cm" svg:height="0.273cm" svg:x="19.358cm" svg:y="4.13cm" svg:viewBox="0 0 274 274" svg:d="M136 274c38 0 72-14 98-40 26-25 40-60 40-96 0-38-14-72-40-98s-60-40-98-40c-36 0-71 14-96 40-26 26-40 60-40 98 0 36 14 71 40 96 25 26 60 40 96 40z">
          <text:p/>
        </draw:path>
        <draw:path draw:style-name="gr36" draw:text-style-name="P19" draw:layer="layout" svg:width="0.273cm" svg:height="0.273cm" svg:x="20.431cm" svg:y="3.928cm" svg:viewBox="0 0 274 274" svg:d="M136 274c37 0 72-14 98-40s40-60 40-97c0-36-14-71-40-96-26-27-61-41-98-41-36 0-71 14-96 41-26 25-40 60-40 96 0 37 14 71 40 97 25 26 60 40 96 40z">
          <text:p/>
        </draw:path>
        <draw:path draw:style-name="gr36" draw:text-style-name="P19" draw:layer="layout" svg:width="0.273cm" svg:height="0.274cm" svg:x="20.124cm" svg:y="4.154cm" svg:viewBox="0 0 274 275" svg:d="M137 275c36 0 71-15 97-40 26-26 40-61 40-97s-14-72-40-98c-26-25-61-40-97-40s-71 15-97 40c-25 26-40 62-40 98s15 71 40 97c26 25 61 40 97 40z">
          <text:p/>
        </draw:path>
        <draw:path draw:style-name="gr36" draw:text-style-name="P19" draw:layer="layout" svg:width="0.274cm" svg:height="0.273cm" svg:x="19.628cm" svg:y="4.18cm" svg:viewBox="0 0 275 274" svg:d="M137 274c37 0 72-14 98-40 25-25 40-60 40-96 0-37-15-71-40-98-26-26-61-40-98-40-36 0-71 14-97 40-25 27-40 61-40 98 0 36 15 71 40 96 26 26 61 40 97 40z">
          <text:p/>
        </draw:path>
        <draw:path draw:style-name="gr36" draw:text-style-name="P19" draw:layer="layout" svg:width="0.273cm" svg:height="0.273cm" svg:x="19.31cm" svg:y="4.11cm" svg:viewBox="0 0 274 274" svg:d="M136 274c37 0 71-14 98-40 26-25 40-60 40-96 0-37-14-72-40-98-27-25-61-40-98-40-36 0-71 15-96 40-26 26-40 61-40 98 0 36 14 71 40 96 25 26 60 40 96 40z">
          <text:p/>
        </draw:path>
        <draw:path draw:style-name="gr36" draw:text-style-name="P19" draw:layer="layout" svg:width="0.273cm" svg:height="0.273cm" svg:x="19.671cm" svg:y="4.057cm" svg:viewBox="0 0 274 274" svg:d="M137 274c37 0 71-14 97-40 26-25 40-61 40-97s-14-71-40-97c-26-25-60-40-97-40s-72 15-97 40c-26 26-40 61-40 97s14 72 40 97c25 26 60 40 97 40z">
          <text:p/>
        </draw:path>
        <draw:path draw:style-name="gr36" draw:text-style-name="P19" draw:layer="layout" svg:width="0.274cm" svg:height="0.273cm" svg:x="19.198cm" svg:y="4.1cm" svg:viewBox="0 0 275 274" svg:d="M138 274c36 0 71-14 97-40 25-25 40-60 40-96 0-38-15-72-40-98-26-26-61-40-97-40s-71 14-98 40c-25 26-40 60-40 98 0 36 15 71 40 96 27 26 62 40 98 40z">
          <text:p/>
        </draw:path>
        <draw:path draw:style-name="gr36" draw:text-style-name="P19" draw:layer="layout" svg:width="0.273cm" svg:height="0.273cm" svg:x="19.632cm" svg:y="4.14cm" svg:viewBox="0 0 274 274" svg:d="M137 274c37 0 72-14 97-40 26-25 40-60 40-96s-14-72-40-98c-25-25-60-40-97-40s-71 15-97 40c-26 26-40 62-40 98s14 71 40 96c26 26 60 40 97 40z">
          <text:p/>
        </draw:path>
        <draw:path draw:style-name="gr36" draw:text-style-name="P19" draw:layer="layout" svg:width="0.273cm" svg:height="0.273cm" svg:x="18.848cm" svg:y="4.08cm" svg:viewBox="0 0 274 274" svg:d="M138 274c36 0 71-14 96-40 26-25 40-60 40-97 0-36-14-71-40-97-25-25-60-40-96-40-38 0-72 15-98 40-26 26-40 61-40 97 0 37 14 72 40 97 26 26 60 40 98 40z">
          <text:p/>
        </draw:path>
        <draw:path draw:style-name="gr36" draw:text-style-name="P19" draw:layer="layout" svg:width="0.274cm" svg:height="0.273cm" svg:x="19.41cm" svg:y="4.183cm" svg:viewBox="0 0 275 274" svg:d="M138 274c36 0 71-14 97-40 25-25 40-60 40-96 0-37-15-71-40-98-26-26-61-40-97-40-37 0-72 14-98 40-25 27-40 61-40 98 0 36 15 71 40 96 26 26 61 40 98 40z">
          <text:p/>
        </draw:path>
        <draw:path draw:style-name="gr39" draw:text-style-name="P20" draw:layer="layout" svg:width="0.273cm" svg:height="0.273cm" svg:x="20.755cm" svg:y="4.296cm" svg:viewBox="0 0 274 274" svg:d="M138 274c36 0 71-14 96-40 26-27 40-61 40-98 0-36-14-71-40-96-25-26-60-40-96-40-38 0-72 14-98 40-26 25-40 60-40 96 0 37 14 71 40 98 26 26 60 40 98 40z">
          <text:p/>
        </draw:path>
        <draw:path draw:style-name="gr36" draw:text-style-name="P19" draw:layer="layout" svg:width="0.273cm" svg:height="0.274cm" svg:x="20.088cm" svg:y="4.333cm" svg:viewBox="0 0 274 275" svg:d="M137 275c36 0 71-15 96-40 27-26 41-61 41-98 0-36-14-71-41-97-25-25-60-40-96-40-37 0-71 15-97 40-26 26-40 61-40 97 0 37 14 72 40 98 26 25 60 40 97 40z">
          <text:p/>
        </draw:path>
        <draw:path draw:style-name="gr36" draw:text-style-name="P19" draw:layer="layout" svg:width="0.273cm" svg:height="0.273cm" svg:x="19.837cm" svg:y="3.938cm" svg:viewBox="0 0 274 274" svg:d="M136 274c37 0 71-15 98-40 26-26 40-61 40-97s-14-71-40-96c-27-27-61-41-98-41-36 0-71 14-96 41-26 25-40 60-40 96s14 71 40 97c25 25 60 40 96 40z">
          <text:p/>
        </draw:path>
        <draw:path draw:style-name="gr39" draw:text-style-name="P20" draw:layer="layout" svg:width="0.273cm" svg:height="0.273cm" svg:x="20.578cm" svg:y="4.058cm" svg:viewBox="0 0 274 274" svg:d="M137 274c37 0 71-15 97-40 26-26 40-62 40-98s-14-71-40-96c-26-26-60-40-97-40-36 0-71 14-96 40-27 25-41 60-41 96s14 72 41 98c25 25 60 40 96 40z">
          <text:p/>
        </draw:path>
        <draw:path draw:style-name="gr36" draw:text-style-name="P19" draw:layer="layout" svg:width="0.273cm" svg:height="0.273cm" svg:x="19.342cm" svg:y="3.973cm" svg:viewBox="0 0 274 274" svg:d="M137 274c36 0 72-14 97-41 26-26 40-60 40-97 0-36-14-71-40-96-25-26-61-40-97-40s-71 14-97 40c-25 25-40 60-40 96 0 37 15 71 40 97 26 27 61 41 97 41z">
          <text:p/>
        </draw:path>
        <draw:path draw:style-name="gr36" draw:text-style-name="P19" draw:layer="layout" svg:width="0.273cm" svg:height="0.273cm" svg:x="19.335cm" svg:y="3.978cm" svg:viewBox="0 0 274 274" svg:d="M137 274c36 0 72-14 97-41 26-25 40-60 40-96 0-37-14-71-40-97-25-26-61-40-97-40-37 0-71 14-97 40s-40 60-40 97c0 36 14 71 40 96 26 27 60 41 97 41z">
          <text:p/>
        </draw:path>
        <draw:path draw:style-name="gr36" draw:text-style-name="P19" draw:layer="layout" svg:width="0.274cm" svg:height="0.273cm" svg:x="19.752cm" svg:y="4.188cm" svg:viewBox="0 0 275 274" svg:d="M138 274c36 0 71-14 97-40 25-26 40-60 40-97 0-36-15-71-40-97-26-26-61-40-97-40s-71 14-98 40c-25 26-40 61-40 97 0 37 15 71 40 97 27 26 62 40 98 40z">
          <text:p/>
        </draw:path>
        <draw:path draw:style-name="gr36" draw:text-style-name="P19" draw:layer="layout" svg:width="0.274cm" svg:height="0.274cm" svg:x="19.503cm" svg:y="3.974cm" svg:viewBox="0 0 275 275" svg:d="M138 275c36 0 71-15 97-41 25-26 40-61 40-97s-15-71-40-97c-26-25-61-40-97-40s-71 15-97 40c-26 26-41 61-41 97s15 71 41 97 61 41 97 41z">
          <text:p/>
        </draw:path>
        <draw:path draw:style-name="gr36" draw:text-style-name="P19" draw:layer="layout" svg:width="0.274cm" svg:height="0.273cm" svg:x="19.753cm" svg:y="4.193cm" svg:viewBox="0 0 275 274" svg:d="M138 274c36 0 71-14 97-40 25-25 40-60 40-96 0-37-15-71-40-97-26-27-61-41-97-41s-71 14-97 41c-26 26-41 60-41 97 0 36 15 71 41 96 26 26 61 40 97 40z">
          <text:p/>
        </draw:path>
        <draw:path draw:style-name="gr36" draw:text-style-name="P19" draw:layer="layout" svg:width="0.273cm" svg:height="0.273cm" svg:x="19.611cm" svg:y="4.095cm" svg:viewBox="0 0 274 274" svg:d="M137 274c36 0 72-14 97-40 26-25 40-60 40-96 0-38-14-72-40-98-25-26-61-40-97-40s-71 14-97 40c-25 26-40 60-40 98 0 36 15 71 40 96 26 26 61 40 97 40z">
          <text:p/>
        </draw:path>
        <draw:path draw:style-name="gr39" draw:text-style-name="P20" draw:layer="layout" svg:width="0.273cm" svg:height="0.274cm" svg:x="20.682cm" svg:y="4.083cm" svg:viewBox="0 0 274 275" svg:d="M137 275c36 0 72-15 97-40 26-26 40-61 40-98 0-36-14-71-40-97-25-25-61-40-97-40-37 0-71 15-97 40-26 26-40 61-40 97 0 37 14 72 40 98 26 25 60 40 97 40z">
          <text:p/>
        </draw:path>
        <draw:path draw:style-name="gr36" draw:text-style-name="P19" draw:layer="layout" svg:width="0.273cm" svg:height="0.273cm" svg:x="19.645cm" svg:y="4.17cm" svg:viewBox="0 0 274 274" svg:d="M137 274c37 0 72-14 97-40 26-25 40-60 40-96s-14-71-40-98c-25-25-60-40-97-40-36 0-71 15-97 40-25 27-40 62-40 98s15 71 40 96c26 26 61 40 97 40z">
          <text:p/>
        </draw:path>
        <draw:path draw:style-name="gr36" draw:text-style-name="P19" draw:layer="layout" svg:width="0.273cm" svg:height="0.273cm" svg:x="19.319cm" svg:y="4.205cm" svg:viewBox="0 0 274 274" svg:d="M136 274c37 0 72-14 98-40s40-60 40-97c0-36-14-71-40-96-26-27-61-41-98-41-36 0-71 14-96 41-26 25-40 60-40 96 0 37 14 71 40 97 25 26 60 40 96 40z">
          <text:p/>
        </draw:path>
        <draw:path draw:style-name="gr36" draw:text-style-name="P19" draw:layer="layout" svg:width="0.274cm" svg:height="0.273cm" svg:x="19.627cm" svg:y="4.129cm" svg:viewBox="0 0 275 274" svg:d="M137 274c37 0 72-14 98-40 25-25 40-60 40-96 0-38-15-72-40-98-26-26-61-40-98-40-36 0-71 14-97 40-25 26-40 60-40 98 0 36 15 71 40 96 26 26 61 40 97 40z">
          <text:p/>
        </draw:path>
        <draw:path draw:style-name="gr36" draw:text-style-name="P19" draw:layer="layout" svg:width="0.273cm" svg:height="0.273cm" svg:x="19.364cm" svg:y="4.263cm" svg:viewBox="0 0 274 274" svg:d="M137 274c37 0 72-14 97-41 26-26 40-60 40-97 0-36-14-71-40-96-25-26-60-40-97-40s-71 14-97 40c-26 25-40 60-40 96 0 37 14 71 40 97 26 27 60 41 97 41z">
          <text:p/>
        </draw:path>
        <draw:path draw:style-name="gr36" draw:text-style-name="P19" draw:layer="layout" svg:width="0.273cm" svg:height="0.273cm" svg:x="19.5cm" svg:y="4.147cm" svg:viewBox="0 0 274 274" svg:d="M138 274c36 0 71-14 96-40 26-25 40-60 40-96 0-37-14-72-40-98-25-26-60-40-96-40-37 0-71 14-97 40-27 26-41 61-41 98 0 36 14 71 41 96 26 26 60 40 97 40z">
          <text:p/>
        </draw:path>
        <draw:path draw:style-name="gr36" draw:text-style-name="P19" draw:layer="layout" svg:width="0.274cm" svg:height="0.273cm" svg:x="19.433cm" svg:y="4.146cm" svg:viewBox="0 0 275 274" svg:d="M138 274c36 0 71-14 97-40 25-26 40-60 40-97 0-36-15-72-40-97-26-26-61-40-97-40s-72 14-98 40c-25 25-40 61-40 97 0 37 15 71 40 97 26 26 62 40 98 40z">
          <text:p/>
        </draw:path>
        <draw:path draw:style-name="gr39" draw:text-style-name="P20" draw:layer="layout" svg:width="0.273cm" svg:height="0.274cm" svg:x="20.554cm" svg:y="3.936cm" svg:viewBox="0 0 274 275" svg:d="M137 275c36 0 71-15 97-40 25-26 40-61 40-97s-15-71-40-97c-26-26-61-41-97-41s-71 15-97 41-40 61-40 97 14 71 40 97c26 25 61 40 97 40z">
          <text:p/>
        </draw:path>
        <draw:path draw:style-name="gr36" draw:text-style-name="P19" draw:layer="layout" svg:width="0.273cm" svg:height="0.274cm" svg:x="19.345cm" svg:y="4.148cm" svg:viewBox="0 0 274 275" svg:d="M136 275c37 0 72-15 98-41 26-25 40-60 40-96s-14-72-40-98c-26-25-61-40-98-40-36 0-71 15-96 40-26 26-40 62-40 98s14 71 40 96c25 26 60 41 96 41z">
          <text:p/>
        </draw:path>
        <draw:path draw:style-name="gr39" draw:text-style-name="P20" draw:layer="layout" svg:width="0.274cm" svg:height="0.273cm" svg:x="20.595cm" svg:y="4.229cm" svg:viewBox="0 0 275 274" svg:d="M138 274c36 0 71-14 97-40 25-26 40-60 40-97 0-36-15-71-40-96-26-26-61-41-97-41s-71 15-97 41c-26 25-41 60-41 96 0 37 15 71 41 97s61 40 97 40z">
          <text:p/>
        </draw:path>
        <draw:path draw:style-name="gr36" draw:text-style-name="P19" draw:layer="layout" svg:width="0.273cm" svg:height="0.273cm" svg:x="19.662cm" svg:y="4.19cm" svg:viewBox="0 0 274 274" svg:d="M137 274c37 0 71-14 97-40 26-25 40-60 40-96 0-37-14-71-40-98-26-26-60-40-97-40s-72 14-97 40c-26 27-40 61-40 98 0 36 14 71 40 96 25 26 60 40 97 40z">
          <text:p/>
        </draw:path>
        <draw:path draw:style-name="gr36" draw:text-style-name="P19" draw:layer="layout" svg:width="0.273cm" svg:height="0.273cm" svg:x="19.887cm" svg:y="4.108cm" svg:viewBox="0 0 274 274" svg:d="M137 274c36 0 72-14 97-40 26-25 40-60 40-96 0-38-14-72-40-98-25-26-61-40-97-40s-71 14-97 40c-25 26-40 60-40 98 0 36 15 71 40 96 26 26 61 40 97 40z">
          <text:p/>
        </draw:path>
        <draw:path draw:style-name="gr40" draw:text-style-name="P21" draw:layer="layout" svg:width="0.273cm" svg:height="0.274cm" svg:x="18.229cm" svg:y="4.708cm" svg:viewBox="0 0 274 275" svg:d="M136 275c37 0 72-15 98-40 26-26 40-61 40-97s-14-72-40-98c-26-25-61-40-98-40-36 0-71 15-96 40-26 26-40 62-40 98s14 71 40 97c25 25 60 40 96 40z">
          <text:p/>
        </draw:path>
        <draw:path draw:style-name="gr36" draw:text-style-name="P19" draw:layer="layout" svg:width="0.273cm" svg:height="0.273cm" svg:x="19.21cm" svg:y="4.184cm" svg:viewBox="0 0 274 274" svg:d="M138 274c36 0 70-15 96-40 26-26 40-61 40-97s-14-71-40-97-60-40-96-40c-37 0-71 14-97 40-27 26-41 61-41 97s14 71 41 97c26 25 60 40 97 40z">
          <text:p/>
        </draw:path>
        <draw:path draw:style-name="gr39" draw:text-style-name="P20" draw:layer="layout" svg:width="0.274cm" svg:height="0.273cm" svg:x="20.387cm" svg:y="4.218cm" svg:viewBox="0 0 275 274" svg:d="M137 274c36 0 71-15 98-40 25-26 40-61 40-97s-15-71-40-96c-27-26-62-41-98-41s-71 15-97 41c-25 25-40 60-40 96s15 71 40 97c26 25 61 40 97 40z">
          <text:p/>
        </draw:path>
        <draw:path draw:style-name="gr36" draw:text-style-name="P19" draw:layer="layout" svg:width="0.273cm" svg:height="0.273cm" svg:x="19.444cm" svg:y="4.03cm" svg:viewBox="0 0 274 274" svg:d="M137 274c37 0 71-15 97-40 26-26 40-62 40-98s-14-71-40-96c-26-26-60-40-97-40-36 0-72 14-97 40-26 25-40 60-40 96s14 72 40 98c25 25 61 40 97 40z">
          <text:p/>
        </draw:path>
        <draw:path draw:style-name="gr36" draw:text-style-name="P19" draw:layer="layout" svg:width="0.273cm" svg:height="0.273cm" svg:x="19.691cm" svg:y="4.276cm" svg:viewBox="0 0 274 274" svg:d="M137 274c37 0 71-15 97-40 26-27 40-62 40-98s-14-71-40-96c-26-26-60-40-97-40s-72 14-97 40c-26 25-40 60-40 96s14 71 40 98c25 25 60 40 97 40z">
          <text:p/>
        </draw:path>
        <draw:path draw:style-name="gr39" draw:text-style-name="P20" draw:layer="layout" svg:width="0.273cm" svg:height="0.273cm" svg:x="20.453cm" svg:y="3.991cm" svg:viewBox="0 0 274 274" svg:d="M136 274c38 0 72-14 98-41 26-25 40-60 40-96 0-37-14-71-40-97s-60-40-98-40c-36 0-71 14-96 40-26 26-40 60-40 97 0 36 14 71 40 96 25 27 60 41 96 41z">
          <text:p/>
        </draw:path>
        <draw:path draw:style-name="gr36" draw:text-style-name="P19" draw:layer="layout" svg:width="0.273cm" svg:height="0.273cm" svg:x="20.071cm" svg:y="4.018cm" svg:viewBox="0 0 274 274" svg:d="M136 274c37 0 71-15 97-40 26-27 41-62 41-98s-15-71-41-96c-26-26-60-40-97-40-36 0-71 14-96 40-26 25-40 60-40 96s14 71 40 98c25 25 60 40 96 40z">
          <text:p/>
        </draw:path>
        <draw:path draw:style-name="gr39" draw:text-style-name="P20" draw:layer="layout" svg:width="0.273cm" svg:height="0.273cm" svg:x="20.786cm" svg:y="4.061cm" svg:viewBox="0 0 274 274" svg:d="M138 274c36 0 71-14 96-40 26-26 40-60 40-98 0-36-14-71-40-96-25-26-60-40-96-40-37 0-72 14-98 40-26 25-40 60-40 96 0 38 14 72 40 98s61 40 98 40z">
          <text:p/>
        </draw:path>
        <draw:path draw:style-name="gr39" draw:text-style-name="P20" draw:layer="layout" svg:width="0.273cm" svg:height="0.274cm" svg:x="20.506cm" svg:y="3.979cm" svg:viewBox="0 0 274 275" svg:d="M138 275c36 0 71-15 96-41 26-26 40-61 40-97s-14-71-40-97c-25-25-60-40-96-40-38 0-72 15-98 40-26 26-40 61-40 97s14 71 40 97 60 41 98 41z">
          <text:p/>
        </draw:path>
        <draw:path draw:style-name="gr36" draw:text-style-name="P19" draw:layer="layout" svg:width="0.273cm" svg:height="0.273cm" svg:x="19.738cm" svg:y="4.176cm" svg:viewBox="0 0 274 274" svg:d="M138 274c36 0 70-14 96-40s40-60 40-97c0-36-14-71-40-97s-60-40-96-40c-37 0-71 14-98 40-26 26-40 61-40 97 0 37 14 71 40 97 27 26 61 40 98 40z">
          <text:p/>
        </draw:path>
        <draw:path draw:style-name="gr36" draw:text-style-name="P19" draw:layer="layout" svg:width="0.273cm" svg:height="0.273cm" svg:x="19.902cm" svg:y="4.261cm" svg:viewBox="0 0 274 274" svg:d="M137 274c37 0 72-14 97-41 26-26 40-60 40-97 0-36-14-71-40-96-25-26-60-40-97-40s-71 14-97 40c-26 25-40 60-40 96 0 37 14 71 40 97 26 27 60 41 97 41z">
          <text:p/>
        </draw:path>
        <draw:path draw:style-name="gr37" draw:text-style-name="P19" draw:layer="layout" svg:width="0.273cm" svg:height="0.274cm" svg:x="19.915cm" svg:y="4.091cm" svg:viewBox="0 0 274 275" svg:d="M136 275c37 0 72-15 98-40 25-26 40-61 40-98 0-36-15-71-40-97-26-25-61-40-98-40-36 0-71 15-96 40-26 26-40 61-40 97 0 37 14 72 40 98 25 25 60 40 96 40z">
          <text:p/>
        </draw:path>
        <draw:path draw:style-name="gr38" draw:text-style-name="P2" draw:layer="layout" svg:width="0.273cm" svg:height="0.274cm" svg:x="19.915cm" svg:y="4.091cm" svg:viewBox="0 0 274 275" svg:d="M136 275c37 0 72-15 98-40 25-26 40-61 40-98 0-36-15-71-40-97-26-25-61-40-98-40-36 0-71 15-96 40-26 26-40 61-40 97 0 37 14 72 40 98 25 25 60 40 96 40z">
          <text:p/>
        </draw:path>
        <draw:path draw:style-name="gr36" draw:text-style-name="P19" draw:layer="layout" svg:width="0.273cm" svg:height="0.273cm" svg:x="19.461cm" svg:y="4.234cm" svg:viewBox="0 0 274 274" svg:d="M137 274c37 0 71-15 97-41s40-60 40-97c0-36-14-71-40-96-26-26-60-40-97-40-36 0-71 14-97 40-26 25-40 60-40 96 0 37 14 71 40 97s61 41 97 41z">
          <text:p/>
        </draw:path>
        <draw:path draw:style-name="gr36" draw:text-style-name="P19" draw:layer="layout" svg:width="0.273cm" svg:height="0.274cm" svg:x="20.057cm" svg:y="4.316cm" svg:viewBox="0 0 274 275" svg:d="M138 275c36 0 71-15 96-40 26-26 40-62 40-98s-14-71-40-97c-25-25-60-40-96-40-37 0-71 15-97 40-26 26-41 61-41 97s15 72 41 98c26 25 60 40 97 40z">
          <text:p/>
        </draw:path>
        <draw:path draw:style-name="gr36" draw:text-style-name="P19" draw:layer="layout" svg:width="0.274cm" svg:height="0.273cm" svg:x="19.916cm" svg:y="4.201cm" svg:viewBox="0 0 275 274" svg:d="M137 274c37 0 72-15 98-40 25-26 40-61 40-97s-15-71-40-96c-26-27-61-41-98-41-36 0-71 14-96 41-26 25-41 60-41 96s15 71 41 97c25 25 60 40 96 40z">
          <text:p/>
        </draw:path>
        <draw:path draw:style-name="gr36" draw:text-style-name="P19" draw:layer="layout" svg:width="0.273cm" svg:height="0.274cm" svg:x="20cm" svg:y="4.251cm" svg:viewBox="0 0 274 275" svg:d="M137 275c36 0 71-15 97-41 25-26 40-61 40-97s-15-71-40-97c-26-25-61-40-97-40s-72 15-97 40c-26 26-40 61-40 97s14 71 40 97c25 26 61 41 97 41z">
          <text:p/>
        </draw:path>
        <draw:path draw:style-name="gr36" draw:text-style-name="P19" draw:layer="layout" svg:width="0.273cm" svg:height="0.273cm" svg:x="19.641cm" svg:y="4.201cm" svg:viewBox="0 0 274 274" svg:d="M136 274c38 0 72-14 98-40 26-25 40-60 40-96s-14-71-40-97-60-41-98-41c-36 0-71 15-96 41-26 26-40 61-40 97s14 71 40 96c25 26 60 40 96 40z">
          <text:p/>
        </draw:path>
        <draw:path draw:style-name="gr39" draw:text-style-name="P20" draw:layer="layout" svg:width="0.273cm" svg:height="0.273cm" svg:x="21.479cm" svg:y="4.377cm" svg:viewBox="0 0 274 274" svg:d="M136 274c37 0 71-14 98-40 26-25 40-60 40-96 0-38-14-72-40-98-27-26-61-40-98-40-36 0-71 14-96 40-26 26-40 60-40 98 0 36 14 71 40 96 25 26 60 40 96 40z">
          <text:p/>
        </draw:path>
        <draw:path draw:style-name="gr36" draw:text-style-name="P19" draw:layer="layout" svg:width="0.273cm" svg:height="0.274cm" svg:x="19.63cm" svg:y="4.154cm" svg:viewBox="0 0 274 275" svg:d="M136 275c37 0 72-15 98-40 25-26 40-61 40-97s-15-72-40-98c-26-25-61-40-98-40-36 0-71 15-96 40-26 26-40 62-40 98s14 71 40 97c25 25 60 40 96 40z">
          <text:p/>
        </draw:path>
        <draw:path draw:style-name="gr36" draw:text-style-name="P19" draw:layer="layout" svg:width="0.274cm" svg:height="0.273cm" svg:x="19.747cm" svg:y="4.096cm" svg:viewBox="0 0 275 274" svg:d="M138 274c36 0 71-14 97-40 25-25 40-60 40-96 0-37-15-72-40-98-26-25-61-40-97-40s-71 15-98 40c-25 26-40 61-40 98 0 36 15 71 40 96 27 26 62 40 98 40z">
          <text:p/>
        </draw:path>
        <draw:path draw:style-name="gr36" draw:text-style-name="P19" draw:layer="layout" svg:width="0.273cm" svg:height="0.273cm" svg:x="19.363cm" svg:y="4.143cm" svg:viewBox="0 0 274 274" svg:d="M136 274c38 0 72-14 98-40s40-60 40-97c0-36-14-72-40-97-26-26-60-40-98-40-36 0-71 14-96 40-26 25-40 61-40 97 0 37 14 71 40 97 25 26 60 40 96 40z">
          <text:p/>
        </draw:path>
        <draw:path draw:style-name="gr39" draw:text-style-name="P20" draw:layer="layout" svg:width="0.274cm" svg:height="0.273cm" svg:x="20.448cm" svg:y="4.06cm" svg:viewBox="0 0 275 274" svg:d="M137 274c37 0 72-15 98-40 25-26 40-61 40-98 0-36-15-71-40-96-26-26-61-40-98-40-36 0-71 14-97 40-25 25-40 60-40 96 0 37 15 72 40 98 26 25 61 40 97 40z">
          <text:p/>
        </draw:path>
        <draw:path draw:style-name="gr36" draw:text-style-name="P19" draw:layer="layout" svg:width="0.274cm" svg:height="0.273cm" svg:x="19.76cm" svg:y="4.189cm" svg:viewBox="0 0 275 274" svg:d="M138 274c36 0 71-14 96-40 26-26 41-60 41-97 0-36-15-71-41-97-25-26-60-40-96-40s-71 14-97 40-41 61-41 97c0 37 15 71 41 97s61 40 97 40z">
          <text:p/>
        </draw:path>
        <draw:path draw:style-name="gr37" draw:text-style-name="P19" draw:layer="layout" svg:width="0.273cm" svg:height="0.273cm" svg:x="20.283cm" svg:y="3.914cm" svg:viewBox="0 0 274 274" svg:d="M137 274c36 0 71-14 97-40 25-26 40-60 40-96 0-37-15-71-40-98-26-26-61-40-97-40s-71 14-97 40c-26 27-40 61-40 98 0 36 14 70 40 96s61 40 97 40z">
          <text:p/>
        </draw:path>
        <draw:path draw:style-name="gr38" draw:text-style-name="P2" draw:layer="layout" svg:width="0.273cm" svg:height="0.273cm" svg:x="20.283cm" svg:y="3.914cm" svg:viewBox="0 0 274 274" svg:d="M137 274c36 0 71-14 97-40 25-26 40-60 40-96 0-37-15-71-40-98-26-26-61-40-97-40s-71 14-97 40c-26 27-40 61-40 98 0 36 14 70 40 96s61 40 97 40z">
          <text:p/>
        </draw:path>
        <draw:path draw:style-name="gr40" draw:text-style-name="P21" draw:layer="layout" svg:width="0.273cm" svg:height="0.273cm" svg:x="18.772cm" svg:y="4.283cm" svg:viewBox="0 0 274 274" svg:d="M136 274c37 0 72-14 98-40 26-27 40-61 40-98 0-36-14-71-40-96-26-26-61-40-98-40-36 0-71 14-96 40-26 25-40 60-40 96 0 37 14 71 40 98 25 26 60 40 96 40z">
          <text:p/>
        </draw:path>
        <draw:path draw:style-name="gr36" draw:text-style-name="P19" draw:layer="layout" svg:width="0.273cm" svg:height="0.274cm" svg:x="19.7cm" svg:y="4.316cm" svg:viewBox="0 0 274 275" svg:d="M138 275c36 0 71-15 96-40 26-26 40-62 40-98s-14-71-40-96c-25-26-60-41-96-41-37 0-72 15-98 41-26 25-40 60-40 96s14 72 40 98c26 25 61 40 98 40z">
          <text:p/>
        </draw:path>
        <draw:path draw:style-name="gr39" draw:text-style-name="P20" draw:layer="layout" svg:width="0.273cm" svg:height="0.273cm" svg:x="21.001cm" svg:y="4.359cm" svg:viewBox="0 0 274 274" svg:d="M136 274c37 0 72-14 98-40 25-25 40-60 40-97s-15-71-40-97c-26-26-61-40-98-40-36 0-71 14-96 40-26 26-40 60-40 97s14 72 40 97c25 26 60 40 96 40z">
          <text:p/>
        </draw:path>
        <draw:path draw:style-name="gr39" draw:text-style-name="P20" draw:layer="layout" svg:width="0.273cm" svg:height="0.273cm" svg:x="20.159cm" svg:y="4.392cm" svg:viewBox="0 0 274 274" svg:d="M136 274c37 0 72-14 98-40 26-25 40-60 40-96 0-38-14-72-40-98s-61-40-98-40c-36 0-71 14-96 40-26 26-40 60-40 98 0 36 14 71 40 96 25 26 60 40 96 40z">
          <text:p/>
        </draw:path>
        <draw:path draw:style-name="gr39" draw:text-style-name="P20" draw:layer="layout" svg:width="0.273cm" svg:height="0.273cm" svg:x="20.672cm" svg:y="4.609cm" svg:viewBox="0 0 274 274" svg:d="M136 274c37 0 71-14 98-40 26-26 40-60 40-98 0-36-14-71-40-96-27-26-61-40-98-40-36 0-71 14-96 40-26 25-40 60-40 96 0 38 14 72 40 98 25 26 60 40 96 40z">
          <text:p/>
        </draw:path>
        <draw:path draw:style-name="gr36" draw:text-style-name="P19" draw:layer="layout" svg:width="0.273cm" svg:height="0.274cm" svg:x="19.841cm" svg:y="4.225cm" svg:viewBox="0 0 274 275" svg:d="M136 275c37 0 71-15 98-40 26-26 40-61 40-97s-14-71-40-97c-27-25-61-41-98-41-36 0-71 16-96 41-26 26-40 61-40 97s14 71 40 97c25 25 60 40 96 40z">
          <text:p/>
        </draw:path>
        <draw:path draw:style-name="gr39" draw:text-style-name="P20" draw:layer="layout" svg:width="0.274cm" svg:height="0.273cm" svg:x="20.559cm" svg:y="4.231cm" svg:viewBox="0 0 275 274" svg:d="M138 274c36 0 71-14 97-40 25-26 40-60 40-97 0-36-15-71-40-96-26-26-61-41-97-41s-71 15-98 41c-25 25-40 60-40 96 0 37 15 71 40 97 27 26 62 40 98 40z">
          <text:p/>
        </draw:path>
        <draw:path draw:style-name="gr36" draw:text-style-name="P19" draw:layer="layout" svg:width="0.274cm" svg:height="0.273cm" svg:x="19.375cm" svg:y="4.19cm" svg:viewBox="0 0 275 274" svg:d="M137 274c37 0 72-14 98-40 25-25 40-60 40-96s-15-71-40-98c-26-25-61-40-98-40-36 0-71 15-97 40-25 27-40 62-40 98s15 71 40 96c26 26 61 40 97 40z">
          <text:p/>
        </draw:path>
        <draw:path draw:style-name="gr36" draw:text-style-name="P19" draw:layer="layout" svg:width="0.273cm" svg:height="0.273cm" svg:x="19.307cm" svg:y="4.182cm" svg:viewBox="0 0 274 274" svg:d="M137 274c36 0 71-14 97-40 26-25 40-60 40-96 0-37-14-71-40-98-26-26-61-40-97-40-37 0-71 14-97 40-26 27-40 61-40 98 0 36 14 71 40 96 26 26 60 40 97 40z">
          <text:p/>
        </draw:path>
        <draw:path draw:style-name="gr36" draw:text-style-name="P19" draw:layer="layout" svg:width="0.274cm" svg:height="0.273cm" svg:x="19.854cm" svg:y="4.06cm" svg:viewBox="0 0 275 274" svg:d="M137 274c36 0 71-14 98-40 25-25 40-60 40-97s-15-71-40-97c-27-26-62-40-98-40s-71 14-97 40c-25 26-40 60-40 97s15 72 40 97c26 26 61 40 97 40z">
          <text:p/>
        </draw:path>
        <draw:path draw:style-name="gr39" draw:text-style-name="P20" draw:layer="layout" svg:width="0.273cm" svg:height="0.273cm" svg:x="20.276cm" svg:y="4.153cm" svg:viewBox="0 0 274 274" svg:d="M137 274c37 0 71-14 97-40s40-60 40-97c0-36-14-72-40-97-26-26-60-40-97-40-36 0-71 14-97 40-26 25-40 61-40 97 0 37 14 71 40 97s61 40 97 40z">
          <text:p/>
        </draw:path>
        <draw:path draw:style-name="gr36" draw:text-style-name="P19" draw:layer="layout" svg:width="0.273cm" svg:height="0.274cm" svg:x="19.842cm" svg:y="4.109cm" svg:viewBox="0 0 274 275" svg:d="M136 275c36 0 71-15 98-40 25-26 40-61 40-97 0-37-15-72-40-98-27-25-62-40-98-40s-71 15-96 40c-26 26-40 61-40 98 0 36 14 71 40 97 25 25 60 40 96 40z">
          <text:p/>
        </draw:path>
        <draw:path draw:style-name="gr39" draw:text-style-name="P20" draw:layer="layout" svg:width="0.273cm" svg:height="0.274cm" svg:x="20.323cm" svg:y="4.147cm" svg:viewBox="0 0 274 275" svg:d="M138 275c36 0 71-15 96-40 26-26 40-61 40-97s-14-72-40-97c-25-26-60-41-96-41-37 0-71 15-97 41-27 25-41 61-41 97s14 71 41 97c26 25 60 40 97 40z">
          <text:p/>
        </draw:path>
        <draw:path draw:style-name="gr36" draw:text-style-name="P19" draw:layer="layout" svg:width="0.274cm" svg:height="0.273cm" svg:x="20.069cm" svg:y="4.304cm" svg:viewBox="0 0 275 274" svg:d="M137 274c36 0 71-14 97-40 25-25 41-61 41-97 0-37-16-71-41-97-26-26-61-40-97-40s-71 14-97 40c-25 26-40 60-40 97 0 36 15 72 40 97 26 26 61 40 97 40z">
          <text:p/>
        </draw:path>
        <draw:path draw:style-name="gr36" draw:text-style-name="P19" draw:layer="layout" svg:width="0.273cm" svg:height="0.273cm" svg:x="19.913cm" svg:y="4.154cm" svg:viewBox="0 0 274 274" svg:d="M137 274c37 0 72-14 97-40 26-25 40-60 40-96s-14-72-40-98c-25-25-60-40-97-40s-71 15-97 40c-26 26-40 62-40 98s14 71 40 96c26 26 60 40 97 40z">
          <text:p/>
        </draw:path>
        <draw:path draw:style-name="gr36" draw:text-style-name="P19" draw:layer="layout" svg:width="0.273cm" svg:height="0.273cm" svg:x="19.812cm" svg:y="3.967cm" svg:viewBox="0 0 274 274" svg:d="M137 274c36 0 71-16 96-41 27-26 41-61 41-97s-14-71-41-96c-25-26-60-40-96-40-37 0-71 14-97 40-26 25-40 60-40 96s14 71 40 97c26 25 60 41 97 41z">
          <text:p/>
        </draw:path>
        <draw:path draw:style-name="gr39" draw:text-style-name="P20" draw:layer="layout" svg:width="0.273cm" svg:height="0.273cm" svg:x="20.479cm" svg:y="3.944cm" svg:viewBox="0 0 274 274" svg:d="M137 274c37 0 71-15 97-40 26-26 40-61 40-97s-14-71-40-96c-26-27-60-41-97-41s-72 14-97 41c-26 25-40 60-40 96s14 71 40 97c25 25 60 40 97 40z">
          <text:p/>
        </draw:path>
        <draw:path draw:style-name="gr41" draw:text-style-name="P20" draw:layer="layout" svg:width="0.274cm" svg:height="0.273cm" svg:x="20.44cm" svg:y="4.11cm" svg:viewBox="0 0 275 274" svg:d="M137 274c37 0 72-14 98-40 25-26 40-60 40-97s-15-72-40-97c-26-26-61-40-98-40-36 0-71 14-97 40-25 25-40 60-40 97s15 71 40 97c26 26 61 40 97 40z">
          <text:p/>
        </draw:path>
        <draw:path draw:style-name="gr38" draw:text-style-name="P2" draw:layer="layout" svg:width="0.274cm" svg:height="0.273cm" svg:x="20.44cm" svg:y="4.11cm" svg:viewBox="0 0 275 274" svg:d="M137 274c37 0 72-14 98-40 25-26 40-60 40-97s-15-72-40-97c-26-26-61-40-98-40-36 0-71 14-97 40-25 25-40 60-40 97s15 71 40 97c26 26 61 40 97 40z">
          <text:p/>
        </draw:path>
        <draw:path draw:style-name="gr36" draw:text-style-name="P19" draw:layer="layout" svg:width="0.274cm" svg:height="0.274cm" svg:x="19.674cm" svg:y="4.236cm" svg:viewBox="0 0 275 275" svg:d="M138 275c36 0 71-16 97-41 25-26 40-61 40-97s-15-71-40-97c-26-25-61-40-97-40-37 0-72 15-98 40-25 26-40 61-40 97s15 71 40 97c26 25 61 41 98 41z">
          <text:p/>
        </draw:path>
        <draw:path draw:style-name="gr42" draw:text-style-name="P21" draw:layer="layout" svg:width="0.273cm" svg:height="0.274cm" svg:x="18.72cm" svg:y="4.449cm" svg:viewBox="0 0 274 275" svg:d="M137 275c36 0 71-15 96-40 27-26 41-61 41-97s-14-71-41-98c-25-25-60-40-96-40s-71 15-97 40c-25 27-40 62-40 98s15 71 40 97c26 25 61 40 97 40z">
          <text:p/>
        </draw:path>
        <draw:path draw:style-name="gr38" draw:text-style-name="P2" draw:layer="layout" svg:width="0.273cm" svg:height="0.274cm" svg:x="18.72cm" svg:y="4.449cm" svg:viewBox="0 0 274 275" svg:d="M137 275c36 0 71-15 96-40 27-26 41-61 41-97s-14-71-41-98c-25-25-60-40-96-40s-71 15-97 40c-25 27-40 62-40 98s15 71 40 97c26 25 61 40 97 40z">
          <text:p/>
        </draw:path>
        <draw:path draw:style-name="gr39" draw:text-style-name="P20" draw:layer="layout" svg:width="0.274cm" svg:height="0.274cm" svg:x="20.376cm" svg:y="4.146cm" svg:viewBox="0 0 275 275" svg:d="M137 275c36 0 71-15 97-40 26-26 41-61 41-97s-15-72-41-98c-26-25-61-40-97-40s-71 15-97 40c-25 26-40 62-40 98s15 71 40 97c26 25 61 40 97 40z">
          <text:p/>
        </draw:path>
        <draw:path draw:style-name="gr36" draw:text-style-name="P19" draw:layer="layout" svg:width="0.273cm" svg:height="0.273cm" svg:x="19.881cm" svg:y="4.185cm" svg:viewBox="0 0 274 274" svg:d="M136 274c37 0 72-15 98-40 26-26 40-61 40-97s-14-71-40-97-61-40-98-40c-36 0-71 14-96 40-26 26-40 61-40 97s14 71 40 97c25 25 60 40 96 40z">
          <text:p/>
        </draw:path>
        <draw:path draw:style-name="gr40" draw:text-style-name="P21" draw:layer="layout" svg:width="0.273cm" svg:height="0.274cm" svg:x="18.89cm" svg:y="4.428cm" svg:viewBox="0 0 274 275" svg:d="M137 275c36 0 71-15 97-40 25-26 40-61 40-97s-15-72-40-98c-26-25-61-40-97-40s-72 15-97 40c-26 26-40 62-40 98s14 71 40 97c25 25 61 40 97 40z">
          <text:p/>
        </draw:path>
        <draw:path draw:style-name="gr39" draw:text-style-name="P20" draw:layer="layout" svg:width="0.273cm" svg:height="0.274cm" svg:x="20.632cm" svg:y="4.224cm" svg:viewBox="0 0 274 275" svg:d="M137 275c36 0 71-15 96-40 27-26 41-61 41-97s-14-71-41-97c-25-25-60-41-96-41s-71 16-97 41c-25 26-40 61-40 97s15 71 40 97c26 25 61 40 97 40z">
          <text:p/>
        </draw:path>
        <draw:path draw:style-name="gr36" draw:text-style-name="P19" draw:layer="layout" svg:width="0.273cm" svg:height="0.274cm" svg:x="19.376cm" svg:y="4.22cm" svg:viewBox="0 0 274 275" svg:d="M137 275c37 0 72-15 97-40 26-26 40-61 40-97s-14-71-40-97c-25-25-60-41-97-41s-71 16-97 41c-26 26-40 61-40 97s14 71 40 97c26 25 60 40 97 40z">
          <text:p/>
        </draw:path>
        <draw:path draw:style-name="gr36" draw:text-style-name="P19" draw:layer="layout" svg:width="0.274cm" svg:height="0.273cm" svg:x="19.986cm" svg:y="4.263cm" svg:viewBox="0 0 275 274" svg:d="M138 274c36 0 71-14 97-41 25-26 40-60 40-97 0-36-15-71-40-96-26-26-61-40-97-40s-72 14-98 40c-25 25-40 60-40 96 0 37 15 71 40 97 26 27 62 41 98 41z">
          <text:p/>
        </draw:path>
        <draw:path draw:style-name="gr36" draw:text-style-name="P19" draw:layer="layout" svg:width="0.273cm" svg:height="0.273cm" svg:x="19.75cm" svg:y="4.212cm" svg:viewBox="0 0 274 274" svg:d="M137 274c37 0 71-14 97-40s40-60 40-97c0-36-14-71-40-96-26-27-60-41-97-41-36 0-71 14-97 41-26 25-40 60-40 96 0 37 14 71 40 97s61 40 97 40z">
          <text:p/>
        </draw:path>
        <draw:path draw:style-name="gr39" draw:text-style-name="P20" draw:layer="layout" svg:width="0.273cm" svg:height="0.273cm" svg:x="21.748cm" svg:y="4.379cm" svg:viewBox="0 0 274 274" svg:d="M136 274c37 0 71-14 98-40 26-26 40-60 40-97s-14-72-40-97c-27-26-61-40-98-40-36 0-71 14-96 40-26 25-40 60-40 97s14 71 40 97c25 26 60 40 96 40z">
          <text:p/>
        </draw:path>
        <draw:path draw:style-name="gr39" draw:text-style-name="P20" draw:layer="layout" svg:width="0.273cm" svg:height="0.274cm" svg:x="20.484cm" svg:y="4.174cm" svg:viewBox="0 0 274 275" svg:d="M138 275c36 0 71-15 96-40 26-26 40-61 40-97s-14-71-40-98c-25-25-60-40-96-40-37 0-72 15-98 40-25 27-40 62-40 98s15 71 40 97c26 25 61 40 98 40z">
          <text:p/>
        </draw:path>
        <draw:path draw:style-name="gr36" draw:text-style-name="P19" draw:layer="layout" svg:width="0.273cm" svg:height="0.273cm" svg:x="19.895cm" svg:y="4.093cm" svg:viewBox="0 0 274 274" svg:d="M137 274c37 0 72-14 97-40 26-25 40-60 40-97s-14-71-40-97c-25-26-60-40-97-40-36 0-71 14-97 40-25 26-40 60-40 97s15 72 40 97c26 26 61 40 97 40z">
          <text:p/>
        </draw:path>
        <draw:path draw:style-name="gr39" draw:text-style-name="P20" draw:layer="layout" svg:width="0.273cm" svg:height="0.274cm" svg:x="20.827cm" svg:y="4.67cm" svg:viewBox="0 0 274 275" svg:d="M138 275c36 0 71-15 96-40 26-26 40-61 40-97 0-37-14-72-40-98-25-25-60-40-96-40s-71 15-98 40c-25 26-40 61-40 98 0 36 15 71 40 97 27 25 62 40 98 40z">
          <text:p/>
        </draw:path>
        <draw:path draw:style-name="gr36" draw:text-style-name="P19" draw:layer="layout" svg:width="0.273cm" svg:height="0.273cm" svg:x="19.587cm" svg:y="4.142cm" svg:viewBox="0 0 274 274" svg:d="M137 274c36 0 72-14 97-40 26-25 40-60 40-96 0-37-14-72-40-98-25-26-61-40-97-40-37 0-71 14-97 40s-40 61-40 98c0 36 14 71 40 96 26 26 60 40 97 40z">
          <text:p/>
        </draw:path>
        <draw:path draw:style-name="gr39" draw:text-style-name="P20" draw:layer="layout" svg:width="0.273cm" svg:height="0.274cm" svg:x="20.271cm" svg:y="4.196cm" svg:viewBox="0 0 274 275" svg:d="M138 275c36 0 71-15 96-40 26-26 40-61 40-97s-14-71-40-97c-25-26-60-41-96-41-37 0-72 15-98 41s-40 61-40 97 14 71 40 97c26 25 61 40 98 40z">
          <text:p/>
        </draw:path>
        <draw:path draw:style-name="gr36" draw:text-style-name="P19" draw:layer="layout" svg:width="0.273cm" svg:height="0.273cm" svg:x="19.761cm" svg:y="4.228cm" svg:viewBox="0 0 274 274" svg:d="M138 274c36 0 71-14 96-40 26-26 40-60 40-97 0-36-14-70-40-96-25-26-60-41-96-41-37 0-71 15-97 41-27 26-41 60-41 96 0 37 14 71 41 97 26 26 60 40 97 40z">
          <text:p/>
        </draw:path>
        <draw:path draw:style-name="gr39" draw:text-style-name="P20" draw:layer="layout" svg:width="0.273cm" svg:height="0.273cm" svg:x="20.513cm" svg:y="4.262cm" svg:viewBox="0 0 274 274" svg:d="M138 274c36 0 71-14 96-41 26-25 40-60 40-96 0-37-14-71-40-97-25-26-60-40-96-40-37 0-72 14-98 40s-40 60-40 97c0 36 14 71 40 96 26 27 61 41 98 41z">
          <text:p/>
        </draw:path>
        <draw:path draw:style-name="gr36" draw:text-style-name="P19" draw:layer="layout" svg:width="0.273cm" svg:height="0.274cm" svg:x="19.658cm" svg:y="4.254cm" svg:viewBox="0 0 274 275" svg:d="M138 275c36 0 71-15 96-41 26-26 40-61 40-97s-14-71-40-97c-25-25-60-40-96-40-38 0-72 15-98 40-26 26-40 61-40 97s14 71 40 97 60 41 98 41z">
          <text:p/>
        </draw:path>
        <draw:path draw:style-name="gr36" draw:text-style-name="P19" draw:layer="layout" svg:width="0.273cm" svg:height="0.274cm" svg:x="19.416cm" svg:y="4.218cm" svg:viewBox="0 0 274 275" svg:d="M138 275c36 0 71-15 96-40 26-26 40-61 40-97s-14-71-40-97c-25-25-60-41-96-41-37 0-72 16-98 41-25 26-40 61-40 97s15 71 40 97c26 25 61 40 98 40z">
          <text:p/>
        </draw:path>
        <draw:path draw:style-name="gr36" draw:text-style-name="P19" draw:layer="layout" svg:width="0.274cm" svg:height="0.273cm" svg:x="19.458cm" svg:y="4.196cm" svg:viewBox="0 0 275 274" svg:d="M138 274c36 0 71-14 96-40 26-25 41-60 41-96 0-37-15-71-41-97-25-27-60-41-96-41s-71 14-98 41c-25 26-40 60-40 97 0 36 15 71 40 96 27 26 62 40 98 40z">
          <text:p/>
        </draw:path>
        <draw:path draw:style-name="gr36" draw:text-style-name="P19" draw:layer="layout" svg:width="0.273cm" svg:height="0.274cm" svg:x="19.956cm" svg:y="4.294cm" svg:viewBox="0 0 274 275" svg:d="M137 275c37 0 71-15 97-40 26-27 40-62 40-98s-14-71-40-97c-26-25-60-40-97-40s-72 15-97 40c-26 26-40 61-40 97s14 71 40 98c25 25 60 40 97 40z">
          <text:p/>
        </draw:path>
        <draw:path draw:style-name="gr36" draw:text-style-name="P19" draw:layer="layout" svg:width="0.273cm" svg:height="0.273cm" svg:x="19.433cm" svg:y="4.198cm" svg:viewBox="0 0 274 274" svg:d="M137 274c36 0 71-14 97-40 25-26 40-60 40-97 0-36-15-71-40-96-26-27-61-41-97-41s-72 14-97 41c-26 25-40 60-40 96 0 37 14 71 40 97 25 26 61 40 97 40z">
          <text:p/>
        </draw:path>
        <draw:path draw:style-name="gr36" draw:text-style-name="P19" draw:layer="layout" svg:width="0.273cm" svg:height="0.274cm" svg:x="19.767cm" svg:y="4.299cm" svg:viewBox="0 0 274 275" svg:d="M137 275c37 0 71-15 97-40 26-26 40-62 40-98s-14-71-40-97c-26-25-60-40-97-40-36 0-71 15-96 40-27 26-41 61-41 97s14 72 41 98c25 25 60 40 96 40z">
          <text:p/>
        </draw:path>
        <draw:path draw:style-name="gr39" draw:text-style-name="P20" draw:layer="layout" svg:width="0.273cm" svg:height="0.273cm" svg:x="20.731cm" svg:y="4.525cm" svg:viewBox="0 0 274 274" svg:d="M137 274c37 0 72-14 97-41 26-26 40-60 40-97 0-36-14-71-40-96-25-26-60-40-97-40s-71 14-97 40c-26 25-40 60-40 96 0 37 14 71 40 97 26 27 60 41 97 41z">
          <text:p/>
        </draw:path>
        <draw:path draw:style-name="gr36" draw:text-style-name="P19" draw:layer="layout" svg:width="0.273cm" svg:height="0.273cm" svg:x="19.711cm" svg:y="4.262cm" svg:viewBox="0 0 274 274" svg:d="M138 274c36 0 71-14 96-41 26-25 40-60 40-96 0-37-14-71-40-97-25-26-60-40-96-40-37 0-72 14-98 40s-40 60-40 97c0 36 14 71 40 96 26 27 61 41 98 41z">
          <text:p/>
        </draw:path>
        <draw:path draw:style-name="gr40" draw:text-style-name="P21" draw:layer="layout" svg:width="0.274cm" svg:height="0.273cm" svg:x="18.79cm" svg:y="5.33cm" svg:viewBox="0 0 275 274" svg:d="M137 274c36 0 72-15 98-41 25-25 40-60 40-96 0-37-15-71-40-97-26-26-62-40-98-40s-71 14-97 40c-25 26-40 60-40 97 0 36 15 71 40 96 26 26 61 41 97 41z">
          <text:p/>
        </draw:path>
        <draw:path draw:style-name="gr39" draw:text-style-name="P20" draw:layer="layout" svg:width="0.273cm" svg:height="0.273cm" svg:x="20.304cm" svg:y="3.948cm" svg:viewBox="0 0 274 274" svg:d="M138 274c36 0 71-14 96-40 26-25 40-60 40-96 0-37-14-71-40-97-25-26-60-41-96-41s-71 15-97 41-41 60-41 97c0 36 15 71 41 96 26 26 61 40 97 40z">
          <text:p/>
        </draw:path>
        <draw:path draw:style-name="gr39" draw:text-style-name="P20" draw:layer="layout" svg:width="0.274cm" svg:height="0.273cm" svg:x="20.216cm" svg:y="3.995cm" svg:viewBox="0 0 275 274" svg:d="M138 274c36 0 71-14 97-41 25-25 40-60 40-96 0-37-15-71-40-97-26-26-61-40-97-40-37 0-72 14-98 40-25 26-40 60-40 97 0 36 15 71 40 96 26 27 61 41 98 41z">
          <text:p/>
        </draw:path>
        <draw:path draw:style-name="gr39" draw:text-style-name="P20" draw:layer="layout" svg:width="0.274cm" svg:height="0.273cm" svg:x="20.317cm" svg:y="4.21cm" svg:viewBox="0 0 275 274" svg:d="M138 274c36 0 71-15 97-40 25-26 40-61 40-97s-15-71-40-96c-26-27-61-41-97-41s-71 14-97 41c-26 25-41 60-41 96s15 71 41 97c26 25 61 40 97 40z">
          <text:p/>
        </draw:path>
        <draw:path draw:style-name="gr39" draw:text-style-name="P20" draw:layer="layout" svg:width="0.274cm" svg:height="0.273cm" svg:x="20.689cm" svg:y="4.16cm" svg:viewBox="0 0 275 274" svg:d="M137 274c36 0 72-14 98-40 25-26 40-60 40-97 0-36-15-72-40-97-26-26-62-40-98-40s-71 14-97 40c-25 25-40 61-40 97 0 37 15 71 40 97 26 26 61 40 97 40z">
          <text:p/>
        </draw:path>
        <draw:path draw:style-name="gr39" draw:text-style-name="P20" draw:layer="layout" svg:width="0.273cm" svg:height="0.273cm" svg:x="21.016cm" svg:y="4.142cm" svg:viewBox="0 0 274 274" svg:d="M137 274c37 0 72-14 97-40 26-25 40-60 40-96 0-37-14-72-40-98-25-26-60-40-97-40s-71 14-97 40-40 61-40 98c0 36 14 71 40 96 26 26 60 40 97 40z">
          <text:p/>
        </draw:path>
        <draw:path draw:style-name="gr39" draw:text-style-name="P20" draw:layer="layout" svg:width="0.273cm" svg:height="0.273cm" svg:x="20.527cm" svg:y="3.987cm" svg:viewBox="0 0 274 274" svg:d="M137 274c37 0 71-14 97-41 26-26 40-60 40-97 0-36-14-71-40-96-26-26-60-40-97-40-36 0-72 14-97 40-26 25-40 60-40 96 0 37 14 71 40 97 25 27 61 41 97 41z">
          <text:p/>
        </draw:path>
        <draw:path draw:style-name="gr36" draw:text-style-name="P19" draw:layer="layout" svg:width="0.274cm" svg:height="0.273cm" svg:x="19.923cm" svg:y="4.119cm" svg:viewBox="0 0 275 274" svg:d="M137 274c37 0 72-14 98-40 25-25 40-60 40-96 0-37-15-72-40-98-26-25-61-40-98-40-36 0-71 15-97 40-25 26-40 61-40 98 0 36 15 71 40 96 26 26 61 40 97 40z">
          <text:p/>
        </draw:path>
        <draw:path draw:style-name="gr39" draw:text-style-name="P20" draw:layer="layout" svg:width="0.273cm" svg:height="0.274cm" svg:x="19.983cm" svg:y="4.29cm" svg:viewBox="0 0 274 275" svg:d="M137 275c37 0 71-15 97-40 26-27 40-62 40-98s-14-71-40-97c-26-25-60-40-97-40-36 0-72 15-97 40-26 26-40 61-40 97s14 71 40 98c25 25 61 40 97 40z">
          <text:p/>
        </draw:path>
        <draw:path draw:style-name="gr39" draw:text-style-name="P20" draw:layer="layout" svg:width="0.273cm" svg:height="0.274cm" svg:x="20.632cm" svg:y="4.66cm" svg:viewBox="0 0 274 275" svg:d="M136 275c37 0 71-15 97-40 27-26 41-61 41-97 0-37-14-72-41-98-26-25-60-40-97-40-36 0-71 15-96 40-26 26-40 61-40 98 0 36 14 71 40 97 25 25 60 40 96 40z">
          <text:p/>
        </draw:path>
        <draw:path draw:style-name="gr39" draw:text-style-name="P20" draw:layer="layout" svg:width="0.274cm" svg:height="0.274cm" svg:x="20.239cm" svg:y="4.081cm" svg:viewBox="0 0 275 275" svg:d="M138 275c36 0 71-15 97-40 25-26 40-61 40-98 0-36-15-71-40-96-26-26-61-41-97-41s-72 15-98 41c-25 25-40 60-40 96 0 37 15 72 40 98 26 25 62 40 98 40z">
          <text:p/>
        </draw:path>
        <draw:path draw:style-name="gr36" draw:text-style-name="P19" draw:layer="layout" svg:width="0.273cm" svg:height="0.274cm" svg:x="19.683cm" svg:y="4.205cm" svg:viewBox="0 0 274 275" svg:d="M137 275c37 0 71-15 97-40 26-26 40-61 40-97s-14-71-40-97-60-41-97-41-72 15-97 41c-26 26-40 61-40 97s14 71 40 97c25 25 60 40 97 40z">
          <text:p/>
        </draw:path>
        <draw:path draw:style-name="gr39" draw:text-style-name="P20" draw:layer="layout" svg:width="0.273cm" svg:height="0.273cm" svg:x="20.981cm" svg:y="4.462cm" svg:viewBox="0 0 274 274" svg:d="M136 274c37 0 72-15 98-40 26-26 40-61 40-97s-14-71-40-97-61-40-98-40c-36 0-71 14-96 40-26 26-40 61-40 97s14 71 40 97c25 25 60 40 96 40z">
          <text:p/>
        </draw:path>
        <draw:path draw:style-name="gr36" draw:text-style-name="P19" draw:layer="layout" svg:width="0.274cm" svg:height="0.273cm" svg:x="19.796cm" svg:y="4.181cm" svg:viewBox="0 0 275 274" svg:d="M137 274c36 0 71-14 97-40 25-25 41-60 41-96 0-37-16-71-41-98-26-26-61-40-97-40s-71 14-97 40c-25 27-40 61-40 98 0 36 15 71 40 96 26 26 61 40 97 40z">
          <text:p/>
        </draw:path>
        <draw:path draw:style-name="gr36" draw:text-style-name="P19" draw:layer="layout" svg:width="0.274cm" svg:height="0.273cm" svg:x="19.857cm" svg:y="4.253cm" svg:viewBox="0 0 275 274" svg:d="M137 274c36 0 71-14 97-41 26-25 41-60 41-96s-15-71-41-97c-26-25-61-40-97-40s-71 15-97 40c-25 26-40 61-40 97s15 71 40 96c26 27 61 41 97 41z">
          <text:p/>
        </draw:path>
        <draw:path draw:style-name="gr40" draw:text-style-name="P21" draw:layer="layout" svg:width="0.273cm" svg:height="0.273cm" svg:x="19.149cm" svg:y="4.465cm" svg:viewBox="0 0 274 274" svg:d="M138 274c36 0 71-14 96-40 26-25 40-60 40-96s-14-71-40-97c-25-26-60-41-96-41-37 0-72 15-98 41s-40 61-40 97 14 71 40 96c26 26 61 40 98 40z">
          <text:p/>
        </draw:path>
        <draw:path draw:style-name="gr37" draw:text-style-name="P19" draw:layer="layout" svg:width="0.273cm" svg:height="0.273cm" svg:x="19.735cm" svg:y="4.273cm" svg:viewBox="0 0 274 274" svg:d="M137 274c37 0 71-14 97-40s40-61 40-97c0-37-14-71-40-97s-60-40-97-40c-36 0-71 14-97 40s-40 60-40 97c0 36 14 71 40 97s61 40 97 40z">
          <text:p/>
        </draw:path>
        <draw:path draw:style-name="gr38" draw:text-style-name="P2" draw:layer="layout" svg:width="0.273cm" svg:height="0.273cm" svg:x="19.735cm" svg:y="4.273cm" svg:viewBox="0 0 274 274" svg:d="M137 274c37 0 71-14 97-40s40-61 40-97c0-37-14-71-40-97s-60-40-97-40c-36 0-71 14-97 40s-40 60-40 97c0 36 14 71 40 97s61 40 97 40z">
          <text:p/>
        </draw:path>
        <draw:path draw:style-name="gr39" draw:text-style-name="P20" draw:layer="layout" svg:width="0.273cm" svg:height="0.273cm" svg:x="20.167cm" svg:y="4.422cm" svg:viewBox="0 0 274 274" svg:d="M136 274c38 0 72-14 98-40s40-60 40-97c0-36-14-72-40-97-26-26-60-40-98-40-36 0-71 14-96 40-26 25-40 61-40 97 0 37 14 71 40 97 25 26 60 40 96 40z">
          <text:p/>
        </draw:path>
        <draw:path draw:style-name="gr36" draw:text-style-name="P19" draw:layer="layout" svg:width="0.273cm" svg:height="0.273cm" svg:x="19.662cm" svg:y="4.258cm" svg:viewBox="0 0 274 274" svg:d="M137 274c37 0 71-14 97-41 26-25 40-60 40-96 0-37-14-71-40-97s-60-40-97-40-72 14-97 40c-26 26-40 60-40 97 0 36 14 71 40 96 25 27 60 41 97 41z">
          <text:p/>
        </draw:path>
        <draw:path draw:style-name="gr36" draw:text-style-name="P19" draw:layer="layout" svg:width="0.273cm" svg:height="0.273cm" svg:x="19.765cm" svg:y="4.213cm" svg:viewBox="0 0 274 274" svg:d="M137 274c36 0 71-14 97-40 25-25 40-60 40-96 0-37-15-71-40-97-26-27-61-41-97-41s-71 14-96 41c-27 26-41 60-41 97 0 36 14 71 41 96 25 26 60 40 96 40z">
          <text:p/>
        </draw:path>
        <draw:path draw:style-name="gr37" draw:text-style-name="P19" draw:layer="layout" svg:width="0.273cm" svg:height="0.274cm" svg:x="19.755cm" svg:y="4.332cm" svg:viewBox="0 0 274 275" svg:d="M138 275c36 0 71-15 96-40 26-26 40-61 40-98 0-36-14-71-40-97-25-25-60-40-96-40-37 0-71 15-97 40-27 26-41 61-41 97 0 37 14 72 41 98 26 25 60 40 97 40z">
          <text:p/>
        </draw:path>
        <draw:path draw:style-name="gr38" draw:text-style-name="P2" draw:layer="layout" svg:width="0.273cm" svg:height="0.274cm" svg:x="19.755cm" svg:y="4.332cm" svg:viewBox="0 0 274 275" svg:d="M138 275c36 0 71-15 96-40 26-26 40-61 40-98 0-36-14-71-40-97-25-25-60-40-96-40-37 0-71 15-97 40-27 26-41 61-41 97 0 37 14 72 41 98 26 25 60 40 97 40z">
          <text:p/>
        </draw:path>
        <draw:path draw:style-name="gr39" draw:text-style-name="P20" draw:layer="layout" svg:width="0.273cm" svg:height="0.273cm" svg:x="20.293cm" svg:y="4.055cm" svg:viewBox="0 0 274 274" svg:d="M138 274c36 0 71-14 96-40 26-25 40-61 40-97s-14-71-40-97c-25-25-60-40-96-40s-71 15-98 40c-25 26-40 61-40 97s15 72 40 97c27 26 62 40 98 40z">
          <text:p/>
        </draw:path>
        <draw:path draw:style-name="gr39" draw:text-style-name="P20" draw:layer="layout" svg:width="0.273cm" svg:height="0.274cm" svg:x="20.272cm" svg:y="4.032cm" svg:viewBox="0 0 274 275" svg:d="M138 275c36 0 71-15 96-40 26-26 40-62 40-98s-14-71-40-97c-25-25-60-40-96-40s-72 15-98 40c-25 26-40 61-40 97s15 72 40 98c26 25 62 40 98 40z">
          <text:p/>
        </draw:path>
        <draw:path draw:style-name="gr39" draw:text-style-name="P20" draw:layer="layout" svg:width="0.274cm" svg:height="0.273cm" svg:x="20.446cm" svg:y="4.399cm" svg:viewBox="0 0 275 274" svg:d="M137 274c37 0 72-14 98-40 25-26 40-60 40-97s-15-72-40-97c-26-26-61-40-98-40-36 0-71 14-97 40-25 25-40 60-40 97s15 71 40 97c26 26 61 40 97 40z">
          <text:p/>
        </draw:path>
        <draw:path draw:style-name="gr39" draw:text-style-name="P20" draw:layer="layout" svg:width="0.273cm" svg:height="0.273cm" svg:x="20.208cm" svg:y="4.179cm" svg:viewBox="0 0 274 274" svg:d="M138 274c36 0 71-14 96-40 26-26 40-60 40-97 0-36-14-71-40-97-25-26-60-40-96-40-38 0-72 14-98 40s-40 61-40 97c0 37 14 71 40 97s60 40 98 40z">
          <text:p/>
        </draw:path>
        <draw:path draw:style-name="gr40" draw:text-style-name="P21" draw:layer="layout" svg:width="0.273cm" svg:height="0.273cm" svg:x="18.866cm" svg:y="4.362cm" svg:viewBox="0 0 274 274" svg:d="M138 274c36 0 71-14 96-40 26-25 40-60 40-97s-14-71-40-97c-25-26-60-40-96-40-37 0-72 14-98 40-25 26-40 60-40 97s15 72 40 97c26 26 61 40 98 40z">
          <text:p/>
        </draw:path>
        <draw:path draw:style-name="gr36" draw:text-style-name="P19" draw:layer="layout" svg:width="0.273cm" svg:height="0.274cm" svg:x="19.748cm" svg:y="4.235cm" svg:viewBox="0 0 274 275" svg:d="M138 275c36 0 71-16 96-41 26-26 40-61 40-97s-14-71-40-97c-25-25-60-40-96-40s-71 15-98 40c-25 26-40 61-40 97s15 71 40 97c27 25 62 41 98 41z">
          <text:p/>
        </draw:path>
        <draw:path draw:style-name="gr39" draw:text-style-name="P20" draw:layer="layout" svg:width="0.274cm" svg:height="0.273cm" svg:x="20.334cm" svg:y="4.111cm" svg:viewBox="0 0 275 274" svg:d="M138 274c36 0 71-15 97-40 25-26 40-61 40-97 0-37-15-72-40-97-26-26-61-40-97-40s-71 14-97 40c-25 25-41 60-41 97 0 36 16 71 41 97 26 25 61 40 97 40z">
          <text:p/>
        </draw:path>
        <draw:path draw:style-name="gr36" draw:text-style-name="P19" draw:layer="layout" svg:width="0.274cm" svg:height="0.273cm" svg:x="19.711cm" svg:y="4.224cm" svg:viewBox="0 0 275 274" svg:d="M138 274c36 0 71-14 97-40 25-26 40-60 40-97 0-36-15-71-40-96-26-26-61-41-97-41s-72 15-98 41c-25 25-40 60-40 96 0 37 15 71 40 97 26 26 62 40 98 40z">
          <text:p/>
        </draw:path>
        <draw:path draw:style-name="gr36" draw:text-style-name="P19" draw:layer="layout" svg:width="0.273cm" svg:height="0.273cm" svg:x="19.848cm" svg:y="4.219cm" svg:viewBox="0 0 274 274" svg:d="M137 274c36 0 71-14 97-40s40-60 40-97c0-36-14-71-40-96-26-26-61-41-97-41-37 0-71 15-97 41-26 25-40 60-40 96 0 37 14 71 40 97s60 40 97 40z">
          <text:p/>
        </draw:path>
        <draw:path draw:style-name="gr39" draw:text-style-name="P20" draw:layer="layout" svg:width="0.274cm" svg:height="0.273cm" svg:x="20.33cm" svg:y="4.113cm" svg:viewBox="0 0 275 274" svg:d="M138 274c36 0 71-14 97-40 25-26 40-60 40-97s-15-72-40-97c-26-26-61-40-97-40s-71 14-97 40c-25 25-41 60-41 97s16 71 41 97c26 26 61 40 97 40z">
          <text:p/>
        </draw:path>
        <draw:path draw:style-name="gr40" draw:text-style-name="P21" draw:layer="layout" svg:width="0.273cm" svg:height="0.274cm" svg:x="18.008cm" svg:y="4.68cm" svg:viewBox="0 0 274 275" svg:d="M137 275c37 0 72-15 97-40 26-26 40-61 40-97s-14-72-40-98c-25-25-60-40-97-40-36 0-71 15-97 40-25 26-40 62-40 98s15 71 40 97c26 25 61 40 97 40z">
          <text:p/>
        </draw:path>
        <draw:path draw:style-name="gr36" draw:text-style-name="P19" draw:layer="layout" svg:width="0.274cm" svg:height="0.273cm" svg:x="19.696cm" svg:y="4.254cm" svg:viewBox="0 0 275 274" svg:d="M138 274c36 0 71-15 97-41 25-26 40-61 40-97s-15-71-40-96c-26-26-61-40-97-40s-72 14-98 40c-25 25-40 60-40 96s15 71 40 97c26 26 62 41 98 41z">
          <text:p/>
        </draw:path>
        <draw:path draw:style-name="gr39" draw:text-style-name="P20" draw:layer="layout" svg:width="0.273cm" svg:height="0.274cm" svg:x="21.028cm" svg:y="4.526cm" svg:viewBox="0 0 274 275" svg:d="M138 275c36 0 71-15 96-41 26-26 40-61 40-97s-14-71-40-97c-25-25-60-40-96-40-38 0-72 15-98 40-26 26-40 61-40 97s14 71 40 97 60 41 98 41z">
          <text:p/>
        </draw:path>
        <draw:path draw:style-name="gr39" draw:text-style-name="P20" draw:layer="layout" svg:width="0.273cm" svg:height="0.273cm" svg:x="20.329cm" svg:y="4.454cm" svg:viewBox="0 0 274 274" svg:d="M138 274c36 0 71-14 96-40 26-25 40-60 40-96 0-37-14-71-40-98-25-26-60-40-96-40-37 0-71 14-97 40-26 27-41 61-41 98 0 36 15 71 41 96 26 26 60 40 97 40z">
          <text:p/>
        </draw:path>
        <draw:path draw:style-name="gr36" draw:text-style-name="P19" draw:layer="layout" svg:width="0.273cm" svg:height="0.273cm" svg:x="19.291cm" svg:y="4.28cm" svg:viewBox="0 0 274 274" svg:d="M136 274c37 0 71-15 98-40 26-27 40-61 40-98 0-36-14-71-40-96-27-26-61-40-98-40-36 0-71 14-96 40-26 25-40 60-40 96 0 37 14 71 40 98 25 25 60 40 96 40z">
          <text:p/>
        </draw:path>
        <draw:path draw:style-name="gr40" draw:text-style-name="P21" draw:layer="layout" svg:width="0.273cm" svg:height="0.273cm" svg:x="17.648cm" svg:y="4.56cm" svg:viewBox="0 0 274 274" svg:d="M136 274c36 0 71-14 97-40s41-61 41-97c0-37-15-71-41-97s-61-40-97-40-71 14-96 40c-26 26-40 60-40 97 0 36 14 71 40 97 25 26 60 40 96 40z">
          <text:p/>
        </draw:path>
        <draw:path draw:style-name="gr40" draw:text-style-name="P21" draw:layer="layout" svg:width="0.274cm" svg:height="0.274cm" svg:x="18.637cm" svg:y="4.255cm" svg:viewBox="0 0 275 275" svg:d="M138 275c36 0 71-15 97-41 25-26 40-61 40-97s-15-71-40-96c-26-26-61-41-97-41s-71 15-97 41c-26 25-41 60-41 96s15 71 41 97 61 41 97 41z">
          <text:p/>
        </draw:path>
        <draw:path draw:style-name="gr39" draw:text-style-name="P20" draw:layer="layout" svg:width="0.274cm" svg:height="0.273cm" svg:x="20.396cm" svg:y="4.057cm" svg:viewBox="0 0 275 274" svg:d="M137 274c36 0 71-14 98-40 25-25 40-61 40-97s-15-71-40-97c-27-25-62-40-98-40s-71 15-97 40c-25 26-40 61-40 97s15 72 40 97c26 26 61 40 97 40z">
          <text:p/>
        </draw:path>
        <draw:path draw:style-name="gr39" draw:text-style-name="P20" draw:layer="layout" svg:width="0.274cm" svg:height="0.273cm" svg:x="20.204cm" svg:y="4.308cm" svg:viewBox="0 0 275 274" svg:d="M138 274c36 0 71-14 97-40 25-25 40-61 40-97 0-37-15-71-40-97-26-26-61-40-97-40-37 0-72 14-98 40-25 26-40 60-40 97 0 36 15 72 40 97 26 26 61 40 98 40z">
          <text:p/>
        </draw:path>
        <draw:path draw:style-name="gr39" draw:text-style-name="P20" draw:layer="layout" svg:width="0.273cm" svg:height="0.273cm" svg:x="20.731cm" svg:y="4.597cm" svg:viewBox="0 0 274 274" svg:d="M137 274c37 0 72-14 97-40 26-25 40-61 40-97s-14-71-40-97c-25-25-60-40-97-40-36 0-71 15-97 40-25 26-40 61-40 97s15 72 40 97c26 26 61 40 97 40z">
          <text:p/>
        </draw:path>
        <draw:path draw:style-name="gr39" draw:text-style-name="P20" draw:layer="layout" svg:width="0.274cm" svg:height="0.273cm" svg:x="20.403cm" svg:y="4.692cm" svg:viewBox="0 0 275 274" svg:d="M137 274c36 0 71-15 97-40 26-26 41-61 41-97s-15-72-41-97c-26-26-61-40-97-40s-71 14-97 40c-25 25-40 61-40 97s15 71 40 97c26 25 61 40 97 40z">
          <text:p/>
        </draw:path>
        <draw:path draw:style-name="gr36" draw:text-style-name="P19" draw:layer="layout" svg:width="0.273cm" svg:height="0.274cm" svg:x="19.685cm" svg:y="4.248cm" svg:viewBox="0 0 274 275" svg:d="M137 275c37 0 71-15 97-41s40-61 40-97-14-71-40-97c-26-25-60-40-97-40s-72 15-97 40c-26 26-40 61-40 97s14 71 40 97c25 26 60 41 97 41z">
          <text:p/>
        </draw:path>
        <draw:path draw:style-name="gr39" draw:text-style-name="P20" draw:layer="layout" svg:width="0.274cm" svg:height="0.274cm" svg:x="20.379cm" svg:y="4.249cm" svg:viewBox="0 0 275 275" svg:d="M137 275c36 0 71-15 97-41s41-61 41-97-15-71-41-97c-26-25-61-40-97-40s-71 15-97 40c-25 26-40 61-40 97s15 71 40 97c26 26 61 41 97 41z">
          <text:p/>
        </draw:path>
        <draw:path draw:style-name="gr37" draw:text-style-name="P19" draw:layer="layout" svg:width="0.273cm" svg:height="0.273cm" svg:x="19.592cm" svg:y="4.398cm" svg:viewBox="0 0 274 274" svg:d="M136 274c36 0 72-14 98-40 25-25 40-60 40-96 0-38-15-72-40-98-26-26-62-40-98-40s-71 14-96 40c-26 26-40 60-40 98 0 36 14 71 40 96 25 26 60 40 96 40z">
          <text:p/>
        </draw:path>
        <draw:path draw:style-name="gr38" draw:text-style-name="P2" draw:layer="layout" svg:width="0.273cm" svg:height="0.273cm" svg:x="19.592cm" svg:y="4.398cm" svg:viewBox="0 0 274 274" svg:d="M136 274c36 0 72-14 98-40 25-25 40-60 40-96 0-38-15-72-40-98-26-26-62-40-98-40s-71 14-96 40c-26 26-40 60-40 98 0 36 14 71 40 96 25 26 60 40 96 40z">
          <text:p/>
        </draw:path>
        <draw:path draw:style-name="gr39" draw:text-style-name="P20" draw:layer="layout" svg:width="0.274cm" svg:height="0.274cm" svg:x="20.448cm" svg:y="4.118cm" svg:viewBox="0 0 275 275" svg:d="M137 275c37 0 72-15 98-40 25-26 40-61 40-97 0-37-15-72-40-98-26-25-61-40-98-40-36 0-71 15-97 40-25 26-40 61-40 98 0 36 15 71 40 97 26 25 61 40 97 40z">
          <text:p/>
        </draw:path>
        <draw:path draw:style-name="gr36" draw:text-style-name="P19" draw:layer="layout" svg:width="0.273cm" svg:height="0.273cm" svg:x="19.765cm" svg:y="4.265cm" svg:viewBox="0 0 274 274" svg:d="M137 274c36 0 71-14 97-41 25-25 40-60 40-96s-15-71-40-97c-26-25-61-40-97-40s-71 15-96 40c-27 26-41 61-41 97s14 71 41 96c25 27 60 41 96 41z">
          <text:p/>
        </draw:path>
        <draw:path draw:style-name="gr39" draw:text-style-name="P20" draw:layer="layout" svg:width="0.273cm" svg:height="0.273cm" svg:x="20.328cm" svg:y="4.249cm" svg:viewBox="0 0 274 274" svg:d="M138 274c36 0 71-14 96-41 26-26 40-60 40-97 0-36-14-71-40-96-25-26-60-40-96-40s-71 14-97 40c-25 25-41 60-41 96 0 37 16 71 41 97 26 27 61 41 97 41z">
          <text:p/>
        </draw:path>
        <draw:path draw:style-name="gr39" draw:text-style-name="P20" draw:layer="layout" svg:width="0.273cm" svg:height="0.273cm" svg:x="20.443cm" svg:y="4.212cm" svg:viewBox="0 0 274 274" svg:d="M136 274c37 0 72-14 98-40 25-25 40-60 40-96 0-37-15-71-40-97-26-27-61-41-98-41-36 0-71 14-96 41-26 26-40 60-40 97 0 36 14 71 40 96 25 26 60 40 96 40z">
          <text:p/>
        </draw:path>
        <draw:path draw:style-name="gr39" draw:text-style-name="P20" draw:layer="layout" svg:width="0.273cm" svg:height="0.273cm" svg:x="20.047cm" svg:y="4.27cm" svg:viewBox="0 0 274 274" svg:d="M137 274c37 0 71-14 97-41 26-26 40-60 40-97 0-36-14-71-40-96-26-26-60-40-97-40-36 0-70 14-96 40-27 25-41 60-41 96 0 37 14 71 41 97 26 27 60 41 96 41z">
          <text:p/>
        </draw:path>
        <draw:path draw:style-name="gr40" draw:text-style-name="P21" draw:layer="layout" svg:width="0.273cm" svg:height="0.273cm" svg:x="19.078cm" svg:y="4.678cm" svg:viewBox="0 0 274 274" svg:d="M136 274c37 0 72-14 98-40 25-25 40-60 40-96s-15-72-40-98c-26-25-61-40-98-40-36 0-71 15-96 40-26 26-40 62-40 98s14 71 40 96c25 26 60 40 96 40z">
          <text:p/>
        </draw:path>
        <draw:path draw:style-name="gr40" draw:text-style-name="P21" draw:layer="layout" svg:width="0.273cm" svg:height="0.273cm" svg:x="18.972cm" svg:y="4.66cm" svg:viewBox="0 0 274 274" svg:d="M138 274c36 0 71-15 96-40 26-26 40-61 40-97 0-37-14-72-40-97-25-26-60-40-96-40-37 0-71 14-97 40-26 25-41 60-41 97 0 36 15 71 41 97 26 25 60 40 97 40z">
          <text:p/>
        </draw:path>
        <draw:path draw:style-name="gr42" draw:text-style-name="P21" draw:layer="layout" svg:width="0.273cm" svg:height="0.274cm" svg:x="18.779cm" svg:y="4.587cm" svg:viewBox="0 0 274 275" svg:d="M137 275c36 0 72-15 97-40 26-26 40-62 40-98s-14-71-40-97c-25-25-61-40-97-40-37 0-71 15-97 40-26 26-40 61-40 97s14 72 40 98c26 25 60 40 97 40z">
          <text:p/>
        </draw:path>
        <draw:path draw:style-name="gr38" draw:text-style-name="P2" draw:layer="layout" svg:width="0.273cm" svg:height="0.274cm" svg:x="18.779cm" svg:y="4.587cm" svg:viewBox="0 0 274 275" svg:d="M137 275c36 0 72-15 97-40 26-26 40-62 40-98s-14-71-40-97c-25-25-61-40-97-40-37 0-71 15-97 40-26 26-40 61-40 97s14 72 40 98c26 25 60 40 97 40z">
          <text:p/>
        </draw:path>
        <draw:path draw:style-name="gr40" draw:text-style-name="P21" draw:layer="layout" svg:width="0.274cm" svg:height="0.273cm" svg:x="19.069cm" svg:y="4.765cm" svg:viewBox="0 0 275 274" svg:d="M137 274c36 0 72-15 98-40 25-26 40-61 40-97s-15-71-40-96c-26-26-62-41-98-41s-71 15-97 41c-25 25-40 60-40 96s15 71 40 97c26 25 61 40 97 40z">
          <text:p/>
        </draw:path>
        <draw:path draw:style-name="gr39" draw:text-style-name="P20" draw:layer="layout" svg:width="0.273cm" svg:height="0.274cm" svg:x="21.389cm" svg:y="5.004cm" svg:viewBox="0 0 274 275" svg:d="M137 275c37 0 71-15 97-41 26-25 40-60 40-96s-14-71-40-98c-26-25-60-40-97-40-36 0-71 15-97 40-26 27-40 62-40 98s14 71 40 96c26 26 61 41 97 41z">
          <text:p/>
        </draw:path>
        <draw:path draw:style-name="gr39" draw:text-style-name="P20" draw:layer="layout" svg:width="0.273cm" svg:height="0.273cm" svg:x="20.289cm" svg:y="4.089cm" svg:viewBox="0 0 274 274" svg:d="M138 274c36 0 71-14 96-40 26-25 40-60 40-97s-14-71-40-97c-25-26-60-40-96-40-37 0-71 14-98 40-26 26-40 60-40 97s14 72 40 97c27 26 61 40 98 40z">
          <text:p/>
        </draw:path>
        <draw:path draw:style-name="gr39" draw:text-style-name="P20" draw:layer="layout" svg:width="0.273cm" svg:height="0.273cm" svg:x="20.285cm" svg:y="4.101cm" svg:viewBox="0 0 274 274" svg:d="M137 274c37 0 71-14 97-40 26-25 40-60 40-96 0-38-14-72-40-98s-60-40-97-40c-36 0-71 14-97 40s-40 60-40 98c0 36 14 71 40 96 26 26 61 40 97 40z">
          <text:p/>
        </draw:path>
        <draw:path draw:style-name="gr39" draw:text-style-name="P20" draw:layer="layout" svg:width="0.273cm" svg:height="0.273cm" svg:x="20.609cm" svg:y="4.066cm" svg:viewBox="0 0 274 274" svg:d="M137 274c36 0 71-14 97-40 25-26 40-60 40-98 0-36-15-71-40-96-26-26-61-40-97-40s-71 14-96 40c-26 25-41 60-41 96 0 38 15 72 41 98 25 26 60 40 96 40z">
          <text:p/>
        </draw:path>
        <draw:path draw:style-name="gr39" draw:text-style-name="P20" draw:layer="layout" svg:width="0.273cm" svg:height="0.274cm" svg:x="20.325cm" svg:y="4.684cm" svg:viewBox="0 0 274 275" svg:d="M138 275c36 0 71-15 96-40 26-26 40-61 40-97s-14-72-40-98c-25-25-60-40-96-40s-71 15-97 40c-25 26-41 62-41 98s16 71 41 97c26 25 61 40 97 40z">
          <text:p/>
        </draw:path>
        <draw:path draw:style-name="gr39" draw:text-style-name="P20" draw:layer="layout" svg:width="0.273cm" svg:height="0.273cm" svg:x="19.845cm" svg:y="4.268cm" svg:viewBox="0 0 274 274" svg:d="M136 274c37 0 71-14 98-41 26-25 40-60 40-96 0-37-14-71-40-97-27-26-61-40-98-40-36 0-71 14-96 40-26 26-40 60-40 97 0 36 14 71 40 96 25 27 60 41 96 41z">
          <text:p/>
        </draw:path>
        <draw:path draw:style-name="gr39" draw:text-style-name="P20" draw:layer="layout" svg:width="0.273cm" svg:height="0.273cm" svg:x="20.197cm" svg:y="4.257cm" svg:viewBox="0 0 274 274" svg:d="M136 274c38 0 72-14 98-41 26-26 40-60 40-97 0-36-14-71-40-96-26-26-60-40-98-40-36 0-71 14-96 40-26 25-40 60-40 96 0 37 14 71 40 97 25 27 60 41 96 41z">
          <text:p/>
        </draw:path>
        <draw:path draw:style-name="gr39" draw:text-style-name="P20" draw:layer="layout" svg:width="0.273cm" svg:height="0.274cm" svg:x="20.27cm" svg:y="4.223cm" svg:viewBox="0 0 274 275" svg:d="M137 275c37 0 71-15 97-40 26-26 40-61 40-97s-14-71-40-97c-26-25-60-41-97-41-36 0-72 16-97 41-26 26-40 61-40 97s14 71 40 97c25 25 61 40 97 40z">
          <text:p/>
        </draw:path>
        <draw:path draw:style-name="gr39" draw:text-style-name="P20" draw:layer="layout" svg:width="0.274cm" svg:height="0.274cm" svg:x="20.456cm" svg:y="4.136cm" svg:viewBox="0 0 275 275" svg:d="M137 275c37 0 72-15 98-40 25-26 40-61 40-97s-15-72-40-98c-26-25-61-40-98-40-36 0-71 15-97 40-25 26-40 62-40 98s15 71 40 97c26 25 61 40 97 40z">
          <text:p/>
        </draw:path>
        <draw:path draw:style-name="gr40" draw:text-style-name="P21" draw:layer="layout" svg:width="0.273cm" svg:height="0.273cm" svg:x="17.708cm" svg:y="4.418cm" svg:viewBox="0 0 274 274" svg:d="M136 274c36 0 72-15 98-40 25-26 40-61 40-97s-15-72-40-97c-26-26-62-40-98-40s-71 14-96 40c-26 25-40 61-40 97s14 71 40 97c25 25 60 40 96 40z">
          <text:p/>
        </draw:path>
        <draw:path draw:style-name="gr41" draw:text-style-name="P20" draw:layer="layout" svg:width="0.273cm" svg:height="0.274cm" svg:x="20.307cm" svg:y="4.298cm" svg:viewBox="0 0 274 275" svg:d="M137 275c37 0 71-15 97-40 26-26 40-62 40-98s-14-71-40-97c-26-25-60-40-97-40-36 0-71 15-96 40-27 26-41 61-41 97s14 72 41 98c25 25 60 40 96 40z">
          <text:p/>
        </draw:path>
        <draw:path draw:style-name="gr38" draw:text-style-name="P2" draw:layer="layout" svg:width="0.273cm" svg:height="0.274cm" svg:x="20.307cm" svg:y="4.298cm" svg:viewBox="0 0 274 275" svg:d="M137 275c37 0 71-15 97-40 26-26 40-62 40-98s-14-71-40-97c-26-25-60-40-97-40-36 0-71 15-96 40-27 26-41 61-41 97s14 72 41 98c25 25 60 40 96 40z">
          <text:p/>
        </draw:path>
        <draw:path draw:style-name="gr39" draw:text-style-name="P20" draw:layer="layout" svg:width="0.273cm" svg:height="0.273cm" svg:x="20.971cm" svg:y="4.465cm" svg:viewBox="0 0 274 274" svg:d="M136 274c37 0 72-14 98-40 26-25 40-60 40-96 0-37-14-71-40-97-26-27-61-41-98-41-36 0-71 14-96 41-26 26-40 60-40 97 0 36 14 71 40 96 25 26 60 40 96 40z">
          <text:p/>
        </draw:path>
        <draw:path draw:style-name="gr39" draw:text-style-name="P20" draw:layer="layout" svg:width="0.274cm" svg:height="0.273cm" svg:x="20.332cm" svg:y="4.473cm" svg:viewBox="0 0 275 274" svg:d="M138 274c36 0 71-15 97-40 25-26 40-61 40-97s-15-71-40-96c-26-27-61-41-97-41s-71 14-97 41c-25 25-41 60-41 96s16 71 41 97c26 25 61 40 97 40z">
          <text:p/>
        </draw:path>
        <draw:path draw:style-name="gr39" draw:text-style-name="P20" draw:layer="layout" svg:width="0.274cm" svg:height="0.273cm" svg:x="19.83cm" svg:y="4.328cm" svg:viewBox="0 0 275 274" svg:d="M137 274c36 0 71-15 97-40 26-26 41-62 41-98s-15-71-41-96c-26-26-61-40-97-40s-71 14-96 40c-26 25-41 60-41 96s15 72 41 98c25 25 60 40 96 40z">
          <text:p/>
        </draw:path>
        <draw:path draw:style-name="gr39" draw:text-style-name="P20" draw:layer="layout" svg:width="0.273cm" svg:height="0.273cm" svg:x="20.243cm" svg:y="4.116cm" svg:viewBox="0 0 274 274" svg:d="M138 274c36 0 71-15 96-40 26-26 40-61 40-97 0-37-14-72-40-97-25-26-60-40-96-40s-72 14-98 40c-25 25-40 60-40 97 0 36 15 71 40 97 26 25 62 40 98 40z">
          <text:p/>
        </draw:path>
        <draw:path draw:style-name="gr40" draw:text-style-name="P21" draw:layer="layout" svg:width="0.273cm" svg:height="0.273cm" svg:x="17.805cm" svg:y="4.709cm" svg:viewBox="0 0 274 274" svg:d="M137 274c36 0 71-14 97-40 25-25 40-60 40-96 0-37-15-72-40-98-26-26-61-40-97-40s-72 14-97 40c-26 26-40 61-40 98 0 36 14 71 40 96 25 26 61 40 97 40z">
          <text:p/>
        </draw:path>
        <draw:path draw:style-name="gr40" draw:text-style-name="P21" draw:layer="layout" svg:width="0.273cm" svg:height="0.273cm" svg:x="17.113cm" svg:y="4.544cm" svg:viewBox="0 0 274 274" svg:d="M137 274c36 0 71-14 97-41 26-25 40-60 40-96 0-37-14-71-40-97s-61-40-97-40-71 14-97 40c-25 26-40 60-40 97 0 36 15 71 40 96 26 27 61 41 97 41z">
          <text:p/>
        </draw:path>
        <draw:path draw:style-name="gr39" draw:text-style-name="P20" draw:layer="layout" svg:width="0.273cm" svg:height="0.273cm" svg:x="20.389cm" svg:y="4.412cm" svg:viewBox="0 0 274 274" svg:d="M137 274c36 0 71-14 97-40s40-60 40-97c0-36-14-72-40-97-26-26-61-40-97-40-37 0-71 14-97 40-26 25-40 61-40 97 0 37 14 71 40 97s60 40 97 40z">
          <text:p/>
        </draw:path>
        <draw:path draw:style-name="gr39" draw:text-style-name="P20" draw:layer="layout" svg:width="0.273cm" svg:height="0.274cm" svg:x="20.094cm" svg:y="4.23cm" svg:viewBox="0 0 274 275" svg:d="M137 275c36 0 71-15 96-40 27-26 41-61 41-97s-14-71-41-97c-25-25-60-41-96-41-37 0-71 16-97 41-26 26-40 61-40 97s14 71 40 97c26 25 60 40 97 40z">
          <text:p/>
        </draw:path>
        <draw:path draw:style-name="gr39" draw:text-style-name="P20" draw:layer="layout" svg:width="0.273cm" svg:height="0.274cm" svg:x="20.442cm" svg:y="4.291cm" svg:viewBox="0 0 274 275" svg:d="M136 275c37 0 72-15 98-40 25-27 40-62 40-98s-15-71-40-97c-26-25-61-40-98-40-36 0-71 15-96 40-26 26-40 61-40 97s14 71 40 98c25 25 60 40 96 40z">
          <text:p/>
        </draw:path>
        <draw:path draw:style-name="gr40" draw:text-style-name="P21" draw:layer="layout" svg:width="0.274cm" svg:height="0.273cm" svg:x="17.037cm" svg:y="4.455cm" svg:viewBox="0 0 275 274" svg:d="M138 274c36 0 71-15 97-40 25-26 40-61 40-97s-15-71-40-97c-26-26-61-40-97-40s-71 14-97 40-41 61-41 97 15 71 41 97c26 25 61 40 97 40z">
          <text:p/>
        </draw:path>
        <draw:path draw:style-name="gr39" draw:text-style-name="P20" draw:layer="layout" svg:width="0.274cm" svg:height="0.274cm" svg:x="19.959cm" svg:y="4.379cm" svg:viewBox="0 0 275 275" svg:d="M138 275c36 0 71-15 97-40 25-26 40-61 40-97 0-37-15-72-40-98-26-25-61-40-97-40-37 0-72 15-98 40-25 26-40 61-40 98 0 36 15 71 40 97 26 25 61 40 98 40z">
          <text:p/>
        </draw:path>
        <draw:path draw:style-name="gr39" draw:text-style-name="P20" draw:layer="layout" svg:width="0.273cm" svg:height="0.273cm" svg:x="21.527cm" svg:y="4.955cm" svg:viewBox="0 0 274 274" svg:d="M137 274c36 0 72-15 97-40 26-26 40-61 40-97s-14-72-40-97c-25-26-61-40-97-40-37 0-71 14-97 40-26 25-40 61-40 97s14 71 40 97c26 25 60 40 97 40z">
          <text:p/>
        </draw:path>
        <draw:path draw:style-name="gr39" draw:text-style-name="P20" draw:layer="layout" svg:width="0.274cm" svg:height="0.273cm" svg:x="21.09cm" svg:y="4.574cm" svg:viewBox="0 0 275 274" svg:d="M138 274c36 0 71-14 97-40 25-25 40-61 40-97 0-37-15-71-40-97-26-26-61-40-97-40s-72 14-98 40c-25 26-40 60-40 97 0 36 15 72 40 97 26 26 62 40 98 40z">
          <text:p/>
        </draw:path>
        <draw:path draw:style-name="gr39" draw:text-style-name="P20" draw:layer="layout" svg:width="0.273cm" svg:height="0.274cm" svg:x="19.837cm" svg:y="4.25cm" svg:viewBox="0 0 274 275" svg:d="M136 275c36 0 71-15 98-41 25-26 40-61 40-97s-15-71-40-97c-27-25-62-40-98-40s-71 15-96 40c-26 26-40 61-40 97s14 71 40 97c25 26 60 41 96 41z">
          <text:p/>
        </draw:path>
        <draw:path draw:style-name="gr40" draw:text-style-name="P21" draw:layer="layout" svg:width="0.273cm" svg:height="0.274cm" svg:x="17.836cm" svg:y="4.713cm" svg:viewBox="0 0 274 275" svg:d="M138 275c36 0 71-15 96-40 26-26 40-61 40-97s-14-71-40-98c-25-25-60-40-96-40-37 0-71 15-98 40-26 27-40 62-40 98s14 71 40 97c27 25 61 40 98 40z">
          <text:p/>
        </draw:path>
        <draw:path draw:style-name="gr39" draw:text-style-name="P20" draw:layer="layout" svg:width="0.273cm" svg:height="0.273cm" svg:x="20.066cm" svg:y="4.241cm" svg:viewBox="0 0 274 274" svg:d="M137 274c36 0 71-15 96-41 26-26 41-60 41-97 0-36-15-71-41-96-25-26-60-40-96-40s-71 14-97 40c-25 25-40 60-40 96 0 37 15 71 40 97 26 26 61 41 97 41z">
          <text:p/>
        </draw:path>
        <draw:path draw:style-name="gr39" draw:text-style-name="P20" draw:layer="layout" svg:width="0.273cm" svg:height="0.274cm" svg:x="20.458cm" svg:y="4.227cm" svg:viewBox="0 0 274 275" svg:d="M137 275c37 0 72-15 97-40 26-26 40-61 40-97s-14-71-40-97c-25-25-60-41-97-41-36 0-71 16-97 41-25 26-40 61-40 97s15 71 40 97c26 25 61 40 97 40z">
          <text:p/>
        </draw:path>
        <draw:path draw:style-name="gr39" draw:text-style-name="P20" draw:layer="layout" svg:width="0.273cm" svg:height="0.273cm" svg:x="20.236cm" svg:y="4.369cm" svg:viewBox="0 0 274 274" svg:d="M137 274c37 0 71-14 97-40s40-60 40-97-14-72-40-97c-26-26-60-40-97-40s-72 14-97 40c-26 25-40 60-40 97s14 71 40 97c25 26 60 40 97 40z">
          <text:p/>
        </draw:path>
        <draw:path draw:style-name="gr40" draw:text-style-name="P21" draw:layer="layout" svg:width="0.273cm" svg:height="0.273cm" svg:x="18.052cm" svg:y="4.567cm" svg:viewBox="0 0 274 274" svg:d="M138 274c36 0 71-15 96-40 26-27 40-62 40-98s-14-71-40-96c-25-26-60-40-96-40-38 0-72 14-98 40-26 25-40 60-40 96s14 71 40 98c26 25 60 40 98 40z">
          <text:p/>
        </draw:path>
        <draw:path draw:style-name="gr41" draw:text-style-name="P20" draw:layer="layout" svg:width="0.273cm" svg:height="0.273cm" svg:x="20.279cm" svg:y="4.401cm" svg:viewBox="0 0 274 274" svg:d="M137 274c37 0 71-14 97-40 26-25 40-60 40-96 0-37-14-72-40-98-26-25-60-40-97-40-36 0-71 15-97 40-26 26-40 61-40 98 0 36 14 71 40 96 26 26 61 40 97 40z">
          <text:p/>
        </draw:path>
        <draw:path draw:style-name="gr38" draw:text-style-name="P2" draw:layer="layout" svg:width="0.273cm" svg:height="0.273cm" svg:x="20.279cm" svg:y="4.401cm" svg:viewBox="0 0 274 274" svg:d="M137 274c37 0 71-14 97-40 26-25 40-60 40-96 0-37-14-72-40-98-26-25-60-40-97-40-36 0-71 15-97 40-26 26-40 61-40 98 0 36 14 71 40 96 26 26 61 40 97 40z">
          <text:p/>
        </draw:path>
        <draw:path draw:style-name="gr39" draw:text-style-name="P20" draw:layer="layout" svg:width="0.273cm" svg:height="0.273cm" svg:x="20.053cm" svg:y="4.326cm" svg:viewBox="0 0 274 274" svg:d="M137 274c37 0 71-15 97-40 26-26 40-62 40-98s-14-71-40-96c-26-26-60-40-97-40-36 0-71 14-96 40-26 25-41 60-41 96s15 72 41 98c25 25 60 40 96 40z">
          <text:p/>
        </draw:path>
        <draw:path draw:style-name="gr39" draw:text-style-name="P20" draw:layer="layout" svg:width="0.273cm" svg:height="0.273cm" svg:x="19.784cm" svg:y="4.448cm" svg:viewBox="0 0 274 274" svg:d="M138 274c36 0 71-14 96-40 26-25 40-60 40-96 0-37-14-71-40-98-25-26-60-40-96-40s-71 14-97 40c-25 27-41 61-41 98 0 36 16 71 41 96 26 26 61 40 97 40z">
          <text:p/>
        </draw:path>
        <draw:path draw:style-name="gr36" draw:text-style-name="P19" draw:layer="layout" svg:width="0.273cm" svg:height="0.274cm" svg:x="19.498cm" svg:y="4.271cm" svg:viewBox="0 0 274 275" svg:d="M138 275c36 0 71-15 96-40 26-27 40-62 40-98s-14-71-40-97c-25-25-60-40-96-40s-71 15-97 40c-26 26-41 61-41 97s15 71 41 98c26 25 61 40 97 40z">
          <text:p/>
        </draw:path>
        <draw:path draw:style-name="gr39" draw:text-style-name="P20" draw:layer="layout" svg:width="0.273cm" svg:height="0.274cm" svg:x="20.155cm" svg:y="4.26cm" svg:viewBox="0 0 274 275" svg:d="M136 275c36 0 72-15 98-41 25-26 40-61 40-97s-15-71-40-97c-26-25-62-40-98-40s-71 15-96 40c-26 26-40 61-40 97s14 71 40 97c25 26 60 41 96 41z">
          <text:p/>
        </draw:path>
        <draw:path draw:style-name="gr39" draw:text-style-name="P20" draw:layer="layout" svg:width="0.273cm" svg:height="0.273cm" svg:x="20.229cm" svg:y="4.302cm" svg:viewBox="0 0 274 274" svg:d="M138 274c36 0 71-14 96-40 26-25 40-61 40-97 0-37-14-71-40-97-25-26-60-40-96-40-37 0-72 14-98 40-25 26-40 60-40 97 0 36 15 72 40 97 26 26 61 40 98 40z">
          <text:p/>
        </draw:path>
        <draw:path draw:style-name="gr39" draw:text-style-name="P20" draw:layer="layout" svg:width="0.273cm" svg:height="0.273cm" svg:x="20.431cm" svg:y="4.148cm" svg:viewBox="0 0 274 274" svg:d="M137 274c36 0 72-15 97-40 26-26 40-61 40-97s-14-72-40-97c-25-26-61-40-97-40-37 0-71 14-97 40-26 25-40 61-40 97s14 71 40 97c26 25 60 40 97 40z">
          <text:p/>
        </draw:path>
        <draw:path draw:style-name="gr39" draw:text-style-name="P20" draw:layer="layout" svg:width="0.273cm" svg:height="0.273cm" svg:x="19.968cm" svg:y="4.381cm" svg:viewBox="0 0 274 274" svg:d="M137 274c36 0 71-14 97-40 25-26 40-60 40-97s-15-72-40-97c-26-26-61-40-97-40s-72 14-97 40c-26 25-40 60-40 97s14 71 40 97c25 26 61 40 97 40z">
          <text:p/>
        </draw:path>
        <draw:path draw:style-name="gr41" draw:text-style-name="P20" draw:layer="layout" svg:width="0.273cm" svg:height="0.274cm" svg:x="20.269cm" svg:y="4.371cm" svg:viewBox="0 0 274 275" svg:d="M138 275c36 0 71-15 96-40 26-26 40-61 40-97 0-37-14-72-40-98-25-25-60-40-96-40-37 0-72 15-98 40-26 26-40 61-40 98 0 36 14 71 40 97 26 25 61 40 98 40z">
          <text:p/>
        </draw:path>
        <draw:path draw:style-name="gr38" draw:text-style-name="P2" draw:layer="layout" svg:width="0.273cm" svg:height="0.274cm" svg:x="20.269cm" svg:y="4.371cm" svg:viewBox="0 0 274 275" svg:d="M138 275c36 0 71-15 96-40 26-26 40-61 40-97 0-37-14-72-40-98-25-25-60-40-96-40-37 0-72 15-98 40-26 26-40 61-40 98 0 36 14 71 40 97 26 25 61 40 98 40z">
          <text:p/>
        </draw:path>
        <draw:path draw:style-name="gr39" draw:text-style-name="P20" draw:layer="layout" svg:width="0.273cm" svg:height="0.273cm" svg:x="20.068cm" svg:y="4.527cm" svg:viewBox="0 0 274 274" svg:d="M136 274c36 0 71-14 97-41 25-26 41-60 41-96 0-37-16-71-41-97-26-26-61-40-97-40s-71 14-96 40c-26 26-40 60-40 97 0 36 14 70 40 96 25 27 60 41 96 41z">
          <text:p/>
        </draw:path>
        <draw:path draw:style-name="gr39" draw:text-style-name="P20" draw:layer="layout" svg:width="0.274cm" svg:height="0.273cm" svg:x="19.72cm" svg:y="4.264cm" svg:viewBox="0 0 275 274" svg:d="M138 274c36 0 71-14 97-41 25-25 40-60 40-96 0-37-15-71-40-97-26-26-61-40-97-40s-72 14-98 40c-25 26-40 60-40 97 0 36 15 71 40 96 26 27 62 41 98 41z">
          <text:p/>
        </draw:path>
        <draw:path draw:style-name="gr39" draw:text-style-name="P20" draw:layer="layout" svg:width="0.274cm" svg:height="0.273cm" svg:x="20.32cm" svg:y="4.191cm" svg:viewBox="0 0 275 274" svg:d="M138 274c36 0 71-15 97-40 25-26 40-61 40-97s-15-71-40-97c-26-26-61-40-97-40s-71 14-97 40-41 61-41 97 15 71 41 97c26 25 61 40 97 40z">
          <text:p/>
        </draw:path>
        <draw:path draw:style-name="gr39" draw:text-style-name="P20" draw:layer="layout" svg:width="0.273cm" svg:height="0.274cm" svg:x="20.346cm" svg:y="4.152cm" svg:viewBox="0 0 274 275" svg:d="M136 275c36 0 71-15 97-40 25-26 41-61 41-97s-16-72-41-98c-26-25-61-40-97-40s-71 15-96 40c-26 26-40 62-40 98s14 71 40 97c25 25 60 40 96 40z">
          <text:p/>
        </draw:path>
        <draw:path draw:style-name="gr39" draw:text-style-name="P20" draw:layer="layout" svg:width="0.274cm" svg:height="0.273cm" svg:x="20.832cm" svg:y="4.323cm" svg:viewBox="0 0 275 274" svg:d="M138 274c36 0 71-14 97-40 25-25 40-61 40-97 0-37-15-71-40-97-26-26-61-40-97-40s-71 14-98 40c-25 26-40 60-40 97 0 36 15 72 40 97 27 26 62 40 98 40z">
          <text:p/>
        </draw:path>
        <draw:path draw:style-name="gr39" draw:text-style-name="P20" draw:layer="layout" svg:width="0.273cm" svg:height="0.274cm" svg:x="20.357cm" svg:y="4.635cm" svg:viewBox="0 0 274 275" svg:d="M137 275c36 0 71-15 96-40 27-26 41-61 41-98 0-36-14-71-41-97-25-25-60-40-96-40-37 0-71 15-97 40-26 26-40 61-40 97 0 37 14 72 40 98 26 25 60 40 97 40z">
          <text:p/>
        </draw:path>
        <draw:path draw:style-name="gr40" draw:text-style-name="P21" draw:layer="layout" svg:width="0.273cm" svg:height="0.274cm" svg:x="19.134cm" svg:y="4.208cm" svg:viewBox="0 0 274 275" svg:d="M137 275c37 0 71-15 97-41 26-25 40-60 40-96s-14-71-40-97-60-41-97-41-72 15-97 41c-26 26-40 61-40 97s14 71 40 96c25 26 60 41 97 41z">
          <text:p/>
        </draw:path>
        <draw:path draw:style-name="gr39" draw:text-style-name="P20" draw:layer="layout" svg:width="0.273cm" svg:height="0.273cm" svg:x="20.461cm" svg:y="4.195cm" svg:viewBox="0 0 274 274" svg:d="M137 274c37 0 72-14 97-40 26-25 40-60 40-96s-14-71-40-97c-25-26-60-41-97-41-36 0-71 15-97 41-25 26-40 61-40 97s15 71 40 96c26 26 61 40 97 40z">
          <text:p/>
        </draw:path>
        <draw:path draw:style-name="gr40" draw:text-style-name="P21" draw:layer="layout" svg:width="0.274cm" svg:height="0.273cm" svg:x="18.079cm" svg:y="4.63cm" svg:viewBox="0 0 275 274" svg:d="M138 274c36 0 71-14 97-40 25-25 40-60 40-97 0-36-15-71-40-97-26-25-61-40-97-40s-72 15-98 40c-25 26-40 61-40 97 0 37 15 72 40 97 26 26 62 40 98 40z">
          <text:p/>
        </draw:path>
        <draw:path draw:style-name="gr40" draw:text-style-name="P21" draw:layer="layout" svg:width="0.274cm" svg:height="0.273cm" svg:x="19.16cm" svg:y="4.729cm" svg:viewBox="0 0 275 274" svg:d="M138 274c36 0 71-14 97-40 25-25 40-60 40-96s-15-71-40-98c-26-25-61-40-97-40s-72 15-98 40c-25 27-40 62-40 98s15 71 40 96c26 26 62 40 98 40z">
          <text:p/>
        </draw:path>
        <draw:path draw:style-name="gr39" draw:text-style-name="P20" draw:layer="layout" svg:width="0.273cm" svg:height="0.273cm" svg:x="20.474cm" svg:y="4.2cm" svg:viewBox="0 0 274 274" svg:d="M136 274c38 0 72-14 98-40s40-60 40-97c0-36-14-71-40-96-26-27-60-41-98-41-36 0-71 14-96 41-26 25-40 60-40 96 0 37 14 71 40 97 25 26 60 40 96 40z">
          <text:p/>
        </draw:path>
        <draw:path draw:style-name="gr39" draw:text-style-name="P20" draw:layer="layout" svg:width="0.273cm" svg:height="0.273cm" svg:x="20.073cm" svg:y="4.32cm" svg:viewBox="0 0 274 274" svg:d="M136 274c37 0 71-14 97-40s41-61 41-98c0-36-15-71-41-96-26-26-60-40-97-40-36 0-71 14-96 40-26 25-40 60-40 96 0 37 14 72 40 98 25 26 60 40 96 40z">
          <text:p/>
        </draw:path>
        <draw:path draw:style-name="gr40" draw:text-style-name="P21" draw:layer="layout" svg:width="0.273cm" svg:height="0.273cm" svg:x="19.045cm" svg:y="4.416cm" svg:viewBox="0 0 274 274" svg:d="M136 274c36 0 72-14 98-40 25-25 40-60 40-96s-15-72-40-98c-26-25-62-40-98-40s-71 15-96 40c-26 26-40 62-40 98s14 71 40 96c25 26 60 40 96 40z">
          <text:p/>
        </draw:path>
        <draw:path draw:style-name="gr39" draw:text-style-name="P20" draw:layer="layout" svg:width="0.273cm" svg:height="0.274cm" svg:x="20.722cm" svg:y="4.224cm" svg:viewBox="0 0 274 275" svg:d="M136 275c37 0 72-15 98-40 25-26 40-61 40-97s-15-71-40-96c-26-26-61-42-98-42-36 0-71 16-96 42-26 25-40 60-40 96s14 71 40 97c25 25 60 40 96 40z">
          <text:p/>
        </draw:path>
        <draw:path draw:style-name="gr39" draw:text-style-name="P20" draw:layer="layout" svg:width="0.273cm" svg:height="0.273cm" svg:x="19.96cm" svg:y="4.385cm" svg:viewBox="0 0 274 274" svg:d="M138 274c36 0 71-15 96-40 26-26 40-61 40-97 0-37-14-72-40-97-25-26-60-40-96-40-37 0-72 14-98 40-25 25-40 60-40 97 0 36 15 71 40 97 26 25 61 40 98 40z">
          <text:p/>
        </draw:path>
        <draw:path draw:style-name="gr39" draw:text-style-name="P20" draw:layer="layout" svg:width="0.274cm" svg:height="0.273cm" svg:x="19.976cm" svg:y="4.352cm" svg:viewBox="0 0 275 274" svg:d="M138 274c36 0 71-14 97-40 25-25 40-60 40-97 0-36-15-71-40-97-26-25-61-40-97-40s-72 15-97 40c-26 26-41 61-41 97 0 37 15 72 41 97 25 26 61 40 97 40z">
          <text:p/>
        </draw:path>
        <draw:path draw:style-name="gr39" draw:text-style-name="P20" draw:layer="layout" svg:width="0.273cm" svg:height="0.273cm" svg:x="20.432cm" svg:y="4.173cm" svg:viewBox="0 0 274 274" svg:d="M137 274c36 0 72-15 97-40 26-26 40-61 40-97s-14-71-40-97c-25-26-61-40-97-40s-71 14-97 40c-25 26-40 61-40 97s15 71 40 97c26 25 61 40 97 40z">
          <text:p/>
        </draw:path>
        <draw:path draw:style-name="gr39" draw:text-style-name="P20" draw:layer="layout" svg:width="0.273cm" svg:height="0.273cm" svg:x="20.372cm" svg:y="4.422cm" svg:viewBox="0 0 274 274" svg:d="M137 274c36 0 71-15 96-40 27-26 41-61 41-97s-14-72-41-97c-25-26-60-40-96-40-37 0-71 14-97 40-26 25-40 61-40 97s14 71 40 97c26 25 60 40 97 40z">
          <text:p/>
        </draw:path>
        <draw:path draw:style-name="gr39" draw:text-style-name="P20" draw:layer="layout" svg:width="0.273cm" svg:height="0.274cm" svg:x="22.048cm" svg:y="4.643cm" svg:viewBox="0 0 274 275" svg:d="M137 275c36 0 72-15 97-40 26-26 40-61 40-97 0-37-14-72-40-98-25-25-61-40-97-40-37 0-71 15-97 40-26 26-40 61-40 98 0 36 14 71 40 97 26 25 60 40 97 40z">
          <text:p/>
        </draw:path>
        <draw:path draw:style-name="gr39" draw:text-style-name="P20" draw:layer="layout" svg:width="0.273cm" svg:height="0.273cm" svg:x="20.357cm" svg:y="4.192cm" svg:viewBox="0 0 274 274" svg:d="M137 274c36 0 71-14 96-40 27-26 41-60 41-97 0-36-14-71-41-96-25-27-60-41-96-41-37 0-71 14-97 41-26 25-40 60-40 96 0 37 14 71 40 97s60 40 97 40z">
          <text:p/>
        </draw:path>
        <draw:path draw:style-name="gr40" draw:text-style-name="P21" draw:layer="layout" svg:width="0.273cm" svg:height="0.273cm" svg:x="19.17cm" svg:y="4.797cm" svg:viewBox="0 0 274 274" svg:d="M137 274c36 0 71-14 97-41 25-25 40-60 40-96s-15-71-40-97c-26-25-61-40-97-40s-72 15-97 40c-26 26-40 61-40 97s14 71 40 96c25 27 61 41 97 41z">
          <text:p/>
        </draw:path>
        <draw:path draw:style-name="gr39" draw:text-style-name="P20" draw:layer="layout" svg:width="0.273cm" svg:height="0.274cm" svg:x="20.082cm" svg:y="4.321cm" svg:viewBox="0 0 274 275" svg:d="M137 275c36 0 71-15 96-40 27-26 41-62 41-98s-14-71-41-97c-25-25-60-40-96-40-37 0-71 15-97 40-26 26-40 61-40 97s14 72 40 98c26 25 60 40 97 40z">
          <text:p/>
        </draw:path>
        <draw:path draw:style-name="gr39" draw:text-style-name="P20" draw:layer="layout" svg:width="0.273cm" svg:height="0.273cm" svg:x="20.104cm" svg:y="4.412cm" svg:viewBox="0 0 274 274" svg:d="M136 274c37 0 71-14 97-40 27-26 41-60 41-97 0-36-14-72-41-97-26-26-60-40-97-40-36 0-71 14-96 40-26 25-40 61-40 97 0 37 14 71 40 97 25 26 60 40 96 40z">
          <text:p/>
        </draw:path>
        <draw:path draw:style-name="gr39" draw:text-style-name="P20" draw:layer="layout" svg:width="0.273cm" svg:height="0.273cm" svg:x="20.567cm" svg:y="4.113cm" svg:viewBox="0 0 274 274" svg:d="M137 274c37 0 71-14 97-40 26-25 40-60 40-96 0-37-14-72-40-98-26-25-60-40-97-40-36 0-71 15-97 40-26 26-40 61-40 98 0 36 14 71 40 96 26 26 61 40 97 40z">
          <text:p/>
        </draw:path>
        <draw:path draw:style-name="gr39" draw:text-style-name="P20" draw:layer="layout" svg:width="0.273cm" svg:height="0.274cm" svg:x="20.276cm" svg:y="4.221cm" svg:viewBox="0 0 274 275" svg:d="M138 275c36 0 71-15 96-40 26-26 40-61 40-97s-14-71-40-97c-25-25-60-41-96-41s-71 16-98 41c-25 26-40 61-40 97s15 71 40 97c27 25 62 40 98 40z">
          <text:p/>
        </draw:path>
        <draw:path draw:style-name="gr39" draw:text-style-name="P20" draw:layer="layout" svg:width="0.273cm" svg:height="0.273cm" svg:x="20.282cm" svg:y="4.224cm" svg:viewBox="0 0 274 274" svg:d="M138 274c36 0 71-14 96-40 26-25 40-60 40-96 0-37-14-71-40-97-25-26-60-41-96-41s-71 15-98 41c-25 26-40 60-40 97 0 36 15 71 40 96 27 26 62 40 98 40z">
          <text:p/>
        </draw:path>
        <draw:path draw:style-name="gr39" draw:text-style-name="P20" draw:layer="layout" svg:width="0.273cm" svg:height="0.273cm" svg:x="20.485cm" svg:y="4.204cm" svg:viewBox="0 0 274 274" svg:d="M137 274c36 0 71-15 97-40 25-26 40-61 40-97s-15-71-40-96c-26-27-61-41-97-41-37 0-72 14-97 41-26 25-40 60-40 96s14 71 40 97c25 25 60 40 97 40z">
          <text:p/>
        </draw:path>
        <draw:path draw:style-name="gr40" draw:text-style-name="P21" draw:layer="layout" svg:width="0.274cm" svg:height="0.273cm" svg:x="16.67cm" svg:y="4.626cm" svg:viewBox="0 0 275 274" svg:d="M138 274c36 0 71-14 97-40 25-25 40-60 40-97s-15-71-40-97c-26-26-61-40-97-40-37 0-72 14-98 40-25 26-40 60-40 97s15 72 40 97c26 26 61 40 98 40z">
          <text:p/>
        </draw:path>
        <draw:path draw:style-name="gr39" draw:text-style-name="P20" draw:layer="layout" svg:width="0.273cm" svg:height="0.273cm" svg:x="20.013cm" svg:y="4.4cm" svg:viewBox="0 0 274 274" svg:d="M137 274c36 0 71-15 97-40 25-26 40-61 40-97 0-37-15-72-40-97-26-26-61-40-97-40s-71 14-97 40c-26 25-40 60-40 97 0 36 14 71 40 97 26 25 61 40 97 40z">
          <text:p/>
        </draw:path>
        <draw:path draw:style-name="gr40" draw:text-style-name="P21" draw:layer="layout" svg:width="0.274cm" svg:height="0.273cm" svg:x="19.287cm" svg:y="4.598cm" svg:viewBox="0 0 275 274" svg:d="M137 274c36 0 71-14 98-40 25-26 40-61 40-98 0-36-15-70-40-96-27-26-62-40-98-40s-71 14-97 40c-25 26-40 60-40 96 0 37 15 72 40 98 26 26 61 40 97 40z">
          <text:p/>
        </draw:path>
        <draw:path draw:style-name="gr39" draw:text-style-name="P20" draw:layer="layout" svg:width="0.273cm" svg:height="0.273cm" svg:x="20.373cm" svg:y="4.149cm" svg:viewBox="0 0 274 274" svg:d="M136 274c36 0 71-14 97-40 26-25 41-60 41-96 0-37-15-72-41-98s-61-40-97-40-71 14-96 40c-26 26-40 61-40 98 0 36 14 71 40 96 25 26 60 40 96 40z">
          <text:p/>
        </draw:path>
        <draw:path draw:style-name="gr39" draw:text-style-name="P20" draw:layer="layout" svg:width="0.273cm" svg:height="0.273cm" svg:x="19.874cm" svg:y="4.539cm" svg:viewBox="0 0 274 274" svg:d="M137 274c36 0 72-14 97-41 26-25 40-60 40-96s-14-71-40-97c-25-25-61-40-97-40-37 0-71 15-97 40-26 26-40 61-40 97s14 71 40 96c26 27 60 41 97 41z">
          <text:p/>
        </draw:path>
        <draw:path draw:style-name="gr39" draw:text-style-name="P20" draw:layer="layout" svg:width="0.274cm" svg:height="0.274cm" svg:x="20.458cm" svg:y="4.351cm" svg:viewBox="0 0 275 275" svg:d="M137 275c37 0 72-15 97-40 26-26 41-61 41-98 0-36-15-71-41-97-25-25-60-40-97-40-36 0-71 15-97 40-25 26-40 61-40 97 0 37 15 72 40 98 26 25 61 40 97 40z">
          <text:p/>
        </draw:path>
        <draw:path draw:style-name="gr39" draw:text-style-name="P20" draw:layer="layout" svg:width="0.274cm" svg:height="0.273cm" svg:x="20.346cm" svg:y="4.419cm" svg:viewBox="0 0 275 274" svg:d="M137 274c36 0 71-14 97-40 25-26 41-60 41-97 0-36-16-72-41-97-26-26-61-40-97-40s-71 14-97 40c-25 25-40 61-40 97 0 37 15 71 40 97 26 26 61 40 97 40z">
          <text:p/>
        </draw:path>
        <draw:path draw:style-name="gr39" draw:text-style-name="P20" draw:layer="layout" svg:width="0.273cm" svg:height="0.273cm" svg:x="20.274cm" svg:y="4.263cm" svg:viewBox="0 0 274 274" svg:d="M138 274c36 0 71-15 96-41 26-26 40-61 40-97s-14-71-40-96c-25-26-60-40-96-40s-71 14-98 40c-25 25-40 60-40 96s15 71 40 97c27 26 62 41 98 41z">
          <text:p/>
        </draw:path>
        <draw:path draw:style-name="gr39" draw:text-style-name="P20" draw:layer="layout" svg:width="0.273cm" svg:height="0.273cm" svg:x="20.336cm" svg:y="4.347cm" svg:viewBox="0 0 274 274" svg:d="M137 274c36 0 71-15 97-40 25-26 40-61 40-98 0-36-15-71-40-96-26-26-61-40-97-40s-71 14-96 40c-26 25-41 60-41 96 0 37 15 72 41 98 25 25 60 40 96 40z">
          <text:p/>
        </draw:path>
        <draw:path draw:style-name="gr39" draw:text-style-name="P20" draw:layer="layout" svg:width="0.274cm" svg:height="0.273cm" svg:x="20.169cm" svg:y="4.333cm" svg:viewBox="0 0 275 274" svg:d="M137 274c37 0 72-14 98-40 25-25 40-60 40-97 0-36-15-71-40-97-26-25-61-40-98-40-36 0-71 15-96 40-26 26-41 61-41 97 0 37 15 72 41 97 25 26 60 40 96 40z">
          <text:p/>
        </draw:path>
        <draw:path draw:style-name="gr40" draw:text-style-name="P21" draw:layer="layout" svg:width="0.273cm" svg:height="0.273cm" svg:x="18.127cm" svg:y="4.638cm" svg:viewBox="0 0 274 274" svg:d="M137 274c36 0 71-14 97-40 25-25 40-60 40-97s-15-71-40-97c-26-26-61-40-97-40s-71 14-96 40c-27 26-41 60-41 97s14 72 41 97c25 26 60 40 96 40z">
          <text:p/>
        </draw:path>
        <draw:path draw:style-name="gr39" draw:text-style-name="P20" draw:layer="layout" svg:width="0.273cm" svg:height="0.274cm" svg:x="20.022cm" svg:y="4.344cm" svg:viewBox="0 0 274 275" svg:d="M137 275c37 0 71-15 97-40 26-26 40-61 40-98 0-36-14-71-40-97-26-25-60-40-97-40-36 0-71 15-97 40-26 26-40 61-40 97 0 37 14 72 40 98 26 25 61 40 97 40z">
          <text:p/>
        </draw:path>
        <draw:path draw:style-name="gr41" draw:text-style-name="P20" draw:layer="layout" svg:width="0.274cm" svg:height="0.274cm" svg:x="20.123cm" svg:y="4.407cm" svg:viewBox="0 0 275 275" svg:d="M137 275c36 0 71-15 98-40 25-26 40-61 40-97s-15-72-40-98c-27-25-62-40-98-40s-71 15-97 40c-25 26-40 62-40 98s15 71 40 97c26 25 61 40 97 40z">
          <text:p/>
        </draw:path>
        <draw:path draw:style-name="gr38" draw:text-style-name="P2" draw:layer="layout" svg:width="0.274cm" svg:height="0.274cm" svg:x="20.123cm" svg:y="4.407cm" svg:viewBox="0 0 275 275" svg:d="M137 275c36 0 71-15 98-40 25-26 40-61 40-97s-15-72-40-98c-27-25-62-40-98-40s-71 15-97 40c-25 26-40 62-40 98s15 71 40 97c26 25 61 40 97 40z">
          <text:p/>
        </draw:path>
        <draw:path draw:style-name="gr39" draw:text-style-name="P20" draw:layer="layout" svg:width="0.274cm" svg:height="0.274cm" svg:x="20.004cm" svg:y="4.323cm" svg:viewBox="0 0 275 275" svg:d="M138 275c36 0 71-15 97-40 25-26 40-62 40-98s-15-71-40-97c-26-25-61-40-97-40s-71 15-98 40c-25 26-40 61-40 97s15 72 40 98c27 25 62 40 98 40z">
          <text:p/>
        </draw:path>
        <draw:path draw:style-name="gr39" draw:text-style-name="P20" draw:layer="layout" svg:width="0.273cm" svg:height="0.273cm" svg:x="20.487cm" svg:y="4.292cm" svg:viewBox="0 0 274 274" svg:d="M137 274c36 0 71-14 97-40 25-27 40-61 40-98 0-36-15-71-40-96-26-26-61-40-97-40-37 0-72 14-97 40-26 25-40 60-40 96 0 37 14 71 40 98 25 26 60 40 97 40z">
          <text:p/>
        </draw:path>
        <draw:path draw:style-name="gr39" draw:text-style-name="P20" draw:layer="layout" svg:width="0.273cm" svg:height="0.274cm" svg:x="20.159cm" svg:y="4.382cm" svg:viewBox="0 0 274 275" svg:d="M136 275c36 0 72-15 98-40 25-26 40-61 40-97 0-37-15-72-40-98-26-25-62-40-98-40s-71 15-96 40c-26 26-40 61-40 98 0 36 14 71 40 97 25 25 60 40 96 40z">
          <text:p/>
        </draw:path>
        <draw:path draw:style-name="gr39" draw:text-style-name="P20" draw:layer="layout" svg:width="0.273cm" svg:height="0.273cm" svg:x="20.509cm" svg:y="4.345cm" svg:viewBox="0 0 274 274" svg:d="M138 274c36 0 71-14 96-40 26-25 40-60 40-97s-14-71-40-97c-25-26-60-40-96-40-37 0-72 14-98 40-25 26-40 60-40 97s15 72 40 97c26 26 61 40 98 40z">
          <text:p/>
        </draw:path>
        <draw:path draw:style-name="gr39" draw:text-style-name="P20" draw:layer="layout" svg:width="0.273cm" svg:height="0.273cm" svg:x="20.532cm" svg:y="4.302cm" svg:viewBox="0 0 274 274" svg:d="M137 274c37 0 71-15 97-40 26-26 40-62 40-98s-14-71-40-96c-26-26-60-40-97-40-36 0-72 14-97 40-26 25-40 60-40 96s14 72 40 98c25 25 61 40 97 40z">
          <text:p/>
        </draw:path>
        <draw:path draw:style-name="gr39" draw:text-style-name="P20" draw:layer="layout" svg:width="0.273cm" svg:height="0.273cm" svg:x="20.173cm" svg:y="4.253cm" svg:viewBox="0 0 274 274" svg:d="M136 274c37 0 72-14 98-41 25-25 40-60 40-96s-15-71-40-97c-26-25-61-40-98-40-36 0-71 15-96 40-26 26-40 61-40 97s14 71 40 96c25 27 60 41 96 41z">
          <text:p/>
        </draw:path>
        <draw:path draw:style-name="gr39" draw:text-style-name="P20" draw:layer="layout" svg:width="0.273cm" svg:height="0.273cm" svg:x="19.968cm" svg:y="4.319cm" svg:viewBox="0 0 274 274" svg:d="M137 274c36 0 71-14 97-40 25-25 40-61 40-97 0-37-15-71-40-97-26-26-61-40-97-40s-72 14-97 40c-26 26-40 60-40 97 0 36 14 72 40 97 25 26 61 40 97 40z">
          <text:p/>
        </draw:path>
        <draw:path draw:style-name="gr39" draw:text-style-name="P20" draw:layer="layout" svg:width="0.273cm" svg:height="0.273cm" svg:x="20.191cm" svg:y="4.322cm" svg:viewBox="0 0 274 274" svg:d="M137 274c37 0 72-15 97-40 26-26 40-62 40-98s-14-71-40-96c-25-26-60-40-97-40s-71 14-97 40c-26 25-40 60-40 96s14 72 40 98c26 25 60 40 97 40z">
          <text:p/>
        </draw:path>
        <draw:path draw:style-name="gr40" draw:text-style-name="P21" draw:layer="layout" svg:width="0.273cm" svg:height="0.274cm" svg:x="17.639cm" svg:y="4.731cm" svg:viewBox="0 0 274 275" svg:d="M137 275c36 0 71-15 96-40 27-26 41-61 41-97s-14-71-41-97c-25-26-60-41-96-41s-71 15-97 41c-25 26-40 61-40 97s15 71 40 97c26 25 61 40 97 40z">
          <text:p/>
        </draw:path>
        <draw:path draw:style-name="gr39" draw:text-style-name="P20" draw:layer="layout" svg:width="0.273cm" svg:height="0.273cm" svg:x="20.895cm" svg:y="4.424cm" svg:viewBox="0 0 274 274" svg:d="M137 274c36 0 71-14 96-40 26-25 41-60 41-96 0-37-15-72-41-98-25-26-60-40-96-40-37 0-71 14-97 40s-40 61-40 98c0 36 14 71 40 96 26 26 60 40 97 40z">
          <text:p/>
        </draw:path>
        <draw:path draw:style-name="gr39" draw:text-style-name="P20" draw:layer="layout" svg:width="0.273cm" svg:height="0.273cm" svg:x="20.528cm" svg:y="4.265cm" svg:viewBox="0 0 274 274" svg:d="M138 274c36 0 71-14 96-41 26-25 40-60 40-96s-14-71-40-97c-25-25-60-40-96-40s-72 15-98 40c-25 26-40 61-40 97s15 71 40 96c26 27 62 41 98 41z">
          <text:p/>
        </draw:path>
        <draw:path draw:style-name="gr39" draw:text-style-name="P20" draw:layer="layout" svg:width="0.273cm" svg:height="0.273cm" svg:x="20.549cm" svg:y="4.506cm" svg:viewBox="0 0 274 274" svg:d="M137 274c36 0 71-15 97-41 25-25 40-60 40-96 0-37-15-71-40-97-26-26-61-40-97-40s-71 14-97 40-40 60-40 97c0 36 14 71 40 96 26 26 61 41 97 41z">
          <text:p/>
        </draw:path>
        <draw:path draw:style-name="gr39" draw:text-style-name="P20" draw:layer="layout" svg:width="0.273cm" svg:height="0.274cm" svg:x="20.298cm" svg:y="4.299cm" svg:viewBox="0 0 274 275" svg:d="M137 275c37 0 71-15 97-40 26-26 40-62 40-98s-14-71-40-97c-26-25-60-40-97-40-36 0-71 15-97 40-26 26-40 61-40 97s14 72 40 98c26 25 61 40 97 40z">
          <text:p/>
        </draw:path>
        <draw:path draw:style-name="gr39" draw:text-style-name="P20" draw:layer="layout" svg:width="0.273cm" svg:height="0.273cm" svg:x="20.934cm" svg:y="4.352cm" svg:viewBox="0 0 274 274" svg:d="M137 274c36 0 71-14 97-40s40-60 40-98c0-36-14-71-40-96-26-26-61-40-97-40s-71 14-97 40c-25 25-40 60-40 96 0 38 15 72 40 98 26 26 61 40 97 40z">
          <text:p/>
        </draw:path>
        <draw:path draw:style-name="gr39" draw:text-style-name="P20" draw:layer="layout" svg:width="0.273cm" svg:height="0.273cm" svg:x="20.438cm" svg:y="4.382cm" svg:viewBox="0 0 274 274" svg:d="M136 274c37 0 72-14 98-40 26-25 40-60 40-96 0-38-14-72-40-98s-61-40-98-40c-36 0-71 14-96 40-26 26-40 60-40 98 0 36 14 71 40 96 25 26 60 40 96 40z">
          <text:p/>
        </draw:path>
        <draw:path draw:style-name="gr42" draw:text-style-name="P21" draw:layer="layout" svg:width="0.273cm" svg:height="0.274cm" svg:x="19.277cm" svg:y="4.631cm" svg:viewBox="0 0 274 275" svg:d="M136 275c36 0 71-15 97-40 26-26 41-61 41-98 0-36-15-71-41-97-26-25-61-40-97-40s-71 15-96 40c-26 26-40 61-40 97 0 37 14 72 40 98 25 25 60 40 96 40z">
          <text:p/>
        </draw:path>
        <draw:path draw:style-name="gr38" draw:text-style-name="P2" draw:layer="layout" svg:width="0.273cm" svg:height="0.274cm" svg:x="19.277cm" svg:y="4.631cm" svg:viewBox="0 0 274 275" svg:d="M136 275c36 0 71-15 97-40 26-26 41-61 41-98 0-36-15-71-41-97-26-25-61-40-97-40s-71 15-96 40c-26 26-40 61-40 97 0 37 14 72 40 98 25 25 60 40 96 40z">
          <text:p/>
        </draw:path>
        <draw:path draw:style-name="gr39" draw:text-style-name="P20" draw:layer="layout" svg:width="0.274cm" svg:height="0.273cm" svg:x="20.295cm" svg:y="4.236cm" svg:viewBox="0 0 275 274" svg:d="M138 274c36 0 71-15 97-41 25-25 40-60 40-96 0-37-15-71-40-97-26-26-61-40-97-40s-71 14-98 40c-25 26-40 60-40 97 0 36 15 71 40 96 27 26 62 41 98 41z">
          <text:p/>
        </draw:path>
        <draw:path draw:style-name="gr39" draw:text-style-name="P20" draw:layer="layout" svg:width="0.273cm" svg:height="0.274cm" svg:x="20.726cm" svg:y="4.249cm" svg:viewBox="0 0 274 275" svg:d="M137 275c37 0 72-15 97-41 26-26 40-61 40-97s-14-71-40-97c-25-25-60-40-97-40s-71 15-97 40c-26 26-40 61-40 97s14 71 40 97 60 41 97 41z">
          <text:p/>
        </draw:path>
        <draw:path draw:style-name="gr39" draw:text-style-name="P20" draw:layer="layout" svg:width="0.273cm" svg:height="0.273cm" svg:x="20.535cm" svg:y="4.262cm" svg:viewBox="0 0 274 274" svg:d="M137 274c37 0 71-14 97-41 26-26 40-60 40-97 0-36-14-71-40-96-26-26-60-40-97-40-36 0-72 14-97 40-26 25-40 60-40 96 0 37 14 71 40 97 25 27 61 41 97 41z">
          <text:p/>
        </draw:path>
        <draw:path draw:style-name="gr39" draw:text-style-name="P20" draw:layer="layout" svg:width="0.273cm" svg:height="0.274cm" svg:x="21.044cm" svg:y="4.44cm" svg:viewBox="0 0 274 275" svg:d="M137 275c36 0 71-15 97-40 25-26 40-61 40-97s-15-71-40-98c-26-25-61-40-97-40-37 0-72 15-97 40-26 27-40 62-40 98s14 71 40 97c25 25 60 40 97 40z">
          <text:p/>
        </draw:path>
        <draw:path draw:style-name="gr40" draw:text-style-name="P21" draw:layer="layout" svg:width="0.273cm" svg:height="0.273cm" svg:x="19.083cm" svg:y="4.742cm" svg:viewBox="0 0 274 274" svg:d="M136 274c38 0 72-14 98-40 26-25 40-60 40-96s-14-71-40-97-60-41-98-41c-36 0-71 15-96 41-26 26-40 61-40 97s14 71 40 96c25 26 60 40 96 40z">
          <text:p/>
        </draw:path>
        <draw:path draw:style-name="gr39" draw:text-style-name="P20" draw:layer="layout" svg:width="0.273cm" svg:height="0.274cm" svg:x="20.877cm" svg:y="4.294cm" svg:viewBox="0 0 274 275" svg:d="M137 275c37 0 71-15 97-40 26-27 40-62 40-98s-14-71-40-97c-26-25-60-40-97-40-36 0-71 15-96 40-26 26-41 61-41 97s15 71 41 98c25 25 60 40 96 40z">
          <text:p/>
        </draw:path>
        <draw:path draw:style-name="gr39" draw:text-style-name="P20" draw:layer="layout" svg:width="0.274cm" svg:height="0.273cm" svg:x="20.612cm" svg:y="4.302cm" svg:viewBox="0 0 275 274" svg:d="M137 274c36 0 71-14 97-40 25-25 41-61 41-97s-16-71-41-97c-26-25-61-40-97-40s-71 15-97 40c-25 26-40 61-40 97s15 72 40 97c26 26 61 40 97 40z">
          <text:p/>
        </draw:path>
        <draw:path draw:style-name="gr39" draw:text-style-name="P20" draw:layer="layout" svg:width="0.273cm" svg:height="0.273cm" svg:x="20.784cm" svg:y="4.323cm" svg:viewBox="0 0 274 274" svg:d="M137 274c37 0 71-15 97-40 26-26 40-62 40-98s-14-71-40-96c-26-26-60-40-97-40s-72 14-97 40c-26 25-40 60-40 96s14 72 40 98c25 25 60 40 97 40z">
          <text:p/>
        </draw:path>
        <draw:path draw:style-name="gr39" draw:text-style-name="P20" draw:layer="layout" svg:width="0.274cm" svg:height="0.273cm" svg:x="20.465cm" svg:y="4.405cm" svg:viewBox="0 0 275 274" svg:d="M137 274c37 0 72-15 98-40 25-26 40-61 40-97s-15-72-40-97c-26-26-61-40-98-40-36 0-71 14-97 40-25 25-40 61-40 97s15 71 40 97c26 25 61 40 97 40z">
          <text:p/>
        </draw:path>
        <draw:path draw:style-name="gr39" draw:text-style-name="P20" draw:layer="layout" svg:width="0.273cm" svg:height="0.273cm" svg:x="21.437cm" svg:y="4.558cm" svg:viewBox="0 0 274 274" svg:d="M136 274c37 0 71-15 97-40 26-27 41-62 41-98s-15-71-41-96c-26-26-60-40-97-40-36 0-71 14-96 40-26 25-40 60-40 96s14 71 40 98c25 25 60 40 96 40z">
          <text:p/>
        </draw:path>
        <draw:path draw:style-name="gr39" draw:text-style-name="P20" draw:layer="layout" svg:width="0.273cm" svg:height="0.273cm" svg:x="20.676cm" svg:y="4.753cm" svg:viewBox="0 0 274 274" svg:d="M136 274c37 0 71-14 98-40 26-26 40-60 40-97 0-36-14-71-40-96-27-27-61-41-98-41-36 0-71 14-96 41-26 25-40 60-40 96 0 37 14 71 40 97 25 26 60 40 96 40z">
          <text:p/>
        </draw:path>
        <draw:path draw:style-name="gr41" draw:text-style-name="P20" draw:layer="layout" svg:width="0.273cm" svg:height="0.273cm" svg:x="19.947cm" svg:y="4.54cm" svg:viewBox="0 0 274 274" svg:d="M138 274c36 0 71-14 96-41 26-25 40-60 40-96 0-37-14-71-40-97-25-26-60-40-96-40-37 0-72 14-98 40-25 26-40 60-40 97 0 36 15 71 40 96 26 27 61 41 98 41z">
          <text:p/>
        </draw:path>
        <draw:path draw:style-name="gr38" draw:text-style-name="P2" draw:layer="layout" svg:width="0.273cm" svg:height="0.273cm" svg:x="19.947cm" svg:y="4.54cm" svg:viewBox="0 0 274 274" svg:d="M138 274c36 0 71-14 96-41 26-25 40-60 40-96 0-37-14-71-40-97-25-26-60-40-96-40-37 0-72 14-98 40-25 26-40 60-40 97 0 36 15 71 40 96 26 27 61 41 98 41z">
          <text:p/>
        </draw:path>
        <draw:path draw:style-name="gr39" draw:text-style-name="P20" draw:layer="layout" svg:width="0.273cm" svg:height="0.273cm" svg:x="20.828cm" svg:y="4.393cm" svg:viewBox="0 0 274 274" svg:d="M137 274c37 0 71-14 97-40s40-60 40-97-14-72-40-97c-26-26-60-40-97-40-36 0-71 14-97 40-26 25-40 60-40 97s14 71 40 97 61 40 97 40z">
          <text:p/>
        </draw:path>
        <draw:path draw:style-name="gr39" draw:text-style-name="P20" draw:layer="layout" svg:width="0.273cm" svg:height="0.273cm" svg:x="20.567cm" svg:y="4.245cm" svg:viewBox="0 0 274 274" svg:d="M137 274c37 0 71-15 97-41 26-25 40-60 40-96 0-37-14-71-40-97s-60-40-97-40c-36 0-71 14-97 40s-40 60-40 97c0 36 14 71 40 96 26 26 61 41 97 41z">
          <text:p/>
        </draw:path>
        <draw:path draw:style-name="gr39" draw:text-style-name="P20" draw:layer="layout" svg:width="0.273cm" svg:height="0.273cm" svg:x="20.783cm" svg:y="4.799cm" svg:viewBox="0 0 274 274" svg:d="M137 274c37 0 71-14 97-41 26-25 40-60 40-96 0-37-14-71-40-97s-60-40-97-40-72 14-97 40c-26 26-40 60-40 97 0 36 14 71 40 96 25 27 60 41 97 41z">
          <text:p/>
        </draw:path>
        <draw:path draw:style-name="gr39" draw:text-style-name="P20" draw:layer="layout" svg:width="0.273cm" svg:height="0.273cm" svg:x="20.524cm" svg:y="4.33cm" svg:viewBox="0 0 274 274" svg:d="M138 274c36 0 71-14 96-40 26-25 40-61 40-97 0-37-14-71-40-97-25-26-60-40-96-40-37 0-72 14-98 40s-40 60-40 97c0 36 14 72 40 97 26 26 61 40 98 40z">
          <text:p/>
        </draw:path>
        <draw:path draw:style-name="gr39" draw:text-style-name="P20" draw:layer="layout" svg:width="0.273cm" svg:height="0.274cm" svg:x="20.385cm" svg:y="4.289cm" svg:viewBox="0 0 274 275" svg:d="M136 275c37 0 71-15 98-40 26-27 40-62 40-98s-14-71-40-97c-27-25-61-40-98-40-36 0-71 15-96 40-26 26-40 61-40 97s14 71 40 98c25 25 60 40 96 40z">
          <text:p/>
        </draw:path>
        <draw:path draw:style-name="gr39" draw:text-style-name="P20" draw:layer="layout" svg:width="0.274cm" svg:height="0.273cm" svg:x="20.273cm" svg:y="4.406cm" svg:viewBox="0 0 275 274" svg:d="M138 274c36 0 71-14 96-40 26-25 41-60 41-96 0-37-15-72-41-98-25-26-60-40-96-40s-71 14-98 40c-25 26-40 61-40 98 0 36 15 71 40 96 27 26 62 40 98 40z">
          <text:p/>
        </draw:path>
        <draw:path draw:style-name="gr39" draw:text-style-name="P20" draw:layer="layout" svg:width="0.274cm" svg:height="0.273cm" svg:x="19.824cm" svg:y="4.476cm" svg:viewBox="0 0 275 274" svg:d="M137 274c36 0 71-15 97-40 26-26 41-61 41-97s-15-71-41-96c-26-27-61-41-97-41s-71 14-97 41c-25 25-40 60-40 96s15 71 40 97c26 25 61 40 97 40z">
          <text:p/>
        </draw:path>
        <draw:path draw:style-name="gr39" draw:text-style-name="P20" draw:layer="layout" svg:width="0.274cm" svg:height="0.273cm" svg:x="20.211cm" svg:y="4.358cm" svg:viewBox="0 0 275 274" svg:d="M138 274c36 0 71-14 97-40 25-25 40-60 40-97 0-36-15-71-40-97-26-25-61-40-97-40-37 0-72 15-98 40-25 26-40 61-40 97 0 37 15 72 40 97 26 26 61 40 98 40z">
          <text:p/>
        </draw:path>
        <draw:path draw:style-name="gr39" draw:text-style-name="P20" draw:layer="layout" svg:width="0.274cm" svg:height="0.273cm" svg:x="20.691cm" svg:y="4.473cm" svg:viewBox="0 0 275 274" svg:d="M137 274c36 0 72-15 98-40 25-26 40-61 40-97s-15-71-40-96c-26-27-62-41-98-41s-71 14-97 41c-25 25-40 60-40 96s15 71 40 97c26 25 61 40 97 40z">
          <text:p/>
        </draw:path>
        <draw:path draw:style-name="gr40" draw:text-style-name="P21" draw:layer="layout" svg:width="0.274cm" svg:height="0.273cm" svg:x="19.434cm" svg:y="4.671cm" svg:viewBox="0 0 275 274" svg:d="M138 274c36 0 71-14 97-40 25-25 40-60 40-96 0-38-15-72-40-98-26-26-61-40-97-40s-72 14-97 40c-26 26-41 60-41 98 0 36 15 71 41 96 25 26 61 40 97 40z">
          <text:p/>
        </draw:path>
        <draw:path draw:style-name="gr39" draw:text-style-name="P20" draw:layer="layout" svg:width="0.273cm" svg:height="0.274cm" svg:x="20.062cm" svg:y="4.36cm" svg:viewBox="0 0 274 275" svg:d="M137 275c37 0 71-15 97-40 26-26 40-61 40-98 0-36-14-71-40-97-26-25-60-40-97-40-36 0-71 15-96 40-26 26-41 61-41 97 0 37 15 72 41 98 25 25 60 40 96 40z">
          <text:p/>
        </draw:path>
        <draw:path draw:style-name="gr39" draw:text-style-name="P20" draw:layer="layout" svg:width="0.273cm" svg:height="0.273cm" svg:x="20.626cm" svg:y="4.34cm" svg:viewBox="0 0 274 274" svg:d="M137 274c36 0 71-14 96-40 27-25 41-60 41-97 0-36-14-71-41-97-25-25-60-40-96-40s-71 15-97 40c-25 26-40 61-40 97 0 37 15 72 40 97 26 26 61 40 97 40z">
          <text:p/>
        </draw:path>
        <draw:path draw:style-name="gr39" draw:text-style-name="P20" draw:layer="layout" svg:width="0.273cm" svg:height="0.273cm" svg:x="20.114cm" svg:y="4.586cm" svg:viewBox="0 0 274 274" svg:d="M136 274c37 0 71-14 98-40 26-26 40-61 40-98 0-36-14-71-40-96-27-26-61-40-98-40-36 0-70 14-96 40-26 25-40 60-40 96 0 37 14 72 40 98s60 40 96 40z">
          <text:p/>
        </draw:path>
        <draw:path draw:style-name="gr39" draw:text-style-name="P20" draw:layer="layout" svg:width="0.273cm" svg:height="0.274cm" svg:x="20.153cm" svg:y="4.367cm" svg:viewBox="0 0 274 275" svg:d="M136 275c36 0 72-15 98-40 25-26 40-61 40-98 0-36-15-71-40-97-26-25-62-40-98-40s-71 15-96 40c-26 26-40 61-40 97 0 37 14 72 40 98 25 25 60 40 96 40z">
          <text:p/>
        </draw:path>
        <draw:path draw:style-name="gr39" draw:text-style-name="P20" draw:layer="layout" svg:width="0.274cm" svg:height="0.273cm" svg:x="20.3cm" svg:y="4.392cm" svg:viewBox="0 0 275 274" svg:d="M138 274c36 0 71-14 97-40 25-26 40-60 40-97s-15-72-40-97c-26-26-61-40-97-40s-71 14-97 40c-26 25-41 60-41 97s15 71 41 97 61 40 97 40z">
          <text:p/>
        </draw:path>
        <draw:path draw:style-name="gr40" draw:text-style-name="P21" draw:layer="layout" svg:width="0.274cm" svg:height="0.273cm" svg:x="18.789cm" svg:y="4.718cm" svg:viewBox="0 0 275 274" svg:d="M137 274c36 0 72-14 98-40 25-26 40-60 40-97 0-36-15-71-40-97-26-26-62-40-98-40s-71 14-97 40c-25 26-40 61-40 97 0 37 15 71 40 97 26 26 61 40 97 40z">
          <text:p/>
        </draw:path>
        <draw:path draw:style-name="gr39" draw:text-style-name="P20" draw:layer="layout" svg:width="0.273cm" svg:height="0.273cm" svg:x="20.346cm" svg:y="4.367cm" svg:viewBox="0 0 274 274" svg:d="M136 274c37 0 71-14 97-40 26-25 41-60 41-97s-15-71-41-97-60-40-97-40c-36 0-71 14-96 40-26 26-40 60-40 97s14 72 40 97c25 26 60 40 96 40z">
          <text:p/>
        </draw:path>
        <draw:path draw:style-name="gr39" draw:text-style-name="P20" draw:layer="layout" svg:width="0.273cm" svg:height="0.273cm" svg:x="21.502cm" svg:y="4.677cm" svg:viewBox="0 0 274 274" svg:d="M136 274c36 0 72-14 98-40 25-26 40-60 40-97s-15-72-40-97c-26-26-62-40-98-40s-71 14-96 40c-26 25-40 60-40 97s14 71 40 97c25 26 60 40 96 40z">
          <text:p/>
        </draw:path>
        <draw:path draw:style-name="gr40" draw:text-style-name="P21" draw:layer="layout" svg:width="0.273cm" svg:height="0.273cm" svg:x="18.967cm" svg:y="4.582cm" svg:viewBox="0 0 274 274" svg:d="M138 274c36 0 71-14 96-40 26-25 40-61 40-97 0-37-14-71-40-97-25-26-60-40-96-40-37 0-71 14-97 40s-41 60-41 97c0 36 15 72 41 97 26 26 60 40 97 40z">
          <text:p/>
        </draw:path>
        <draw:path draw:style-name="gr41" draw:text-style-name="P20" draw:layer="layout" svg:width="0.274cm" svg:height="0.274cm" svg:x="20.333cm" svg:y="4.442cm" svg:viewBox="0 0 275 275" svg:d="M138 275c36 0 71-15 97-41 25-25 40-60 40-96s-15-71-40-98c-26-25-61-40-97-40s-71 15-96 40c-26 27-42 62-42 98s16 71 42 96c25 26 60 41 96 41z">
          <text:p/>
        </draw:path>
        <draw:path draw:style-name="gr38" draw:text-style-name="P2" draw:layer="layout" svg:width="0.274cm" svg:height="0.274cm" svg:x="20.333cm" svg:y="4.442cm" svg:viewBox="0 0 275 275" svg:d="M138 275c36 0 71-15 97-41 25-25 40-60 40-96s-15-71-40-98c-26-25-61-40-97-40s-71 15-96 40c-26 27-42 62-42 98s16 71 42 96c25 26 60 41 96 41z">
          <text:p/>
        </draw:path>
        <draw:path draw:style-name="gr39" draw:text-style-name="P20" draw:layer="layout" svg:width="0.273cm" svg:height="0.273cm" svg:x="20.827cm" svg:y="4.314cm" svg:viewBox="0 0 274 274" svg:d="M138 274c36 0 71-14 96-40 26-26 40-61 40-98 0-36-14-71-40-96-25-26-60-40-96-40-37 0-71 14-98 40-26 25-40 60-40 96 0 37 14 72 40 98 27 26 61 40 98 40z">
          <text:p/>
        </draw:path>
        <draw:path draw:style-name="gr39" draw:text-style-name="P20" draw:layer="layout" svg:width="0.273cm" svg:height="0.273cm" svg:x="20.732cm" svg:y="4.583cm" svg:viewBox="0 0 274 274" svg:d="M136 274c38 0 72-14 98-40s40-61 40-98c0-36-14-70-40-96s-60-40-98-40c-36 0-71 14-96 40-26 26-40 60-40 96 0 37 14 72 40 98 25 26 60 40 96 40z">
          <text:p/>
        </draw:path>
        <draw:path draw:style-name="gr39" draw:text-style-name="P20" draw:layer="layout" svg:width="0.273cm" svg:height="0.273cm" svg:x="20.651cm" svg:y="4.351cm" svg:viewBox="0 0 274 274" svg:d="M137 274c36 0 71-14 96-40 27-25 41-60 41-97 0-36-14-71-41-97-25-25-60-40-96-40-37 0-71 15-97 40-26 26-40 61-40 97 0 37 14 72 40 97 26 26 60 40 97 40z">
          <text:p/>
        </draw:path>
        <draw:path draw:style-name="gr39" draw:text-style-name="P20" draw:layer="layout" svg:width="0.274cm" svg:height="0.273cm" svg:x="19.545cm" svg:y="4.758cm" svg:viewBox="0 0 275 274" svg:d="M137 274c36 0 71-14 97-40 26-25 41-60 41-96 0-37-15-71-41-97-26-27-61-41-97-41s-71 14-97 41c-25 26-40 60-40 97 0 36 15 71 40 96 26 26 61 40 97 40z">
          <text:p/>
        </draw:path>
        <draw:path draw:style-name="gr39" draw:text-style-name="P20" draw:layer="layout" svg:width="0.274cm" svg:height="0.273cm" svg:x="20.125cm" svg:y="4.404cm" svg:viewBox="0 0 275 274" svg:d="M137 274c36 0 71-14 98-40 25-25 40-60 40-96s-15-72-40-98c-27-25-62-40-98-40s-71 15-96 40c-26 26-41 62-41 98s15 71 41 96c25 26 60 40 96 40z">
          <text:p/>
        </draw:path>
        <draw:path draw:style-name="gr39" draw:text-style-name="P20" draw:layer="layout" svg:width="0.273cm" svg:height="0.274cm" svg:x="20.36cm" svg:y="4.409cm" svg:viewBox="0 0 274 275" svg:d="M136 275c37 0 71-15 97-40 27-26 41-61 41-97s-14-72-41-98c-26-25-60-40-97-40-36 0-71 15-96 40-26 26-40 62-40 98s14 71 40 97c25 25 60 40 96 40z">
          <text:p/>
        </draw:path>
        <draw:path draw:style-name="gr39" draw:text-style-name="P20" draw:layer="layout" svg:width="0.273cm" svg:height="0.273cm" svg:x="19.939cm" svg:y="4.425cm" svg:viewBox="0 0 274 274" svg:d="M138 274c36 0 70-14 96-40 26-25 40-60 40-96s-14-72-40-98c-26-25-60-40-96-40-38 0-72 15-98 40-26 26-40 62-40 98s14 71 40 96c26 26 60 40 98 40z">
          <text:p/>
        </draw:path>
        <draw:path draw:style-name="gr39" draw:text-style-name="P20" draw:layer="layout" svg:width="0.273cm" svg:height="0.274cm" svg:x="21.404cm" svg:y="4.715cm" svg:viewBox="0 0 274 275" svg:d="M137 275c37 0 71-15 97-40 26-26 40-61 40-97s-14-71-40-97-60-41-97-41c-36 0-71 15-96 41-27 26-41 61-41 97s14 71 41 97c25 25 60 40 96 40z">
          <text:p/>
        </draw:path>
        <draw:path draw:style-name="gr39" draw:text-style-name="P20" draw:layer="layout" svg:width="0.273cm" svg:height="0.273cm" svg:x="20.589cm" svg:y="5.284cm" svg:viewBox="0 0 274 274" svg:d="M137 274c37 0 71-14 97-40s40-60 40-97c0-36-14-71-40-96-26-27-60-41-97-41-36 0-71 14-96 41-27 25-41 60-41 96 0 37 14 71 41 97 25 26 60 40 96 40z">
          <text:p/>
        </draw:path>
        <draw:path draw:style-name="gr39" draw:text-style-name="P20" draw:layer="layout" svg:width="0.273cm" svg:height="0.273cm" svg:x="20.389cm" svg:y="4.431cm" svg:viewBox="0 0 274 274" svg:d="M136 274c36 0 71-15 98-40 25-26 40-61 40-97s-15-72-40-97c-27-26-62-40-98-40s-71 14-96 40c-26 25-40 61-40 97s14 71 40 97c25 25 60 40 96 40z">
          <text:p/>
        </draw:path>
        <draw:path draw:style-name="gr39" draw:text-style-name="P20" draw:layer="layout" svg:width="0.273cm" svg:height="0.273cm" svg:x="20.071cm" svg:y="4.429cm" svg:viewBox="0 0 274 274" svg:d="M137 274c36 0 71-14 96-40 26-26 41-60 41-97 0-36-15-72-41-97-25-26-60-40-96-40-37 0-71 14-97 40-26 25-40 61-40 97 0 37 14 71 40 97s60 40 97 40z">
          <text:p/>
        </draw:path>
        <draw:path draw:style-name="gr39" draw:text-style-name="P20" draw:layer="layout" svg:width="0.273cm" svg:height="0.274cm" svg:x="20.796cm" svg:y="4.329cm" svg:viewBox="0 0 274 275" svg:d="M138 275c36 0 71-15 96-40 26-26 40-62 40-98s-14-71-40-97c-25-25-60-40-96-40-37 0-72 15-98 40-26 26-40 61-40 97s14 72 40 98c26 25 61 40 98 40z">
          <text:p/>
        </draw:path>
        <draw:path draw:style-name="gr39" draw:text-style-name="P20" draw:layer="layout" svg:width="0.273cm" svg:height="0.273cm" svg:x="20.674cm" svg:y="4.346cm" svg:viewBox="0 0 274 274" svg:d="M136 274c37 0 71-14 98-40 26-25 40-60 40-97 0-36-14-71-40-97-27-25-61-40-98-40-36 0-71 15-96 40-26 26-40 61-40 97 0 37 14 72 40 97 25 26 60 40 96 40z">
          <text:p/>
        </draw:path>
        <draw:path draw:style-name="gr41" draw:text-style-name="P20" draw:layer="layout" svg:width="0.273cm" svg:height="0.273cm" svg:x="20.735cm" svg:y="4.36cm" svg:viewBox="0 0 274 274" svg:d="M136 274c37 0 72-14 98-40 25-25 40-60 40-97s-15-71-40-97c-26-26-61-40-98-40-36 0-71 14-96 40-26 26-40 60-40 97s14 72 40 97c25 26 60 40 96 40z">
          <text:p/>
        </draw:path>
        <draw:path draw:style-name="gr38" draw:text-style-name="P2" draw:layer="layout" svg:width="0.273cm" svg:height="0.273cm" svg:x="20.735cm" svg:y="4.36cm" svg:viewBox="0 0 274 274" svg:d="M136 274c37 0 72-14 98-40 25-25 40-60 40-97s-15-71-40-97c-26-26-61-40-98-40-36 0-71 14-96 40-26 26-40 60-40 97s14 72 40 97c25 26 60 40 96 40z">
          <text:p/>
        </draw:path>
        <draw:path draw:style-name="gr39" draw:text-style-name="P20" draw:layer="layout" svg:width="0.273cm" svg:height="0.274cm" svg:x="20.423cm" svg:y="4.447cm" svg:viewBox="0 0 274 275" svg:d="M136 275c37 0 72-15 98-40 26-26 40-61 40-97s-14-71-40-98c-26-25-61-40-98-40-36 0-71 15-96 40-26 27-40 62-40 98s14 71 40 97c25 25 60 40 96 40z">
          <text:p/>
        </draw:path>
        <draw:path draw:style-name="gr42" draw:text-style-name="P21" draw:layer="layout" svg:width="0.273cm" svg:height="0.273cm" svg:x="18.744cm" svg:y="4.644cm" svg:viewBox="0 0 274 274" svg:d="M136 274c36 0 71-15 98-40 25-26 40-61 40-97 0-37-15-72-40-97-27-26-62-40-98-40s-71 14-96 40c-26 25-40 60-40 97 0 36 14 71 40 97 25 25 60 40 96 40z">
          <text:p/>
        </draw:path>
        <draw:path draw:style-name="gr38" draw:text-style-name="P2" draw:layer="layout" svg:width="0.273cm" svg:height="0.273cm" svg:x="18.744cm" svg:y="4.644cm" svg:viewBox="0 0 274 274" svg:d="M136 274c36 0 71-15 98-40 25-26 40-61 40-97 0-37-15-72-40-97-27-26-62-40-98-40s-71 14-96 40c-26 25-40 60-40 97 0 36 14 71 40 97 25 25 60 40 96 40z">
          <text:p/>
        </draw:path>
        <draw:path draw:style-name="gr39" draw:text-style-name="P20" draw:layer="layout" svg:width="0.274cm" svg:height="0.274cm" svg:x="20.646cm" svg:y="4.326cm" svg:viewBox="0 0 275 275" svg:d="M137 275c36 0 71-15 97-40 26-26 41-62 41-98s-15-71-41-97c-26-25-61-40-97-40s-71 15-96 40c-26 26-41 61-41 97s15 72 41 98c25 25 60 40 96 40z">
          <text:p/>
        </draw:path>
        <draw:path draw:style-name="gr39" draw:text-style-name="P20" draw:layer="layout" svg:width="0.273cm" svg:height="0.273cm" svg:x="20.923cm" svg:y="4.381cm" svg:viewBox="0 0 274 274" svg:d="M137 274c36 0 71-14 96-40 27-26 41-60 41-97s-14-72-41-97c-25-26-60-40-96-40s-71 14-97 40c-25 25-40 60-40 97s15 71 40 97c26 26 61 40 97 40z">
          <text:p/>
        </draw:path>
        <draw:path draw:style-name="gr39" draw:text-style-name="P20" draw:layer="layout" svg:width="0.273cm" svg:height="0.273cm" svg:x="20.863cm" svg:y="4.519cm" svg:viewBox="0 0 274 274" svg:d="M138 274c36 0 71-14 96-41 26-26 40-60 40-97 0-36-14-71-40-96-25-26-60-40-96-40s-71 14-97 40c-26 25-41 60-41 96 0 37 15 71 41 97 26 27 61 41 97 41z">
          <text:p/>
        </draw:path>
        <draw:path draw:style-name="gr39" draw:text-style-name="P20" draw:layer="layout" svg:width="0.273cm" svg:height="0.273cm" svg:x="20.684cm" svg:y="4.36cm" svg:viewBox="0 0 274 274" svg:d="M137 274c36 0 72-15 97-40 26-26 40-61 40-98 0-36-14-71-40-96-25-26-61-40-97-40s-71 14-97 40c-25 25-40 60-40 96 0 37 15 72 40 98 26 25 61 40 97 40z">
          <text:p/>
        </draw:path>
        <draw:path draw:style-name="gr39" draw:text-style-name="P20" draw:layer="layout" svg:width="0.273cm" svg:height="0.274cm" svg:x="20.633cm" svg:y="4.522cm" svg:viewBox="0 0 274 275" svg:d="M136 275c36 0 71-15 97-41s41-61 41-97-15-71-41-97c-26-25-61-40-97-40s-71 15-96 40c-26 26-40 61-40 97s14 71 40 97c25 26 60 41 96 41z">
          <text:p/>
        </draw:path>
        <draw:path draw:style-name="gr39" draw:text-style-name="P20" draw:layer="layout" svg:width="0.274cm" svg:height="0.273cm" svg:x="20.642cm" svg:y="4.324cm" svg:viewBox="0 0 275 274" svg:d="M137 274c36 0 71-15 97-40 26-26 41-62 41-98s-15-71-41-96c-26-26-61-40-97-40s-71 14-97 40c-25 25-40 60-40 96s15 72 40 98c26 25 61 40 97 40z">
          <text:p/>
        </draw:path>
        <draw:path draw:style-name="gr39" draw:text-style-name="P20" draw:layer="layout" svg:width="0.273cm" svg:height="0.273cm" svg:x="20.411cm" svg:y="4.383cm" svg:viewBox="0 0 274 274" svg:d="M137 274c36 0 72-15 97-40 26-26 40-61 40-97 0-37-14-72-40-97-25-26-61-40-97-40-37 0-71 14-97 40-26 25-40 60-40 97 0 36 14 71 40 97 26 25 60 40 97 40z">
          <text:p/>
        </draw:path>
        <draw:path draw:style-name="gr42" draw:text-style-name="P21" draw:layer="layout" svg:width="0.273cm" svg:height="0.274cm" svg:x="19.292cm" svg:y="4.805cm" svg:viewBox="0 0 274 275" svg:d="M137 275c36 0 71-15 97-41s40-61 40-97-14-71-40-97c-26-25-61-40-97-40-37 0-71 15-97 40-26 26-40 61-40 97s14 71 40 97 60 41 97 41z">
          <text:p/>
        </draw:path>
        <draw:path draw:style-name="gr38" draw:text-style-name="P2" draw:layer="layout" svg:width="0.273cm" svg:height="0.274cm" svg:x="19.292cm" svg:y="4.805cm" svg:viewBox="0 0 274 275" svg:d="M137 275c36 0 71-15 97-41s40-61 40-97-14-71-40-97c-26-25-61-40-97-40-37 0-71 15-97 40-26 26-40 61-40 97s14 71 40 97 60 41 97 41z">
          <text:p/>
        </draw:path>
        <draw:path draw:style-name="gr39" draw:text-style-name="P20" draw:layer="layout" svg:width="0.273cm" svg:height="0.273cm" svg:x="21.017cm" svg:y="4.398cm" svg:viewBox="0 0 274 274" svg:d="M136 274c38 0 72-14 98-40 26-25 40-60 40-96 0-38-14-72-40-98s-60-40-98-40c-36 0-71 14-96 40-26 26-40 60-40 98 0 36 14 71 40 96 25 26 60 40 96 40z">
          <text:p/>
        </draw:path>
        <draw:path draw:style-name="gr39" draw:text-style-name="P20" draw:layer="layout" svg:width="0.274cm" svg:height="0.273cm" svg:x="20.42cm" svg:y="4.598cm" svg:viewBox="0 0 275 274" svg:d="M137 274c36 0 72-15 98-40 25-26 40-62 40-98s-15-71-40-96c-26-26-62-40-98-40s-71 14-97 40c-25 25-40 60-40 96s15 72 40 98c26 25 61 40 97 40z">
          <text:p/>
        </draw:path>
        <draw:path draw:style-name="gr40" draw:text-style-name="P21" draw:layer="layout" svg:width="0.273cm" svg:height="0.273cm" svg:x="18.829cm" svg:y="4.845cm" svg:viewBox="0 0 274 274" svg:d="M136 274c37 0 72-15 98-40 25-26 40-62 40-98s-15-71-40-96c-26-26-61-40-98-40-36 0-71 14-96 40-26 25-40 60-40 96s14 72 40 98c25 25 60 40 96 40z">
          <text:p/>
        </draw:path>
        <draw:path draw:style-name="gr39" draw:text-style-name="P20" draw:layer="layout" svg:width="0.273cm" svg:height="0.273cm" svg:x="20.962cm" svg:y="4.831cm" svg:viewBox="0 0 274 274" svg:d="M137 274c36 0 72-15 97-40 26-27 40-62 40-98s-14-71-40-96c-25-26-61-40-97-40-37 0-71 14-97 40-26 25-40 60-40 96s14 71 40 98c26 25 60 40 97 40z">
          <text:p/>
        </draw:path>
        <draw:path draw:style-name="gr40" draw:text-style-name="P21" draw:layer="layout" svg:width="0.273cm" svg:height="0.273cm" svg:x="17.843cm" svg:y="4.789cm" svg:viewBox="0 0 274 274" svg:d="M138 274c36 0 71-15 96-41 26-26 40-60 40-96 0-37-14-71-40-97-25-26-60-40-96-40-37 0-71 14-97 40-27 26-41 60-41 97 0 36 14 70 41 96 26 26 60 41 97 41z">
          <text:p/>
        </draw:path>
        <draw:path draw:style-name="gr39" draw:text-style-name="P20" draw:layer="layout" svg:width="0.274cm" svg:height="0.273cm" svg:x="20.518cm" svg:y="4.401cm" svg:viewBox="0 0 275 274" svg:d="M138 274c36 0 71-14 97-40 25-25 40-60 40-96 0-37-15-72-40-98-26-25-61-40-97-40s-72 15-98 40c-25 26-40 61-40 98 0 36 15 71 40 96 26 26 62 40 98 40z">
          <text:p/>
        </draw:path>
        <draw:path draw:style-name="gr39" draw:text-style-name="P20" draw:layer="layout" svg:width="0.274cm" svg:height="0.273cm" svg:x="20.614cm" svg:y="4.531cm" svg:viewBox="0 0 275 274" svg:d="M137 274c36 0 71-14 97-41 25-25 41-60 41-96 0-37-16-71-41-97-26-26-61-40-97-40s-71 14-97 40c-25 26-40 60-40 97 0 36 15 71 40 96 26 27 61 41 97 41z">
          <text:p/>
        </draw:path>
        <draw:path draw:style-name="gr41" draw:text-style-name="P20" draw:layer="layout" svg:width="0.274cm" svg:height="0.273cm" svg:x="20.738cm" svg:y="4.678cm" svg:viewBox="0 0 275 274" svg:d="M137 274c37 0 72-14 98-40 25-26 40-60 40-97 0-36-15-72-40-97-26-26-61-40-98-40-36 0-71 14-97 40-25 25-40 61-40 97 0 37 15 71 40 97 26 26 61 40 97 40z">
          <text:p/>
        </draw:path>
        <draw:path draw:style-name="gr38" draw:text-style-name="P2" draw:layer="layout" svg:width="0.274cm" svg:height="0.273cm" svg:x="20.738cm" svg:y="4.678cm" svg:viewBox="0 0 275 274" svg:d="M137 274c37 0 72-14 98-40 25-26 40-60 40-97 0-36-15-72-40-97-26-26-61-40-98-40-36 0-71 14-97 40-25 25-40 61-40 97 0 37 15 71 40 97 26 26 61 40 97 40z">
          <text:p/>
        </draw:path>
        <draw:path draw:style-name="gr39" draw:text-style-name="P20" draw:layer="layout" svg:width="0.273cm" svg:height="0.273cm" svg:x="20.768cm" svg:y="4.466cm" svg:viewBox="0 0 274 274" svg:d="M137 274c37 0 71-14 97-40 26-25 40-60 40-96 0-37-14-71-40-97-26-27-60-41-97-41s-72 14-97 41c-26 26-40 60-40 97 0 36 14 71 40 96 25 26 60 40 97 40z">
          <text:p/>
        </draw:path>
        <draw:path draw:style-name="gr40" draw:text-style-name="P21" draw:layer="layout" svg:width="0.273cm" svg:height="0.273cm" svg:x="18.769cm" svg:y="4.693cm" svg:viewBox="0 0 274 274" svg:d="M136 274c37 0 72-14 98-40 26-25 40-60 40-96s-14-72-40-98c-26-25-61-40-98-40-36 0-71 15-96 40-26 26-40 62-40 98s14 71 40 96c25 26 60 40 96 40z">
          <text:p/>
        </draw:path>
        <draw:path draw:style-name="gr40" draw:text-style-name="P21" draw:layer="layout" svg:width="0.273cm" svg:height="0.274cm" svg:x="18.421cm" svg:y="4.725cm" svg:viewBox="0 0 274 275" svg:d="M137 275c37 0 71-15 97-40 26-26 40-61 40-97s-14-71-40-98c-26-25-60-40-97-40-36 0-71 15-96 40-26 27-41 62-41 98s15 71 41 97c25 25 60 40 96 40z">
          <text:p/>
        </draw:path>
        <draw:path draw:style-name="gr39" draw:text-style-name="P20" draw:layer="layout" svg:width="0.273cm" svg:height="0.273cm" svg:x="20.626cm" svg:y="4.481cm" svg:viewBox="0 0 274 274" svg:d="M137 274c36 0 71-14 96-40 27-25 41-60 41-96s-14-71-41-97c-25-26-60-41-96-41-37 0-71 15-97 41s-40 61-40 97 14 71 40 96c26 26 60 40 97 40z">
          <text:p/>
        </draw:path>
        <draw:path draw:style-name="gr39" draw:text-style-name="P20" draw:layer="layout" svg:width="0.273cm" svg:height="0.273cm" svg:x="21.005cm" svg:y="4.522cm" svg:viewBox="0 0 274 274" svg:d="M137 274c37 0 72-14 97-41 26-25 40-60 40-96s-14-71-40-97c-25-25-60-40-97-40-36 0-71 15-97 40-25 26-40 61-40 97s15 71 40 96c26 27 61 41 97 41z">
          <text:p/>
        </draw:path>
        <draw:path draw:style-name="gr39" draw:text-style-name="P20" draw:layer="layout" svg:width="0.273cm" svg:height="0.273cm" svg:x="20.473cm" svg:y="4.718cm" svg:viewBox="0 0 274 274" svg:d="M137 274c37 0 72-14 97-40 26-26 40-60 40-97 0-36-14-71-40-97-25-26-60-40-97-40-36 0-71 14-97 40-25 26-40 61-40 97 0 37 15 71 40 97 26 26 61 40 97 40z">
          <text:p/>
        </draw:path>
        <draw:path draw:style-name="gr39" draw:text-style-name="P20" draw:layer="layout" svg:width="0.273cm" svg:height="0.273cm" svg:x="20.968cm" svg:y="4.745cm" svg:viewBox="0 0 274 274" svg:d="M136 274c37 0 72-14 98-40 26-25 40-60 40-96 0-37-14-71-40-97-26-27-61-41-98-41-36 0-71 14-96 41-26 26-40 60-40 97 0 36 14 71 40 96 25 26 60 40 96 40z">
          <text:p/>
        </draw:path>
        <draw:path draw:style-name="gr39" draw:text-style-name="P20" draw:layer="layout" svg:width="0.273cm" svg:height="0.274cm" svg:x="21.206cm" svg:y="4.616cm" svg:viewBox="0 0 274 275" svg:d="M137 275c36 0 71-15 97-40 26-26 40-61 40-98 0-36-14-71-40-97-26-25-61-40-97-40-37 0-71 15-97 40-26 26-40 61-40 97 0 37 14 72 40 98 26 25 60 40 97 40z">
          <text:p/>
        </draw:path>
        <draw:path draw:style-name="gr39" draw:text-style-name="P20" draw:layer="layout" svg:width="0.273cm" svg:height="0.273cm" svg:x="20.68cm" svg:y="4.473cm" svg:viewBox="0 0 274 274" svg:d="M136 274c37 0 72-14 98-40 26-25 40-60 40-96s-14-71-40-97-61-41-98-41c-36 0-71 15-96 41-26 26-40 61-40 97s14 71 40 96c25 26 60 40 96 40z">
          <text:p/>
        </draw:path>
        <draw:path draw:style-name="gr39" draw:text-style-name="P20" draw:layer="layout" svg:width="0.274cm" svg:height="0.273cm" svg:x="19.567cm" svg:y="4.978cm" svg:viewBox="0 0 275 274" svg:d="M137 274c36 0 71-14 98-40 25-25 40-60 40-96 0-37-15-72-40-98-27-26-62-40-98-40s-71 14-97 40c-25 26-40 61-40 98 0 36 15 71 40 96 26 26 61 40 97 40z">
          <text:p/>
        </draw:path>
        <draw:path draw:style-name="gr40" draw:text-style-name="P21" draw:layer="layout" svg:width="0.273cm" svg:height="0.273cm" svg:x="17.638cm" svg:y="4.721cm" svg:viewBox="0 0 274 274" svg:d="M137 274c36 0 70-15 96-40 27-26 41-61 41-97s-14-71-41-97c-26-26-60-40-96-40-37 0-71 14-97 40s-40 61-40 97 14 71 40 97c26 25 60 40 97 40z">
          <text:p/>
        </draw:path>
        <draw:path draw:style-name="gr39" draw:text-style-name="P20" draw:layer="layout" svg:width="0.273cm" svg:height="0.274cm" svg:x="19.789cm" svg:y="5.565cm" svg:viewBox="0 0 274 275" svg:d="M138 275c36 0 71-15 96-40 26-26 40-61 40-97s-14-71-40-97c-25-26-60-41-96-41s-71 15-97 41c-25 26-41 61-41 97s16 71 41 97c26 25 61 40 97 40z">
          <text:p/>
        </draw:path>
        <draw:path draw:style-name="gr39" draw:text-style-name="P20" draw:layer="layout" svg:width="0.273cm" svg:height="0.274cm" svg:x="21.154cm" svg:y="4.57cm" svg:viewBox="0 0 274 275" svg:d="M138 275c36 0 71-15 96-40 26-26 40-62 40-98s-14-71-40-97c-25-25-60-40-96-40-37 0-71 15-97 40-26 26-41 61-41 97s15 72 41 98c26 25 60 40 97 40z">
          <text:p/>
        </draw:path>
        <draw:path draw:style-name="gr40" draw:text-style-name="P21" draw:layer="layout" svg:width="0.273cm" svg:height="0.273cm" svg:x="18.761cm" svg:y="4.706cm" svg:viewBox="0 0 274 274" svg:d="M136 274c37 0 71-15 98-40 26-26 40-61 40-97s-14-72-40-97c-27-26-61-40-98-40-36 0-71 14-96 40-26 25-40 61-40 97s14 71 40 97c25 25 60 40 96 40z">
          <text:p/>
        </draw:path>
        <draw:path draw:style-name="gr39" draw:text-style-name="P20" draw:layer="layout" svg:width="0.274cm" svg:height="0.274cm" svg:x="20.63cm" svg:y="4.538cm" svg:viewBox="0 0 275 275" svg:d="M137 275c36 0 71-15 96-41 27-26 42-61 42-97s-15-71-42-97c-25-25-60-40-96-40s-71 15-97 40c-25 26-40 61-40 97s15 71 40 97c26 26 61 41 97 41z">
          <text:p/>
        </draw:path>
        <draw:path draw:style-name="gr41" draw:text-style-name="P20" draw:layer="layout" svg:width="0.274cm" svg:height="0.274cm" svg:x="20.429cm" svg:y="4.511cm" svg:viewBox="0 0 275 275" svg:d="M137 275c36 0 72-16 98-41 25-26 40-61 40-97s-15-71-40-97c-26-25-62-40-98-40s-71 15-97 40c-25 26-40 61-40 97s15 71 40 97c26 25 61 41 97 41z">
          <text:p/>
        </draw:path>
        <draw:path draw:style-name="gr38" draw:text-style-name="P2" draw:layer="layout" svg:width="0.274cm" svg:height="0.274cm" svg:x="20.429cm" svg:y="4.511cm" svg:viewBox="0 0 275 275" svg:d="M137 275c36 0 72-16 98-41 25-26 40-61 40-97s-15-71-40-97c-26-25-62-40-98-40s-71 15-97 40c-25 26-40 61-40 97s15 71 40 97c26 25 61 41 97 41z">
          <text:p/>
        </draw:path>
        <draw:path draw:style-name="gr39" draw:text-style-name="P20" draw:layer="layout" svg:width="0.274cm" svg:height="0.274cm" svg:x="20.624cm" svg:y="4.903cm" svg:viewBox="0 0 275 275" svg:d="M137 275c36 0 71-15 97-40 25-26 41-61 41-98 0-36-16-71-41-97-26-25-61-40-97-40s-71 15-97 40c-25 26-40 61-40 97 0 37 15 72 40 98 26 25 61 40 97 40z">
          <text:p/>
        </draw:path>
        <draw:path draw:style-name="gr39" draw:text-style-name="P20" draw:layer="layout" svg:width="0.273cm" svg:height="0.274cm" svg:x="20.683cm" svg:y="4.531cm" svg:viewBox="0 0 274 275" svg:d="M137 275c36 0 72-15 97-41 26-26 40-61 40-97s-14-71-40-97c-25-25-61-40-97-40-37 0-71 15-97 40-26 26-40 61-40 97s14 71 40 97 60 41 97 41z">
          <text:p/>
        </draw:path>
        <draw:path draw:style-name="gr39" draw:text-style-name="P20" draw:layer="layout" svg:width="0.274cm" svg:height="0.274cm" svg:x="20.809cm" svg:y="4.516cm" svg:viewBox="0 0 275 275" svg:d="M138 275c36 0 71-16 96-41 26-26 41-61 41-97s-15-71-41-96c-25-26-60-41-96-41s-72 15-98 41c-25 25-40 60-40 96s15 71 40 97c26 25 62 41 98 41z">
          <text:p/>
        </draw:path>
        <draw:path draw:style-name="gr39" draw:text-style-name="P20" draw:layer="layout" svg:width="0.273cm" svg:height="0.273cm" svg:x="21.008cm" svg:y="4.54cm" svg:viewBox="0 0 274 274" svg:d="M137 274c37 0 72-14 97-41 26-26 40-60 40-97 0-36-14-71-40-96-25-26-60-40-97-40s-71 14-97 40c-26 25-40 60-40 96 0 37 14 71 40 97 26 27 60 41 97 41z">
          <text:p/>
        </draw:path>
        <draw:path draw:style-name="gr39" draw:text-style-name="P20" draw:layer="layout" svg:width="0.273cm" svg:height="0.273cm" svg:x="21.313cm" svg:y="4.437cm" svg:viewBox="0 0 274 274" svg:d="M138 274c36 0 71-14 96-40 26-26 40-60 40-97 0-36-14-72-40-97-25-26-60-40-96-40-37 0-72 14-98 40-25 25-40 61-40 97 0 37 15 71 40 97 26 26 61 40 98 40z">
          <text:p/>
        </draw:path>
        <draw:path draw:style-name="gr40" draw:text-style-name="P21" draw:layer="layout" svg:width="0.274cm" svg:height="0.273cm" svg:x="19.232cm" svg:y="4.63cm" svg:viewBox="0 0 275 274" svg:d="M138 274c36 0 71-14 96-40 26-25 41-60 41-97 0-36-15-71-41-97-25-25-60-40-96-40s-71 15-97 40c-25 26-41 61-41 97 0 37 16 72 41 97 26 26 61 40 97 40z">
          <text:p/>
        </draw:path>
        <draw:path draw:style-name="gr39" draw:text-style-name="P20" draw:layer="layout" svg:width="0.273cm" svg:height="0.273cm" svg:x="20.869cm" svg:y="4.789cm" svg:viewBox="0 0 274 274" svg:d="M137 274c36 0 71-15 97-41 25-25 40-60 40-96 0-37-15-71-40-97-26-26-61-40-97-40s-71 14-96 40c-27 26-41 60-41 97 0 36 14 71 41 96 25 26 60 41 96 41z">
          <text:p/>
        </draw:path>
        <draw:path draw:style-name="gr39" draw:text-style-name="P20" draw:layer="layout" svg:width="0.273cm" svg:height="0.274cm" svg:x="21.349cm" svg:y="4.726cm" svg:viewBox="0 0 274 275" svg:d="M138 275c36 0 71-15 96-40 26-26 40-61 40-97s-14-71-40-98c-25-25-60-40-96-40s-72 15-98 40c-25 27-40 62-40 98s15 71 40 97c26 25 62 40 98 40z">
          <text:p/>
        </draw:path>
        <draw:path draw:style-name="gr39" draw:text-style-name="P20" draw:layer="layout" svg:width="0.273cm" svg:height="0.273cm" svg:x="20.195cm" svg:y="4.587cm" svg:viewBox="0 0 274 274" svg:d="M137 274c37 0 72-14 97-40 26-25 40-61 40-97 0-37-14-71-40-97-25-26-60-40-97-40-36 0-71 14-97 40-25 26-40 60-40 97 0 36 15 72 40 97 26 26 61 40 97 40z">
          <text:p/>
        </draw:path>
        <draw:path draw:style-name="gr39" draw:text-style-name="P20" draw:layer="layout" svg:width="0.273cm" svg:height="0.273cm" svg:x="20.635cm" svg:y="4.488cm" svg:viewBox="0 0 274 274" svg:d="M136 274c36 0 71-14 97-40 26-25 41-60 41-96 0-37-15-71-41-97-26-27-61-41-97-41s-71 14-96 41c-26 26-40 60-40 97 0 36 14 71 40 96 25 26 60 40 96 40z">
          <text:p/>
        </draw:path>
        <draw:path draw:style-name="gr39" draw:text-style-name="P20" draw:layer="layout" svg:width="0.274cm" svg:height="0.273cm" svg:x="21.272cm" svg:y="4.826cm" svg:viewBox="0 0 275 274" svg:d="M137 274c37 0 72-14 98-40 25-26 40-61 40-97 0-37-15-71-40-97-26-26-61-40-98-40-36 0-71 14-97 40-25 26-40 60-40 97 0 36 15 71 40 97 26 26 61 40 97 40z">
          <text:p/>
        </draw:path>
        <draw:path draw:style-name="gr42" draw:text-style-name="P21" draw:layer="layout" svg:width="0.273cm" svg:height="0.273cm" svg:x="19.212cm" svg:y="4.819cm" svg:viewBox="0 0 274 274" svg:d="M137 274c37 0 71-14 97-40s40-61 40-97-14-71-40-97c-26-25-60-40-97-40-36 0-71 15-96 40-27 26-41 61-41 97s14 71 41 97c25 26 60 40 96 40z">
          <text:p/>
        </draw:path>
        <draw:path draw:style-name="gr38" draw:text-style-name="P2" draw:layer="layout" svg:width="0.273cm" svg:height="0.273cm" svg:x="19.212cm" svg:y="4.819cm" svg:viewBox="0 0 274 274" svg:d="M137 274c37 0 71-14 97-40s40-61 40-97-14-71-40-97c-26-25-60-40-97-40-36 0-71 15-96 40-27 26-41 61-41 97s14 71 41 97c25 26 60 40 96 40z">
          <text:p/>
        </draw:path>
        <draw:path draw:style-name="gr39" draw:text-style-name="P20" draw:layer="layout" svg:width="0.273cm" svg:height="0.273cm" svg:x="20.626cm" svg:y="4.895cm" svg:viewBox="0 0 274 274" svg:d="M137 274c36 0 71-15 96-40 27-26 41-61 41-98 0-36-14-71-41-96-25-26-60-40-96-40-37 0-71 14-97 40-26 25-40 60-40 96 0 37 14 72 40 98 26 25 60 40 97 40z">
          <text:p/>
        </draw:path>
        <draw:path draw:style-name="gr39" draw:text-style-name="P20" draw:layer="layout" svg:width="0.273cm" svg:height="0.274cm" svg:x="20.494cm" svg:y="4.685cm" svg:viewBox="0 0 274 275" svg:d="M138 275c36 0 71-15 96-40 26-26 40-61 40-97s-14-72-40-98c-25-25-60-40-96-40-38 0-72 15-98 40-26 26-40 62-40 98s14 71 40 97c26 25 60 40 98 40z">
          <text:p/>
        </draw:path>
        <draw:path draw:style-name="gr39" draw:text-style-name="P20" draw:layer="layout" svg:width="0.274cm" svg:height="0.274cm" svg:x="20.485cm" svg:y="4.585cm" svg:viewBox="0 0 275 275" svg:d="M138 275c36 0 71-15 97-41 25-25 40-61 40-97s-15-71-40-97c-26-25-61-40-97-40-37 0-72 15-98 40-25 26-40 61-40 97s15 72 40 97c26 26 61 41 98 41z">
          <text:p/>
        </draw:path>
        <draw:path draw:style-name="gr41" draw:text-style-name="P20" draw:layer="layout" svg:width="0.273cm" svg:height="0.273cm" svg:x="20.762cm" svg:y="4.426cm" svg:viewBox="0 0 274 274" svg:d="M138 274c36 0 71-14 96-40 26-25 40-60 40-96 0-37-14-72-40-98-25-26-60-40-96-40-37 0-72 14-98 40-25 26-40 61-40 98 0 36 15 71 40 96 26 26 61 40 98 40z">
          <text:p/>
        </draw:path>
        <draw:path draw:style-name="gr38" draw:text-style-name="P2" draw:layer="layout" svg:width="0.273cm" svg:height="0.273cm" svg:x="20.762cm" svg:y="4.426cm" svg:viewBox="0 0 274 274" svg:d="M138 274c36 0 71-14 96-40 26-25 40-60 40-96 0-37-14-72-40-98-25-26-60-40-96-40-37 0-72 14-98 40-25 26-40 61-40 98 0 36 15 71 40 96 26 26 61 40 98 40z">
          <text:p/>
        </draw:path>
        <draw:path draw:style-name="gr39" draw:text-style-name="P20" draw:layer="layout" svg:width="0.273cm" svg:height="0.274cm" svg:x="20.628cm" svg:y="4.464cm" svg:viewBox="0 0 274 275" svg:d="M137 275c36 0 71-15 96-40 27-26 41-61 41-97s-14-71-41-98c-25-25-60-40-96-40s-71 15-97 40c-25 27-40 62-40 98s15 71 40 97c26 25 61 40 97 40z">
          <text:p/>
        </draw:path>
        <draw:path draw:style-name="gr39" draw:text-style-name="P20" draw:layer="layout" svg:width="0.273cm" svg:height="0.273cm" svg:x="21.415cm" svg:y="4.712cm" svg:viewBox="0 0 274 274" svg:d="M137 274c36 0 71-14 97-40 25-25 40-60 40-96 0-37-15-71-40-98-26-26-61-40-97-40s-71 14-96 40c-27 27-41 61-41 98 0 36 14 71 41 96 25 26 60 40 96 40z">
          <text:p/>
        </draw:path>
        <draw:path draw:style-name="gr39" draw:text-style-name="P20" draw:layer="layout" svg:width="0.273cm" svg:height="0.273cm" svg:x="20.579cm" svg:y="4.525cm" svg:viewBox="0 0 274 274" svg:d="M138 274c36 0 71-14 96-41 26-25 40-60 40-96 0-37-14-71-40-97-25-26-60-40-96-40-37 0-71 14-97 40-27 26-41 60-41 97 0 36 14 71 41 96 26 27 60 41 97 41z">
          <text:p/>
        </draw:path>
        <draw:path draw:style-name="gr39" draw:text-style-name="P20" draw:layer="layout" svg:width="0.274cm" svg:height="0.273cm" svg:x="21.042cm" svg:y="4.663cm" svg:viewBox="0 0 275 274" svg:d="M138 274c36 0 71-15 97-40 25-26 40-61 40-97 0-37-15-72-40-97-26-26-61-40-97-40-37 0-72 14-98 40-25 25-40 60-40 97 0 36 15 71 40 97 26 25 61 40 98 40z">
          <text:p/>
        </draw:path>
        <draw:path draw:style-name="gr39" draw:text-style-name="P20" draw:layer="layout" svg:width="0.273cm" svg:height="0.273cm" svg:x="20.92cm" svg:y="4.552cm" svg:viewBox="0 0 274 274" svg:d="M137 274c36 0 71-14 96-40 27-26 41-61 41-97 0-37-14-71-41-97-25-26-60-40-96-40s-71 14-97 40c-25 26-40 60-40 97 0 36 15 71 40 97 26 26 61 40 97 40z">
          <text:p/>
        </draw:path>
        <draw:path draw:style-name="gr39" draw:text-style-name="P20" draw:layer="layout" svg:width="0.273cm" svg:height="0.273cm" svg:x="20.862cm" svg:y="4.474cm" svg:viewBox="0 0 274 274" svg:d="M137 274c37 0 71-14 97-40s40-60 40-97c0-36-14-71-40-96-26-27-60-41-97-41-36 0-71 14-96 41-27 25-41 60-41 96 0 37 14 71 41 97 25 26 60 40 96 40z">
          <text:p/>
        </draw:path>
        <draw:path draw:style-name="gr39" draw:text-style-name="P20" draw:layer="layout" svg:width="0.273cm" svg:height="0.274cm" svg:x="21.348cm" svg:y="4.46cm" svg:viewBox="0 0 274 275" svg:d="M137 275c37 0 71-15 97-40 26-26 40-61 40-97s-14-71-40-98c-26-25-60-40-97-40-36 0-71 15-97 40-26 27-40 62-40 98s14 71 40 97c26 25 61 40 97 40z">
          <text:p/>
        </draw:path>
        <draw:path draw:style-name="gr39" draw:text-style-name="P20" draw:layer="layout" svg:width="0.274cm" svg:height="0.274cm" svg:x="21.167cm" svg:y="4.609cm" svg:viewBox="0 0 275 275" svg:d="M137 275c36 0 71-15 97-40 25-26 41-61 41-98 0-36-16-71-41-97-26-25-61-40-97-40s-71 15-96 40c-26 26-41 61-41 97 0 37 15 72 41 98 25 25 60 40 96 40z">
          <text:p/>
        </draw:path>
        <draw:path draw:style-name="gr39" draw:text-style-name="P20" draw:layer="layout" svg:width="0.273cm" svg:height="0.273cm" svg:x="20.534cm" svg:y="4.551cm" svg:viewBox="0 0 274 274" svg:d="M138 274c36 0 71-14 96-40 26-26 40-61 40-97s-14-71-40-97c-25-25-60-40-96-40s-72 15-98 40c-25 26-40 61-40 97s15 71 40 97c26 26 62 40 98 40z">
          <text:p/>
        </draw:path>
        <draw:path draw:style-name="gr40" draw:text-style-name="P21" draw:layer="layout" svg:width="0.274cm" svg:height="0.273cm" svg:x="18.823cm" svg:y="4.733cm" svg:viewBox="0 0 275 274" svg:d="M137 274c37 0 72-15 98-40 25-26 40-61 40-97s-15-71-40-97c-26-26-61-40-98-40-36 0-71 14-97 40-25 26-40 61-40 97s15 71 40 97c26 25 61 40 97 40z">
          <text:p/>
        </draw:path>
        <draw:path draw:style-name="gr39" draw:text-style-name="P20" draw:layer="layout" svg:width="0.274cm" svg:height="0.273cm" svg:x="20.943cm" svg:y="4.579cm" svg:viewBox="0 0 275 274" svg:d="M137 274c36 0 71-15 98-40 25-26 40-62 40-98s-15-71-40-96c-27-26-62-40-98-40s-71 14-97 40c-25 25-40 60-40 96s15 72 40 98c26 25 61 40 97 40z">
          <text:p/>
        </draw:path>
        <draw:path draw:style-name="gr42" draw:text-style-name="P21" draw:layer="layout" svg:width="0.273cm" svg:height="0.274cm" svg:x="18.617cm" svg:y="4.88cm" svg:viewBox="0 0 274 275" svg:d="M137 275c36 0 71-15 97-40 25-26 40-61 40-98 0-36-15-71-40-97-26-25-61-40-97-40s-72 15-97 40c-26 26-40 61-40 97 0 37 14 72 40 98 25 25 61 40 97 40z">
          <text:p/>
        </draw:path>
        <draw:path draw:style-name="gr38" draw:text-style-name="P2" draw:layer="layout" svg:width="0.273cm" svg:height="0.274cm" svg:x="18.617cm" svg:y="4.88cm" svg:viewBox="0 0 274 275" svg:d="M137 275c36 0 71-15 97-40 25-26 40-61 40-98 0-36-15-71-40-97-26-25-61-40-97-40s-72 15-97 40c-26 26-40 61-40 97 0 37 14 72 40 98 25 25 61 40 97 40z">
          <text:p/>
        </draw:path>
        <draw:path draw:style-name="gr39" draw:text-style-name="P20" draw:layer="layout" svg:width="0.274cm" svg:height="0.273cm" svg:x="19.569cm" svg:y="4.829cm" svg:viewBox="0 0 275 274" svg:d="M137 274c36 0 71-14 97-40 26-27 41-61 41-98 0-36-15-71-41-96-26-26-61-40-97-40s-71 14-97 40c-25 25-40 60-40 96 0 37 15 71 40 98 26 26 61 40 97 40z">
          <text:p/>
        </draw:path>
        <draw:path draw:style-name="gr40" draw:text-style-name="P21" draw:layer="layout" svg:width="0.274cm" svg:height="0.273cm" svg:x="17.471cm" svg:y="5.479cm" svg:viewBox="0 0 275 274" svg:d="M137 274c37 0 72-14 98-40 25-26 40-60 40-97s-15-72-40-97c-26-26-61-40-98-40-36 0-71 14-97 40-25 25-40 60-40 97s15 71 40 97c26 26 61 40 97 40z">
          <text:p/>
        </draw:path>
        <draw:path draw:style-name="gr39" draw:text-style-name="P20" draw:layer="layout" svg:width="0.273cm" svg:height="0.273cm" svg:x="21.67cm" svg:y="4.808cm" svg:viewBox="0 0 274 274" svg:d="M137 274c36 0 71-14 97-41 25-25 40-60 40-96s-15-71-40-97c-26-25-61-40-97-40s-71 15-96 40c-27 26-41 61-41 97s14 71 41 96c25 27 60 41 96 41z">
          <text:p/>
        </draw:path>
        <draw:path draw:style-name="gr39" draw:text-style-name="P20" draw:layer="layout" svg:width="0.273cm" svg:height="0.274cm" svg:x="20.505cm" svg:y="4.648cm" svg:viewBox="0 0 274 275" svg:d="M137 275c37 0 71-15 97-40 26-26 40-61 40-97 0-37-14-72-40-98-26-25-60-40-97-40s-72 15-97 40c-26 26-40 61-40 98 0 36 14 71 40 97 25 25 60 40 97 40z">
          <text:p/>
        </draw:path>
        <draw:path draw:style-name="gr39" draw:text-style-name="P20" draw:layer="layout" svg:width="0.273cm" svg:height="0.273cm" svg:x="20.732cm" svg:y="4.607cm" svg:viewBox="0 0 274 274" svg:d="M136 274c38 0 72-14 98-40 26-25 40-60 40-97s-14-71-40-97-60-40-98-40c-36 0-71 14-96 40-26 26-40 60-40 97s14 72 40 97c25 26 60 40 96 40z">
          <text:p/>
        </draw:path>
        <draw:path draw:style-name="gr39" draw:text-style-name="P20" draw:layer="layout" svg:width="0.274cm" svg:height="0.273cm" svg:x="21.054cm" svg:y="4.898cm" svg:viewBox="0 0 275 274" svg:d="M138 274c36 0 71-14 97-40 25-25 40-60 40-97s-15-71-40-97c-26-26-61-40-97-40-37 0-72 14-97 40-26 26-41 60-41 97s15 72 41 97c25 26 60 40 97 40z">
          <text:p/>
        </draw:path>
        <draw:path draw:style-name="gr39" draw:text-style-name="P20" draw:layer="layout" svg:width="0.274cm" svg:height="0.274cm" svg:x="20.405cm" svg:y="4.738cm" svg:viewBox="0 0 275 275" svg:d="M137 275c36 0 72-15 98-41 25-25 40-60 40-96s-15-71-40-97c-26-26-62-41-98-41s-71 15-97 41c-25 26-40 61-40 97s15 71 40 96c26 26 61 41 97 41z">
          <text:p/>
        </draw:path>
        <draw:path draw:style-name="gr39" draw:text-style-name="P20" draw:layer="layout" svg:width="0.273cm" svg:height="0.273cm" svg:x="21.32cm" svg:y="4.774cm" svg:viewBox="0 0 274 274" svg:d="M137 274c37 0 71-14 97-40s40-60 40-97c0-36-14-71-40-96-26-26-60-41-97-41s-72 15-97 41c-26 25-40 60-40 96 0 37 14 71 40 97 25 26 60 40 97 40z">
          <text:p/>
        </draw:path>
        <draw:path draw:style-name="gr39" draw:text-style-name="P20" draw:layer="layout" svg:width="0.273cm" svg:height="0.273cm" svg:x="21.29cm" svg:y="4.669cm" svg:viewBox="0 0 274 274" svg:d="M137 274c37 0 72-14 97-40 26-25 40-60 40-96 0-38-14-72-40-98-25-26-60-40-97-40s-71 14-97 40-40 60-40 98c0 36 14 71 40 96 26 26 60 40 97 40z">
          <text:p/>
        </draw:path>
        <draw:path draw:style-name="gr39" draw:text-style-name="P20" draw:layer="layout" svg:width="0.274cm" svg:height="0.273cm" svg:x="20.895cm" svg:y="5.033cm" svg:viewBox="0 0 275 274" svg:d="M137 274c36 0 71-15 97-40 25-26 41-61 41-97s-16-71-41-96c-26-27-61-41-97-41s-71 14-97 41c-25 25-40 60-40 96s15 71 40 97c26 25 61 40 97 40z">
          <text:p/>
        </draw:path>
        <draw:path draw:style-name="gr40" draw:text-style-name="P21" draw:layer="layout" svg:width="0.273cm" svg:height="0.273cm" svg:x="19.174cm" svg:y="4.886cm" svg:viewBox="0 0 274 274" svg:d="M137 274c37 0 71-14 97-40 26-25 40-60 40-97 0-36-14-71-40-97-26-25-60-40-97-40-36 0-72 15-97 40-26 26-40 61-40 97 0 37 14 72 40 97 25 26 61 40 97 40z">
          <text:p/>
        </draw:path>
        <draw:path draw:style-name="gr39" draw:text-style-name="P20" draw:layer="layout" svg:width="0.273cm" svg:height="0.273cm" svg:x="19.486cm" svg:y="4.817cm" svg:viewBox="0 0 274 274" svg:d="M138 274c36 0 71-15 96-41 26-26 40-61 40-97s-14-71-40-96c-25-26-60-40-96-40s-71 14-97 40c-26 25-41 60-41 96s15 71 41 97 61 41 97 41z">
          <text:p/>
        </draw:path>
        <draw:path draw:style-name="gr40" draw:text-style-name="P21" draw:layer="layout" svg:width="0.273cm" svg:height="0.273cm" svg:x="17.425cm" svg:y="5.375cm" svg:viewBox="0 0 274 274" svg:d="M136 274c37 0 72-14 98-40s40-61 40-97c0-37-14-71-40-97s-61-40-98-40c-36 0-71 14-96 40-26 26-40 60-40 97 0 36 14 71 40 97 25 26 60 40 96 40z">
          <text:p/>
        </draw:path>
        <draw:path draw:style-name="gr39" draw:text-style-name="P20" draw:layer="layout" svg:width="0.273cm" svg:height="0.273cm" svg:x="20.564cm" svg:y="4.634cm" svg:viewBox="0 0 274 274" svg:d="M138 274c36 0 71-14 96-40 26-26 40-60 40-98 0-36-14-71-40-96-25-26-60-40-96-40-37 0-71 14-98 40-26 25-40 60-40 96 0 38 14 72 40 98 27 26 61 40 98 40z">
          <text:p/>
        </draw:path>
        <draw:path draw:style-name="gr40" draw:text-style-name="P21" draw:layer="layout" svg:width="0.274cm" svg:height="0.274cm" svg:x="19.036cm" svg:y="4.788cm" svg:viewBox="0 0 275 275" svg:d="M137 275c36 0 71-16 98-41 25-26 40-61 40-97s-15-71-40-97c-27-25-62-40-98-40s-71 15-97 40c-25 26-40 61-40 97s15 71 40 97c26 25 61 41 97 41z">
          <text:p/>
        </draw:path>
        <draw:path draw:style-name="gr39" draw:text-style-name="P20" draw:layer="layout" svg:width="0.273cm" svg:height="0.273cm" svg:x="21.801cm" svg:y="5.334cm" svg:viewBox="0 0 274 274" svg:d="M136 274c37 0 72-15 98-41s40-60 40-97c0-36-14-71-40-96-26-26-61-40-98-40-36 0-70 14-96 40-26 25-40 60-40 96 0 37 14 71 40 97s60 41 96 41z">
          <text:p/>
        </draw:path>
        <draw:path draw:style-name="gr39" draw:text-style-name="P20" draw:layer="layout" svg:width="0.273cm" svg:height="0.273cm" svg:x="21.388cm" svg:y="4.649cm" svg:viewBox="0 0 274 274" svg:d="M138 274c36 0 71-15 96-40 26-26 40-61 40-97 0-37-14-72-40-97-25-26-60-40-96-40s-71 14-98 40c-25 25-40 60-40 97 0 36 15 71 40 97 27 25 62 40 98 40z">
          <text:p/>
        </draw:path>
        <draw:path draw:style-name="gr39" draw:text-style-name="P20" draw:layer="layout" svg:width="0.273cm" svg:height="0.273cm" svg:x="20.489cm" svg:y="4.699cm" svg:viewBox="0 0 274 274" svg:d="M138 274c36 0 71-14 96-40 26-25 40-60 40-96 0-37-14-72-40-98-25-26-60-40-96-40-37 0-72 14-98 40-25 26-40 61-40 98 0 36 15 71 40 96 26 26 61 40 98 40z">
          <text:p/>
        </draw:path>
        <draw:path draw:style-name="gr39" draw:text-style-name="P20" draw:layer="layout" svg:width="0.274cm" svg:height="0.273cm" svg:x="19.356cm" svg:y="4.908cm" svg:viewBox="0 0 275 274" svg:d="M137 274c37 0 72-14 98-40 25-26 40-60 40-98 0-36-15-71-40-96-26-26-61-40-98-40-36 0-71 14-97 40-25 25-40 60-40 96 0 38 15 72 40 98 26 26 61 40 97 40z">
          <text:p/>
        </draw:path>
        <draw:path draw:style-name="gr41" draw:text-style-name="P20" draw:layer="layout" svg:width="0.273cm" svg:height="0.273cm" svg:x="20.048cm" svg:y="5.045cm" svg:viewBox="0 0 274 274" svg:d="M137 274c37 0 71-15 97-40 26-26 40-61 40-97s-14-71-40-96c-26-26-60-41-97-41-36 0-71 15-96 41-27 25-41 60-41 96s14 71 41 97c25 25 60 40 96 40z">
          <text:p/>
        </draw:path>
        <draw:path draw:style-name="gr38" draw:text-style-name="P2" draw:layer="layout" svg:width="0.273cm" svg:height="0.273cm" svg:x="20.048cm" svg:y="5.045cm" svg:viewBox="0 0 274 274" svg:d="M137 274c37 0 71-15 97-40 26-26 40-61 40-97s-14-71-40-96c-26-26-60-41-97-41-36 0-71 15-96 41-27 25-41 60-41 96s14 71 41 97c25 25 60 40 96 40z">
          <text:p/>
        </draw:path>
        <draw:path draw:style-name="gr39" draw:text-style-name="P20" draw:layer="layout" svg:width="0.274cm" svg:height="0.273cm" svg:x="19.391cm" svg:y="4.877cm" svg:viewBox="0 0 275 274" svg:d="M138 274c36 0 71-14 97-40 25-26 40-61 40-98 0-36-15-71-40-96-26-26-61-40-97-40-37 0-72 14-98 40-25 25-40 60-40 96 0 37 15 72 40 98 26 26 61 40 98 40z">
          <text:p/>
        </draw:path>
        <draw:path draw:style-name="gr39" draw:text-style-name="P20" draw:layer="layout" svg:width="0.274cm" svg:height="0.273cm" svg:x="20.888cm" svg:y="4.772cm" svg:viewBox="0 0 275 274" svg:d="M137 274c36 0 71-14 97-40 25-26 41-60 41-97 0-36-16-71-41-96-26-26-61-41-97-41s-71 15-97 41c-25 25-40 60-40 96 0 37 15 71 40 97 26 26 61 40 97 40z">
          <text:p/>
        </draw:path>
        <draw:path draw:style-name="gr40" draw:text-style-name="P21" draw:layer="layout" svg:width="0.273cm" svg:height="0.274cm" svg:x="19.062cm" svg:y="4.832cm" svg:viewBox="0 0 274 275" svg:d="M137 275c36 0 72-15 97-40 26-27 40-62 40-98s-14-71-40-97c-25-25-61-40-97-40-37 0-71 15-97 40-26 26-40 61-40 97s14 71 40 98c26 25 60 40 97 40z">
          <text:p/>
        </draw:path>
        <draw:path draw:style-name="gr39" draw:text-style-name="P20" draw:layer="layout" svg:width="0.273cm" svg:height="0.273cm" svg:x="20.989cm" svg:y="4.678cm" svg:viewBox="0 0 274 274" svg:d="M137 274c37 0 72-14 97-40 26-25 40-60 40-96 0-37-14-72-40-98-25-26-60-40-97-40-36 0-71 14-97 40-25 26-40 61-40 98 0 36 15 71 40 96 26 26 61 40 97 40z">
          <text:p/>
        </draw:path>
        <draw:path draw:style-name="gr39" draw:text-style-name="P20" draw:layer="layout" svg:width="0.273cm" svg:height="0.273cm" svg:x="20.951cm" svg:y="4.803cm" svg:viewBox="0 0 274 274" svg:d="M136 274c37 0 72-14 98-41 26-25 40-60 40-96s-14-71-40-97c-26-25-61-40-98-40-36 0-71 15-96 40-26 26-40 61-40 97s14 71 40 96c25 27 60 41 96 41z">
          <text:p/>
        </draw:path>
        <draw:path draw:style-name="gr39" draw:text-style-name="P20" draw:layer="layout" svg:width="0.273cm" svg:height="0.273cm" svg:x="21.097cm" svg:y="6.492cm" svg:viewBox="0 0 274 274" svg:d="M138 274c36 0 71-15 96-40 26-26 40-62 40-98s-14-71-40-96c-25-26-60-40-96-40-37 0-71 14-98 40-26 25-40 60-40 96s14 72 40 98c27 25 61 40 98 40z">
          <text:p/>
        </draw:path>
        <draw:path draw:style-name="gr40" draw:text-style-name="P21" draw:layer="layout" svg:width="0.274cm" svg:height="0.274cm" svg:x="19.134cm" svg:y="4.829cm" svg:viewBox="0 0 275 275" svg:d="M138 275c36 0 71-15 97-40 25-27 40-62 40-98s-15-71-40-97c-26-25-61-40-97-40-37 0-72 15-98 40-25 26-40 61-40 97s15 71 40 98c26 25 61 40 98 40z">
          <text:p/>
        </draw:path>
        <draw:path draw:style-name="gr39" draw:text-style-name="P20" draw:layer="layout" svg:width="0.273cm" svg:height="0.274cm" svg:x="21.355cm" svg:y="4.857cm" svg:viewBox="0 0 274 275" svg:d="M138 275c36 0 71-15 96-40 26-26 40-62 40-98s-14-71-40-97c-25-25-60-40-96-40-37 0-72 15-98 40-26 26-40 61-40 97s14 72 40 98c26 25 61 40 98 40z">
          <text:p/>
        </draw:path>
        <draw:path draw:style-name="gr39" draw:text-style-name="P20" draw:layer="layout" svg:width="0.274cm" svg:height="0.273cm" svg:x="20.306cm" svg:y="4.917cm" svg:viewBox="0 0 275 274" svg:d="M138 274c36 0 71-14 97-40 25-25 40-60 40-96 0-37-15-72-40-98-26-25-61-40-97-40s-71 15-97 40c-26 26-41 61-41 98 0 36 15 71 41 96 26 26 61 40 97 40z">
          <text:p/>
        </draw:path>
        <draw:path draw:style-name="gr39" draw:text-style-name="P20" draw:layer="layout" svg:width="0.273cm" svg:height="0.273cm" svg:x="20.835cm" svg:y="4.769cm" svg:viewBox="0 0 274 274" svg:d="M138 274c36 0 71-14 96-40 26-25 40-60 40-96s-14-71-40-97c-25-25-60-41-96-41s-71 16-98 41c-25 26-40 61-40 97s15 71 40 96c27 26 62 40 98 40z">
          <text:p/>
        </draw:path>
        <draw:path draw:style-name="gr40" draw:text-style-name="P21" draw:layer="layout" svg:width="0.273cm" svg:height="0.273cm" svg:x="19.132cm" svg:y="4.903cm" svg:viewBox="0 0 274 274" svg:d="M138 274c36 0 71-15 96-40 26-26 40-61 40-98 0-36-14-71-40-96-25-26-60-40-96-40-37 0-72 14-98 40-25 25-40 60-40 96 0 37 15 72 40 98 26 25 61 40 98 40z">
          <text:p/>
        </draw:path>
        <draw:path draw:style-name="gr39" draw:text-style-name="P20" draw:layer="layout" svg:width="0.274cm" svg:height="0.273cm" svg:x="19.672cm" svg:y="4.935cm" svg:viewBox="0 0 275 274" svg:d="M138 274c36 0 71-14 97-40 25-25 40-60 40-96 0-38-15-72-40-98-26-26-61-40-97-40-37 0-72 14-98 40-25 26-40 60-40 98 0 36 15 71 40 96 26 26 61 40 98 40z">
          <text:p/>
        </draw:path>
        <draw:path draw:style-name="gr39" draw:text-style-name="P20" draw:layer="layout" svg:width="0.273cm" svg:height="0.273cm" svg:x="21.423cm" svg:y="8.454cm" svg:viewBox="0 0 274 274" svg:d="M138 274c36 0 71-14 96-40 26-26 40-60 40-98 0-36-14-71-40-96-25-26-60-40-96-40s-71 14-97 40c-25 25-41 60-41 96 0 38 16 72 41 98 26 26 61 40 97 40z">
          <text:p/>
        </draw:path>
        <draw:path draw:style-name="gr39" draw:text-style-name="P20" draw:layer="layout" svg:width="0.273cm" svg:height="0.273cm" svg:x="19.751cm" svg:y="5.055cm" svg:viewBox="0 0 274 274" svg:d="M138 274c36 0 71-15 96-41 26-25 40-60 40-96s-14-71-40-97c-25-25-60-40-96-40-37 0-71 15-98 40-26 26-40 61-40 97s14 71 40 96c27 26 61 41 98 41z">
          <text:p/>
        </draw:path>
        <draw:path draw:style-name="gr39" draw:text-style-name="P20" draw:layer="layout" svg:width="0.273cm" svg:height="0.273cm" svg:x="19.652cm" svg:y="5.139cm" svg:viewBox="0 0 274 274" svg:d="M137 274c37 0 72-14 97-40 26-26 40-61 40-98 0-36-14-71-40-96-25-26-60-40-97-40s-71 14-97 40c-26 25-40 60-40 96 0 37 14 72 40 98s60 40 97 40z">
          <text:p/>
        </draw:path>
        <draw:path draw:style-name="gr39" draw:text-style-name="P20" draw:layer="layout" svg:width="0.273cm" svg:height="0.274cm" svg:x="21.388cm" svg:y="6.42cm" svg:viewBox="0 0 274 275" svg:d="M138 275c36 0 71-16 96-41 26-26 40-61 40-97s-14-71-40-97c-25-25-60-40-96-40-37 0-71 15-98 40-26 26-40 61-40 97s14 71 40 97c27 25 61 41 98 41z">
          <text:p/>
        </draw:path>
        <draw:frame draw:style-name="gr5" draw:text-style-name="P5" draw:layer="layout" svg:width="0.557cm" svg:height="0.412cm" svg:x="24.835cm" svg:y="4.063cm">
          <draw:text-box>
            <text:p text:style-name="P4"><text:span text:style-name="T1">2.5</text:span></text:p>
          </draw:text-box>
        </draw:frame>
        <draw:polygon draw:style-name="gr1" draw:text-style-name="P1" draw:layer="layout" svg:width="0.154cm" svg:height="3.081cm" svg:x="25.8cm" svg:y="4.543cm" svg:viewBox="0 0 155 3082" draw:points="0,3082 155,3082 155,0 0,0">
          <text:p/>
        </draw:polygon>
        <draw:polygon draw:style-name="gr41" draw:text-style-name="P20" draw:layer="layout" svg:width="0.154cm" svg:height="0.308cm" svg:x="25.8cm" svg:y="7.316cm" svg:viewBox="0 0 155 309" draw:points="0,309 155,309 155,0 0,0">
          <text:p/>
        </draw:polygon>
        <draw:polygon draw:style-name="gr43" draw:text-style-name="P22" draw:layer="layout" svg:width="0.154cm" svg:height="0.308cm" svg:x="25.8cm" svg:y="7.008cm" svg:viewBox="0 0 155 309" draw:points="0,309 155,309 155,0 0,0">
          <text:p/>
        </draw:polygon>
        <draw:polygon draw:style-name="gr44" draw:text-style-name="P23" draw:layer="layout" svg:width="0.154cm" svg:height="0.308cm" svg:x="25.8cm" svg:y="6.7cm" svg:viewBox="0 0 155 309" draw:points="0,309 155,309 155,0 0,0">
          <text:p/>
        </draw:polygon>
        <draw:polygon draw:style-name="gr45" draw:text-style-name="P24" draw:layer="layout" svg:width="0.154cm" svg:height="0.308cm" svg:x="25.8cm" svg:y="6.392cm" svg:viewBox="0 0 155 309" draw:points="0,309 155,309 155,0 0,0">
          <text:p/>
        </draw:polygon>
        <draw:polygon draw:style-name="gr46" draw:text-style-name="P25" draw:layer="layout" svg:width="0.154cm" svg:height="0.308cm" svg:x="25.8cm" svg:y="6.084cm" svg:viewBox="0 0 155 309" draw:points="0,309 155,309 155,0 0,0">
          <text:p/>
        </draw:polygon>
        <draw:polygon draw:style-name="gr37" draw:text-style-name="P19" draw:layer="layout" svg:width="0.154cm" svg:height="0.309cm" svg:x="25.8cm" svg:y="5.775cm" svg:viewBox="0 0 155 310" draw:points="0,310 155,310 155,0 0,0">
          <text:p/>
        </draw:polygon>
        <draw:polygon draw:style-name="gr47" draw:text-style-name="P26" draw:layer="layout" svg:width="0.154cm" svg:height="0.308cm" svg:x="25.8cm" svg:y="5.467cm" svg:viewBox="0 0 155 309" draw:points="0,309 155,309 155,0 0,0">
          <text:p/>
        </draw:polygon>
        <draw:polygon draw:style-name="gr48" draw:text-style-name="P27" draw:layer="layout" svg:width="0.154cm" svg:height="0.308cm" svg:x="25.8cm" svg:y="5.159cm" svg:viewBox="0 0 155 309" draw:points="0,309 155,309 155,0 0,0">
          <text:p/>
        </draw:polygon>
        <draw:polygon draw:style-name="gr49" draw:text-style-name="P28" draw:layer="layout" svg:width="0.154cm" svg:height="0.308cm" svg:x="25.8cm" svg:y="4.851cm" svg:viewBox="0 0 155 309" draw:points="0,309 155,309 155,0 0,0">
          <text:p/>
        </draw:polygon>
        <draw:polygon draw:style-name="gr42" draw:text-style-name="P21" draw:layer="layout" svg:width="0.154cm" svg:height="0.308cm" svg:x="25.8cm" svg:y="4.543cm" svg:viewBox="0 0 155 309" draw:points="0,309 155,309 155,0 0,0">
          <text:p/>
        </draw:polygon>
        <draw:polygon draw:style-name="gr3" draw:text-style-name="P3" draw:layer="layout" svg:width="0.123cm" svg:height="0cm" svg:x="25.954cm" svg:y="7.624cm" svg:viewBox="0 0 124 0" draw:points="0,0 124,0">
          <text:p/>
        </draw:polygon>
        <draw:line draw:style-name="gr4" draw:text-style-name="P2" draw:layer="layout" svg:x1="25.954cm" svg:y1="7.624cm" svg:x2="26.078cm" svg:y2="7.624cm">
          <text:p/>
        </draw:line>
        <draw:frame draw:style-name="gr50" draw:text-style-name="P29" draw:layer="layout" svg:width="5.412cm" svg:height="0.53cm" svg:x="16.192cm" svg:y="0.635cm">
          <draw:text-box>
            <text:p text:style-name="P4"><text:span text:style-name="T2">B) PCA 3D Clustering</text:span></text:p>
          </draw:text-box>
        </draw:frame>
        <draw:polygon draw:style-name="gr3" draw:text-style-name="P3" draw:layer="layout" svg:width="0.123cm" svg:height="0cm" svg:x="25.954cm" svg:y="6.854cm" svg:viewBox="0 0 124 0" draw:points="0,0 124,0">
          <text:p/>
        </draw:polygon>
        <draw:line draw:style-name="gr4" draw:text-style-name="P2" draw:layer="layout" svg:x1="25.954cm" svg:y1="6.854cm" svg:x2="26.078cm" svg:y2="6.854cm">
          <text:p/>
        </draw:line>
        <draw:frame draw:style-name="gr5" draw:text-style-name="P5" draw:layer="layout" svg:width="0.557cm" svg:height="0.412cm" svg:x="26.202cm" svg:y="7.431cm">
          <draw:text-box>
            <text:p text:style-name="P4"><text:span text:style-name="T1">0.0</text:span></text:p>
          </draw:text-box>
        </draw:frame>
        <draw:polygon draw:style-name="gr3" draw:text-style-name="P3" draw:layer="layout" svg:width="0.123cm" svg:height="0cm" svg:x="25.954cm" svg:y="6.084cm" svg:viewBox="0 0 124 0" draw:points="0,0 124,0">
          <text:p/>
        </draw:polygon>
        <draw:line draw:style-name="gr4" draw:text-style-name="P2" draw:layer="layout" svg:x1="25.954cm" svg:y1="6.084cm" svg:x2="26.078cm" svg:y2="6.084cm">
          <text:p/>
        </draw:line>
        <draw:frame draw:style-name="gr5" draw:text-style-name="P5" draw:layer="layout" svg:width="0.557cm" svg:height="0.412cm" svg:x="26.202cm" svg:y="6.661cm">
          <draw:text-box>
            <text:p text:style-name="P4"><text:span text:style-name="T1">0.5</text:span></text:p>
          </draw:text-box>
        </draw:frame>
        <draw:polygon draw:style-name="gr3" draw:text-style-name="P3" draw:layer="layout" svg:width="0.123cm" svg:height="0cm" svg:x="25.954cm" svg:y="5.313cm" svg:viewBox="0 0 124 0" draw:points="0,0 124,0">
          <text:p/>
        </draw:polygon>
        <draw:line draw:style-name="gr4" draw:text-style-name="P2" draw:layer="layout" svg:x1="25.954cm" svg:y1="5.313cm" svg:x2="26.078cm" svg:y2="5.313cm">
          <text:p/>
        </draw:line>
        <draw:frame draw:style-name="gr5" draw:text-style-name="P5" draw:layer="layout" svg:width="0.557cm" svg:height="0.412cm" svg:x="26.202cm" svg:y="5.891cm">
          <draw:text-box>
            <text:p text:style-name="P4"><text:span text:style-name="T1">1.0</text:span></text:p>
          </draw:text-box>
        </draw:frame>
        <draw:polygon draw:style-name="gr3" draw:text-style-name="P3" draw:layer="layout" svg:width="0.123cm" svg:height="0cm" svg:x="25.954cm" svg:y="4.543cm" svg:viewBox="0 0 124 0" draw:points="0,0 124,0">
          <text:p/>
        </draw:polygon>
        <draw:line draw:style-name="gr4" draw:text-style-name="P2" draw:layer="layout" svg:x1="25.954cm" svg:y1="4.543cm" svg:x2="26.078cm" svg:y2="4.543cm">
          <text:p/>
        </draw:line>
        <draw:frame draw:style-name="gr5" draw:text-style-name="P5" draw:layer="layout" svg:width="0.557cm" svg:height="0.412cm" svg:x="26.202cm" svg:y="5.12cm">
          <draw:text-box>
            <text:p text:style-name="P4"><text:span text:style-name="T1">1.5</text:span></text:p>
          </draw:text-box>
        </draw:frame>
        <draw:frame draw:style-name="gr5" draw:text-style-name="P5" draw:layer="layout" svg:width="0.557cm" svg:height="0.412cm" svg:x="26.202cm" svg:y="4.35cm">
          <draw:text-box>
            <text:p text:style-name="P4"><text:span text:style-name="T1">2.0</text:span></text:p>
          </draw:text-box>
        </draw:frame>
        <draw:polygon draw:style-name="gr13" draw:text-style-name="P2" draw:layer="layout" svg:width="0.154cm" svg:height="3.081cm" svg:x="25.8cm" svg:y="4.543cm" svg:viewBox="0 0 155 3082" draw:points="0,3082 77,3082 155,3082 155,0 77,0 0,0">
          <text:p/>
        </draw:polygon>
        <draw:frame draw:style-name="gr15" draw:text-style-name="P30" draw:layer="layout" svg:width="2.089cm" svg:height="0.497cm" draw:transform="rotate (1.5707963267949) translate (26.833cm 7.128cm)">
          <draw:text-box>
            <text:p text:style-name="P4"><text:span text:style-name="T4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6" draw:style="rect" draw:dots1="1" draw:dots1-length="0.104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16T16:58:05.548602084</meta:print-date>
    <meta:printed-by>PDF files</meta:printed-by>
    <dc:date>2025-05-16T16:58:21.882236568</dc:date>
    <meta:editing-duration>PT16S</meta:editing-duration>
    <meta:editing-cycles>1</meta:editing-cycles>
    <meta:document-statistic meta:object-count="1488"/>
    <meta:generator>LibreOffice/24.2.7.2$Linux_X86_64 LibreOffice_project/420$Build-2</meta:generator>
  </office:meta>
</office:document-meta>
</file>